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/>
    </style:style>
    <style:style style:name="ce4" style:family="table-cell" style:parent-style-name="Default" style:data-style-name="N30">
      <style:table-cell-properties fo:border="thin solid #000000" style:vertical-align="automatic" fo:background-color="#FFFFFF" style:cell-protect="protected"/>
    </style:style>
    <style:style style:name="ce5" style:family="table-cell" style:parent-style-name="Default" style:data-style-name="N0">
      <style:table-cell-properties fo:border="thin solid #000000" style:vertical-align="automatic" fo:background-color="#FFFFFF" style:cell-protect="protected"/>
    </style:style>
    <style:style style:name="ce6" style:family="table-cell" style:parent-style-name="Default" style:data-style-name="N0">
      <style:table-cell-properties fo:border="thin solid #000000" style:vertical-align="automatic" fo:background-color="#FFFF00" style:cell-protect="protected"/>
    </style:style>
    <style:style style:name="ce7" style:family="table-cell" style:parent-style-name="Default" style:data-style-name="N0">
      <style:table-cell-properties fo:border="thin solid #000000" style:vertical-align="automatic" fo:background-color="#5B9BD5" style:cell-protect="protected"/>
    </style:style>
    <style:style style:name="ce8" style:family="table-cell" style:parent-style-name="Default" style:data-style-name="N0">
      <style:table-cell-properties fo:border="thin solid #000000" style:vertical-align="automatic" fo:background-color="#2F75B5" style:cell-protect="protected"/>
    </style:style>
    <style:style style:name="ce9" style:family="table-cell" style:parent-style-name="Default" style:data-style-name="N0">
      <style:table-cell-properties fo:border="thin solid #000000" style:vertical-align="automatic" fo:background-color="#FFF2CC" style:cell-protect="protected"/>
    </style:style>
    <style:style style:name="ce10" style:family="table-cell" style:parent-style-name="Hyperlink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ce11" style:family="table-cell" style:parent-style-name="Default" style:data-style-name="N0">
      <style:table-cell-properties fo:border="thin solid #000000" style:vertical-align="automatic" fo:background-color="#F8CBAD" style:cell-protect="protected"/>
    </style:style>
    <style:style style:name="ce12" style:family="table-cell" style:parent-style-name="Default" style:data-style-name="N0">
      <style:table-cell-properties fo:border="thin solid #000000" style:vertical-align="automatic" fo:background-color="#F4B084" style:cell-protect="protected"/>
    </style:style>
    <style:style style:name="ce13" style:family="table-cell" style:parent-style-name="Default" style:data-style-name="N0">
      <style:table-cell-properties fo:border="thin solid #000000" style:vertical-align="automatic" fo:background-color="#C9C9C9" style:cell-protect="protected"/>
    </style:style>
    <style:style style:name="ce14" style:family="table-cell" style:parent-style-name="Default" style:data-style-name="N0">
      <style:table-cell-properties fo:border="thin solid #000000" style:vertical-align="automatic" fo:background-color="#ACB9CA" style:cell-protect="protected"/>
    </style:style>
    <style:style style:name="ce15" style:family="table-cell" style:parent-style-name="Default" style:data-style-name="N0">
      <style:table-cell-properties fo:border="thin solid #000000" style:vertical-align="automatic" fo:background-color="#8497B0" style:cell-protect="protected"/>
    </style:style>
    <style:style style:name="ce16" style:family="table-cell" style:parent-style-name="Default" style:data-style-name="N0">
      <style:table-cell-properties fo:border="thin solid #000000" style:vertical-align="automatic" fo:background-color="#D0CECE" style:cell-protect="protected"/>
    </style:style>
    <style:style style:name="ce17" style:family="table-cell" style:parent-style-name="Default" style:data-style-name="N0">
      <style:table-cell-properties fo:border="thin solid #000000" style:vertical-align="automatic" fo:background-color="#BDD7EE" style:cell-protect="protected"/>
    </style:style>
    <style:style style:name="ce18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FFFFFF" style:cell-protect="protected"/>
    </style:style>
    <style:style style:name="ce19" style:family="table-cell" style:parent-style-name="Default" style:data-style-name="N0">
      <style:table-cell-properties fo:border="thin solid #000000" style:vertical-align="automatic" fo:background-color="#AEAAAA" style:cell-protect="protected"/>
    </style:style>
    <style:style style:name="ce20" style:family="table-cell" style:parent-style-name="Default" style:data-style-name="N0">
      <style:table-cell-properties fo:border="thin solid #000000" style:vertical-align="automatic" fo:background-color="#7B7B7B" style:cell-protect="protected"/>
    </style:style>
    <style:style style:name="ce21" style:family="table-cell" style:parent-style-name="Default" style:data-style-name="N0">
      <style:table-cell-properties fo:border="thin solid #000000" style:vertical-align="automatic" fo:background-color="#FFD966" style:cell-protect="protected"/>
    </style:style>
    <style:style style:name="ce22" style:family="table-cell" style:parent-style-name="Default" style:data-style-name="N0">
      <style:table-cell-properties fo:border="thin solid #000000" style:vertical-align="automatic" fo:background-color="#BF8F00" style:cell-protect="protected"/>
    </style:style>
    <style:style style:name="ce23" style:family="table-cell" style:parent-style-name="Default" style:data-style-name="N0">
      <style:table-cell-properties fo:border="thin solid #000000" style:vertical-align="automatic" fo:background-color="#E2EFDA" style:cell-protect="protected"/>
    </style:style>
    <style:style style:name="ce24" style:family="table-cell" style:parent-style-name="Default" style:data-style-name="N0">
      <style:table-cell-properties fo:border="thin solid #000000" style:vertical-align="automatic" fo:background-color="#C6E0B4" style:cell-protect="protected"/>
    </style:style>
    <style:style style:name="ce25" style:family="table-cell" style:parent-style-name="Default" style:data-style-name="N0">
      <style:table-cell-properties fo:border="thin solid #000000" style:vertical-align="automatic" fo:background-color="#A9D08E" style:cell-protect="protected"/>
    </style:style>
    <style:style style:name="ce26" style:family="table-cell" style:parent-style-name="Default" style:data-style-name="N0">
      <style:table-cell-properties fo:border="thin solid #000000" style:vertical-align="automatic" fo:background-color="#548235" style:cell-protect="protected"/>
    </style:style>
    <style:style style:name="ce27" style:family="table-cell" style:parent-style-name="Default" style:data-style-name="N0">
      <style:table-cell-properties fo:border="thin solid #000000" style:vertical-align="automatic" fo:background-color="#757171" style:cell-protect="protected"/>
    </style:style>
    <style:style style:name="ce28" style:family="table-cell" style:parent-style-name="Default" style:data-style-name="N0">
      <style:table-cell-properties fo:border="thin solid #000000" style:vertical-align="automatic" fo:background-color="#D6DCE4" style:cell-protect="protected"/>
    </style:style>
    <style:style style:name="ce29" style:family="table-cell" style:parent-style-name="Default" style:data-style-name="N0">
      <style:table-cell-properties fo:border="thin solid #000000" style:vertical-align="automatic" fo:background-color="#FFC000" style:cell-protect="protected"/>
    </style:style>
    <style:style style:name="ce30" style:family="table-cell" style:parent-style-name="Default" style:data-style-name="N0">
      <style:table-cell-properties fo:border="thin solid #000000" style:vertical-align="automatic" fo:background-color="#FFE699" style:cell-protect="protected"/>
    </style:style>
    <style:style style:name="ce31" style:family="table-cell" style:parent-style-name="Default" style:data-style-name="N0">
      <style:table-cell-properties fo:border="thin solid #000000" style:vertical-align="automatic" fo:background-color="#8EA9DB" style:cell-protect="protected"/>
    </style:style>
    <style:style style:name="ce32" style:family="table-cell" style:parent-style-name="Default" style:data-style-name="N0">
      <style:table-cell-properties fo:background-color="#548235"/>
    </style:style>
    <style:style style:name="ce33" style:family="table-cell" style:parent-style-name="Default" style:data-style-name="N0">
      <style:table-cell-properties style:vertical-align="automatic" fo:background-color="#FFFFFF" style:cell-protect="protected"/>
    </style:style>
    <style:style style:name="ce34" style:family="table-cell" style:parent-style-name="Default" style:data-style-name="N0">
      <style:table-cell-properties style:vertical-align="automatic" fo:background-color="#DDEBF7" style:cell-protect="protected"/>
    </style:style>
    <style:style style:name="ce35" style:family="table-cell" style:parent-style-name="Default" style:data-style-name="N0">
      <style:table-cell-properties style:vertical-align="automatic" fo:background-color="#FFF2CC" style:cell-protect="protected"/>
    </style:style>
    <style:style style:name="ce36" style:family="table-cell" style:parent-style-name="Default" style:data-style-name="N0">
      <style:table-cell-properties style:vertical-align="automatic" fo:background-color="#808080" style:cell-protect="protected"/>
    </style:style>
    <style:style style:name="ce37" style:family="table-cell" style:parent-style-name="Default" style:data-style-name="N0">
      <style:table-cell-properties style:vertical-align="automatic" fo:background-color="#C9C9C9" style:cell-protect="protected"/>
    </style:style>
    <style:style style:name="ce38" style:family="table-cell" style:parent-style-name="Default" style:data-style-name="N0">
      <style:table-cell-properties style:vertical-align="automatic" fo:background-color="#9BC2E6" style:cell-protect="protected"/>
    </style:style>
    <style:style style:name="ce39" style:family="table-cell" style:parent-style-name="Default" style:data-style-name="N0">
      <style:table-cell-properties style:vertical-align="automatic" fo:background-color="#A9D08E" style:cell-protect="protected"/>
    </style:style>
    <style:style style:name="ce40" style:family="table-cell" style:parent-style-name="Default" style:data-style-name="N0">
      <style:table-cell-properties style:vertical-align="automatic" fo:background-color="#2F75B5" style:cell-protect="protected"/>
    </style:style>
    <style:style style:name="ce41" style:family="table-cell" style:parent-style-name="Default" style:data-style-name="N0">
      <style:table-cell-properties style:vertical-align="automatic" fo:background-color="#FFD966" style:cell-protect="protected"/>
    </style:style>
    <style:style style:name="ce42" style:family="table-cell" style:parent-style-name="Default" style:data-style-name="N0">
      <style:table-cell-properties style:vertical-align="automatic" fo:background-color="#BFBFBF" style:cell-protect="protected"/>
    </style:style>
    <style:style style:name="ce43" style:family="table-cell" style:parent-style-name="Default" style:data-style-name="N0">
      <style:table-cell-properties style:vertical-align="automatic" fo:background-color="#AEAAAA" style:cell-protect="protected"/>
    </style:style>
    <style:style style:name="ce44" style:family="table-cell" style:parent-style-name="Default" style:data-style-name="N0">
      <style:table-cell-properties style:vertical-align="automatic" fo:background-color="#ED7D31" style:cell-protect="protected"/>
    </style:style>
    <style:style style:name="ce45" style:family="table-cell" style:parent-style-name="Default" style:data-style-name="N0">
      <style:table-cell-properties style:vertical-align="automatic" fo:background-color="#C6E0B4" style:cell-protect="protected"/>
    </style:style>
    <style:style style:name="ce46" style:family="table-cell" style:parent-style-name="Default" style:data-style-name="N0">
      <style:table-cell-properties style:vertical-align="automatic" fo:background-color="#757171" style:cell-protect="protected"/>
    </style:style>
    <style:style style:name="ce47" style:family="table-cell" style:parent-style-name="Default" style:data-style-name="N0">
      <style:table-cell-properties style:vertical-align="automatic" fo:background-color="#A5A5A5" style:cell-protect="protected"/>
    </style:style>
    <style:style style:name="ce48" style:family="table-cell" style:parent-style-name="Default" style:data-style-name="N0">
      <style:table-cell-properties style:vertical-align="automatic" fo:background-color="#70AD47" style:cell-protect="protected"/>
    </style:style>
    <style:style style:name="ce49" style:family="table-cell" style:parent-style-name="Default" style:data-style-name="N0">
      <style:table-cell-properties style:vertical-align="automatic" fo:background-color="#BF8F00" style:cell-protect="protected"/>
    </style:style>
    <style:style style:name="ce50" style:family="table-cell" style:parent-style-name="Default" style:data-style-name="N0">
      <style:table-cell-properties style:vertical-align="automatic" fo:background-color="#EDEDED" style:cell-protect="protected"/>
    </style:style>
    <style:style style:name="ce51" style:family="table-cell" style:parent-style-name="Default" style:data-style-name="N0">
      <style:table-cell-properties style:vertical-align="automatic" fo:background-color="#8EA9DB" style:cell-protect="protected"/>
    </style:style>
    <style:style style:name="ce52" style:family="table-cell" style:parent-style-name="Default" style:data-style-name="N0">
      <style:table-cell-properties style:vertical-align="automatic" fo:background-color="#8497B0" style:cell-protect="protected"/>
    </style:style>
    <style:style style:name="ce53" style:family="table-cell" style:parent-style-name="Default" style:data-style-name="N0">
      <style:table-cell-properties style:vertical-align="automatic" fo:background-color="#D9E1F2" style:cell-protect="protected"/>
    </style:style>
    <style:style style:name="ce54" style:family="table-cell" style:parent-style-name="Default" style:data-style-name="N0">
      <style:table-cell-properties style:vertical-align="automatic" fo:background-color="#FFE699" style:cell-protect="protected"/>
    </style:style>
    <style:style style:name="ce55" style:family="table-cell" style:parent-style-name="Default" style:data-style-name="N0">
      <style:table-cell-properties style:vertical-align="automatic" fo:background-color="#FF0000" style:cell-protect="protected"/>
    </style:style>
    <style:style style:name="ce56" style:family="table-cell" style:parent-style-name="Default" style:data-style-name="N0">
      <style:table-cell-properties style:vertical-align="automatic" fo:background-color="#00B0F0" style:cell-protect="protected"/>
    </style:style>
    <style:style style:name="ce57" style:family="table-cell" style:parent-style-name="Default" style:data-style-name="N0">
      <style:table-cell-properties style:vertical-align="automatic" fo:background-color="#305496" style:cell-protect="protected"/>
    </style:style>
    <style:style style:name="ce58" style:family="table-cell" style:parent-style-name="Default" style:data-style-name="N0">
      <style:table-cell-properties fo:background-color="#BDD7EE"/>
    </style:style>
    <style:style style:name="ce59" style:family="table-cell" style:parent-style-name="Default" style:data-style-name="N0">
      <style:table-cell-properties fo:background-color="#FFD966"/>
    </style:style>
    <style:style style:name="ce60" style:family="table-cell" style:parent-style-name="Default" style:data-style-name="N0">
      <style:table-cell-properties fo:background-color="#A9D08E"/>
    </style:style>
    <style:style style:name="ce61" style:family="table-cell" style:parent-style-name="Default" style:data-style-name="N0">
      <style:table-cell-properties fo:background-color="#FFFF00"/>
    </style:style>
    <style:style style:name="ce62" style:family="table-cell" style:parent-style-name="Default" style:data-style-name="N0">
      <style:table-cell-properties fo:background-color="#5B9BD5"/>
    </style:style>
    <style:style style:name="ce63" style:family="table-cell" style:parent-style-name="Default" style:data-style-name="N0">
      <style:table-cell-properties fo:background-color="#DBDBDB"/>
    </style:style>
    <style:style style:name="ce64" style:family="table-cell" style:parent-style-name="Default" style:data-style-name="N0">
      <style:table-cell-properties fo:background-color="#92D050"/>
    </style:style>
    <style:style style:name="ce65" style:family="table-cell" style:parent-style-name="Hyperlink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ce66" style:family="table-cell" style:parent-style-name="Default" style:data-style-name="N0">
      <style:table-cell-properties fo:background-color="#E7E6E6"/>
    </style:style>
    <style:style style:name="ce67" style:family="table-cell" style:parent-style-name="Default" style:data-style-name="N0">
      <style:table-cell-properties fo:background-color="#C65911"/>
    </style:style>
    <style:style style:name="ce68" style:family="table-cell" style:parent-style-name="Default" style:data-style-name="N0">
      <style:table-cell-properties fo:background-color="#F4B084"/>
    </style:style>
    <style:style style:name="ce69" style:family="table-cell" style:parent-style-name="Default" style:data-style-name="N0">
      <style:table-cell-properties fo:background-color="#D6DCE4"/>
    </style:style>
    <style:style style:name="ce70" style:family="table-cell" style:parent-style-name="Default" style:data-style-name="N0">
      <style:table-cell-properties fo:background-color="#C9C9C9"/>
    </style:style>
    <style:style style:name="ce71" style:family="table-cell" style:parent-style-name="Default" style:data-style-name="N0">
      <style:table-cell-properties fo:background-color="#305496"/>
    </style:style>
    <style:style style:name="ce72" style:family="table-cell" style:parent-style-name="Default" style:data-style-name="N0">
      <style:table-cell-properties fo:background-color="#FFFF00"/>
    </style:style>
    <style:style style:name="ce73" style:family="table-cell" style:parent-style-name="Default" style:data-style-name="N0">
      <style:table-cell-properties fo:background-color="#ACB9CA"/>
    </style:style>
    <style:style style:name="ce74" style:family="table-cell" style:parent-style-name="Default" style:data-style-name="N0">
      <style:table-cell-properties fo:background-color="#9BC2E6"/>
    </style:style>
    <style:style style:name="ce75" style:family="table-cell" style:parent-style-name="Default" style:data-style-name="N0">
      <style:table-cell-properties fo:background-color="#2F75B5"/>
    </style:style>
    <style:style style:name="ce76" style:family="table-cell" style:parent-style-name="Default" style:data-style-name="N0">
      <style:table-cell-properties fo:background-color="#7030A0"/>
    </style:style>
    <style:style style:name="ce77" style:family="table-cell" style:parent-style-name="Default" style:data-style-name="N0">
      <style:table-cell-properties fo:background-color="#ED7D31"/>
    </style:style>
    <style:style style:name="ce78" style:family="table-cell" style:parent-style-name="Default" style:data-style-name="N0">
      <style:table-cell-properties fo:background-color="#F8CBAD"/>
    </style:style>
    <style:style style:name="ce79" style:family="table-cell" style:parent-style-name="Default" style:data-style-name="N0">
      <style:table-cell-properties fo:background-color="#FCE4D6"/>
    </style:style>
    <style:style style:name="ce80" style:family="table-cell" style:parent-style-name="Default" style:data-style-name="N0">
      <style:table-cell-properties fo:background-color="#DBDBDB"/>
    </style:style>
    <style:style style:name="ce81" style:family="table-cell" style:parent-style-name="Default" style:data-style-name="N0">
      <style:table-cell-properties fo:background-color="#7B7B7B"/>
    </style:style>
    <style:style style:name="ce82" style:family="table-cell" style:parent-style-name="Default" style:data-style-name="N0">
      <style:table-cell-properties fo:background-color="#FFF2CC"/>
    </style:style>
    <style:style style:name="ce83" style:family="table-cell" style:parent-style-name="Default" style:data-style-name="N0">
      <style:table-cell-properties fo:background-color="#C6E0B4"/>
    </style:style>
    <style:style style:name="ce84" style:family="table-cell" style:parent-style-name="Default" style:data-style-name="N0">
      <style:table-cell-properties fo:background-color="#A9D08E"/>
    </style:style>
    <style:style style:name="ce85" style:family="table-cell" style:parent-style-name="Default" style:data-style-name="N0">
      <style:table-cell-properties fo:background-color="#E2EFDA"/>
    </style:style>
    <style:style style:name="ce86" style:family="table-cell" style:parent-style-name="Default" style:data-style-name="N0">
      <style:table-cell-properties fo:background-color="#B4C6E7"/>
    </style:style>
    <style:style style:name="ce87" style:family="table-cell" style:parent-style-name="Default" style:data-style-name="N0">
      <style:table-cell-properties fo:background-color="#D9D9D9"/>
    </style:style>
    <style:style style:name="ce88" style:family="table-cell" style:parent-style-name="Default" style:data-style-name="N0">
      <style:table-cell-properties fo:background-color="#F2F2F2"/>
    </style:style>
    <style:style style:name="ce89" style:family="table-cell" style:parent-style-name="Default" style:data-style-name="N0">
      <style:table-cell-properties fo:background-color="#BFBFBF"/>
    </style:style>
    <style:style style:name="ce90" style:family="table-cell" style:parent-style-name="Default" style:data-style-name="N0">
      <style:table-cell-properties fo:background-color="#595959"/>
    </style:style>
    <style:style style:name="ce91" style:family="table-cell" style:parent-style-name="Default" style:data-style-name="N0">
      <style:table-cell-properties fo:background-color="#A6A6A6"/>
    </style:style>
    <style:style style:name="ce92" style:family="table-cell" style:parent-style-name="Default" style:data-style-name="N0">
      <style:table-cell-properties fo:background-color="#C00000"/>
    </style:style>
    <style:style style:name="ce93" style:family="table-cell" style:parent-style-name="Default" style:data-style-name="N0">
      <style:table-cell-properties fo:background-color="#FF0000"/>
    </style:style>
    <style:style style:name="ce94" style:family="table-cell" style:parent-style-name="Default" style:data-style-name="N0">
      <style:table-cell-properties fo:background-color="#FF99FF"/>
    </style:style>
    <style:style style:name="ce95" style:family="table-cell" style:parent-style-name="Default" style:data-style-name="N0">
      <style:table-cell-properties fo:background-color="#DDEBF7"/>
    </style:style>
    <style:style style:name="ce96" style:family="table-cell" style:parent-style-name="Default" style:data-style-name="N0">
      <style:table-cell-properties fo:background-color="#FFC000"/>
    </style:style>
    <style:style style:name="ce97" style:family="table-cell" style:parent-style-name="Default" style:data-style-name="N0">
      <style:table-cell-properties fo:background-color="#0070C0"/>
    </style:style>
    <style:style style:name="ce98" style:family="table-cell" style:parent-style-name="Default" style:data-style-name="N0">
      <style:table-cell-properties fo:background-color="#92D050"/>
    </style:style>
    <style:style style:name="ce99" style:family="table-cell" style:parent-style-name="Default" style:data-style-name="N0">
      <style:table-cell-properties fo:background-color="#B2B2B2"/>
    </style:style>
    <style:style style:name="ce100" style:family="table-cell" style:parent-style-name="Default" style:data-style-name="N0"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2.460625cm"/>
    </style:style>
    <style:style style:name="co2" style:family="table-column">
      <style:table-column-properties fo:break-before="auto" style:column-width="3.91583333333333cm"/>
    </style:style>
    <style:style style:name="co3" style:family="table-column">
      <style:table-column-properties fo:break-before="auto" style:column-width="5.02708333333333cm"/>
    </style:style>
    <style:style style:name="co4" style:family="table-column">
      <style:table-column-properties fo:break-before="auto" style:column-width="12.3825cm" style:use-optimal-column-width="true"/>
    </style:style>
    <style:style style:name="co5" style:family="table-column">
      <style:table-column-properties fo:break-before="auto" style:column-width="3.94229166666667cm"/>
    </style:style>
    <style:style style:name="co6" style:family="table-column">
      <style:table-column-properties fo:break-before="auto" style:column-width="2.32833333333333cm"/>
    </style:style>
    <style:style style:name="co7" style:family="table-column">
      <style:table-column-properties fo:break-before="auto" style:column-width="44.5822916666667cm"/>
    </style:style>
    <style:style style:name="co8" style:family="table-column">
      <style:table-column-properties fo:break-before="auto" style:column-width="11.350625cm"/>
    </style:style>
    <style:style style:name="co9" style:family="table-column">
      <style:table-column-properties fo:break-before="auto" style:column-width="6.35cm"/>
    </style:style>
    <style:style style:name="ro1" style:family="table-row">
      <style:table-row-properties style:row-height="13.8pt" style:use-optimal-row-height="true" fo:break-before="auto"/>
    </style:style>
    <style:style style:name="ro2" style:family="table-row">
      <style:table-row-properties style:row-height="15.7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" table:number-columns-repeated="1013" table:default-cell-style-name="ce1"/>
        <table:table-column table:style-name="co6" table:number-columns-repeated="15360" table:default-cell-style-name="ce1"/>
        <table:table-row table:style-name="ro1">
          <table:table-cell office:value-type="string" table:style-name="ce2">
            <text:p>Category</text:p>
          </table:table-cell>
          <table:table-cell office:value-type="string" table:style-name="ce2">
            <text:p>Brand</text:p>
          </table:table-cell>
          <table:table-cell office:value-type="string" table:style-name="ce2">
            <text:p>Model Name</text:p>
          </table:table-cell>
          <table:table-cell office:value-type="string" table:style-name="ce2">
            <text:p>Specs (RAM/ROM/Display/etc)</text:p>
          </table:table-cell>
          <table:table-cell office:value-type="string" table:style-name="ce2">
            <text:p>Price</text:p>
          </table:table-cell>
          <table:table-cell office:value-type="string" table:style-name="ce2">
            <text:p>Offer Price</text:p>
          </table:table-cell>
          <table:table-cell office:value-type="string" table:style-name="ce2">
            <text:p>Stock</text:p>
          </table:table-cell>
          <table:table-cell office:value-type="string" table:style-name="ce2">
            <text:p>Product Image URL</text:p>
          </table:table-cell>
          <table:table-cell office:value-type="string" table:style-name="ce2">
            <text:p>Description</text:p>
          </table:table-cell>
          <table:table-cell office:value-type="string" table:style-name="ce2">
            <text:p>Warranty</text:p>
          </table:table-cell>
          <table:table-cell office:value-type="string" table:style-name="ce2">
            <text:p>EMI Options</text:p>
          </table:table-cell>
          <table:table-cell table:number-columns-repeated="16373"/>
        </table:table-row>
        <table:table-row table:style-name="ro1">
          <table:table-cell office:value-type="string" table:style-name="ce3">
            <text:p>Mobile</text:p>
          </table:table-cell>
          <table:table-cell office:value-type="string" table:style-name="ce3">
            <text:p>Samsung</text:p>
          </table:table-cell>
          <table:table-cell office:value-type="string" table:style-name="ce3">
            <text:p>Galaxy A15</text:p>
          </table:table-cell>
          <table:table-cell office:value-type="string" table:style-name="ce3">
            <text:p>6GB/128GB, 6.6" FHD+ AMOLED</text:p>
          </table:table-cell>
          <table:table-cell office:value-type="string" table:style-name="ce3">
            <text:p>₹13,999</text:p>
          </table:table-cell>
          <table:table-cell office:value-type="string" table:style-name="ce3">
            <text:p>₹12,999</text:p>
          </table:table-cell>
          <table:table-cell office:value-type="float" office:value="10" table:style-name="ce3">
            <text:p>10</text:p>
          </table:table-cell>
          <table:table-cell office:value-type="string" table:style-name="ce3">
            <text:p>[URL]</text:p>
          </table:table-cell>
          <table:table-cell table:style-name="ce1"/>
          <table:table-cell office:value-type="string" table:style-name="ce3">
            <text:p>1 Year</text:p>
          </table:table-cell>
          <table:table-cell office:value-type="string" table:style-name="ce3">
            <text:p>Yes</text:p>
          </table:table-cell>
          <table:table-cell table:number-columns-repeated="16373"/>
        </table:table-row>
        <table:table-row table:style-name="ro2">
          <table:table-cell table:style-name="ce1"/>
          <table:table-cell office:value-type="string" table:style-name="ce4">
            <text:p>SAMSUNG<text:s/></text:p>
          </table:table-cell>
          <table:table-cell office:value-type="string" table:style-name="ce5">
            <text:p>A06<text:s/></text:p>
          </table:table-cell>
          <table:table-cell office:value-type="string" table:style-name="ce6">
            <text:p>A06 4 GB 64GB 4G BLACK</text:p>
          </table:table-cell>
          <table:table-cell office:value-type="float" office:value="11999" table:style-name="ce1">
            <text:p>11999</text:p>
          </table:table-cell>
          <table:table-cell office:value-type="float" office:value="8999" table:style-name="ce1">
            <text:p>8999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https://amzn.in/d/4eKjhPS</text:p>
          </table:table-cell>
          <table:table-cell table:style-name="ce1"/>
          <table:table-cell office:value-type="string" table:style-name="ce3">
            <text:p>1 Year</text:p>
          </table:table-cell>
          <table:table-cell office:value-type="string" table:style-name="ce3">
            <text:p>Yes</text:p>
          </table:table-cell>
          <table:table-cell table:number-columns-repeated="16373"/>
        </table:table-row>
        <table:table-row table:style-name="ro2">
          <table:table-cell table:style-name="ce1"/>
          <table:table-cell office:value-type="string" table:style-name="ce4">
            <text:p>SAMSUNG<text:s/></text:p>
          </table:table-cell>
          <table:table-cell office:value-type="string" table:style-name="ce5">
            <text:p>A06<text:s/></text:p>
          </table:table-cell>
          <table:table-cell office:value-type="string" table:style-name="ce6">
            <text:p>A06 4 GB 64GB 4G GOLD</text:p>
          </table:table-cell>
          <table:table-cell office:value-type="float" office:value="11999" table:style-name="ce1">
            <text:p>11999</text:p>
          </table:table-cell>
          <table:table-cell office:value-type="float" office:value="8999" table:style-name="ce1">
            <text:p>8999</text:p>
          </table:table-cell>
          <table:table-cell office:value-type="float" office:value="8" table:style-name="ce1">
            <text:p>8</text:p>
          </table:table-cell>
          <table:table-cell table:number-columns-repeated="2" table:style-name="ce1"/>
          <table:table-cell office:value-type="string" table:style-name="ce3">
            <text:p>1 Year</text:p>
          </table:table-cell>
          <table:table-cell office:value-type="string" table:style-name="ce3">
            <text:p>Yes</text:p>
          </table:table-cell>
          <table:table-cell table:number-columns-repeated="16373"/>
        </table:table-row>
        <table:table-row table:style-name="ro2">
          <table:table-cell table:style-name="ce1"/>
          <table:table-cell office:value-type="string" table:style-name="ce4">
            <text:p>SAMSUNG<text:s/></text:p>
          </table:table-cell>
          <table:table-cell office:value-type="string" table:style-name="ce5">
            <text:p>A06<text:s/></text:p>
          </table:table-cell>
          <table:table-cell office:value-type="string" table:style-name="ce7">
            <text:p>A06 4GB 128GB 5G LIGHT GREEN</text:p>
          </table:table-cell>
          <table:table-cell office:value-type="float" office:value="13999" table:style-name="ce1">
            <text:p>13999</text:p>
          </table:table-cell>
          <table:table-cell office:value-type="float" office:value="11499" table:style-name="ce1">
            <text:p>11499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https://amzn.in/d/91iG423</text:p>
          </table:table-cell>
          <table:table-cell table:style-name="ce1"/>
          <table:table-cell office:value-type="string" table:style-name="ce3">
            <text:p>1 Year</text:p>
          </table:table-cell>
          <table:table-cell office:value-type="string" table:style-name="ce3">
            <text:p>Yes</text:p>
          </table:table-cell>
          <table:table-cell table:number-columns-repeated="16373"/>
        </table:table-row>
        <table:table-row table:style-name="ro2">
          <table:table-cell table:style-name="ce1"/>
          <table:table-cell office:value-type="string" table:style-name="ce4">
            <text:p>SAMSUNG<text:s/></text:p>
          </table:table-cell>
          <table:table-cell office:value-type="string" table:style-name="ce5">
            <text:p>A06<text:s/></text:p>
          </table:table-cell>
          <table:table-cell office:value-type="string" table:style-name="ce7">
            <text:p>A06 4GB 128GB 5G GREY</text:p>
          </table:table-cell>
          <table:table-cell office:value-type="float" office:value="13999" table:style-name="ce1">
            <text:p>13999</text:p>
          </table:table-cell>
          <table:table-cell office:value-type="float" office:value="11499" table:style-name="ce1">
            <text:p>11499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https://amzn.in/d/91iG423</text:p>
          </table:table-cell>
          <table:table-cell table:style-name="ce1"/>
          <table:table-cell office:value-type="string" table:style-name="ce3">
            <text:p>1 Year</text:p>
          </table:table-cell>
          <table:table-cell office:value-type="string" table:style-name="ce3">
            <text:p>Yes</text:p>
          </table:table-cell>
          <table:table-cell table:number-columns-repeated="16373"/>
        </table:table-row>
        <table:table-row table:style-name="ro2">
          <table:table-cell table:style-name="ce1"/>
          <table:table-cell office:value-type="string" table:style-name="ce4">
            <text:p>SAMSUNG<text:s/></text:p>
          </table:table-cell>
          <table:table-cell office:value-type="string" table:style-name="ce5">
            <text:p>A06<text:s/></text:p>
          </table:table-cell>
          <table:table-cell office:value-type="string" table:style-name="ce8">
            <text:p>A06 6GB 128GB 5G BLACK</text:p>
          </table:table-cell>
          <table:table-cell office:value-type="float" office:value="13999" table:style-name="ce1">
            <text:p>13999</text:p>
          </table:table-cell>
          <table:table-cell office:value-type="float" office:value="11499" table:style-name="ce1">
            <text:p>11499</text:p>
          </table:table-cell>
          <table:table-cell office:value-type="float" office:value="8" table:style-name="ce1">
            <text:p>8</text:p>
          </table:table-cell>
          <table:table-cell table:number-columns-repeated="2" table:style-name="ce1"/>
          <table:table-cell office:value-type="string" table:style-name="ce3">
            <text:p>1 Year</text:p>
          </table:table-cell>
          <table:table-cell office:value-type="string" table:style-name="ce3">
            <text:p>Yes</text:p>
          </table:table-cell>
          <table:table-cell table:number-columns-repeated="16373"/>
        </table:table-row>
        <table:table-row table:style-name="ro2">
          <table:table-cell table:style-name="ce1"/>
          <table:table-cell office:value-type="string" table:style-name="ce4">
            <text:p>SAMSUNG<text:s/></text:p>
          </table:table-cell>
          <table:table-cell office:value-type="string" table:style-name="ce5">
            <text:p>A06<text:s/></text:p>
          </table:table-cell>
          <table:table-cell office:value-type="string" table:style-name="ce8">
            <text:p>A06 6GB 128GB 5G GREY</text:p>
          </table:table-cell>
          <table:table-cell office:value-type="float" office:value="13999" table:style-name="ce1">
            <text:p>13999</text:p>
          </table:table-cell>
          <table:table-cell office:value-type="float" office:value="11499" table:style-name="ce1">
            <text:p>11499</text:p>
          </table:table-cell>
          <table:table-cell office:value-type="float" office:value="8" table:style-name="ce1">
            <text:p>8</text:p>
          </table:table-cell>
          <table:table-cell table:number-columns-repeated="2" table:style-name="ce1"/>
          <table:table-cell office:value-type="string" table:style-name="ce3">
            <text:p>1 Year</text:p>
          </table:table-cell>
          <table:table-cell office:value-type="string" table:style-name="ce3">
            <text:p>Yes</text:p>
          </table:table-cell>
          <table:table-cell table:number-columns-repeated="16373"/>
        </table:table-row>
        <table:table-row table:style-name="ro2">
          <table:table-cell table:style-name="ce1"/>
          <table:table-cell office:value-type="string" table:style-name="ce4">
            <text:p>SAMSUNG<text:s/></text:p>
          </table:table-cell>
          <table:table-cell office:value-type="string" table:style-name="ce5">
            <text:p>F15<text:s/></text:p>
          </table:table-cell>
          <table:table-cell office:value-type="string" table:style-name="ce9">
            <text:p>F15 4GB 128GB 5G JAZZY GREEN</text:p>
          </table:table-cell>
          <table:table-cell office:value-type="float" office:value="15999" table:style-name="ce1">
            <text:p>15999</text:p>
          </table:table-cell>
          <table:table-cell office:value-type="float" office:value="11999" table:style-name="ce1">
            <text:p>11999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https://amzn.in/d/5aivlMx</text:p>
          </table:table-cell>
          <table:table-cell table:style-name="ce1"/>
          <table:table-cell office:value-type="string" table:style-name="ce3">
            <text:p>1 Year</text:p>
          </table:table-cell>
          <table:table-cell office:value-type="string" table:style-name="ce3">
            <text:p>Yes</text:p>
          </table:table-cell>
          <table:table-cell table:number-columns-repeated="16373"/>
        </table:table-row>
        <table:table-row table:style-name="ro2">
          <table:table-cell table:style-name="ce1"/>
          <table:table-cell office:value-type="string" table:style-name="ce4">
            <text:p>SAMSUNG<text:s/></text:p>
          </table:table-cell>
          <table:table-cell office:value-type="string" table:style-name="ce5">
            <text:p>F15<text:s/></text:p>
          </table:table-cell>
          <table:table-cell office:value-type="string" table:style-name="ce9">
            <text:p>F15 4GB 128GB 5G GROOVY VIOLET</text:p>
          </table:table-cell>
          <table:table-cell office:value-type="float" office:value="15999" table:style-name="ce1">
            <text:p>15999</text:p>
          </table:table-cell>
          <table:table-cell office:value-type="float" office:value="11999" table:style-name="ce1">
            <text:p>11999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https://amzn.in/d/5aivlMx</text:p>
          </table:table-cell>
          <table:table-cell table:style-name="ce1"/>
          <table:table-cell office:value-type="string" table:style-name="ce3">
            <text:p>1 Year</text:p>
          </table:table-cell>
          <table:table-cell office:value-type="string" table:style-name="ce3">
            <text:p>Yes</text:p>
          </table:table-cell>
          <table:table-cell table:number-columns-repeated="16373"/>
        </table:table-row>
        <table:table-row table:style-name="ro2">
          <table:table-cell table:style-name="ce1"/>
          <table:table-cell office:value-type="string" table:style-name="ce4">
            <text:p>SAMSUNG<text:s/></text:p>
          </table:table-cell>
          <table:table-cell office:value-type="string" table:style-name="ce5">
            <text:p>F15</text:p>
          </table:table-cell>
          <table:table-cell office:value-type="string" table:style-name="ce9">
            <text:p>F15 4GB 128GB 5G ASH BLACK</text:p>
          </table:table-cell>
          <table:table-cell office:value-type="float" office:value="15999" table:style-name="ce1">
            <text:p>15999</text:p>
          </table:table-cell>
          <table:table-cell office:value-type="float" office:value="11999" table:style-name="ce1">
            <text:p>11999</text:p>
          </table:table-cell>
          <table:table-cell office:value-type="float" office:value="8" table:style-name="ce1">
            <text:p>8</text:p>
          </table:table-cell>
          <table:table-cell office:value-type="string" table:style-name="ce10">
            <text:p><text:a xlink:href="https://amzn.in/d/5aivlMx">https://amzn.in/d/5aivlMx</text:a></text:p>
          </table:table-cell>
          <table:table-cell table:style-name="ce1"/>
          <table:table-cell office:value-type="string" table:style-name="ce3">
            <text:p>1 Year</text:p>
          </table:table-cell>
          <table:table-cell office:value-type="string" table:style-name="ce3">
            <text:p>Yes</text:p>
          </table:table-cell>
          <table:table-cell table:number-columns-repeated="16373"/>
        </table:table-row>
        <table:table-row table:style-name="ro2">
          <table:table-cell table:style-name="ce1"/>
          <table:table-cell office:value-type="string" table:style-name="ce4">
            <text:p>SAMSUNG<text:s/></text:p>
          </table:table-cell>
          <table:table-cell office:value-type="string" table:style-name="ce5">
            <text:p>F15</text:p>
          </table:table-cell>
          <table:table-cell office:value-type="string" table:style-name="ce11">
            <text:p>F15 6GB 128GB 5G JAZZY GREEN</text:p>
          </table:table-cell>
          <table:table-cell office:value-type="float" office:value="16999" table:style-name="ce1">
            <text:p>16999</text:p>
          </table:table-cell>
          <table:table-cell office:value-type="float" office:value="12999" table:style-name="ce1">
            <text:p>12999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https://amzn.in/d/8aUommy</text:p>
          </table:table-cell>
          <table:table-cell table:style-name="ce1"/>
          <table:table-cell office:value-type="string" table:style-name="ce3">
            <text:p>1 Year</text:p>
          </table:table-cell>
          <table:table-cell office:value-type="string" table:style-name="ce3">
            <text:p>Yes</text:p>
          </table:table-cell>
          <table:table-cell table:number-columns-repeated="16373"/>
        </table:table-row>
        <table:table-row table:style-name="ro2">
          <table:table-cell table:style-name="ce1"/>
          <table:table-cell office:value-type="string" table:style-name="ce4">
            <text:p>SAMSUNG<text:s/></text:p>
          </table:table-cell>
          <table:table-cell office:value-type="string" table:style-name="ce5">
            <text:p>F15</text:p>
          </table:table-cell>
          <table:table-cell office:value-type="string" table:style-name="ce11">
            <text:p>F15 6GB 128GB 5G GROOVY VIOLET</text:p>
          </table:table-cell>
          <table:table-cell office:value-type="float" office:value="16999" table:style-name="ce1">
            <text:p>16999</text:p>
          </table:table-cell>
          <table:table-cell office:value-type="float" office:value="12999" table:style-name="ce1">
            <text:p>12999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https://amzn.in/d/8aUommy</text:p>
          </table:table-cell>
          <table:table-cell table:style-name="ce1"/>
          <table:table-cell office:value-type="string" table:style-name="ce3">
            <text:p>1 Year</text:p>
          </table:table-cell>
          <table:table-cell office:value-type="string" table:style-name="ce3">
            <text:p>Yes</text:p>
          </table:table-cell>
          <table:table-cell table:number-columns-repeated="16373"/>
        </table:table-row>
        <table:table-row table:style-name="ro2">
          <table:table-cell table:style-name="ce1"/>
          <table:table-cell office:value-type="string" table:style-name="ce4">
            <text:p>SAMSUNG<text:s/></text:p>
          </table:table-cell>
          <table:table-cell office:value-type="string" table:style-name="ce5">
            <text:p>F15</text:p>
          </table:table-cell>
          <table:table-cell office:value-type="string" table:style-name="ce11">
            <text:p>F15 6GB 128GB 5G ASH BLACK</text:p>
          </table:table-cell>
          <table:table-cell office:value-type="float" office:value="16999" table:style-name="ce1">
            <text:p>16999</text:p>
          </table:table-cell>
          <table:table-cell office:value-type="float" office:value="12999" table:style-name="ce1">
            <text:p>12999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https://amzn.in/d/8aUommy</text:p>
          </table:table-cell>
          <table:table-cell table:style-name="ce1"/>
          <table:table-cell office:value-type="string" table:style-name="ce3">
            <text:p>1 Year</text:p>
          </table:table-cell>
          <table:table-cell office:value-type="string" table:style-name="ce3">
            <text:p>Yes</text:p>
          </table:table-cell>
          <table:table-cell table:number-columns-repeated="16373"/>
        </table:table-row>
        <table:table-row table:style-name="ro2">
          <table:table-cell table:style-name="ce1"/>
          <table:table-cell office:value-type="string" table:style-name="ce4">
            <text:p>SAMSUNG<text:s/></text:p>
          </table:table-cell>
          <table:table-cell office:value-type="string" table:style-name="ce5">
            <text:p>F15</text:p>
          </table:table-cell>
          <table:table-cell office:value-type="string" table:style-name="ce12">
            <text:p>F15 8GB 128GB 5G JAZZY GREEN</text:p>
          </table:table-cell>
          <table:table-cell office:value-type="float" office:value="17999" table:style-name="ce1">
            <text:p>17999</text:p>
          </table:table-cell>
          <table:table-cell office:value-type="float" office:value="16999" table:style-name="ce1">
            <text:p>16999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https://amzn.in/d/f4Qjv1L</text:p>
          </table:table-cell>
          <table:table-cell table:style-name="ce1"/>
          <table:table-cell office:value-type="string" table:style-name="ce3">
            <text:p>1 Year</text:p>
          </table:table-cell>
          <table:table-cell office:value-type="string" table:style-name="ce3">
            <text:p>Yes</text:p>
          </table:table-cell>
          <table:table-cell table:number-columns-repeated="16373"/>
        </table:table-row>
        <table:table-row table:style-name="ro2">
          <table:table-cell table:style-name="ce1"/>
          <table:table-cell office:value-type="string" table:style-name="ce4">
            <text:p>SAMSUNG<text:s/></text:p>
          </table:table-cell>
          <table:table-cell office:value-type="string" table:style-name="ce5">
            <text:p>F15</text:p>
          </table:table-cell>
          <table:table-cell office:value-type="string" table:style-name="ce12">
            <text:p>F15 8GB 128GB 5G GROOVY VIOLET</text:p>
          </table:table-cell>
          <table:table-cell office:value-type="float" office:value="17999" table:style-name="ce1">
            <text:p>17999</text:p>
          </table:table-cell>
          <table:table-cell office:value-type="float" office:value="16999" table:style-name="ce1">
            <text:p>16999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https://amzn.in/d/f4Qjv1L</text:p>
          </table:table-cell>
          <table:table-cell table:style-name="ce1"/>
          <table:table-cell office:value-type="string" table:style-name="ce3">
            <text:p>1 Year</text:p>
          </table:table-cell>
          <table:table-cell office:value-type="string" table:style-name="ce3">
            <text:p>Yes</text:p>
          </table:table-cell>
          <table:table-cell table:number-columns-repeated="16373"/>
        </table:table-row>
        <table:table-row table:style-name="ro2">
          <table:table-cell/>
          <table:table-cell office:value-type="string" table:style-name="ce4">
            <text:p>SAMSUNG<text:s/></text:p>
          </table:table-cell>
          <table:table-cell office:value-type="string" table:style-name="ce5">
            <text:p>F15</text:p>
          </table:table-cell>
          <table:table-cell office:value-type="string" table:style-name="ce12">
            <text:p>F15 8GB 128GB 5G ASH BLACK</text:p>
          </table:table-cell>
          <table:table-cell office:value-type="float" office:value="17999" table:style-name="ce1">
            <text:p>17999</text:p>
          </table:table-cell>
          <table:table-cell office:value-type="float" office:value="16999" table:style-name="ce1">
            <text:p>16999</text:p>
          </table:table-cell>
          <table:table-cell office:value-type="float" office:value="8" table:style-name="ce1">
            <text:p>8</text:p>
          </table:table-cell>
          <table:table-cell office:value-type="string" table:style-name="ce65">
            <text:p><text:a xlink:href="https://amzn.in/d/f4Qjv1L">https://amzn.in/d/f4Qjv1L</text:a></text:p>
          </table:table-cell>
          <table:table-cell table:style-name="ce1"/>
          <table:table-cell office:value-type="string" table:style-name="ce3">
            <text:p>1 Year</text:p>
          </table:table-cell>
          <table:table-cell office:value-type="string" table:style-name="ce3">
            <text:p>Yes</text:p>
          </table:table-cell>
          <table:table-cell table:number-columns-repeated="16373"/>
        </table:table-row>
        <table:table-row table:style-name="ro2">
          <table:table-cell/>
          <table:table-cell office:value-type="string" table:style-name="ce4">
            <text:p>SAMSUNG<text:s/></text:p>
          </table:table-cell>
          <table:table-cell office:value-type="string" table:style-name="ce5">
            <text:p>A16</text:p>
          </table:table-cell>
          <table:table-cell office:value-type="string" table:style-name="ce13">
            <text:p>A16 6GB 128GB 5G GOLD<text:s/></text:p>
          </table:table-cell>
          <table:table-cell office:value-type="float" office:value="19999" table:style-name="ce1">
            <text:p>19999</text:p>
          </table:table-cell>
          <table:table-cell office:value-type="float" office:value="15499" table:style-name="ce1">
            <text:p>15499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https://amzn.in/d/6IrTEz3</text:p>
          </table:table-cell>
          <table:table-cell table:style-name="ce1"/>
          <table:table-cell office:value-type="string" table:style-name="ce3">
            <text:p>1 Year</text:p>
          </table:table-cell>
          <table:table-cell office:value-type="string" table:style-name="ce3">
            <text:p>Yes</text:p>
          </table:table-cell>
          <table:table-cell table:number-columns-repeated="16373"/>
        </table:table-row>
        <table:table-row table:style-name="ro2">
          <table:table-cell/>
          <table:table-cell office:value-type="string" table:style-name="ce4">
            <text:p>SAMSUNG<text:s/></text:p>
          </table:table-cell>
          <table:table-cell office:value-type="string" table:style-name="ce5">
            <text:p>A16</text:p>
          </table:table-cell>
          <table:table-cell office:value-type="string" table:style-name="ce13">
            <text:p>A16 6GB 128GB 5G BLUE BLACK</text:p>
          </table:table-cell>
          <table:table-cell office:value-type="float" office:value="19999" table:style-name="ce1">
            <text:p>19999</text:p>
          </table:table-cell>
          <table:table-cell office:value-type="float" office:value="15499" table:style-name="ce1">
            <text:p>15499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https://amzn.in/d/6IrTEz3</text:p>
          </table:table-cell>
          <table:table-cell table:style-name="ce1"/>
          <table:table-cell office:value-type="string" table:style-name="ce3">
            <text:p>1 Year</text:p>
          </table:table-cell>
          <table:table-cell office:value-type="string" table:style-name="ce3">
            <text:p>Yes</text:p>
          </table:table-cell>
          <table:table-cell table:number-columns-repeated="16373"/>
        </table:table-row>
        <table:table-row table:style-name="ro2">
          <table:table-cell/>
          <table:table-cell office:value-type="string" table:style-name="ce4">
            <text:p>SAMSUNG<text:s/></text:p>
          </table:table-cell>
          <table:table-cell office:value-type="string" table:style-name="ce5">
            <text:p>A16</text:p>
          </table:table-cell>
          <table:table-cell office:value-type="string" table:style-name="ce13">
            <text:p>A16 6GB 128GB 5G LIGHT GREEN</text:p>
          </table:table-cell>
          <table:table-cell office:value-type="float" office:value="19999" table:style-name="ce1">
            <text:p>19999</text:p>
          </table:table-cell>
          <table:table-cell office:value-type="float" office:value="15499" table:style-name="ce1">
            <text:p>15499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https://amzn.in/d/6IrTEz3</text:p>
          </table:table-cell>
          <table:table-cell table:style-name="ce1"/>
          <table:table-cell office:value-type="string" table:style-name="ce3">
            <text:p>1 Year</text:p>
          </table:table-cell>
          <table:table-cell office:value-type="string" table:style-name="ce3">
            <text:p>Yes</text:p>
          </table:table-cell>
          <table:table-cell table:number-columns-repeated="16373"/>
        </table:table-row>
        <table:table-row table:style-name="ro2">
          <table:table-cell/>
          <table:table-cell office:value-type="string" table:style-name="ce4">
            <text:p>SAMSUNG<text:s/></text:p>
          </table:table-cell>
          <table:table-cell office:value-type="string" table:style-name="ce5">
            <text:p>A16</text:p>
          </table:table-cell>
          <table:table-cell office:value-type="string" table:style-name="ce14">
            <text:p>A16 8GB 128GB 5G GOLD</text:p>
          </table:table-cell>
          <table:table-cell office:value-type="float" office:value="21499" table:style-name="ce1">
            <text:p>21499</text:p>
          </table:table-cell>
          <table:table-cell office:value-type="float" office:value="16999" table:style-name="ce1">
            <text:p>16999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https://amzn.in/d/3k4TSek</text:p>
          </table:table-cell>
          <table:table-cell table:style-name="ce1"/>
          <table:table-cell office:value-type="string" table:style-name="ce3">
            <text:p>1 Year</text:p>
          </table:table-cell>
          <table:table-cell office:value-type="string" table:style-name="ce3">
            <text:p>Yes</text:p>
          </table:table-cell>
          <table:table-cell table:number-columns-repeated="16373"/>
        </table:table-row>
        <table:table-row table:style-name="ro2">
          <table:table-cell/>
          <table:table-cell office:value-type="string" table:style-name="ce4">
            <text:p>SAMSUNG<text:s/></text:p>
          </table:table-cell>
          <table:table-cell office:value-type="string" table:style-name="ce5">
            <text:p>A16</text:p>
          </table:table-cell>
          <table:table-cell office:value-type="string" table:style-name="ce14">
            <text:p>A16 8GB 128GB 5G BLUE BLACK</text:p>
          </table:table-cell>
          <table:table-cell office:value-type="float" office:value="21499" table:style-name="ce1">
            <text:p>21499</text:p>
          </table:table-cell>
          <table:table-cell office:value-type="float" office:value="16999" table:style-name="ce1">
            <text:p>16999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https://amzn.in/d/3k4TSek</text:p>
          </table:table-cell>
          <table:table-cell table:style-name="ce1"/>
          <table:table-cell office:value-type="string" table:style-name="ce3">
            <text:p>1 Year</text:p>
          </table:table-cell>
          <table:table-cell office:value-type="string" table:style-name="ce3">
            <text:p>Yes</text:p>
          </table:table-cell>
          <table:table-cell table:number-columns-repeated="16373"/>
        </table:table-row>
        <table:table-row table:style-name="ro2">
          <table:table-cell/>
          <table:table-cell office:value-type="string" table:style-name="ce4">
            <text:p>SAMSUNG<text:s/></text:p>
          </table:table-cell>
          <table:table-cell office:value-type="string" table:style-name="ce5">
            <text:p>A16</text:p>
          </table:table-cell>
          <table:table-cell office:value-type="string" table:style-name="ce14">
            <text:p>A16 8GB 128GB 5G LIGHT GREEN</text:p>
          </table:table-cell>
          <table:table-cell office:value-type="float" office:value="21499" table:style-name="ce1">
            <text:p>21499</text:p>
          </table:table-cell>
          <table:table-cell office:value-type="float" office:value="16999" table:style-name="ce1">
            <text:p>16999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https://amzn.in/d/3k4TSek</text:p>
          </table:table-cell>
          <table:table-cell table:style-name="ce1"/>
          <table:table-cell office:value-type="string" table:style-name="ce3">
            <text:p>1 Year</text:p>
          </table:table-cell>
          <table:table-cell office:value-type="string" table:style-name="ce3">
            <text:p>Yes</text:p>
          </table:table-cell>
          <table:table-cell table:number-columns-repeated="16373"/>
        </table:table-row>
        <table:table-row table:style-name="ro2">
          <table:table-cell/>
          <table:table-cell office:value-type="string" table:style-name="ce4">
            <text:p>SAMSUNG<text:s/></text:p>
          </table:table-cell>
          <table:table-cell office:value-type="string" table:style-name="ce5">
            <text:p>A16</text:p>
          </table:table-cell>
          <table:table-cell office:value-type="string" table:style-name="ce15">
            <text:p>A16 8GB 256GB 5G GOLD</text:p>
          </table:table-cell>
          <table:table-cell office:value-type="float" office:value="24999" table:style-name="ce1">
            <text:p>24999</text:p>
          </table:table-cell>
          <table:table-cell office:value-type="float" office:value="17999" table:style-name="ce1">
            <text:p>17999</text:p>
          </table:table-cell>
          <table:table-cell office:value-type="float" office:value="8" table:style-name="ce1">
            <text:p>8</text:p>
          </table:table-cell>
          <table:table-cell table:number-columns-repeated="2" table:style-name="ce1"/>
          <table:table-cell office:value-type="string" table:style-name="ce3">
            <text:p>1 Year</text:p>
          </table:table-cell>
          <table:table-cell office:value-type="string" table:style-name="ce3">
            <text:p>Yes</text:p>
          </table:table-cell>
          <table:table-cell table:number-columns-repeated="16373"/>
        </table:table-row>
        <table:table-row table:style-name="ro2">
          <table:table-cell/>
          <table:table-cell office:value-type="string" table:style-name="ce4">
            <text:p>SAMSUNG<text:s/></text:p>
          </table:table-cell>
          <table:table-cell office:value-type="string" table:style-name="ce5">
            <text:p>A16</text:p>
          </table:table-cell>
          <table:table-cell office:value-type="string" table:style-name="ce15">
            <text:p>A16 8GB 256GB 5G BLUE BLACK</text:p>
          </table:table-cell>
          <table:table-cell office:value-type="float" office:value="24999" table:style-name="ce1">
            <text:p>24999</text:p>
          </table:table-cell>
          <table:table-cell office:value-type="float" office:value="17999" table:style-name="ce1">
            <text:p>17999</text:p>
          </table:table-cell>
          <table:table-cell office:value-type="float" office:value="8" table:style-name="ce1">
            <text:p>8</text:p>
          </table:table-cell>
          <table:table-cell table:number-columns-repeated="2" table:style-name="ce1"/>
          <table:table-cell office:value-type="string" table:style-name="ce3">
            <text:p>1 Year</text:p>
          </table:table-cell>
          <table:table-cell office:value-type="string" table:style-name="ce3">
            <text:p>Yes</text:p>
          </table:table-cell>
          <table:table-cell table:number-columns-repeated="16373"/>
        </table:table-row>
        <table:table-row table:style-name="ro2">
          <table:table-cell/>
          <table:table-cell office:value-type="string" table:style-name="ce4">
            <text:p>SAMSUNG<text:s/></text:p>
          </table:table-cell>
          <table:table-cell office:value-type="string" table:style-name="ce5">
            <text:p>A16</text:p>
          </table:table-cell>
          <table:table-cell office:value-type="string" table:style-name="ce15">
            <text:p>A16 8GB 256GB 5G LIGHT GREEN</text:p>
          </table:table-cell>
          <table:table-cell office:value-type="float" office:value="24999" table:style-name="ce1">
            <text:p>24999</text:p>
          </table:table-cell>
          <table:table-cell office:value-type="float" office:value="17999" table:style-name="ce1">
            <text:p>17999</text:p>
          </table:table-cell>
          <table:table-cell office:value-type="float" office:value="8" table:style-name="ce1">
            <text:p>8</text:p>
          </table:table-cell>
          <table:table-cell table:number-columns-repeated="2" table:style-name="ce1"/>
          <table:table-cell office:value-type="string" table:style-name="ce3">
            <text:p>1 Year</text:p>
          </table:table-cell>
          <table:table-cell office:value-type="string" table:style-name="ce3">
            <text:p>Yes</text:p>
          </table:table-cell>
          <table:table-cell table:number-columns-repeated="16373"/>
        </table:table-row>
        <table:table-row table:style-name="ro2">
          <table:table-cell/>
          <table:table-cell office:value-type="string" table:style-name="ce4">
            <text:p>SAMSUNG<text:s/></text:p>
          </table:table-cell>
          <table:table-cell office:value-type="string" table:style-name="ce5">
            <text:p>A36</text:p>
          </table:table-cell>
          <table:table-cell office:value-type="string" table:style-name="ce16">
            <text:p>A36 8GB 128GB 5G AWESOME WHITE</text:p>
          </table:table-cell>
          <table:table-cell office:value-type="float" office:value="35999" table:style-name="ce1">
            <text:p>35999</text:p>
          </table:table-cell>
          <table:table-cell office:value-type="float" office:value="30999" table:style-name="ce1">
            <text:p>30999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https://amzn.in/d/5XjfDXD</text:p>
          </table:table-cell>
          <table:table-cell table:style-name="ce1"/>
          <table:table-cell office:value-type="string" table:style-name="ce3">
            <text:p>1 Year</text:p>
          </table:table-cell>
          <table:table-cell office:value-type="string" table:style-name="ce3">
            <text:p>Yes</text:p>
          </table:table-cell>
          <table:table-cell table:number-columns-repeated="16373"/>
        </table:table-row>
        <table:table-row table:style-name="ro2">
          <table:table-cell/>
          <table:table-cell office:value-type="string" table:style-name="ce4">
            <text:p>SAMSUNG<text:s/></text:p>
          </table:table-cell>
          <table:table-cell office:value-type="string" table:style-name="ce5">
            <text:p>A36</text:p>
          </table:table-cell>
          <table:table-cell office:value-type="string" table:style-name="ce16">
            <text:p>A36 8GB 128GB 5G AWESOME BLACK</text:p>
          </table:table-cell>
          <table:table-cell office:value-type="float" office:value="35999" table:style-name="ce1">
            <text:p>35999</text:p>
          </table:table-cell>
          <table:table-cell office:value-type="float" office:value="30999" table:style-name="ce1">
            <text:p>30999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https://amzn.in/d/5XjfDXD</text:p>
          </table:table-cell>
          <table:table-cell table:style-name="ce1"/>
          <table:table-cell office:value-type="string" table:style-name="ce3">
            <text:p>1 Year</text:p>
          </table:table-cell>
          <table:table-cell office:value-type="string" table:style-name="ce3">
            <text:p>Yes</text:p>
          </table:table-cell>
          <table:table-cell table:number-columns-repeated="16373"/>
        </table:table-row>
        <table:table-row table:style-name="ro2">
          <table:table-cell/>
          <table:table-cell office:value-type="string" table:style-name="ce4">
            <text:p>SAMSUNG<text:s/></text:p>
          </table:table-cell>
          <table:table-cell office:value-type="string" table:style-name="ce5">
            <text:p>A36</text:p>
          </table:table-cell>
          <table:table-cell office:value-type="string" table:style-name="ce16">
            <text:p>A36 8GB 128GB 5G AWESOME LAVENDER</text:p>
          </table:table-cell>
          <table:table-cell office:value-type="float" office:value="35999" table:style-name="ce1">
            <text:p>35999</text:p>
          </table:table-cell>
          <table:table-cell office:value-type="float" office:value="30999" table:style-name="ce1">
            <text:p>30999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https://amzn.in/d/5XjfDXD</text:p>
          </table:table-cell>
          <table:table-cell table:style-name="ce1"/>
          <table:table-cell office:value-type="string" table:style-name="ce3">
            <text:p>1 Year</text:p>
          </table:table-cell>
          <table:table-cell office:value-type="string" table:style-name="ce3">
            <text:p>Yes</text:p>
          </table:table-cell>
          <table:table-cell table:number-columns-repeated="16373"/>
        </table:table-row>
        <table:table-row table:style-name="ro2">
          <table:table-cell/>
          <table:table-cell office:value-type="string" table:style-name="ce4">
            <text:p>SAMSUNG<text:s/></text:p>
          </table:table-cell>
          <table:table-cell office:value-type="string" table:style-name="ce5">
            <text:p>A36</text:p>
          </table:table-cell>
          <table:table-cell office:value-type="string" table:style-name="ce17">
            <text:p>A36 8GB 256GB 5G <text:s/>AWESOME WHITE</text:p>
          </table:table-cell>
          <table:table-cell office:value-type="float" office:value="38999" table:style-name="ce1">
            <text:p>38999</text:p>
          </table:table-cell>
          <table:table-cell office:value-type="float" office:value="33999" table:style-name="ce1">
            <text:p>33999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https://amzn.in/d/8McBRmT</text:p>
          </table:table-cell>
          <table:table-cell table:style-name="ce1"/>
          <table:table-cell office:value-type="string" table:style-name="ce3">
            <text:p>1 Year</text:p>
          </table:table-cell>
          <table:table-cell office:value-type="string" table:style-name="ce3">
            <text:p>Yes</text:p>
          </table:table-cell>
          <table:table-cell table:number-columns-repeated="16373"/>
        </table:table-row>
        <table:table-row table:style-name="ro2">
          <table:table-cell/>
          <table:table-cell office:value-type="string" table:style-name="ce4">
            <text:p>SAMSUNG<text:s/></text:p>
          </table:table-cell>
          <table:table-cell office:value-type="string" table:style-name="ce5">
            <text:p>A36</text:p>
          </table:table-cell>
          <table:table-cell office:value-type="string" table:style-name="ce17">
            <text:p>A36 8GB 256GB 5G <text:s/>AWESOME BLACK</text:p>
          </table:table-cell>
          <table:table-cell office:value-type="float" office:value="38999" table:style-name="ce1">
            <text:p>38999</text:p>
          </table:table-cell>
          <table:table-cell office:value-type="float" office:value="33999" table:style-name="ce1">
            <text:p>33999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https://amzn.in/d/8McBRmT</text:p>
          </table:table-cell>
          <table:table-cell table:style-name="ce1"/>
          <table:table-cell office:value-type="string" table:style-name="ce3">
            <text:p>1 Year</text:p>
          </table:table-cell>
          <table:table-cell office:value-type="string" table:style-name="ce3">
            <text:p>Yes</text:p>
          </table:table-cell>
          <table:table-cell table:number-columns-repeated="16373"/>
        </table:table-row>
        <table:table-row table:style-name="ro2">
          <table:table-cell/>
          <table:table-cell office:value-type="string" table:style-name="ce4">
            <text:p>SAMSUNG<text:s/></text:p>
          </table:table-cell>
          <table:table-cell office:value-type="string" table:style-name="ce5">
            <text:p>A36</text:p>
          </table:table-cell>
          <table:table-cell office:value-type="string" table:style-name="ce17">
            <text:p>A36 8GB 256GB 5G AWESOME LAVENDER</text:p>
          </table:table-cell>
          <table:table-cell office:value-type="float" office:value="38999" table:style-name="ce1">
            <text:p>38999</text:p>
          </table:table-cell>
          <table:table-cell office:value-type="float" office:value="33999" table:style-name="ce1">
            <text:p>33999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https://amzn.in/d/8McBRmT</text:p>
          </table:table-cell>
          <table:table-cell table:style-name="ce1"/>
          <table:table-cell office:value-type="string" table:style-name="ce3">
            <text:p>1 Year</text:p>
          </table:table-cell>
          <table:table-cell office:value-type="string" table:style-name="ce3">
            <text:p>Yes</text:p>
          </table:table-cell>
          <table:table-cell table:number-columns-repeated="16373"/>
        </table:table-row>
        <table:table-row table:style-name="ro2">
          <table:table-cell/>
          <table:table-cell office:value-type="string" table:style-name="ce4">
            <text:p>SAMSUNG<text:s/></text:p>
          </table:table-cell>
          <table:table-cell office:value-type="string" table:style-name="ce18">
            <text:p>A36</text:p>
          </table:table-cell>
          <table:table-cell office:value-type="string" table:style-name="ce19">
            <text:p>A36 12GB 256GB 5G AWESOME WHITE<text:s/></text:p>
          </table:table-cell>
          <table:table-cell office:value-type="float" office:value="41999" table:style-name="ce1">
            <text:p>41999</text:p>
          </table:table-cell>
          <table:table-cell office:value-type="float" office:value="35999" table:style-name="ce1">
            <text:p>35999</text:p>
          </table:table-cell>
          <table:table-cell office:value-type="float" office:value="8" table:style-name="ce1">
            <text:p>8</text:p>
          </table:table-cell>
          <table:table-cell table:number-columns-repeated="2" table:style-name="ce1"/>
          <table:table-cell office:value-type="string" table:style-name="ce3">
            <text:p>1 Year</text:p>
          </table:table-cell>
          <table:table-cell office:value-type="string" table:style-name="ce3">
            <text:p>Yes</text:p>
          </table:table-cell>
          <table:table-cell table:number-columns-repeated="16373"/>
        </table:table-row>
        <table:table-row table:style-name="ro2">
          <table:table-cell/>
          <table:table-cell office:value-type="string" table:style-name="ce4">
            <text:p>SAMSUNG<text:s/></text:p>
          </table:table-cell>
          <table:table-cell office:value-type="string" table:style-name="ce18">
            <text:p>A36</text:p>
          </table:table-cell>
          <table:table-cell office:value-type="string" table:style-name="ce19">
            <text:p>A36 12GB 256GB 5G AWESOME BLACK</text:p>
          </table:table-cell>
          <table:table-cell office:value-type="float" office:value="41999" table:style-name="ce1">
            <text:p>41999</text:p>
          </table:table-cell>
          <table:table-cell office:value-type="float" office:value="35999" table:style-name="ce1">
            <text:p>35999</text:p>
          </table:table-cell>
          <table:table-cell office:value-type="float" office:value="8" table:style-name="ce1">
            <text:p>8</text:p>
          </table:table-cell>
          <table:table-cell table:number-columns-repeated="2" table:style-name="ce1"/>
          <table:table-cell office:value-type="string" table:style-name="ce3">
            <text:p>1 Year</text:p>
          </table:table-cell>
          <table:table-cell office:value-type="string" table:style-name="ce3">
            <text:p>Yes</text:p>
          </table:table-cell>
          <table:table-cell table:number-columns-repeated="16373"/>
        </table:table-row>
        <table:table-row table:style-name="ro2">
          <table:table-cell/>
          <table:table-cell office:value-type="string" table:style-name="ce4">
            <text:p>SAMSUNG<text:s/></text:p>
          </table:table-cell>
          <table:table-cell office:value-type="string" table:style-name="ce18">
            <text:p>A36</text:p>
          </table:table-cell>
          <table:table-cell office:value-type="string" table:style-name="ce19">
            <text:p>A36 12GB 256GB 5G AWESOME LAVENDER</text:p>
          </table:table-cell>
          <table:table-cell office:value-type="float" office:value="41999" table:style-name="ce1">
            <text:p>41999</text:p>
          </table:table-cell>
          <table:table-cell office:value-type="float" office:value="35999" table:style-name="ce1">
            <text:p>35999</text:p>
          </table:table-cell>
          <table:table-cell office:value-type="float" office:value="8" table:style-name="ce1">
            <text:p>8</text:p>
          </table:table-cell>
          <table:table-cell table:number-columns-repeated="2" table:style-name="ce1"/>
          <table:table-cell office:value-type="string" table:style-name="ce3">
            <text:p>1 Year</text:p>
          </table:table-cell>
          <table:table-cell office:value-type="string" table:style-name="ce3">
            <text:p>Yes</text:p>
          </table:table-cell>
          <table:table-cell table:number-columns-repeated="16373"/>
        </table:table-row>
        <table:table-row table:style-name="ro2">
          <table:table-cell/>
          <table:table-cell office:value-type="string" table:style-name="ce4">
            <text:p>SAMSUNG<text:s/></text:p>
          </table:table-cell>
          <table:table-cell office:value-type="string" table:style-name="ce5">
            <text:p>A56<text:s/></text:p>
          </table:table-cell>
          <table:table-cell office:value-type="string" table:style-name="ce13">
            <text:p>A56 8GB 128GB 5G AWESOME LIGHT GRAY</text:p>
          </table:table-cell>
          <table:table-cell office:value-type="float" office:value="44999" table:style-name="ce1">
            <text:p>44999</text:p>
          </table:table-cell>
          <table:table-cell office:value-type="float" office:value="38999" table:style-name="ce1">
            <text:p>38999</text:p>
          </table:table-cell>
          <table:table-cell office:value-type="float" office:value="8" table:style-name="ce1">
            <text:p>8</text:p>
          </table:table-cell>
          <table:table-cell table:number-columns-repeated="2" table:style-name="ce1"/>
          <table:table-cell office:value-type="string" table:style-name="ce3">
            <text:p>1 Year</text:p>
          </table:table-cell>
          <table:table-cell office:value-type="string" table:style-name="ce3">
            <text:p>Yes</text:p>
          </table:table-cell>
          <table:table-cell table:number-columns-repeated="16373"/>
        </table:table-row>
        <table:table-row table:style-name="ro2">
          <table:table-cell/>
          <table:table-cell office:value-type="string" table:style-name="ce4">
            <text:p>SAMSUNG<text:s/></text:p>
          </table:table-cell>
          <table:table-cell office:value-type="string" table:style-name="ce5">
            <text:p>A56<text:s/></text:p>
          </table:table-cell>
          <table:table-cell office:value-type="string" table:style-name="ce13">
            <text:p>A56 8GB 128GB 5G AWESOME GRAPHITE</text:p>
          </table:table-cell>
          <table:table-cell office:value-type="float" office:value="44999" table:style-name="ce1">
            <text:p>44999</text:p>
          </table:table-cell>
          <table:table-cell office:value-type="float" office:value="38999" table:style-name="ce1">
            <text:p>38999</text:p>
          </table:table-cell>
          <table:table-cell office:value-type="float" office:value="8" table:style-name="ce1">
            <text:p>8</text:p>
          </table:table-cell>
          <table:table-cell table:number-columns-repeated="2" table:style-name="ce1"/>
          <table:table-cell office:value-type="string" table:style-name="ce3">
            <text:p>1 Year</text:p>
          </table:table-cell>
          <table:table-cell office:value-type="string" table:style-name="ce3">
            <text:p>Yes</text:p>
          </table:table-cell>
          <table:table-cell table:number-columns-repeated="16373"/>
        </table:table-row>
        <table:table-row table:style-name="ro2">
          <table:table-cell/>
          <table:table-cell office:value-type="string" table:style-name="ce4">
            <text:p>SAMSUNG<text:s/></text:p>
          </table:table-cell>
          <table:table-cell office:value-type="string" table:style-name="ce5">
            <text:p>A56<text:s/></text:p>
          </table:table-cell>
          <table:table-cell office:value-type="string" table:style-name="ce13">
            <text:p>A56 8GB 128GB 5G AWESOME OLIVE</text:p>
          </table:table-cell>
          <table:table-cell office:value-type="float" office:value="44999" table:style-name="ce1">
            <text:p>44999</text:p>
          </table:table-cell>
          <table:table-cell office:value-type="float" office:value="38999" table:style-name="ce1">
            <text:p>38999</text:p>
          </table:table-cell>
          <table:table-cell office:value-type="float" office:value="8" table:style-name="ce1">
            <text:p>8</text:p>
          </table:table-cell>
          <table:table-cell table:number-columns-repeated="2" table:style-name="ce1"/>
          <table:table-cell office:value-type="string" table:style-name="ce3">
            <text:p>1 Year</text:p>
          </table:table-cell>
          <table:table-cell office:value-type="string" table:style-name="ce3">
            <text:p>Yes</text:p>
          </table:table-cell>
          <table:table-cell table:number-columns-repeated="16373"/>
        </table:table-row>
        <table:table-row table:style-name="ro2">
          <table:table-cell/>
          <table:table-cell office:value-type="string" table:style-name="ce4">
            <text:p>SAMSUNG<text:s/></text:p>
          </table:table-cell>
          <table:table-cell office:value-type="string" table:style-name="ce5">
            <text:p>A56<text:s/></text:p>
          </table:table-cell>
          <table:table-cell table:style-name="ce13"/>
          <table:table-cell office:value-type="float" office:value="44999" table:style-name="ce1">
            <text:p>44999</text:p>
          </table:table-cell>
          <table:table-cell office:value-type="float" office:value="43999" table:style-name="ce1">
            <text:p>43999</text:p>
          </table:table-cell>
          <table:table-cell office:value-type="float" office:value="8" table:style-name="ce1">
            <text:p>8</text:p>
          </table:table-cell>
          <table:table-cell table:number-columns-repeated="2" table:style-name="ce1"/>
          <table:table-cell office:value-type="string" table:style-name="ce3">
            <text:p>1 Year</text:p>
          </table:table-cell>
          <table:table-cell office:value-type="string" table:style-name="ce3">
            <text:p>Yes</text:p>
          </table:table-cell>
          <table:table-cell table:number-columns-repeated="16373"/>
        </table:table-row>
        <table:table-row table:style-name="ro2">
          <table:table-cell/>
          <table:table-cell office:value-type="string" table:style-name="ce4">
            <text:p>SAMSUNG<text:s/></text:p>
          </table:table-cell>
          <table:table-cell office:value-type="string" table:style-name="ce5">
            <text:p>A56<text:s/></text:p>
          </table:table-cell>
          <table:table-cell office:value-type="string" table:style-name="ce20">
            <text:p>A56 8GB 256GB 5G AWESOME LIGHT GRAY</text:p>
          </table:table-cell>
          <table:table-cell office:value-type="float" office:value="48999" table:style-name="ce1">
            <text:p>48999</text:p>
          </table:table-cell>
          <table:table-cell office:value-type="float" office:value="43999" table:style-name="ce1">
            <text:p>43999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https://amzn.in/d/g3ScErJ</text:p>
          </table:table-cell>
          <table:table-cell table:style-name="ce1"/>
          <table:table-cell office:value-type="string" table:style-name="ce3">
            <text:p>1 Year</text:p>
          </table:table-cell>
          <table:table-cell office:value-type="string" table:style-name="ce3">
            <text:p>Yes</text:p>
          </table:table-cell>
          <table:table-cell table:number-columns-repeated="16373"/>
        </table:table-row>
        <table:table-row table:style-name="ro2">
          <table:table-cell/>
          <table:table-cell office:value-type="string" table:style-name="ce4">
            <text:p>SAMSUNG<text:s/></text:p>
          </table:table-cell>
          <table:table-cell office:value-type="string" table:style-name="ce5">
            <text:p>A56<text:s/></text:p>
          </table:table-cell>
          <table:table-cell office:value-type="string" table:style-name="ce20">
            <text:p>A56 8GB 256GB 5G AWESOME GRAPHITE</text:p>
          </table:table-cell>
          <table:table-cell office:value-type="float" office:value="48999" table:style-name="ce1">
            <text:p>48999</text:p>
          </table:table-cell>
          <table:table-cell office:value-type="float" office:value="43999" table:style-name="ce1">
            <text:p>43999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https://amzn.in/d/g3ScErJ</text:p>
          </table:table-cell>
          <table:table-cell table:style-name="ce1"/>
          <table:table-cell office:value-type="string" table:style-name="ce3">
            <text:p>1 Year</text:p>
          </table:table-cell>
          <table:table-cell office:value-type="string" table:style-name="ce3">
            <text:p>Yes</text:p>
          </table:table-cell>
          <table:table-cell table:number-columns-repeated="16373"/>
        </table:table-row>
        <table:table-row table:style-name="ro2">
          <table:table-cell/>
          <table:table-cell office:value-type="string" table:style-name="ce4">
            <text:p>SAMSUNG<text:s/></text:p>
          </table:table-cell>
          <table:table-cell office:value-type="string" table:style-name="ce5">
            <text:p>A56<text:s/></text:p>
          </table:table-cell>
          <table:table-cell office:value-type="string" table:style-name="ce20">
            <text:p>A56 8GB 256GB 5G AWESOME OLIVE</text:p>
          </table:table-cell>
          <table:table-cell office:value-type="float" office:value="48899" table:style-name="ce1">
            <text:p>48899</text:p>
          </table:table-cell>
          <table:table-cell office:value-type="float" office:value="43999" table:style-name="ce1">
            <text:p>43999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https://amzn.in/d/g3ScErJ</text:p>
          </table:table-cell>
          <table:table-cell table:style-name="ce1"/>
          <table:table-cell office:value-type="string" table:style-name="ce3">
            <text:p>1 Year</text:p>
          </table:table-cell>
          <table:table-cell office:value-type="string" table:style-name="ce3">
            <text:p>Yes</text:p>
          </table:table-cell>
          <table:table-cell table:number-columns-repeated="16373"/>
        </table:table-row>
        <table:table-row table:style-name="ro2">
          <table:table-cell/>
          <table:table-cell office:value-type="string" table:style-name="ce4">
            <text:p>SAMSUNG<text:s/></text:p>
          </table:table-cell>
          <table:table-cell office:value-type="string" table:style-name="ce5">
            <text:p>A56<text:s/></text:p>
          </table:table-cell>
          <table:table-cell office:value-type="string" table:style-name="ce21">
            <text:p>A56 12GB 256GB 5G AWESOME LIGHT GRAY</text:p>
          </table:table-cell>
          <table:table-cell office:value-type="float" office:value="52999" table:style-name="ce1">
            <text:p>52999</text:p>
          </table:table-cell>
          <table:table-cell office:value-type="float" office:value="45999" table:style-name="ce1">
            <text:p>45999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https://amzn.in/d/5IEAh2S</text:p>
          </table:table-cell>
          <table:table-cell table:style-name="ce1"/>
          <table:table-cell office:value-type="string" table:style-name="ce3">
            <text:p>1 Year</text:p>
          </table:table-cell>
          <table:table-cell office:value-type="string" table:style-name="ce3">
            <text:p>Yes</text:p>
          </table:table-cell>
          <table:table-cell table:number-columns-repeated="16373"/>
        </table:table-row>
        <table:table-row table:style-name="ro2">
          <table:table-cell/>
          <table:table-cell office:value-type="string" table:style-name="ce4">
            <text:p>SAMSUNG<text:s/></text:p>
          </table:table-cell>
          <table:table-cell office:value-type="string" table:style-name="ce5">
            <text:p>A56<text:s/></text:p>
          </table:table-cell>
          <table:table-cell office:value-type="string" table:style-name="ce21">
            <text:p>A56 12GB 256GB 5G AWESOME GRAPHITE</text:p>
          </table:table-cell>
          <table:table-cell office:value-type="float" office:value="52999" table:style-name="ce1">
            <text:p>52999</text:p>
          </table:table-cell>
          <table:table-cell office:value-type="float" office:value="45999" table:style-name="ce1">
            <text:p>45999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https://amzn.in/d/5IEAh2S</text:p>
          </table:table-cell>
          <table:table-cell table:style-name="ce1"/>
          <table:table-cell office:value-type="string" table:style-name="ce3">
            <text:p>1 Year</text:p>
          </table:table-cell>
          <table:table-cell office:value-type="string" table:style-name="ce3">
            <text:p>Yes</text:p>
          </table:table-cell>
          <table:table-cell table:number-columns-repeated="16373"/>
        </table:table-row>
        <table:table-row table:style-name="ro2">
          <table:table-cell/>
          <table:table-cell office:value-type="string" table:style-name="ce4">
            <text:p>SAMSUNG<text:s/></text:p>
          </table:table-cell>
          <table:table-cell office:value-type="string" table:style-name="ce18">
            <text:p>A56<text:s/></text:p>
          </table:table-cell>
          <table:table-cell office:value-type="string" table:style-name="ce21">
            <text:p>A56 12GB 256GB 5G AWESOME OLIVE</text:p>
          </table:table-cell>
          <table:table-cell office:value-type="float" office:value="52999" table:style-name="ce1">
            <text:p>52999</text:p>
          </table:table-cell>
          <table:table-cell office:value-type="float" office:value="45999" table:style-name="ce1">
            <text:p>45999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https://amzn.in/d/5IEAh2S</text:p>
          </table:table-cell>
          <table:table-cell table:style-name="ce1"/>
          <table:table-cell office:value-type="string" table:style-name="ce3">
            <text:p>1 Year</text:p>
          </table:table-cell>
          <table:table-cell office:value-type="string" table:style-name="ce3">
            <text:p>Yes</text:p>
          </table:table-cell>
          <table:table-cell table:number-columns-repeated="16373"/>
        </table:table-row>
        <table:table-row table:style-name="ro2">
          <table:table-cell/>
          <table:table-cell office:value-type="string" table:style-name="ce4">
            <text:p>SAMSUNG<text:s/></text:p>
          </table:table-cell>
          <table:table-cell office:value-type="string" table:style-name="ce5">
            <text:p>F55</text:p>
          </table:table-cell>
          <table:table-cell office:value-type="string" table:style-name="ce22">
            <text:p>F55 8GB 128GB 5G BLACK</text:p>
          </table:table-cell>
          <table:table-cell office:value-type="float" office:value="28999" table:style-name="ce1">
            <text:p>28999</text:p>
          </table:table-cell>
          <table:table-cell office:value-type="float" office:value="16999" table:style-name="ce1">
            <text:p>16999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https://amzn.in/d/6JmGSSr</text:p>
          </table:table-cell>
          <table:table-cell table:style-name="ce1"/>
          <table:table-cell office:value-type="string" table:style-name="ce3">
            <text:p>1 Year</text:p>
          </table:table-cell>
          <table:table-cell office:value-type="string" table:style-name="ce3">
            <text:p>Yes</text:p>
          </table:table-cell>
          <table:table-cell table:number-columns-repeated="16373"/>
        </table:table-row>
        <table:table-row table:style-name="ro2">
          <table:table-cell/>
          <table:table-cell office:value-type="string" table:style-name="ce4">
            <text:p>SAMSUNG<text:s/></text:p>
          </table:table-cell>
          <table:table-cell office:value-type="string" table:style-name="ce5">
            <text:p>F55</text:p>
          </table:table-cell>
          <table:table-cell office:value-type="string" table:style-name="ce22">
            <text:p>F55 8GB 128GB 5G ORANGE</text:p>
          </table:table-cell>
          <table:table-cell office:value-type="float" office:value="28999" table:style-name="ce1">
            <text:p>28999</text:p>
          </table:table-cell>
          <table:table-cell office:value-type="float" office:value="16999" table:style-name="ce1">
            <text:p>16999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https://amzn.in/d/6JmGSSr</text:p>
          </table:table-cell>
          <table:table-cell table:style-name="ce1"/>
          <table:table-cell office:value-type="string" table:style-name="ce3">
            <text:p>1 Year</text:p>
          </table:table-cell>
          <table:table-cell office:value-type="string" table:style-name="ce3">
            <text:p>Yes</text:p>
          </table:table-cell>
          <table:table-cell table:number-columns-repeated="16373"/>
        </table:table-row>
        <table:table-row table:style-name="ro2">
          <table:table-cell/>
          <table:table-cell office:value-type="string" table:style-name="ce4">
            <text:p>SAMSUNG<text:s/></text:p>
          </table:table-cell>
          <table:table-cell office:value-type="string" table:style-name="ce5">
            <text:p>S24FE</text:p>
          </table:table-cell>
          <table:table-cell office:value-type="string" table:style-name="ce23">
            <text:p>S24FE 8GB 128GB 5G BLUE<text:s/></text:p>
          </table:table-cell>
          <table:table-cell office:value-type="float" office:value="59999" table:style-name="ce1">
            <text:p>59999</text:p>
          </table:table-cell>
          <table:table-cell office:value-type="float" office:value="39999" table:style-name="ce1">
            <text:p>39999</text:p>
          </table:table-cell>
          <table:table-cell office:value-type="float" office:value="8" table:style-name="ce1">
            <text:p>8</text:p>
          </table:table-cell>
          <table:table-cell office:value-type="string" table:style-name="ce10">
            <text:p><text:a xlink:href="https://amzn.in/d/hl94zDP">https://amzn.in/d/hl94zDP</text:a></text:p>
          </table:table-cell>
          <table:table-cell table:style-name="ce1"/>
          <table:table-cell office:value-type="string" table:style-name="ce3">
            <text:p>1 Year</text:p>
          </table:table-cell>
          <table:table-cell office:value-type="string" table:style-name="ce3">
            <text:p>Yes</text:p>
          </table:table-cell>
          <table:table-cell table:number-columns-repeated="16373"/>
        </table:table-row>
        <table:table-row table:style-name="ro2">
          <table:table-cell/>
          <table:table-cell office:value-type="string" table:style-name="ce4">
            <text:p>SAMSUNG<text:s/></text:p>
          </table:table-cell>
          <table:table-cell office:value-type="string" table:style-name="ce5">
            <text:p>S24FE</text:p>
          </table:table-cell>
          <table:table-cell office:value-type="string" table:style-name="ce23">
            <text:p>S24FE 8GB 128GB 5G GRAPHITE</text:p>
          </table:table-cell>
          <table:table-cell office:value-type="float" office:value="59999" table:style-name="ce1">
            <text:p>59999</text:p>
          </table:table-cell>
          <table:table-cell office:value-type="float" office:value="39999" table:style-name="ce1">
            <text:p>39999</text:p>
          </table:table-cell>
          <table:table-cell office:value-type="float" office:value="8" table:style-name="ce1">
            <text:p>8</text:p>
          </table:table-cell>
          <table:table-cell office:value-type="string" table:style-name="ce10">
            <text:p><text:a xlink:href="https://amzn.in/d/hl94zDP">https://amzn.in/d/hl94zDP</text:a></text:p>
          </table:table-cell>
          <table:table-cell table:style-name="ce1"/>
          <table:table-cell office:value-type="string" table:style-name="ce3">
            <text:p>1 Year</text:p>
          </table:table-cell>
          <table:table-cell office:value-type="string" table:style-name="ce3">
            <text:p>Yes</text:p>
          </table:table-cell>
          <table:table-cell table:number-columns-repeated="16373"/>
        </table:table-row>
        <table:table-row table:style-name="ro2">
          <table:table-cell/>
          <table:table-cell office:value-type="string" table:style-name="ce4">
            <text:p>SAMSUNG<text:s/></text:p>
          </table:table-cell>
          <table:table-cell office:value-type="string" table:style-name="ce5">
            <text:p>S24FE</text:p>
          </table:table-cell>
          <table:table-cell office:value-type="string" table:style-name="ce23">
            <text:p>S24FE 8GB 128GB 5G MINT</text:p>
          </table:table-cell>
          <table:table-cell office:value-type="float" office:value="64999" table:style-name="ce1">
            <text:p>64999</text:p>
          </table:table-cell>
          <table:table-cell office:value-type="float" office:value="45999" table:style-name="ce1">
            <text:p>45999</text:p>
          </table:table-cell>
          <table:table-cell office:value-type="float" office:value="8" table:style-name="ce1">
            <text:p>8</text:p>
          </table:table-cell>
          <table:table-cell office:value-type="string" table:style-name="ce10">
            <text:p><text:a xlink:href="https://amzn.in/d/hl94zDP">https://amzn.in/d/hl94zDP</text:a></text:p>
          </table:table-cell>
          <table:table-cell table:style-name="ce1"/>
          <table:table-cell office:value-type="string" table:style-name="ce3">
            <text:p>1 Year</text:p>
          </table:table-cell>
          <table:table-cell office:value-type="string" table:style-name="ce3">
            <text:p>Yes</text:p>
          </table:table-cell>
          <table:table-cell table:number-columns-repeated="16373"/>
        </table:table-row>
        <table:table-row table:style-name="ro2">
          <table:table-cell/>
          <table:table-cell office:value-type="string" table:style-name="ce4">
            <text:p>SAMSUNG<text:s/></text:p>
          </table:table-cell>
          <table:table-cell office:value-type="string" table:style-name="ce5">
            <text:p>S24FE</text:p>
          </table:table-cell>
          <table:table-cell office:value-type="string" table:style-name="ce24">
            <text:p>S24FE 8GB 256GB 5G BLUE<text:s/></text:p>
          </table:table-cell>
          <table:table-cell office:value-type="float" office:value="64999" table:style-name="ce1">
            <text:p>64999</text:p>
          </table:table-cell>
          <table:table-cell office:value-type="float" office:value="45999" table:style-name="ce1">
            <text:p>45999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https://amzn.in/d/excqDe5</text:p>
          </table:table-cell>
          <table:table-cell table:style-name="ce1"/>
          <table:table-cell office:value-type="string" table:style-name="ce3">
            <text:p>1 Year</text:p>
          </table:table-cell>
          <table:table-cell office:value-type="string" table:style-name="ce3">
            <text:p>Yes</text:p>
          </table:table-cell>
          <table:table-cell table:number-columns-repeated="16373"/>
        </table:table-row>
        <table:table-row table:style-name="ro2">
          <table:table-cell/>
          <table:table-cell office:value-type="string" table:style-name="ce4">
            <text:p>SAMSUNG<text:s/></text:p>
          </table:table-cell>
          <table:table-cell office:value-type="string" table:style-name="ce5">
            <text:p>S24FE</text:p>
          </table:table-cell>
          <table:table-cell office:value-type="string" table:style-name="ce24">
            <text:p>S24FE 8GB 256GB 5G GRAPHITE</text:p>
          </table:table-cell>
          <table:table-cell office:value-type="float" office:value="64999" table:style-name="ce1">
            <text:p>64999</text:p>
          </table:table-cell>
          <table:table-cell office:value-type="float" office:value="45999" table:style-name="ce1">
            <text:p>45999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https://amzn.in/d/excqDe5</text:p>
          </table:table-cell>
          <table:table-cell table:style-name="ce1"/>
          <table:table-cell office:value-type="string" table:style-name="ce3">
            <text:p>1 Year</text:p>
          </table:table-cell>
          <table:table-cell office:value-type="string" table:style-name="ce3">
            <text:p>Yes</text:p>
          </table:table-cell>
          <table:table-cell table:number-columns-repeated="16373"/>
        </table:table-row>
        <table:table-row table:style-name="ro2">
          <table:table-cell/>
          <table:table-cell office:value-type="string" table:style-name="ce4">
            <text:p>SAMSUNG<text:s/></text:p>
          </table:table-cell>
          <table:table-cell office:value-type="string" table:style-name="ce5">
            <text:p>S24FE</text:p>
          </table:table-cell>
          <table:table-cell office:value-type="string" table:style-name="ce24">
            <text:p>S24FE 8GB 256GB 5G MINT</text:p>
          </table:table-cell>
          <table:table-cell office:value-type="float" office:value="64999" table:style-name="ce1">
            <text:p>64999</text:p>
          </table:table-cell>
          <table:table-cell office:value-type="float" office:value="45999" table:style-name="ce1">
            <text:p>45999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https://amzn.in/d/excqDe5</text:p>
          </table:table-cell>
          <table:table-cell table:style-name="ce1"/>
          <table:table-cell office:value-type="string" table:style-name="ce3">
            <text:p>1 Year</text:p>
          </table:table-cell>
          <table:table-cell office:value-type="string" table:style-name="ce3">
            <text:p>Yes</text:p>
          </table:table-cell>
          <table:table-cell table:number-columns-repeated="16373"/>
        </table:table-row>
        <table:table-row table:style-name="ro2">
          <table:table-cell/>
          <table:table-cell office:value-type="string" table:style-name="ce4">
            <text:p>SAMSUNG<text:s/></text:p>
          </table:table-cell>
          <table:table-cell office:value-type="string" table:style-name="ce5">
            <text:p>S24</text:p>
          </table:table-cell>
          <table:table-cell office:value-type="string" table:style-name="ce25">
            <text:p>S24 8GB 128GB 5G MARBLE GREY</text:p>
          </table:table-cell>
          <table:table-cell office:value-type="float" office:value="74999" table:style-name="ce1">
            <text:p>74999</text:p>
          </table:table-cell>
          <table:table-cell office:value-type="float" office:value="54999" table:style-name="ce1">
            <text:p>54999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https://amzn.in/d/biMKIAZ</text:p>
          </table:table-cell>
          <table:table-cell table:style-name="ce1"/>
          <table:table-cell office:value-type="string" table:style-name="ce3">
            <text:p>1 Year</text:p>
          </table:table-cell>
          <table:table-cell office:value-type="string" table:style-name="ce3">
            <text:p>Yes</text:p>
          </table:table-cell>
          <table:table-cell table:number-columns-repeated="16373"/>
        </table:table-row>
        <table:table-row table:style-name="ro2">
          <table:table-cell/>
          <table:table-cell office:value-type="string" table:style-name="ce4">
            <text:p>SAMSUNG<text:s/></text:p>
          </table:table-cell>
          <table:table-cell office:value-type="string" table:style-name="ce5">
            <text:p>S24</text:p>
          </table:table-cell>
          <table:table-cell office:value-type="string" table:style-name="ce25">
            <text:p>S24 8GB 128GB 5G ONXY BLACK</text:p>
          </table:table-cell>
          <table:table-cell office:value-type="float" office:value="74999" table:style-name="ce1">
            <text:p>74999</text:p>
          </table:table-cell>
          <table:table-cell office:value-type="float" office:value="54999" table:style-name="ce1">
            <text:p>54999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https://amzn.in/d/biMKIAZ</text:p>
          </table:table-cell>
          <table:table-cell table:style-name="ce1"/>
          <table:table-cell office:value-type="string" table:style-name="ce3">
            <text:p>1 Year</text:p>
          </table:table-cell>
          <table:table-cell office:value-type="string" table:style-name="ce3">
            <text:p>Yes</text:p>
          </table:table-cell>
          <table:table-cell table:number-columns-repeated="16373"/>
        </table:table-row>
        <table:table-row table:style-name="ro2">
          <table:table-cell/>
          <table:table-cell office:value-type="string" table:style-name="ce4">
            <text:p>SAMSUNG<text:s/></text:p>
          </table:table-cell>
          <table:table-cell office:value-type="string" table:style-name="ce5">
            <text:p>S24</text:p>
          </table:table-cell>
          <table:table-cell office:value-type="string" table:style-name="ce25">
            <text:p>S24 8GB 128GB 5G YELLOW</text:p>
          </table:table-cell>
          <table:table-cell office:value-type="float" office:value="74999" table:style-name="ce1">
            <text:p>74999</text:p>
          </table:table-cell>
          <table:table-cell office:value-type="float" office:value="54999" table:style-name="ce1">
            <text:p>54999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https://amzn.in/d/biMKIAZ</text:p>
          </table:table-cell>
          <table:table-cell table:style-name="ce1"/>
          <table:table-cell office:value-type="string" table:style-name="ce3">
            <text:p>1 Year</text:p>
          </table:table-cell>
          <table:table-cell office:value-type="string" table:style-name="ce3">
            <text:p>Yes</text:p>
          </table:table-cell>
          <table:table-cell table:number-columns-repeated="16373"/>
        </table:table-row>
        <table:table-row table:style-name="ro2">
          <table:table-cell/>
          <table:table-cell office:value-type="string" table:style-name="ce4">
            <text:p>SAMSUNG<text:s/></text:p>
          </table:table-cell>
          <table:table-cell office:value-type="string" table:style-name="ce5">
            <text:p>S24</text:p>
          </table:table-cell>
          <table:table-cell office:value-type="string" table:style-name="ce25">
            <text:p>S24 8GB 128GB 5G VIOLET</text:p>
          </table:table-cell>
          <table:table-cell office:value-type="float" office:value="74999" table:style-name="ce1">
            <text:p>74999</text:p>
          </table:table-cell>
          <table:table-cell office:value-type="float" office:value="54999" table:style-name="ce1">
            <text:p>54999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https://amzn.in/d/biMKIAZ</text:p>
          </table:table-cell>
          <table:table-cell table:style-name="ce1"/>
          <table:table-cell office:value-type="string" table:style-name="ce3">
            <text:p>1 Year</text:p>
          </table:table-cell>
          <table:table-cell office:value-type="string" table:style-name="ce3">
            <text:p>Yes</text:p>
          </table:table-cell>
          <table:table-cell table:number-columns-repeated="16373"/>
        </table:table-row>
        <table:table-row table:style-name="ro2">
          <table:table-cell/>
          <table:table-cell office:value-type="string" table:style-name="ce4">
            <text:p>SAMSUNG<text:s/></text:p>
          </table:table-cell>
          <table:table-cell office:value-type="string" table:style-name="ce5">
            <text:p>S24</text:p>
          </table:table-cell>
          <table:table-cell office:value-type="string" table:style-name="ce26">
            <text:p>S24 8GB 256GB 5G MARBLE GREY</text:p>
          </table:table-cell>
          <table:table-cell office:value-type="float" office:value="79999" table:style-name="ce1">
            <text:p>79999</text:p>
          </table:table-cell>
          <table:table-cell office:value-type="float" office:value="60999" table:style-name="ce1">
            <text:p>60999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https://amzn.in/d/8LEjiLj</text:p>
          </table:table-cell>
          <table:table-cell table:style-name="ce1"/>
          <table:table-cell office:value-type="string" table:style-name="ce3">
            <text:p>1 Year</text:p>
          </table:table-cell>
          <table:table-cell office:value-type="string" table:style-name="ce3">
            <text:p>Yes</text:p>
          </table:table-cell>
          <table:table-cell table:number-columns-repeated="16373"/>
        </table:table-row>
        <table:table-row table:style-name="ro2">
          <table:table-cell/>
          <table:table-cell office:value-type="string" table:style-name="ce4">
            <text:p>SAMSUNG<text:s/></text:p>
          </table:table-cell>
          <table:table-cell office:value-type="string" table:style-name="ce5">
            <text:p>S24</text:p>
          </table:table-cell>
          <table:table-cell office:value-type="string" table:style-name="ce26">
            <text:p>S24 8GB 256GB 5G ONXY BLACK</text:p>
          </table:table-cell>
          <table:table-cell office:value-type="float" office:value="79999" table:style-name="ce1">
            <text:p>79999</text:p>
          </table:table-cell>
          <table:table-cell office:value-type="float" office:value="60999" table:style-name="ce1">
            <text:p>60999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https://amzn.in/d/8LEjiLj</text:p>
          </table:table-cell>
          <table:table-cell table:style-name="ce1"/>
          <table:table-cell office:value-type="string" table:style-name="ce3">
            <text:p>1 Year</text:p>
          </table:table-cell>
          <table:table-cell office:value-type="string" table:style-name="ce3">
            <text:p>Yes</text:p>
          </table:table-cell>
          <table:table-cell table:number-columns-repeated="16373"/>
        </table:table-row>
        <table:table-row table:style-name="ro2">
          <table:table-cell/>
          <table:table-cell office:value-type="string" table:style-name="ce4">
            <text:p>SAMSUNG<text:s/></text:p>
          </table:table-cell>
          <table:table-cell office:value-type="string" table:style-name="ce5">
            <text:p>S24</text:p>
          </table:table-cell>
          <table:table-cell office:value-type="string" table:style-name="ce26">
            <text:p>S24 8GB 256GB 5G YELLOW</text:p>
          </table:table-cell>
          <table:table-cell office:value-type="float" office:value="79999" table:style-name="ce1">
            <text:p>79999</text:p>
          </table:table-cell>
          <table:table-cell office:value-type="float" office:value="60999" table:style-name="ce1">
            <text:p>60999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https://amzn.in/d/8LEjiLj</text:p>
          </table:table-cell>
          <table:table-cell table:style-name="ce1"/>
          <table:table-cell office:value-type="string" table:style-name="ce3">
            <text:p>1 Year</text:p>
          </table:table-cell>
          <table:table-cell office:value-type="string" table:style-name="ce3">
            <text:p>Yes</text:p>
          </table:table-cell>
          <table:table-cell table:number-columns-repeated="16373"/>
        </table:table-row>
        <table:table-row table:style-name="ro2">
          <table:table-cell/>
          <table:table-cell office:value-type="string" table:style-name="ce4">
            <text:p>SAMSUNG<text:s/></text:p>
          </table:table-cell>
          <table:table-cell office:value-type="string" table:style-name="ce5">
            <text:p>S24</text:p>
          </table:table-cell>
          <table:table-cell office:value-type="string" table:style-name="ce26">
            <text:p>S24 8GB 256GB 5G VIOLET</text:p>
          </table:table-cell>
          <table:table-cell office:value-type="float" office:value="79999" table:style-name="ce1">
            <text:p>79999</text:p>
          </table:table-cell>
          <table:table-cell office:value-type="float" office:value="60999" table:style-name="ce1">
            <text:p>60999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https://amzn.in/d/8LEjiLj</text:p>
          </table:table-cell>
          <table:table-cell table:style-name="ce1"/>
          <table:table-cell office:value-type="string" table:style-name="ce3">
            <text:p>1 Year</text:p>
          </table:table-cell>
          <table:table-cell office:value-type="string" table:style-name="ce3">
            <text:p>Yes</text:p>
          </table:table-cell>
          <table:table-cell table:number-columns-repeated="16373"/>
        </table:table-row>
        <table:table-row table:style-name="ro2">
          <table:table-cell/>
          <table:table-cell office:value-type="string" table:style-name="ce4">
            <text:p>SAMSUNG<text:s/></text:p>
          </table:table-cell>
          <table:table-cell office:value-type="string" table:style-name="ce5">
            <text:p>S24</text:p>
          </table:table-cell>
          <table:table-cell office:value-type="string" table:style-name="ce16">
            <text:p>S24 8GB 512GB 5G MARBLE GREY</text:p>
          </table:table-cell>
          <table:table-cell office:value-type="float" office:value="84999" table:style-name="ce1">
            <text:p>84999</text:p>
          </table:table-cell>
          <table:table-cell office:value-type="float" office:value="69999" table:style-name="ce1">
            <text:p>69999</text:p>
          </table:table-cell>
          <table:table-cell office:value-type="float" office:value="8" table:style-name="ce1">
            <text:p>8</text:p>
          </table:table-cell>
          <table:table-cell table:number-columns-repeated="2" table:style-name="ce1"/>
          <table:table-cell office:value-type="string" table:style-name="ce3">
            <text:p>1 Year</text:p>
          </table:table-cell>
          <table:table-cell office:value-type="string" table:style-name="ce3">
            <text:p>Yes</text:p>
          </table:table-cell>
          <table:table-cell table:number-columns-repeated="16373"/>
        </table:table-row>
        <table:table-row table:style-name="ro2">
          <table:table-cell/>
          <table:table-cell office:value-type="string" table:style-name="ce4">
            <text:p>SAMSUNG<text:s/></text:p>
          </table:table-cell>
          <table:table-cell office:value-type="string" table:style-name="ce5">
            <text:p>S24</text:p>
          </table:table-cell>
          <table:table-cell office:value-type="string" table:style-name="ce16">
            <text:p>S24 8GB 512GB 5G ONXY BLACK</text:p>
          </table:table-cell>
          <table:table-cell office:value-type="float" office:value="84999" table:style-name="ce1">
            <text:p>84999</text:p>
          </table:table-cell>
          <table:table-cell office:value-type="float" office:value="69999" table:style-name="ce1">
            <text:p>69999</text:p>
          </table:table-cell>
          <table:table-cell office:value-type="float" office:value="8" table:style-name="ce1">
            <text:p>8</text:p>
          </table:table-cell>
          <table:table-cell table:number-columns-repeated="2" table:style-name="ce1"/>
          <table:table-cell office:value-type="string" table:style-name="ce3">
            <text:p>1 Year</text:p>
          </table:table-cell>
          <table:table-cell office:value-type="string" table:style-name="ce3">
            <text:p>Yes</text:p>
          </table:table-cell>
          <table:table-cell table:number-columns-repeated="16373"/>
        </table:table-row>
        <table:table-row table:style-name="ro2">
          <table:table-cell/>
          <table:table-cell office:value-type="string" table:style-name="ce4">
            <text:p>SAMSUNG<text:s/></text:p>
          </table:table-cell>
          <table:table-cell office:value-type="string" table:style-name="ce5">
            <text:p>S24</text:p>
          </table:table-cell>
          <table:table-cell office:value-type="string" table:style-name="ce16">
            <text:p>S24 8GB 512GB 5G YELLOW</text:p>
          </table:table-cell>
          <table:table-cell office:value-type="float" office:value="84999" table:style-name="ce1">
            <text:p>84999</text:p>
          </table:table-cell>
          <table:table-cell office:value-type="float" office:value="69999" table:style-name="ce1">
            <text:p>69999</text:p>
          </table:table-cell>
          <table:table-cell office:value-type="float" office:value="8" table:style-name="ce1">
            <text:p>8</text:p>
          </table:table-cell>
          <table:table-cell table:number-columns-repeated="2" table:style-name="ce1"/>
          <table:table-cell office:value-type="string" table:style-name="ce3">
            <text:p>1 Year</text:p>
          </table:table-cell>
          <table:table-cell office:value-type="string" table:style-name="ce3">
            <text:p>Yes</text:p>
          </table:table-cell>
          <table:table-cell table:number-columns-repeated="16373"/>
        </table:table-row>
        <table:table-row table:style-name="ro2">
          <table:table-cell/>
          <table:table-cell office:value-type="string" table:style-name="ce4">
            <text:p>SAMSUNG<text:s/></text:p>
          </table:table-cell>
          <table:table-cell office:value-type="string" table:style-name="ce5">
            <text:p>S24</text:p>
          </table:table-cell>
          <table:table-cell office:value-type="string" table:style-name="ce16">
            <text:p>S24 8GB 512GB 5G VIOLET</text:p>
          </table:table-cell>
          <table:table-cell office:value-type="float" office:value="84999" table:style-name="ce1">
            <text:p>84999</text:p>
          </table:table-cell>
          <table:table-cell office:value-type="float" office:value="69999" table:style-name="ce1">
            <text:p>69999</text:p>
          </table:table-cell>
          <table:table-cell office:value-type="float" office:value="8" table:style-name="ce1">
            <text:p>8</text:p>
          </table:table-cell>
          <table:table-cell table:number-columns-repeated="2" table:style-name="ce1"/>
          <table:table-cell office:value-type="string" table:style-name="ce3">
            <text:p>1 Year</text:p>
          </table:table-cell>
          <table:table-cell office:value-type="string" table:style-name="ce3">
            <text:p>Yes</text:p>
          </table:table-cell>
          <table:table-cell table:number-columns-repeated="16373"/>
        </table:table-row>
        <table:table-row table:style-name="ro2">
          <table:table-cell/>
          <table:table-cell office:value-type="string" table:style-name="ce4">
            <text:p>SAMSUNG<text:s/></text:p>
          </table:table-cell>
          <table:table-cell office:value-type="string" table:style-name="ce5">
            <text:p>S24 ULTRA</text:p>
          </table:table-cell>
          <table:table-cell office:value-type="string" table:style-name="ce19">
            <text:p>S24 ULTRA 12GB 256GB 5G TITANIUM GREY</text:p>
          </table:table-cell>
          <table:table-cell office:value-type="float" office:value="134999" table:style-name="ce1">
            <text:p>134999</text:p>
          </table:table-cell>
          <table:table-cell office:value-type="float" office:value="104999" table:style-name="ce1">
            <text:p>104999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https://amzn.in/d/ecCQtLt</text:p>
          </table:table-cell>
          <table:table-cell table:style-name="ce1"/>
          <table:table-cell office:value-type="string" table:style-name="ce3">
            <text:p>1 Year</text:p>
          </table:table-cell>
          <table:table-cell office:value-type="string" table:style-name="ce3">
            <text:p>Yes</text:p>
          </table:table-cell>
          <table:table-cell table:number-columns-repeated="16373"/>
        </table:table-row>
        <table:table-row table:style-name="ro2">
          <table:table-cell/>
          <table:table-cell office:value-type="string" table:style-name="ce4">
            <text:p>SAMSUNG<text:s/></text:p>
          </table:table-cell>
          <table:table-cell office:value-type="string" table:style-name="ce5">
            <text:p>S24 ULTRA</text:p>
          </table:table-cell>
          <table:table-cell office:value-type="string" table:style-name="ce19">
            <text:p>S24 ULTRA 12GB 256GB 5G TITANIUM VIOLET</text:p>
          </table:table-cell>
          <table:table-cell office:value-type="float" office:value="134999" table:style-name="ce1">
            <text:p>134999</text:p>
          </table:table-cell>
          <table:table-cell office:value-type="float" office:value="104999" table:style-name="ce1">
            <text:p>104999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https://amzn.in/d/ecCQtLt</text:p>
          </table:table-cell>
          <table:table-cell table:style-name="ce1"/>
          <table:table-cell office:value-type="string" table:style-name="ce3">
            <text:p>1 Year</text:p>
          </table:table-cell>
          <table:table-cell office:value-type="string" table:style-name="ce3">
            <text:p>Yes</text:p>
          </table:table-cell>
          <table:table-cell table:number-columns-repeated="16373"/>
        </table:table-row>
        <table:table-row table:style-name="ro2">
          <table:table-cell/>
          <table:table-cell office:value-type="string" table:style-name="ce4">
            <text:p>SAMSUNG<text:s/></text:p>
          </table:table-cell>
          <table:table-cell office:value-type="string" table:style-name="ce5">
            <text:p>S24 ULTRA</text:p>
          </table:table-cell>
          <table:table-cell office:value-type="string" table:style-name="ce19">
            <text:p>S24 ULTRA 12GB 256GB 5G TITANIUM BLACK</text:p>
          </table:table-cell>
          <table:table-cell office:value-type="float" office:value="134999" table:style-name="ce1">
            <text:p>134999</text:p>
          </table:table-cell>
          <table:table-cell office:value-type="float" office:value="104999" table:style-name="ce1">
            <text:p>104999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https://amzn.in/d/ecCQtLt</text:p>
          </table:table-cell>
          <table:table-cell table:style-name="ce1"/>
          <table:table-cell office:value-type="string" table:style-name="ce3">
            <text:p>1 Year</text:p>
          </table:table-cell>
          <table:table-cell office:value-type="string" table:style-name="ce3">
            <text:p>Yes</text:p>
          </table:table-cell>
          <table:table-cell table:number-columns-repeated="16373"/>
        </table:table-row>
        <table:table-row table:style-name="ro2">
          <table:table-cell/>
          <table:table-cell office:value-type="string" table:style-name="ce4">
            <text:p>SAMSUNG<text:s/></text:p>
          </table:table-cell>
          <table:table-cell office:value-type="string" table:style-name="ce5">
            <text:p>S24 ULTRA</text:p>
          </table:table-cell>
          <table:table-cell office:value-type="string" table:style-name="ce19">
            <text:p>S24 ULTRA 12GB 256GB 5G YELLOW</text:p>
          </table:table-cell>
          <table:table-cell office:value-type="float" office:value="134999" table:style-name="ce1">
            <text:p>134999</text:p>
          </table:table-cell>
          <table:table-cell office:value-type="float" office:value="104999" table:style-name="ce1">
            <text:p>104999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https://amzn.in/d/ecCQtLt</text:p>
          </table:table-cell>
          <table:table-cell table:style-name="ce1"/>
          <table:table-cell office:value-type="string" table:style-name="ce3">
            <text:p>1 Year</text:p>
          </table:table-cell>
          <table:table-cell office:value-type="string" table:style-name="ce3">
            <text:p>Yes</text:p>
          </table:table-cell>
          <table:table-cell table:number-columns-repeated="16373"/>
        </table:table-row>
        <table:table-row table:style-name="ro2">
          <table:table-cell/>
          <table:table-cell office:value-type="string" table:style-name="ce4">
            <text:p>SAMSUNG<text:s/></text:p>
          </table:table-cell>
          <table:table-cell office:value-type="string" table:style-name="ce5">
            <text:p>S24 ULTRA</text:p>
          </table:table-cell>
          <table:table-cell office:value-type="string" table:style-name="ce27">
            <text:p>S24 ULTRA 12GB 512GB 5G TITANIUM GREY</text:p>
          </table:table-cell>
          <table:table-cell office:value-type="float" office:value="144999" table:style-name="ce1">
            <text:p>144999</text:p>
          </table:table-cell>
          <table:table-cell office:value-type="float" office:value="129999" table:style-name="ce1">
            <text:p>129999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https://amzn.in/d/fcSNRTs</text:p>
          </table:table-cell>
          <table:table-cell table:style-name="ce1"/>
          <table:table-cell office:value-type="string" table:style-name="ce3">
            <text:p>1 Year</text:p>
          </table:table-cell>
          <table:table-cell office:value-type="string" table:style-name="ce3">
            <text:p>Yes</text:p>
          </table:table-cell>
          <table:table-cell table:number-columns-repeated="16373"/>
        </table:table-row>
        <table:table-row table:style-name="ro2">
          <table:table-cell/>
          <table:table-cell office:value-type="string" table:style-name="ce4">
            <text:p>SAMSUNG<text:s/></text:p>
          </table:table-cell>
          <table:table-cell office:value-type="string" table:style-name="ce5">
            <text:p>S24 ULTRA</text:p>
          </table:table-cell>
          <table:table-cell office:value-type="string" table:style-name="ce27">
            <text:p>S24 ULTRA 12GB 512GB 5G TITANIUM VIOLET</text:p>
          </table:table-cell>
          <table:table-cell office:value-type="float" office:value="144999" table:style-name="ce1">
            <text:p>144999</text:p>
          </table:table-cell>
          <table:table-cell office:value-type="float" office:value="129999" table:style-name="ce1">
            <text:p>129999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https://amzn.in/d/fcSNRTs</text:p>
          </table:table-cell>
          <table:table-cell table:style-name="ce1"/>
          <table:table-cell office:value-type="string" table:style-name="ce3">
            <text:p>1 Year</text:p>
          </table:table-cell>
          <table:table-cell office:value-type="string" table:style-name="ce3">
            <text:p>Yes</text:p>
          </table:table-cell>
          <table:table-cell table:number-columns-repeated="16373"/>
        </table:table-row>
        <table:table-row table:style-name="ro2">
          <table:table-cell/>
          <table:table-cell office:value-type="string" table:style-name="ce4">
            <text:p>SAMSUNG<text:s/></text:p>
          </table:table-cell>
          <table:table-cell office:value-type="string" table:style-name="ce5">
            <text:p>S24 ULTRA</text:p>
          </table:table-cell>
          <table:table-cell office:value-type="string" table:style-name="ce27">
            <text:p>S24 ULTRA 12GB 512GB 5G TITANIUM BLACK</text:p>
          </table:table-cell>
          <table:table-cell office:value-type="float" office:value="144999" table:style-name="ce1">
            <text:p>144999</text:p>
          </table:table-cell>
          <table:table-cell office:value-type="float" office:value="129999" table:style-name="ce1">
            <text:p>129999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https://amzn.in/d/fcSNRTs</text:p>
          </table:table-cell>
          <table:table-cell table:style-name="ce1"/>
          <table:table-cell office:value-type="string" table:style-name="ce3">
            <text:p>1 Year</text:p>
          </table:table-cell>
          <table:table-cell office:value-type="string" table:style-name="ce3">
            <text:p>Yes</text:p>
          </table:table-cell>
          <table:table-cell table:number-columns-repeated="16373"/>
        </table:table-row>
        <table:table-row table:style-name="ro2">
          <table:table-cell/>
          <table:table-cell office:value-type="string" table:style-name="ce4">
            <text:p>SAMSUNG<text:s/></text:p>
          </table:table-cell>
          <table:table-cell office:value-type="string" table:style-name="ce5">
            <text:p>S24 ULTRA</text:p>
          </table:table-cell>
          <table:table-cell office:value-type="string" table:style-name="ce27">
            <text:p>S24 ULTRA 12GB 512GB 5G TITANIUM YELLOW</text:p>
          </table:table-cell>
          <table:table-cell office:value-type="float" office:value="144999" table:style-name="ce1">
            <text:p>144999</text:p>
          </table:table-cell>
          <table:table-cell office:value-type="float" office:value="129999" table:style-name="ce1">
            <text:p>129999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https://amzn.in/d/fcSNRTs</text:p>
          </table:table-cell>
          <table:table-cell table:style-name="ce1"/>
          <table:table-cell office:value-type="string" table:style-name="ce3">
            <text:p>1 Year</text:p>
          </table:table-cell>
          <table:table-cell office:value-type="string" table:style-name="ce3">
            <text:p>Yes</text:p>
          </table:table-cell>
          <table:table-cell table:number-columns-repeated="16373"/>
        </table:table-row>
        <table:table-row table:style-name="ro2">
          <table:table-cell/>
          <table:table-cell office:value-type="string" table:style-name="ce4">
            <text:p>SAMSUNG<text:s/></text:p>
          </table:table-cell>
          <table:table-cell office:value-type="string" table:style-name="ce5">
            <text:p>S25<text:s/></text:p>
          </table:table-cell>
          <table:table-cell office:value-type="string" table:style-name="ce28">
            <text:p>S25 12GB 256GB 5G ICY BLUE</text:p>
          </table:table-cell>
          <table:table-cell office:value-type="float" office:value="80999" table:style-name="ce1">
            <text:p>80999</text:p>
          </table:table-cell>
          <table:table-cell office:value-type="float" office:value="80999" table:style-name="ce1">
            <text:p>80999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https://amzn.in/d/3jrobGQ</text:p>
          </table:table-cell>
          <table:table-cell table:style-name="ce1"/>
          <table:table-cell office:value-type="string" table:style-name="ce3">
            <text:p>1 Year</text:p>
          </table:table-cell>
          <table:table-cell office:value-type="string" table:style-name="ce3">
            <text:p>Yes</text:p>
          </table:table-cell>
          <table:table-cell table:number-columns-repeated="16373"/>
        </table:table-row>
        <table:table-row table:style-name="ro2">
          <table:table-cell/>
          <table:table-cell office:value-type="string" table:style-name="ce4">
            <text:p>SAMSUNG<text:s/></text:p>
          </table:table-cell>
          <table:table-cell office:value-type="string" table:style-name="ce5">
            <text:p>S25<text:s/></text:p>
          </table:table-cell>
          <table:table-cell office:value-type="string" table:style-name="ce28">
            <text:p>S25 12GB 256GB 5G MINT</text:p>
          </table:table-cell>
          <table:table-cell office:value-type="float" office:value="80999" table:style-name="ce1">
            <text:p>80999</text:p>
          </table:table-cell>
          <table:table-cell office:value-type="float" office:value="80999" table:style-name="ce1">
            <text:p>80999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https://amzn.in/d/3jrobGQ</text:p>
          </table:table-cell>
          <table:table-cell table:style-name="ce1"/>
          <table:table-cell office:value-type="string" table:style-name="ce3">
            <text:p>1 Year</text:p>
          </table:table-cell>
          <table:table-cell office:value-type="string" table:style-name="ce3">
            <text:p>Yes</text:p>
          </table:table-cell>
          <table:table-cell table:number-columns-repeated="16373"/>
        </table:table-row>
        <table:table-row table:style-name="ro2">
          <table:table-cell/>
          <table:table-cell office:value-type="string" table:style-name="ce4">
            <text:p>SAMSUNG<text:s/></text:p>
          </table:table-cell>
          <table:table-cell office:value-type="string" table:style-name="ce5">
            <text:p>S25<text:s/></text:p>
          </table:table-cell>
          <table:table-cell office:value-type="string" table:style-name="ce28">
            <text:p>S25 12GB 256GB 5G SILVER SHADOW</text:p>
          </table:table-cell>
          <table:table-cell office:value-type="float" office:value="80999" table:style-name="ce1">
            <text:p>80999</text:p>
          </table:table-cell>
          <table:table-cell office:value-type="float" office:value="80999" table:style-name="ce1">
            <text:p>80999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https://amzn.in/d/3jrobGQ</text:p>
          </table:table-cell>
          <table:table-cell table:style-name="ce1"/>
          <table:table-cell office:value-type="string" table:style-name="ce3">
            <text:p>1 Year</text:p>
          </table:table-cell>
          <table:table-cell office:value-type="string" table:style-name="ce3">
            <text:p>Yes</text:p>
          </table:table-cell>
          <table:table-cell table:number-columns-repeated="16373"/>
        </table:table-row>
        <table:table-row table:style-name="ro2">
          <table:table-cell/>
          <table:table-cell office:value-type="string" table:style-name="ce4">
            <text:p>SAMSUNG<text:s/></text:p>
          </table:table-cell>
          <table:table-cell office:value-type="string" table:style-name="ce5">
            <text:p>S25<text:s/></text:p>
          </table:table-cell>
          <table:table-cell office:value-type="string" table:style-name="ce28">
            <text:p>S25 12GB 256GB 5G NAVY</text:p>
          </table:table-cell>
          <table:table-cell office:value-type="float" office:value="80999" table:style-name="ce1">
            <text:p>80999</text:p>
          </table:table-cell>
          <table:table-cell office:value-type="float" office:value="80999" table:style-name="ce1">
            <text:p>80999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https://amzn.in/d/3jrobGQ</text:p>
          </table:table-cell>
          <table:table-cell table:style-name="ce1"/>
          <table:table-cell office:value-type="string" table:style-name="ce3">
            <text:p>1 Year</text:p>
          </table:table-cell>
          <table:table-cell office:value-type="string" table:style-name="ce3">
            <text:p>Yes</text:p>
          </table:table-cell>
          <table:table-cell table:number-columns-repeated="16373"/>
        </table:table-row>
        <table:table-row table:style-name="ro2">
          <table:table-cell/>
          <table:table-cell office:value-type="string" table:style-name="ce4">
            <text:p>SAMSUNG<text:s/></text:p>
          </table:table-cell>
          <table:table-cell office:value-type="string" table:style-name="ce5">
            <text:p>S25<text:s/></text:p>
          </table:table-cell>
          <table:table-cell office:value-type="string" table:style-name="ce15">
            <text:p>S25 12GB 512GB 5G ICY BLUE<text:s/></text:p>
          </table:table-cell>
          <table:table-cell office:value-type="float" office:value="92999" table:style-name="ce1">
            <text:p>92999</text:p>
          </table:table-cell>
          <table:table-cell office:value-type="float" office:value="92999" table:style-name="ce1">
            <text:p>92999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https://amzn.in/d/ahQHaFi</text:p>
          </table:table-cell>
          <table:table-cell table:style-name="ce1"/>
          <table:table-cell office:value-type="string" table:style-name="ce3">
            <text:p>1 Year</text:p>
          </table:table-cell>
          <table:table-cell office:value-type="string" table:style-name="ce3">
            <text:p>Yes</text:p>
          </table:table-cell>
          <table:table-cell table:number-columns-repeated="16373"/>
        </table:table-row>
        <table:table-row table:style-name="ro2">
          <table:table-cell/>
          <table:table-cell office:value-type="string" table:style-name="ce4">
            <text:p>SAMSUNG<text:s/></text:p>
          </table:table-cell>
          <table:table-cell office:value-type="string" table:style-name="ce5">
            <text:p>S25<text:s/></text:p>
          </table:table-cell>
          <table:table-cell office:value-type="string" table:style-name="ce15">
            <text:p>S25 12GB 512GB 5G MINT</text:p>
          </table:table-cell>
          <table:table-cell office:value-type="float" office:value="92999" table:style-name="ce1">
            <text:p>92999</text:p>
          </table:table-cell>
          <table:table-cell office:value-type="float" office:value="92999" table:style-name="ce1">
            <text:p>92999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https://amzn.in/d/ahQHaFi</text:p>
          </table:table-cell>
          <table:table-cell table:style-name="ce1"/>
          <table:table-cell office:value-type="string" table:style-name="ce3">
            <text:p>1 Year</text:p>
          </table:table-cell>
          <table:table-cell office:value-type="string" table:style-name="ce3">
            <text:p>Yes</text:p>
          </table:table-cell>
          <table:table-cell table:number-columns-repeated="16373"/>
        </table:table-row>
        <table:table-row table:style-name="ro2">
          <table:table-cell/>
          <table:table-cell office:value-type="string" table:style-name="ce4">
            <text:p>SAMSUNG<text:s/></text:p>
          </table:table-cell>
          <table:table-cell office:value-type="string" table:style-name="ce5">
            <text:p>S25</text:p>
          </table:table-cell>
          <table:table-cell office:value-type="string" table:style-name="ce15">
            <text:p>S25 12GB 512GB 5G SILVER SHADOW</text:p>
          </table:table-cell>
          <table:table-cell office:value-type="float" office:value="92999" table:style-name="ce1">
            <text:p>92999</text:p>
          </table:table-cell>
          <table:table-cell office:value-type="float" office:value="92999" table:style-name="ce1">
            <text:p>92999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https://amzn.in/d/ahQHaFi</text:p>
          </table:table-cell>
          <table:table-cell table:style-name="ce1"/>
          <table:table-cell office:value-type="string" table:style-name="ce3">
            <text:p>1 Year</text:p>
          </table:table-cell>
          <table:table-cell office:value-type="string" table:style-name="ce3">
            <text:p>Yes</text:p>
          </table:table-cell>
          <table:table-cell table:number-columns-repeated="16373"/>
        </table:table-row>
        <table:table-row table:style-name="ro2">
          <table:table-cell/>
          <table:table-cell office:value-type="string" table:style-name="ce4">
            <text:p>SAMSUNG<text:s/></text:p>
          </table:table-cell>
          <table:table-cell office:value-type="string" table:style-name="ce5">
            <text:p>S25</text:p>
          </table:table-cell>
          <table:table-cell office:value-type="string" table:style-name="ce15">
            <text:p>S25 12GB 512GB 5G NAVY</text:p>
          </table:table-cell>
          <table:table-cell office:value-type="float" office:value="92999" table:style-name="ce1">
            <text:p>92999</text:p>
          </table:table-cell>
          <table:table-cell office:value-type="float" office:value="92999" table:style-name="ce1">
            <text:p>92999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https://amzn.in/d/ahQHaFi</text:p>
          </table:table-cell>
          <table:table-cell table:style-name="ce1"/>
          <table:table-cell office:value-type="string" table:style-name="ce3">
            <text:p>1 Year</text:p>
          </table:table-cell>
          <table:table-cell office:value-type="string" table:style-name="ce3">
            <text:p>Yes</text:p>
          </table:table-cell>
          <table:table-cell table:number-columns-repeated="16373"/>
        </table:table-row>
        <table:table-row table:style-name="ro2">
          <table:table-cell/>
          <table:table-cell office:value-type="string" table:style-name="ce4">
            <text:p>SAMSUNG<text:s/></text:p>
          </table:table-cell>
          <table:table-cell office:value-type="string" table:style-name="ce5">
            <text:p>S25 ULTRA<text:s/></text:p>
          </table:table-cell>
          <table:table-cell office:value-type="string" table:style-name="ce29">
            <text:p>S25 ULTRA 12GB 256GB 5G TITANIUM BLUE<text:s/></text:p>
          </table:table-cell>
          <table:table-cell office:value-type="float" office:value="129999" table:style-name="ce1">
            <text:p>129999</text:p>
          </table:table-cell>
          <table:table-cell office:value-type="float" office:value="129999" table:style-name="ce1">
            <text:p>129999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https://amzn.in/d/iDNjGyK</text:p>
          </table:table-cell>
          <table:table-cell table:style-name="ce1"/>
          <table:table-cell office:value-type="string" table:style-name="ce3">
            <text:p>1 Year</text:p>
          </table:table-cell>
          <table:table-cell office:value-type="string" table:style-name="ce3">
            <text:p>Yes</text:p>
          </table:table-cell>
          <table:table-cell table:number-columns-repeated="16373"/>
        </table:table-row>
        <table:table-row table:style-name="ro2">
          <table:table-cell/>
          <table:table-cell office:value-type="string" table:style-name="ce4">
            <text:p>SAMSUNG<text:s/></text:p>
          </table:table-cell>
          <table:table-cell office:value-type="string" table:style-name="ce5">
            <text:p>S25 ULTRA<text:s/></text:p>
          </table:table-cell>
          <table:table-cell office:value-type="string" table:style-name="ce29">
            <text:p>S25 ULTRA 12GB 256GB 5G TITANIUM BLACK</text:p>
          </table:table-cell>
          <table:table-cell office:value-type="float" office:value="129999" table:style-name="ce1">
            <text:p>129999</text:p>
          </table:table-cell>
          <table:table-cell office:value-type="float" office:value="129999" table:style-name="ce1">
            <text:p>129999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https://amzn.in/d/iDNjGyK</text:p>
          </table:table-cell>
          <table:table-cell table:style-name="ce1"/>
          <table:table-cell office:value-type="string" table:style-name="ce3">
            <text:p>1 Year</text:p>
          </table:table-cell>
          <table:table-cell office:value-type="string" table:style-name="ce3">
            <text:p>Yes</text:p>
          </table:table-cell>
          <table:table-cell table:number-columns-repeated="16373"/>
        </table:table-row>
        <table:table-row table:style-name="ro2">
          <table:table-cell/>
          <table:table-cell office:value-type="string" table:style-name="ce4">
            <text:p>SAMSUNG<text:s/></text:p>
          </table:table-cell>
          <table:table-cell office:value-type="string" table:style-name="ce5">
            <text:p>S25 ULTRA<text:s/></text:p>
          </table:table-cell>
          <table:table-cell office:value-type="string" table:style-name="ce29">
            <text:p>S25 ULTRA 12GB 256GB 5G TITANIUM GRAY</text:p>
          </table:table-cell>
          <table:table-cell office:value-type="float" office:value="129999" table:style-name="ce1">
            <text:p>129999</text:p>
          </table:table-cell>
          <table:table-cell office:value-type="float" office:value="129999" table:style-name="ce1">
            <text:p>129999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https://amzn.in/d/iDNjGyK</text:p>
          </table:table-cell>
          <table:table-cell table:style-name="ce1"/>
          <table:table-cell office:value-type="string" table:style-name="ce3">
            <text:p>1 Year</text:p>
          </table:table-cell>
          <table:table-cell office:value-type="string" table:style-name="ce3">
            <text:p>Yes</text:p>
          </table:table-cell>
          <table:table-cell table:number-columns-repeated="16373"/>
        </table:table-row>
        <table:table-row table:style-name="ro2">
          <table:table-cell/>
          <table:table-cell office:value-type="string" table:style-name="ce4">
            <text:p>SAMSUNG<text:s/></text:p>
          </table:table-cell>
          <table:table-cell office:value-type="string" table:style-name="ce5">
            <text:p>S25 ULTRA<text:s/></text:p>
          </table:table-cell>
          <table:table-cell office:value-type="string" table:style-name="ce29">
            <text:p>S25 ULTRA 12GB 256GB 5G TITANIUM SILVER</text:p>
          </table:table-cell>
          <table:table-cell office:value-type="float" office:value="129999" table:style-name="ce1">
            <text:p>129999</text:p>
          </table:table-cell>
          <table:table-cell office:value-type="float" office:value="129999" table:style-name="ce1">
            <text:p>129999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https://amzn.in/d/iDNjGyK</text:p>
          </table:table-cell>
          <table:table-cell table:style-name="ce1"/>
          <table:table-cell office:value-type="string" table:style-name="ce3">
            <text:p>1 Year</text:p>
          </table:table-cell>
          <table:table-cell office:value-type="string" table:style-name="ce3">
            <text:p>Yes</text:p>
          </table:table-cell>
          <table:table-cell table:number-columns-repeated="16373"/>
        </table:table-row>
        <table:table-row table:style-name="ro2">
          <table:table-cell/>
          <table:table-cell office:value-type="string" table:style-name="ce4">
            <text:p>SAMSUNG<text:s/></text:p>
          </table:table-cell>
          <table:table-cell office:value-type="string" table:style-name="ce5">
            <text:p>S25 ULTRA<text:s/></text:p>
          </table:table-cell>
          <table:table-cell office:value-type="string" table:style-name="ce9">
            <text:p>S25 ULTRA 12GB 512GB 5G TITANIUM BLUE<text:s/></text:p>
          </table:table-cell>
          <table:table-cell office:value-type="float" office:value="141999" table:style-name="ce1">
            <text:p>141999</text:p>
          </table:table-cell>
          <table:table-cell office:value-type="float" office:value="141999" table:style-name="ce1">
            <text:p>141999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https://amzn.in/d/1CWiR5R</text:p>
          </table:table-cell>
          <table:table-cell table:style-name="ce1"/>
          <table:table-cell office:value-type="string" table:style-name="ce3">
            <text:p>1 Year</text:p>
          </table:table-cell>
          <table:table-cell office:value-type="string" table:style-name="ce3">
            <text:p>Yes</text:p>
          </table:table-cell>
          <table:table-cell table:number-columns-repeated="16373"/>
        </table:table-row>
        <table:table-row table:style-name="ro2">
          <table:table-cell/>
          <table:table-cell office:value-type="string" table:style-name="ce4">
            <text:p>SAMSUNG<text:s/></text:p>
          </table:table-cell>
          <table:table-cell office:value-type="string" table:style-name="ce5">
            <text:p>S25 ULTRA<text:s/></text:p>
          </table:table-cell>
          <table:table-cell office:value-type="string" table:style-name="ce9">
            <text:p>S25 ULTRA 12GB 512GB 5G TITANIUM BLACK</text:p>
          </table:table-cell>
          <table:table-cell office:value-type="float" office:value="141999" table:style-name="ce1">
            <text:p>141999</text:p>
          </table:table-cell>
          <table:table-cell office:value-type="float" office:value="141999" table:style-name="ce1">
            <text:p>141999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https://amzn.in/d/1CWiR5R</text:p>
          </table:table-cell>
          <table:table-cell table:style-name="ce1"/>
          <table:table-cell office:value-type="string" table:style-name="ce3">
            <text:p>1 Year</text:p>
          </table:table-cell>
          <table:table-cell office:value-type="string" table:style-name="ce3">
            <text:p>Yes</text:p>
          </table:table-cell>
          <table:table-cell table:number-columns-repeated="16373"/>
        </table:table-row>
        <table:table-row table:style-name="ro2">
          <table:table-cell/>
          <table:table-cell office:value-type="string" table:style-name="ce4">
            <text:p>SAMSUNG<text:s/></text:p>
          </table:table-cell>
          <table:table-cell office:value-type="string" table:style-name="ce5">
            <text:p>S25 ULTRA<text:s/></text:p>
          </table:table-cell>
          <table:table-cell office:value-type="string" table:style-name="ce9">
            <text:p>S25 ULTRA 12GB 512GB 5G TITANIUM GRAY</text:p>
          </table:table-cell>
          <table:table-cell office:value-type="float" office:value="141999" table:style-name="ce1">
            <text:p>141999</text:p>
          </table:table-cell>
          <table:table-cell office:value-type="float" office:value="141999" table:style-name="ce1">
            <text:p>141999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https://amzn.in/d/1CWiR5R</text:p>
          </table:table-cell>
          <table:table-cell table:style-name="ce1"/>
          <table:table-cell office:value-type="string" table:style-name="ce3">
            <text:p>1 Year</text:p>
          </table:table-cell>
          <table:table-cell office:value-type="string" table:style-name="ce3">
            <text:p>Yes</text:p>
          </table:table-cell>
          <table:table-cell table:number-columns-repeated="16373"/>
        </table:table-row>
        <table:table-row table:style-name="ro2">
          <table:table-cell/>
          <table:table-cell office:value-type="string" table:style-name="ce4">
            <text:p>SAMSUNG<text:s/></text:p>
          </table:table-cell>
          <table:table-cell office:value-type="string" table:style-name="ce5">
            <text:p>S25 ULTRA<text:s/></text:p>
          </table:table-cell>
          <table:table-cell office:value-type="string" table:style-name="ce9">
            <text:p>S25 ULTRA 12GB 512GB 5G TITANIUM SILVER</text:p>
          </table:table-cell>
          <table:table-cell office:value-type="float" office:value="141999" table:style-name="ce1">
            <text:p>141999</text:p>
          </table:table-cell>
          <table:table-cell office:value-type="float" office:value="141999" table:style-name="ce1">
            <text:p>141999</text:p>
          </table:table-cell>
          <table:table-cell office:value-type="float" office:value="8" table:style-name="ce1">
            <text:p>8</text:p>
          </table:table-cell>
          <table:table-cell office:value-type="string" table:style-name="ce10">
            <text:p><text:a xlink:href="https://amzn.in/d/1CWiR5R">https://amzn.in/d/1CWiR5R</text:a></text:p>
          </table:table-cell>
          <table:table-cell table:style-name="ce1"/>
          <table:table-cell office:value-type="string" table:style-name="ce3">
            <text:p>1 Year</text:p>
          </table:table-cell>
          <table:table-cell office:value-type="string" table:style-name="ce3">
            <text:p>Yes</text:p>
          </table:table-cell>
          <table:table-cell table:number-columns-repeated="16373"/>
        </table:table-row>
        <table:table-row table:style-name="ro2">
          <table:table-cell/>
          <table:table-cell office:value-type="string" table:style-name="ce4">
            <text:p>SAMSUNG<text:s/></text:p>
          </table:table-cell>
          <table:table-cell office:value-type="string" table:style-name="ce5">
            <text:p>S25 ULTRA<text:s/></text:p>
          </table:table-cell>
          <table:table-cell office:value-type="string" table:style-name="ce30">
            <text:p>S25 ULTRA 12GB 1TB 5G TITANIUM BLUE</text:p>
          </table:table-cell>
          <table:table-cell office:value-type="float" office:value="165999" table:style-name="ce1">
            <text:p>165999</text:p>
          </table:table-cell>
          <table:table-cell office:value-type="float" office:value="159999" table:style-name="ce1">
            <text:p>159999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https://amzn.in/d/cedbjP3</text:p>
          </table:table-cell>
          <table:table-cell table:style-name="ce1"/>
          <table:table-cell office:value-type="string" table:style-name="ce3">
            <text:p>1 Year</text:p>
          </table:table-cell>
          <table:table-cell office:value-type="string" table:style-name="ce3">
            <text:p>Yes</text:p>
          </table:table-cell>
          <table:table-cell table:number-columns-repeated="16373"/>
        </table:table-row>
        <table:table-row table:style-name="ro2">
          <table:table-cell/>
          <table:table-cell office:value-type="string" table:style-name="ce4">
            <text:p>SAMSUNG<text:s/></text:p>
          </table:table-cell>
          <table:table-cell office:value-type="string" table:style-name="ce5">
            <text:p>S25 ULTRA<text:s/></text:p>
          </table:table-cell>
          <table:table-cell office:value-type="string" table:style-name="ce30">
            <text:p>S25 ULTRA 12GB 1TB 5G TITANIUM BLACK</text:p>
          </table:table-cell>
          <table:table-cell office:value-type="float" office:value="165999" table:style-name="ce1">
            <text:p>165999</text:p>
          </table:table-cell>
          <table:table-cell office:value-type="float" office:value="159999" table:style-name="ce1">
            <text:p>159999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https://amzn.in/d/cedbjP3</text:p>
          </table:table-cell>
          <table:table-cell table:style-name="ce1"/>
          <table:table-cell office:value-type="string" table:style-name="ce3">
            <text:p>1 Year</text:p>
          </table:table-cell>
          <table:table-cell office:value-type="string" table:style-name="ce3">
            <text:p>Yes</text:p>
          </table:table-cell>
          <table:table-cell table:number-columns-repeated="16373"/>
        </table:table-row>
        <table:table-row table:style-name="ro2">
          <table:table-cell/>
          <table:table-cell office:value-type="string" table:style-name="ce4">
            <text:p>SAMSUNG<text:s/></text:p>
          </table:table-cell>
          <table:table-cell office:value-type="string" table:style-name="ce5">
            <text:p>S25 ULTRA<text:s/></text:p>
          </table:table-cell>
          <table:table-cell office:value-type="string" table:style-name="ce30">
            <text:p>S25 ULTRA 12GB 1TB 5G TITANIUM GRAY</text:p>
          </table:table-cell>
          <table:table-cell office:value-type="float" office:value="165999" table:style-name="ce1">
            <text:p>165999</text:p>
          </table:table-cell>
          <table:table-cell office:value-type="float" office:value="159999" table:style-name="ce1">
            <text:p>159999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https://amzn.in/d/cedbjP3</text:p>
          </table:table-cell>
          <table:table-cell table:style-name="ce1"/>
          <table:table-cell office:value-type="string" table:style-name="ce3">
            <text:p>1 Year</text:p>
          </table:table-cell>
          <table:table-cell office:value-type="string" table:style-name="ce3">
            <text:p>Yes</text:p>
          </table:table-cell>
          <table:table-cell table:number-columns-repeated="16373"/>
        </table:table-row>
        <table:table-row table:style-name="ro2">
          <table:table-cell/>
          <table:table-cell office:value-type="string" table:style-name="ce4">
            <text:p>SAMSUNG<text:s/></text:p>
          </table:table-cell>
          <table:table-cell office:value-type="string" table:style-name="ce5">
            <text:p>S25 ULTRA</text:p>
          </table:table-cell>
          <table:table-cell office:value-type="string" table:style-name="ce30">
            <text:p>S25 ULTRA 12GB 1TB 5G TITANIUM SILVER</text:p>
          </table:table-cell>
          <table:table-cell office:value-type="float" office:value="165999" table:style-name="ce1">
            <text:p>165999</text:p>
          </table:table-cell>
          <table:table-cell office:value-type="float" office:value="159999" table:style-name="ce1">
            <text:p>159999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https://amzn.in/d/cedbjP4</text:p>
          </table:table-cell>
          <table:table-cell table:style-name="ce1"/>
          <table:table-cell office:value-type="string" table:style-name="ce3">
            <text:p>1 Year</text:p>
          </table:table-cell>
          <table:table-cell office:value-type="string" table:style-name="ce3">
            <text:p>Yes</text:p>
          </table:table-cell>
          <table:table-cell table:number-columns-repeated="16373"/>
        </table:table-row>
        <table:table-row table:style-name="ro2">
          <table:table-cell/>
          <table:table-cell office:value-type="string" table:style-name="ce4">
            <text:p>SAMSUNG<text:s/></text:p>
          </table:table-cell>
          <table:table-cell office:value-type="string" table:style-name="ce5">
            <text:p>FLIP 6</text:p>
          </table:table-cell>
          <table:table-cell office:value-type="string" table:style-name="ce22">
            <text:p>FLIP 6 12GB 256GB 5G MINT<text:s/></text:p>
          </table:table-cell>
          <table:table-cell office:value-type="float" office:value="109999" table:style-name="ce1">
            <text:p>109999</text:p>
          </table:table-cell>
          <table:table-cell office:value-type="float" office:value="84999" table:style-name="ce1">
            <text:p>84999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https://amzn.in/d/0iMtA8q</text:p>
          </table:table-cell>
          <table:table-cell table:style-name="ce1"/>
          <table:table-cell office:value-type="string" table:style-name="ce3">
            <text:p>1 Year</text:p>
          </table:table-cell>
          <table:table-cell office:value-type="string" table:style-name="ce3">
            <text:p>Yes</text:p>
          </table:table-cell>
          <table:table-cell table:number-columns-repeated="16373"/>
        </table:table-row>
        <table:table-row table:style-name="ro2">
          <table:table-cell/>
          <table:table-cell office:value-type="string" table:style-name="ce4">
            <text:p>SAMSUNG<text:s/></text:p>
          </table:table-cell>
          <table:table-cell office:value-type="string" table:style-name="ce5">
            <text:p>FLIP 6</text:p>
          </table:table-cell>
          <table:table-cell office:value-type="string" table:style-name="ce22">
            <text:p>FLIP 6 12GB 256GB 5G SILVER SHADOW</text:p>
          </table:table-cell>
          <table:table-cell office:value-type="float" office:value="109999" table:style-name="ce1">
            <text:p>109999</text:p>
          </table:table-cell>
          <table:table-cell office:value-type="float" office:value="84999" table:style-name="ce1">
            <text:p>84999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https://amzn.in/d/0iMtA8q</text:p>
          </table:table-cell>
          <table:table-cell table:style-name="ce1"/>
          <table:table-cell office:value-type="string" table:style-name="ce3">
            <text:p>1 Year</text:p>
          </table:table-cell>
          <table:table-cell office:value-type="string" table:style-name="ce3">
            <text:p>Yes</text:p>
          </table:table-cell>
          <table:table-cell table:number-columns-repeated="16373"/>
        </table:table-row>
        <table:table-row table:style-name="ro2">
          <table:table-cell/>
          <table:table-cell office:value-type="string" table:style-name="ce4">
            <text:p>SAMSUNG<text:s/></text:p>
          </table:table-cell>
          <table:table-cell office:value-type="string" table:style-name="ce5">
            <text:p>FLIP 6</text:p>
          </table:table-cell>
          <table:table-cell office:value-type="string" table:style-name="ce22">
            <text:p>FLIP 6 12GB 256GB 5G BLUE</text:p>
          </table:table-cell>
          <table:table-cell office:value-type="float" office:value="109999" table:style-name="ce1">
            <text:p>109999</text:p>
          </table:table-cell>
          <table:table-cell office:value-type="float" office:value="84999" table:style-name="ce1">
            <text:p>84999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https://amzn.in/d/0iMtA8q</text:p>
          </table:table-cell>
          <table:table-cell table:style-name="ce1"/>
          <table:table-cell office:value-type="string" table:style-name="ce3">
            <text:p>1 Year</text:p>
          </table:table-cell>
          <table:table-cell office:value-type="string" table:style-name="ce3">
            <text:p>Yes</text:p>
          </table:table-cell>
          <table:table-cell table:number-columns-repeated="16373"/>
        </table:table-row>
        <table:table-row table:style-name="ro2">
          <table:table-cell/>
          <table:table-cell office:value-type="string" table:style-name="ce4">
            <text:p>SAMSUNG<text:s/></text:p>
          </table:table-cell>
          <table:table-cell office:value-type="string" table:style-name="ce5">
            <text:p>FLIP 6</text:p>
          </table:table-cell>
          <table:table-cell office:value-type="string" table:style-name="ce31">
            <text:p>FLIP 6 12GB 512GB 5G MINT</text:p>
          </table:table-cell>
          <table:table-cell office:value-type="float" office:value="119999" table:style-name="ce1">
            <text:p>119999</text:p>
          </table:table-cell>
          <table:table-cell office:value-type="float" office:value="115000" table:style-name="ce1">
            <text:p>115000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https://amzn.in/d/bLpE7j3</text:p>
          </table:table-cell>
          <table:table-cell table:style-name="ce1"/>
          <table:table-cell office:value-type="string" table:style-name="ce3">
            <text:p>1 Year</text:p>
          </table:table-cell>
          <table:table-cell office:value-type="string" table:style-name="ce3">
            <text:p>Yes</text:p>
          </table:table-cell>
          <table:table-cell table:number-columns-repeated="16373"/>
        </table:table-row>
        <table:table-row table:style-name="ro2">
          <table:table-cell/>
          <table:table-cell office:value-type="string" table:style-name="ce4">
            <text:p>SAMSUNG<text:s/></text:p>
          </table:table-cell>
          <table:table-cell office:value-type="string" table:style-name="ce5">
            <text:p>FLIP 6</text:p>
          </table:table-cell>
          <table:table-cell office:value-type="string" table:style-name="ce31">
            <text:p>FLIP 6 12GB 512GB 5G SILVER SHADOW</text:p>
          </table:table-cell>
          <table:table-cell office:value-type="float" office:value="119999" table:style-name="ce1">
            <text:p>119999</text:p>
          </table:table-cell>
          <table:table-cell office:value-type="float" office:value="115000" table:style-name="ce1">
            <text:p>115000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https://amzn.in/d/bLpE7j3</text:p>
          </table:table-cell>
          <table:table-cell table:style-name="ce1"/>
          <table:table-cell office:value-type="string" table:style-name="ce3">
            <text:p>1 Year</text:p>
          </table:table-cell>
          <table:table-cell office:value-type="string" table:style-name="ce3">
            <text:p>Yes</text:p>
          </table:table-cell>
          <table:table-cell table:number-columns-repeated="16373"/>
        </table:table-row>
        <table:table-row table:style-name="ro2">
          <table:table-cell/>
          <table:table-cell office:value-type="string" table:style-name="ce4">
            <text:p>SAMSUNG<text:s/></text:p>
          </table:table-cell>
          <table:table-cell office:value-type="string" table:style-name="ce5">
            <text:p>FLIP 6</text:p>
          </table:table-cell>
          <table:table-cell office:value-type="string" table:style-name="ce31">
            <text:p>FLIP 6 12GB 512GB 5G BLUE</text:p>
          </table:table-cell>
          <table:table-cell office:value-type="float" office:value="119999" table:style-name="ce1">
            <text:p>119999</text:p>
          </table:table-cell>
          <table:table-cell office:value-type="float" office:value="115000" table:style-name="ce1">
            <text:p>115000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https://amzn.in/d/bLpE7j3</text:p>
          </table:table-cell>
          <table:table-cell table:style-name="ce1"/>
          <table:table-cell office:value-type="string" table:style-name="ce3">
            <text:p>1 Year</text:p>
          </table:table-cell>
          <table:table-cell office:value-type="string" table:style-name="ce3">
            <text:p>Yes</text:p>
          </table:table-cell>
          <table:table-cell table:number-columns-repeated="16373"/>
        </table:table-row>
        <table:table-row table:style-name="ro2">
          <table:table-cell/>
          <table:table-cell office:value-type="string" table:style-name="ce4">
            <text:p>SAMSUNG<text:s/></text:p>
          </table:table-cell>
          <table:table-cell office:value-type="string" table:style-name="ce5">
            <text:p>FOLD 6</text:p>
          </table:table-cell>
          <table:table-cell office:value-type="string" table:style-name="ce24">
            <text:p>FOLD 6 12GB 256GB 5G SILVER SHADOW</text:p>
          </table:table-cell>
          <table:table-cell office:value-type="float" office:value="164999" table:style-name="ce1">
            <text:p>164999</text:p>
          </table:table-cell>
          <table:table-cell office:value-type="float" office:value="144999" table:style-name="ce1">
            <text:p>144999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https://amzn.in/d/hiGcWbJ</text:p>
          </table:table-cell>
          <table:table-cell table:style-name="ce1"/>
          <table:table-cell office:value-type="string" table:style-name="ce3">
            <text:p>1 Year</text:p>
          </table:table-cell>
          <table:table-cell office:value-type="string" table:style-name="ce3">
            <text:p>Yes</text:p>
          </table:table-cell>
          <table:table-cell table:number-columns-repeated="16373"/>
        </table:table-row>
        <table:table-row table:style-name="ro2">
          <table:table-cell/>
          <table:table-cell office:value-type="string" table:style-name="ce4">
            <text:p>SAMSUNG<text:s/></text:p>
          </table:table-cell>
          <table:table-cell office:value-type="string" table:style-name="ce5">
            <text:p>FOLD 6</text:p>
          </table:table-cell>
          <table:table-cell office:value-type="string" table:style-name="ce24">
            <text:p>FOLD 6 12GB 256GB 5G NAVY<text:s/></text:p>
          </table:table-cell>
          <table:table-cell office:value-type="float" office:value="164999" table:style-name="ce1">
            <text:p>164999</text:p>
          </table:table-cell>
          <table:table-cell office:value-type="float" office:value="144999" table:style-name="ce1">
            <text:p>144999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https://amzn.in/d/hiGcWbJ</text:p>
          </table:table-cell>
          <table:table-cell table:style-name="ce1"/>
          <table:table-cell office:value-type="string" table:style-name="ce3">
            <text:p>1 Year</text:p>
          </table:table-cell>
          <table:table-cell office:value-type="string" table:style-name="ce3">
            <text:p>Yes</text:p>
          </table:table-cell>
          <table:table-cell table:number-columns-repeated="16373"/>
        </table:table-row>
        <table:table-row table:style-name="ro2">
          <table:table-cell/>
          <table:table-cell office:value-type="string" table:style-name="ce4">
            <text:p>SAMSUNG<text:s/></text:p>
          </table:table-cell>
          <table:table-cell office:value-type="string" table:style-name="ce5">
            <text:p>FOLD 6</text:p>
          </table:table-cell>
          <table:table-cell office:value-type="string" table:style-name="ce24">
            <text:p>FOLD 6 12GB 256GB 5G PINK</text:p>
          </table:table-cell>
          <table:table-cell office:value-type="float" office:value="164999" table:style-name="ce1">
            <text:p>164999</text:p>
          </table:table-cell>
          <table:table-cell office:value-type="float" office:value="144999" table:style-name="ce1">
            <text:p>144999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https://amzn.in/d/hiGcWbJ</text:p>
          </table:table-cell>
          <table:table-cell table:style-name="ce1"/>
          <table:table-cell office:value-type="string" table:style-name="ce3">
            <text:p>1 Year</text:p>
          </table:table-cell>
          <table:table-cell office:value-type="string" table:style-name="ce3">
            <text:p>Yes</text:p>
          </table:table-cell>
          <table:table-cell table:number-columns-repeated="16373"/>
        </table:table-row>
        <table:table-row table:style-name="ro2">
          <table:table-cell/>
          <table:table-cell office:value-type="string" table:style-name="ce4">
            <text:p>SAMSUNG<text:s/></text:p>
          </table:table-cell>
          <table:table-cell office:value-type="string" table:style-name="ce5">
            <text:p>FOLD 6</text:p>
          </table:table-cell>
          <table:table-cell office:value-type="string" table:style-name="ce26">
            <text:p>FOLD 6 12GB 512GB 5G SILVER SHADOW</text:p>
          </table:table-cell>
          <table:table-cell office:value-type="float" office:value="184999" table:style-name="ce1">
            <text:p>184999</text:p>
          </table:table-cell>
          <table:table-cell office:value-type="float" office:value="164999" table:style-name="ce1">
            <text:p>164999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https://www.amazon.in/Samsung-Galaxy-Fold6-Smartphone-Storage/dp/B0D841Z76B/ref=sr_1_3?crid=3OZX5PTD28B3X&amp;dib=eyJ2IjoiMSJ9.AX32kOKEuelzroivY6tDohY6sakEh5s5yaZUNUwcp_Y7TUokQhDjgvJo3hPPBXxm6L3gbTx9Zm3xqxC7KuYGuckGGceOjBtlTPMVz3ffb3S9hu54UOLGU6HWV87ULWJgzBG_po_Zf7CdQwB7oQ3gYSo_A49lMnaufeovQV2zphiOtwWZy46n_hPlmyPW5FtmzF8LzNkTSkZddjFnZBWVfcU--arCPxP0L-d-XMea_kM.Em12lPIDjffQvfb6mtQjt-8BgBBKNtKsKeuKDYbWaLI&amp;dib_tag=se&amp;keywords=samsung+fold+6+5g&amp;nsdOptOutParam=true&amp;qid=1745923814&amp;sprefix=sasmung+fol%2Caps%2C344&amp;sr=8-3</text:p>
          </table:table-cell>
          <table:table-cell table:style-name="ce1"/>
          <table:table-cell office:value-type="string" table:style-name="ce3">
            <text:p>1 Year</text:p>
          </table:table-cell>
          <table:table-cell office:value-type="string" table:style-name="ce3">
            <text:p>Yes</text:p>
          </table:table-cell>
          <table:table-cell table:number-columns-repeated="16373"/>
        </table:table-row>
        <table:table-row table:style-name="ro2">
          <table:table-cell/>
          <table:table-cell office:value-type="string" table:style-name="ce4">
            <text:p>SAMSUNG<text:s/></text:p>
          </table:table-cell>
          <table:table-cell office:value-type="string" table:style-name="ce5">
            <text:p>FOLD 6</text:p>
          </table:table-cell>
          <table:table-cell office:value-type="string" table:style-name="ce26">
            <text:p>FOLD 6 12GB 512GB 5G NAVY<text:s/></text:p>
          </table:table-cell>
          <table:table-cell office:value-type="float" office:value="184999" table:style-name="ce1">
            <text:p>184999</text:p>
          </table:table-cell>
          <table:table-cell office:value-type="float" office:value="164999" table:style-name="ce1">
            <text:p>164999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https://www.amazon.in/Samsung-Galaxy-Fold6-Smartphone-Storage/dp/B0D841Z76B/ref=sr_1_3?crid=3OZX5PTD28B3X&amp;dib=eyJ2IjoiMSJ9.AX32kOKEuelzroivY6tDohY6sakEh5s5yaZUNUwcp_Y7TUokQhDjgvJo3hPPBXxm6L3gbTx9Zm3xqxC7KuYGuckGGceOjBtlTPMVz3ffb3S9hu54UOLGU6HWV87ULWJgzBG_po_Zf7CdQwB7oQ3gYSo_A49lMnaufeovQV2zphiOtwWZy46n_hPlmyPW5FtmzF8LzNkTSkZddjFnZBWVfcU--arCPxP0L-d-XMea_kM.Em12lPIDjffQvfb6mtQjt-8BgBBKNtKsKeuKDYbWaLI&amp;dib_tag=se&amp;keywords=samsung+fold+6+5g&amp;nsdOptOutParam=true&amp;qid=1745923814&amp;sprefix=sasmung+fol%2Caps%2C344&amp;sr=8-3</text:p>
          </table:table-cell>
          <table:table-cell table:style-name="ce1"/>
          <table:table-cell office:value-type="string" table:style-name="ce3">
            <text:p>1 Year</text:p>
          </table:table-cell>
          <table:table-cell office:value-type="string" table:style-name="ce3">
            <text:p>Yes</text:p>
          </table:table-cell>
          <table:table-cell table:number-columns-repeated="16373"/>
        </table:table-row>
        <table:table-row table:style-name="ro2">
          <table:table-cell/>
          <table:table-cell office:value-type="string" table:style-name="ce4">
            <text:p>SAMSUNG<text:s/></text:p>
          </table:table-cell>
          <table:table-cell office:value-type="string" table:style-name="ce5">
            <text:p>FOLD 6</text:p>
          </table:table-cell>
          <table:table-cell office:value-type="string" table:style-name="ce26">
            <text:p>FOLD 6 12GB 512GB 5G PINK</text:p>
          </table:table-cell>
          <table:table-cell office:value-type="float" office:value="184999" table:style-name="ce1">
            <text:p>184999</text:p>
          </table:table-cell>
          <table:table-cell office:value-type="float" office:value="164999" table:style-name="ce1">
            <text:p>164999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https://www.amazon.in/Samsung-Galaxy-Fold6-Smartphone-Storage/dp/B0D841Z76B/ref=sr_1_3?crid=3OZX5PTD28B3X&amp;dib=eyJ2IjoiMSJ9.AX32kOKEuelzroivY6tDohY6sakEh5s5yaZUNUwcp_Y7TUokQhDjgvJo3hPPBXxm6L3gbTx9Zm3xqxC7KuYGuckGGceOjBtlTPMVz3ffb3S9hu54UOLGU6HWV87ULWJgzBG_po_Zf7CdQwB7oQ3gYSo_A49lMnaufeovQV2zphiOtwWZy46n_hPlmyPW5FtmzF8LzNkTSkZddjFnZBWVfcU--arCPxP0L-d-XMea_kM.Em12lPIDjffQvfb6mtQjt-8BgBBKNtKsKeuKDYbWaLI&amp;dib_tag=se&amp;keywords=samsung+fold+6+5g&amp;nsdOptOutParam=true&amp;qid=1745923814&amp;sprefix=sasmung+fol%2Caps%2C344&amp;sr=8-3</text:p>
          </table:table-cell>
          <table:table-cell table:style-name="ce1"/>
          <table:table-cell office:value-type="string" table:style-name="ce3">
            <text:p>1 Year<text:s/></text:p>
          </table:table-cell>
          <table:table-cell office:value-type="string" table:style-name="ce3">
            <text:p>Yes</text:p>
          </table:table-cell>
          <table:table-cell table:number-columns-repeated="16373"/>
        </table:table-row>
        <table:table-row table:style-name="ro2">
          <table:table-cell/>
          <table:table-cell table:number-columns-repeated="2" table:style-name="ce1"/>
          <table:table-cell table:style-name="ce32"/>
          <table:table-cell table:number-columns-repeated="5" table:style-name="ce1"/>
          <table:table-cell table:style-name="ce3"/>
          <table:table-cell office:value-type="string" table:style-name="ce3">
            <text:p>Yes</text:p>
          </table:table-cell>
          <table:table-cell table:number-columns-repeated="16373"/>
        </table:table-row>
        <table:table-row table:style-name="ro2">
          <table:table-cell/>
          <table:table-cell table:number-columns-repeated="8" table:style-name="ce1"/>
          <table:table-cell table:style-name="ce3"/>
          <table:table-cell office:value-type="string" table:style-name="ce3">
            <text:p>Yes</text:p>
          </table:table-cell>
          <table:table-cell table:number-columns-repeated="16373"/>
        </table:table-row>
        <table:table-row table:style-name="ro2">
          <table:table-cell/>
          <table:table-cell office:value-type="string" table:style-name="ce1">
            <text:p>OPPO<text:s/></text:p>
          </table:table-cell>
          <table:table-cell office:value-type="string" table:style-name="ce33">
            <text:p>A3X 5G</text:p>
          </table:table-cell>
          <table:table-cell office:value-type="string" table:style-name="ce34">
            <text:p>A3X 4G 4GB 64GB Starry Purple</text:p>
          </table:table-cell>
          <table:table-cell office:value-type="float" office:value="12999" table:style-name="ce1">
            <text:p>12999</text:p>
          </table:table-cell>
          <table:table-cell office:value-type="float" office:value="8999" table:style-name="ce1">
            <text:p>8999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https://amzn.in/d/062nKLC</text:p>
          </table:table-cell>
          <table:table-cell table:style-name="ce1"/>
          <table:table-cell office:value-type="string" table:style-name="ce3">
            <text:p>1 Year</text:p>
          </table:table-cell>
          <table:table-cell office:value-type="string" table:style-name="ce3">
            <text:p>Yes</text:p>
          </table:table-cell>
          <table:table-cell table:number-columns-repeated="16373"/>
        </table:table-row>
        <table:table-row table:style-name="ro2">
          <table:table-cell/>
          <table:table-cell office:value-type="string" table:style-name="ce1">
            <text:p>OPPO<text:s/></text:p>
          </table:table-cell>
          <table:table-cell office:value-type="string" table:style-name="ce33">
            <text:p>A3X 5G</text:p>
          </table:table-cell>
          <table:table-cell office:value-type="string" table:style-name="ce34">
            <text:p>A3X 4G 4GB 64GB Nebula Red,</text:p>
          </table:table-cell>
          <table:table-cell office:value-type="float" office:value="12999" table:style-name="ce1">
            <text:p>12999</text:p>
          </table:table-cell>
          <table:table-cell office:value-type="float" office:value="8999" table:style-name="ce1">
            <text:p>8999</text:p>
          </table:table-cell>
          <table:table-cell office:value-type="float" office:value="8" table:style-name="ce1">
            <text:p>8</text:p>
          </table:table-cell>
          <table:table-cell office:value-type="string" table:style-name="ce10">
            <text:p><text:a xlink:href="https://amzn.in/d/062nKLC">https://amzn.in/d/062nKLC</text:a></text:p>
          </table:table-cell>
          <table:table-cell table:style-name="ce1"/>
          <table:table-cell office:value-type="string" table:style-name="ce3">
            <text:p>1 Year</text:p>
          </table:table-cell>
          <table:table-cell office:value-type="string" table:style-name="ce3">
            <text:p>Yes</text:p>
          </table:table-cell>
          <table:table-cell table:number-columns-repeated="16373"/>
        </table:table-row>
        <table:table-row table:style-name="ro2">
          <table:table-cell/>
          <table:table-cell office:value-type="string" table:style-name="ce1">
            <text:p>OPPO<text:s/></text:p>
          </table:table-cell>
          <table:table-cell office:value-type="string" table:style-name="ce33">
            <text:p>A3X 5G</text:p>
          </table:table-cell>
          <table:table-cell office:value-type="string" table:style-name="ce34">
            <text:p>A3X 4G 4GB 64G Sparkle Black</text:p>
          </table:table-cell>
          <table:table-cell office:value-type="float" office:value="12999" table:style-name="ce1">
            <text:p>12999</text:p>
          </table:table-cell>
          <table:table-cell office:value-type="float" office:value="8999" table:style-name="ce1">
            <text:p>8999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https://amzn.in/d/062nKLC</text:p>
          </table:table-cell>
          <table:table-cell table:style-name="ce1"/>
          <table:table-cell office:value-type="string" table:style-name="ce3">
            <text:p>1 Year</text:p>
          </table:table-cell>
          <table:table-cell office:value-type="string" table:style-name="ce3">
            <text:p>Yes</text:p>
          </table:table-cell>
          <table:table-cell table:number-columns-repeated="16373"/>
        </table:table-row>
        <table:table-row table:style-name="ro2">
          <table:table-cell/>
          <table:table-cell office:value-type="string" table:style-name="ce1">
            <text:p>OPPO<text:s/></text:p>
          </table:table-cell>
          <table:table-cell office:value-type="string" table:style-name="ce33">
            <text:p>A3X 5G</text:p>
          </table:table-cell>
          <table:table-cell office:value-type="string" table:style-name="ce35">
            <text:p>A3X 4G 4GB 128GB STARRY PURPLE</text:p>
          </table:table-cell>
          <table:table-cell office:value-type="float" office:value="13999" table:style-name="ce1">
            <text:p>13999</text:p>
          </table:table-cell>
          <table:table-cell office:value-type="float" office:value="9999" table:style-name="ce1">
            <text:p>9999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https://amzn.in/d/iycJc5f</text:p>
          </table:table-cell>
          <table:table-cell table:style-name="ce1"/>
          <table:table-cell office:value-type="string" table:style-name="ce3">
            <text:p>1 Year</text:p>
          </table:table-cell>
          <table:table-cell office:value-type="string" table:style-name="ce3">
            <text:p>Yes</text:p>
          </table:table-cell>
          <table:table-cell table:number-columns-repeated="16373"/>
        </table:table-row>
        <table:table-row table:style-name="ro2">
          <table:table-cell/>
          <table:table-cell office:value-type="string" table:style-name="ce1">
            <text:p>OPPO<text:s/></text:p>
          </table:table-cell>
          <table:table-cell office:value-type="string" table:style-name="ce33">
            <text:p>A3X 5G</text:p>
          </table:table-cell>
          <table:table-cell office:value-type="string" table:style-name="ce35">
            <text:p>A3X 4G 4GB 128GB NEBULA RED</text:p>
          </table:table-cell>
          <table:table-cell office:value-type="float" office:value="13999" table:style-name="ce1">
            <text:p>13999</text:p>
          </table:table-cell>
          <table:table-cell office:value-type="float" office:value="9999" table:style-name="ce1">
            <text:p>9999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https://amzn.in/d/iycJc5f</text:p>
          </table:table-cell>
          <table:table-cell table:style-name="ce1"/>
          <table:table-cell office:value-type="string" table:style-name="ce3">
            <text:p>1 Year</text:p>
          </table:table-cell>
          <table:table-cell office:value-type="string" table:style-name="ce3">
            <text:p>Yes</text:p>
          </table:table-cell>
          <table:table-cell table:number-columns-repeated="16373"/>
        </table:table-row>
        <table:table-row table:style-name="ro2">
          <table:table-cell/>
          <table:table-cell office:value-type="string" table:style-name="ce1">
            <text:p>OPPO<text:s/></text:p>
          </table:table-cell>
          <table:table-cell office:value-type="string" table:style-name="ce33">
            <text:p>A3X 5G</text:p>
          </table:table-cell>
          <table:table-cell office:value-type="string" table:style-name="ce35">
            <text:p>A3X 4G 4GB 128GB SPARKLE BLACK</text:p>
          </table:table-cell>
          <table:table-cell office:value-type="float" office:value="13999" table:style-name="ce1">
            <text:p>13999</text:p>
          </table:table-cell>
          <table:table-cell office:value-type="float" office:value="9999" table:style-name="ce1">
            <text:p>9999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https://amzn.in/d/iycJc5f</text:p>
          </table:table-cell>
          <table:table-cell table:style-name="ce1"/>
          <table:table-cell office:value-type="string" table:style-name="ce3">
            <text:p>1 Year</text:p>
          </table:table-cell>
          <table:table-cell office:value-type="string" table:style-name="ce3">
            <text:p>Yes</text:p>
          </table:table-cell>
          <table:table-cell table:number-columns-repeated="16373"/>
        </table:table-row>
        <table:table-row table:style-name="ro2">
          <table:table-cell/>
          <table:table-cell office:value-type="string" table:style-name="ce1">
            <text:p>OPPO<text:s/></text:p>
          </table:table-cell>
          <table:table-cell office:value-type="string" table:style-name="ce33">
            <text:p>A3 5G<text:s/></text:p>
          </table:table-cell>
          <table:table-cell office:value-type="string" table:style-name="ce36">
            <text:p>A3 5G 6GB 128GB NEBULA RED<text:s/></text:p>
          </table:table-cell>
          <table:table-cell office:value-type="float" office:value="19999" table:style-name="ce1">
            <text:p>19999</text:p>
          </table:table-cell>
          <table:table-cell office:value-type="float" office:value="14999" table:style-name="ce1">
            <text:p>14999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https://amzn.in/d/755XU2A</text:p>
          </table:table-cell>
          <table:table-cell table:style-name="ce1"/>
          <table:table-cell office:value-type="string" table:style-name="ce3">
            <text:p>1 Year</text:p>
          </table:table-cell>
          <table:table-cell office:value-type="string" table:style-name="ce3">
            <text:p>Yes</text:p>
          </table:table-cell>
          <table:table-cell table:number-columns-repeated="16373"/>
        </table:table-row>
        <table:table-row table:style-name="ro2">
          <table:table-cell/>
          <table:table-cell office:value-type="string" table:style-name="ce1">
            <text:p>OPPO<text:s/></text:p>
          </table:table-cell>
          <table:table-cell office:value-type="string" table:style-name="ce33">
            <text:p>A3 5G<text:s/></text:p>
          </table:table-cell>
          <table:table-cell office:value-type="string" table:style-name="ce36">
            <text:p>A3 5G 6GB 128GB OCEAN BLUE</text:p>
          </table:table-cell>
          <table:table-cell office:value-type="float" office:value="19999" table:style-name="ce1">
            <text:p>19999</text:p>
          </table:table-cell>
          <table:table-cell office:value-type="float" office:value="14999" table:style-name="ce1">
            <text:p>14999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https://amzn.in/d/755XU2A</text:p>
          </table:table-cell>
          <table:table-cell table:style-name="ce1"/>
          <table:table-cell office:value-type="string" table:style-name="ce3">
            <text:p>1 Year</text:p>
          </table:table-cell>
          <table:table-cell office:value-type="string" table:style-name="ce3">
            <text:p>Yes</text:p>
          </table:table-cell>
          <table:table-cell table:number-columns-repeated="16373"/>
        </table:table-row>
        <table:table-row table:style-name="ro2">
          <table:table-cell/>
          <table:table-cell office:value-type="string" table:style-name="ce1">
            <text:p>OPPO<text:s/></text:p>
          </table:table-cell>
          <table:table-cell office:value-type="string" table:style-name="ce33">
            <text:p>A3 PRO</text:p>
          </table:table-cell>
          <table:table-cell office:value-type="string" table:style-name="ce37">
            <text:p>A3PRO 5G 8GB 128GB MOONLIGHT PURPLE</text:p>
          </table:table-cell>
          <table:table-cell office:value-type="float" office:value="20999" table:style-name="ce1">
            <text:p>20999</text:p>
          </table:table-cell>
          <table:table-cell office:value-type="float" office:value="16999" table:style-name="ce1">
            <text:p>16999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https://amzn.in/d/2BoF2CG</text:p>
          </table:table-cell>
          <table:table-cell table:style-name="ce1"/>
          <table:table-cell office:value-type="string" table:style-name="ce3">
            <text:p>1 Year</text:p>
          </table:table-cell>
          <table:table-cell office:value-type="string" table:style-name="ce3">
            <text:p>Yes</text:p>
          </table:table-cell>
          <table:table-cell table:number-columns-repeated="16373"/>
        </table:table-row>
        <table:table-row table:style-name="ro2">
          <table:table-cell/>
          <table:table-cell office:value-type="string" table:style-name="ce1">
            <text:p>OPPO<text:s/></text:p>
          </table:table-cell>
          <table:table-cell office:value-type="string" table:style-name="ce33">
            <text:p>A3 PRO</text:p>
          </table:table-cell>
          <table:table-cell office:value-type="string" table:style-name="ce37">
            <text:p>A3PRO 5G 8GB 128GB STARRY BLACK</text:p>
          </table:table-cell>
          <table:table-cell office:value-type="float" office:value="20999" table:style-name="ce1">
            <text:p>20999</text:p>
          </table:table-cell>
          <table:table-cell office:value-type="float" office:value="16999" table:style-name="ce1">
            <text:p>16999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https://amzn.in/d/2BoF2CG</text:p>
          </table:table-cell>
          <table:table-cell table:style-name="ce1"/>
          <table:table-cell office:value-type="string" table:style-name="ce3">
            <text:p>1 Year</text:p>
          </table:table-cell>
          <table:table-cell office:value-type="string" table:style-name="ce3">
            <text:p>Yes</text:p>
          </table:table-cell>
          <table:table-cell table:number-columns-repeated="16373"/>
        </table:table-row>
        <table:table-row table:style-name="ro2">
          <table:table-cell/>
          <table:table-cell office:value-type="string" table:style-name="ce1">
            <text:p>OPPO<text:s/></text:p>
          </table:table-cell>
          <table:table-cell office:value-type="string" table:style-name="ce33">
            <text:p>A3 PRO</text:p>
          </table:table-cell>
          <table:table-cell office:value-type="string" table:style-name="ce38">
            <text:p>A3PRO 5G 8GB 256GB MOONLIGHT PURPLE</text:p>
          </table:table-cell>
          <table:table-cell office:value-type="float" office:value="22999" table:style-name="ce1">
            <text:p>22999</text:p>
          </table:table-cell>
          <table:table-cell office:value-type="float" office:value="18999" table:style-name="ce1">
            <text:p>18999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https://amzn.in/d/dfdKHeC</text:p>
          </table:table-cell>
          <table:table-cell table:style-name="ce1"/>
          <table:table-cell office:value-type="string" table:style-name="ce3">
            <text:p>1 Year</text:p>
          </table:table-cell>
          <table:table-cell office:value-type="string" table:style-name="ce3">
            <text:p>Yes</text:p>
          </table:table-cell>
          <table:table-cell table:number-columns-repeated="16373"/>
        </table:table-row>
        <table:table-row table:style-name="ro2">
          <table:table-cell/>
          <table:table-cell office:value-type="string" table:style-name="ce1">
            <text:p>OPPO<text:s/></text:p>
          </table:table-cell>
          <table:table-cell office:value-type="string" table:style-name="ce33">
            <text:p>A3 PRO</text:p>
          </table:table-cell>
          <table:table-cell office:value-type="string" table:style-name="ce38">
            <text:p>A3PRO 5G 8GB 256GB STARRY BLACK</text:p>
          </table:table-cell>
          <table:table-cell office:value-type="float" office:value="22999" table:style-name="ce1">
            <text:p>22999</text:p>
          </table:table-cell>
          <table:table-cell office:value-type="float" office:value="18999" table:style-name="ce1">
            <text:p>18999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https://amzn.in/d/dfdKHeC</text:p>
          </table:table-cell>
          <table:table-cell table:style-name="ce1"/>
          <table:table-cell office:value-type="string" table:style-name="ce3">
            <text:p>1 Year</text:p>
          </table:table-cell>
          <table:table-cell office:value-type="string" table:style-name="ce3">
            <text:p>Yes</text:p>
          </table:table-cell>
          <table:table-cell table:number-columns-repeated="16373"/>
        </table:table-row>
        <table:table-row table:style-name="ro2">
          <table:table-cell/>
          <table:table-cell office:value-type="string" table:style-name="ce1">
            <text:p>OPPO<text:s/></text:p>
          </table:table-cell>
          <table:table-cell office:value-type="string" table:style-name="ce33">
            <text:p>A5 PRO</text:p>
          </table:table-cell>
          <table:table-cell office:value-type="string" table:style-name="ce39">
            <text:p>A5PRO 5G 8GB 128GB MOCHA BROWN</text:p>
          </table:table-cell>
          <table:table-cell office:value-type="float" office:value="21999" table:style-name="ce1">
            <text:p>21999</text:p>
          </table:table-cell>
          <table:table-cell office:value-type="float" office:value="17999" table:style-name="ce1">
            <text:p>17999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https://amzn.in/d/i5LqBce</text:p>
          </table:table-cell>
          <table:table-cell table:style-name="ce1"/>
          <table:table-cell office:value-type="string" table:style-name="ce3">
            <text:p>1 Year</text:p>
          </table:table-cell>
          <table:table-cell office:value-type="string" table:style-name="ce3">
            <text:p>Yes</text:p>
          </table:table-cell>
          <table:table-cell table:number-columns-repeated="16373"/>
        </table:table-row>
        <table:table-row table:style-name="ro2">
          <table:table-cell/>
          <table:table-cell office:value-type="string" table:style-name="ce1">
            <text:p>OPPO<text:s/></text:p>
          </table:table-cell>
          <table:table-cell office:value-type="string" table:style-name="ce33">
            <text:p>A5 PRO</text:p>
          </table:table-cell>
          <table:table-cell office:value-type="string" table:style-name="ce39">
            <text:p>A5PRO 5G 8GB 128GB FEATHER BLUE</text:p>
          </table:table-cell>
          <table:table-cell office:value-type="float" office:value="21999" table:style-name="ce1">
            <text:p>21999</text:p>
          </table:table-cell>
          <table:table-cell office:value-type="float" office:value="17999" table:style-name="ce1">
            <text:p>17999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https://amzn.in/d/i5LqBce</text:p>
          </table:table-cell>
          <table:table-cell table:style-name="ce1"/>
          <table:table-cell office:value-type="string" table:style-name="ce3">
            <text:p>1 Year</text:p>
          </table:table-cell>
          <table:table-cell office:value-type="string" table:style-name="ce3">
            <text:p>Yes</text:p>
          </table:table-cell>
          <table:table-cell table:number-columns-repeated="16373"/>
        </table:table-row>
        <table:table-row table:style-name="ro2">
          <table:table-cell/>
          <table:table-cell office:value-type="string" table:style-name="ce1">
            <text:p>OPPO<text:s/></text:p>
          </table:table-cell>
          <table:table-cell office:value-type="string" table:style-name="ce33">
            <text:p>A5 PRO</text:p>
          </table:table-cell>
          <table:table-cell office:value-type="string" table:style-name="ce40">
            <text:p>A5PRO 5G 8GB 256GB MOCHA BROWN</text:p>
          </table:table-cell>
          <table:table-cell office:value-type="float" office:value="23999" table:style-name="ce1">
            <text:p>23999</text:p>
          </table:table-cell>
          <table:table-cell office:value-type="float" office:value="19999" table:style-name="ce1">
            <text:p>19999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https://amzn.in/d/gqq4yKH</text:p>
          </table:table-cell>
          <table:table-cell table:style-name="ce1"/>
          <table:table-cell office:value-type="string" table:style-name="ce3">
            <text:p>1 Year</text:p>
          </table:table-cell>
          <table:table-cell office:value-type="string" table:style-name="ce3">
            <text:p>Yes</text:p>
          </table:table-cell>
          <table:table-cell table:number-columns-repeated="16373"/>
        </table:table-row>
        <table:table-row table:style-name="ro2">
          <table:table-cell/>
          <table:table-cell office:value-type="string" table:style-name="ce1">
            <text:p>OPPO<text:s/></text:p>
          </table:table-cell>
          <table:table-cell office:value-type="string" table:style-name="ce33">
            <text:p>A5 PRO</text:p>
          </table:table-cell>
          <table:table-cell office:value-type="string" table:style-name="ce40">
            <text:p>A5PRO 5G 8GB 256GB FEATHER BLUE</text:p>
          </table:table-cell>
          <table:table-cell office:value-type="float" office:value="23999" table:style-name="ce1">
            <text:p>23999</text:p>
          </table:table-cell>
          <table:table-cell office:value-type="float" office:value="19999" table:style-name="ce1">
            <text:p>19999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https://amzn.in/d/gqq4yKH</text:p>
          </table:table-cell>
          <table:table-cell table:style-name="ce1"/>
          <table:table-cell office:value-type="string" table:style-name="ce3">
            <text:p>1 Year</text:p>
          </table:table-cell>
          <table:table-cell office:value-type="string" table:style-name="ce3">
            <text:p>Yes</text:p>
          </table:table-cell>
          <table:table-cell table:number-columns-repeated="16373"/>
        </table:table-row>
        <table:table-row table:style-name="ro2">
          <table:table-cell/>
          <table:table-cell office:value-type="string" table:style-name="ce1">
            <text:p>OPPO<text:s/></text:p>
          </table:table-cell>
          <table:table-cell office:value-type="string" table:style-name="ce33">
            <text:p>F27</text:p>
          </table:table-cell>
          <table:table-cell office:value-type="string" table:style-name="ce41">
            <text:p>F27 5G 8GB 128GB EMERALD GREEN</text:p>
          </table:table-cell>
          <table:table-cell office:value-type="float" office:value="26999" table:style-name="ce1">
            <text:p>26999</text:p>
          </table:table-cell>
          <table:table-cell office:value-type="float" office:value="20999" table:style-name="ce1">
            <text:p>20999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https://amzn.in/d/dc49bBv</text:p>
          </table:table-cell>
          <table:table-cell table:style-name="ce1"/>
          <table:table-cell office:value-type="string" table:style-name="ce3">
            <text:p>1 Year</text:p>
          </table:table-cell>
          <table:table-cell office:value-type="string" table:style-name="ce3">
            <text:p>Yes</text:p>
          </table:table-cell>
          <table:table-cell table:number-columns-repeated="16373"/>
        </table:table-row>
        <table:table-row table:style-name="ro2">
          <table:table-cell/>
          <table:table-cell office:value-type="string" table:style-name="ce1">
            <text:p>OPPO<text:s/></text:p>
          </table:table-cell>
          <table:table-cell office:value-type="string" table:style-name="ce33">
            <text:p>F27</text:p>
          </table:table-cell>
          <table:table-cell office:value-type="string" table:style-name="ce41">
            <text:p>F27 5G 8GB 128GB ORANGE</text:p>
          </table:table-cell>
          <table:table-cell office:value-type="float" office:value="26999" table:style-name="ce1">
            <text:p>26999</text:p>
          </table:table-cell>
          <table:table-cell office:value-type="float" office:value="20999" table:style-name="ce1">
            <text:p>20999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https://amzn.in/d/dc49bBv</text:p>
          </table:table-cell>
          <table:table-cell table:style-name="ce1"/>
          <table:table-cell office:value-type="string" table:style-name="ce3">
            <text:p>1 Year</text:p>
          </table:table-cell>
          <table:table-cell office:value-type="string" table:style-name="ce3">
            <text:p>Yes</text:p>
          </table:table-cell>
          <table:table-cell table:number-columns-repeated="16373"/>
        </table:table-row>
        <table:table-row table:style-name="ro2">
          <table:table-cell/>
          <table:table-cell office:value-type="string" table:style-name="ce1">
            <text:p>OPPO<text:s/></text:p>
          </table:table-cell>
          <table:table-cell office:value-type="string" table:style-name="ce33">
            <text:p>F27</text:p>
          </table:table-cell>
          <table:table-cell office:value-type="string" table:style-name="ce42">
            <text:p>F27 5G 8GB 256GB EMERALD GREEN</text:p>
          </table:table-cell>
          <table:table-cell office:value-type="float" office:value="28999" table:style-name="ce1">
            <text:p>28999</text:p>
          </table:table-cell>
          <table:table-cell office:value-type="float" office:value="22999" table:style-name="ce1">
            <text:p>22999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skip</text:p>
          </table:table-cell>
          <table:table-cell table:style-name="ce1"/>
          <table:table-cell office:value-type="string" table:style-name="ce3">
            <text:p>1 Year</text:p>
          </table:table-cell>
          <table:table-cell office:value-type="string" table:style-name="ce3">
            <text:p>Yes</text:p>
          </table:table-cell>
          <table:table-cell table:number-columns-repeated="16373"/>
        </table:table-row>
        <table:table-row table:style-name="ro2">
          <table:table-cell/>
          <table:table-cell office:value-type="string" table:style-name="ce1">
            <text:p>OPPO<text:s/></text:p>
          </table:table-cell>
          <table:table-cell office:value-type="string" table:style-name="ce33">
            <text:p>F27</text:p>
          </table:table-cell>
          <table:table-cell office:value-type="string" table:style-name="ce42">
            <text:p>F27 5G 8GB 256GB ORANGE</text:p>
          </table:table-cell>
          <table:table-cell office:value-type="float" office:value="28999" table:style-name="ce1">
            <text:p>28999</text:p>
          </table:table-cell>
          <table:table-cell office:value-type="float" office:value="22999" table:style-name="ce1">
            <text:p>22999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skip</text:p>
          </table:table-cell>
          <table:table-cell table:style-name="ce1"/>
          <table:table-cell office:value-type="string" table:style-name="ce3">
            <text:p>1 Year</text:p>
          </table:table-cell>
          <table:table-cell office:value-type="string" table:style-name="ce3">
            <text:p>Yes</text:p>
          </table:table-cell>
          <table:table-cell table:number-columns-repeated="16373"/>
        </table:table-row>
        <table:table-row table:style-name="ro2">
          <table:table-cell/>
          <table:table-cell office:value-type="string" table:style-name="ce1">
            <text:p>OPPO<text:s/></text:p>
          </table:table-cell>
          <table:table-cell office:value-type="string" table:style-name="ce33">
            <text:p>F27</text:p>
          </table:table-cell>
          <table:table-cell office:value-type="string" table:style-name="ce43">
            <text:p>F27 PRO+ 5G 8GB 128GB MIDNIGHT NAVY</text:p>
          </table:table-cell>
          <table:table-cell office:value-type="float" office:value="32999" table:style-name="ce1">
            <text:p>32999</text:p>
          </table:table-cell>
          <table:table-cell office:value-type="float" office:value="25999" table:style-name="ce1">
            <text:p>25999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https://amzn.in/d/6HcjLXy</text:p>
          </table:table-cell>
          <table:table-cell table:style-name="ce1"/>
          <table:table-cell office:value-type="string" table:style-name="ce3">
            <text:p>1 Year</text:p>
          </table:table-cell>
          <table:table-cell office:value-type="string" table:style-name="ce3">
            <text:p>Yes</text:p>
          </table:table-cell>
          <table:table-cell table:number-columns-repeated="16373"/>
        </table:table-row>
        <table:table-row table:style-name="ro2">
          <table:table-cell/>
          <table:table-cell office:value-type="string" table:style-name="ce1">
            <text:p>OPPO<text:s/></text:p>
          </table:table-cell>
          <table:table-cell office:value-type="string" table:style-name="ce33">
            <text:p>F27</text:p>
          </table:table-cell>
          <table:table-cell office:value-type="string" table:style-name="ce43">
            <text:p>F27 PRO+ 5G 8GB 128GB DUSK PINK</text:p>
          </table:table-cell>
          <table:table-cell office:value-type="float" office:value="32999" table:style-name="ce1">
            <text:p>32999</text:p>
          </table:table-cell>
          <table:table-cell office:value-type="float" office:value="25999" table:style-name="ce1">
            <text:p>25999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https://amzn.in/d/6HcjLXy</text:p>
          </table:table-cell>
          <table:table-cell table:style-name="ce1"/>
          <table:table-cell office:value-type="string" table:style-name="ce3">
            <text:p>1 Year</text:p>
          </table:table-cell>
          <table:table-cell office:value-type="string" table:style-name="ce3">
            <text:p>Yes</text:p>
          </table:table-cell>
          <table:table-cell table:number-columns-repeated="16373"/>
        </table:table-row>
        <table:table-row table:style-name="ro2">
          <table:table-cell/>
          <table:table-cell office:value-type="string" table:style-name="ce1">
            <text:p>OPPO<text:s/></text:p>
          </table:table-cell>
          <table:table-cell office:value-type="string" table:style-name="ce33">
            <text:p>F27</text:p>
          </table:table-cell>
          <table:table-cell office:value-type="string" table:style-name="ce44">
            <text:p>F27 PRO+ 5G 8GB 256GB MIDNIGHT NAVY</text:p>
          </table:table-cell>
          <table:table-cell office:value-type="float" office:value="34999" table:style-name="ce1">
            <text:p>34999</text:p>
          </table:table-cell>
          <table:table-cell office:value-type="float" office:value="27999" table:style-name="ce1">
            <text:p>27999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https://amzn.in/d/aTDjwgE</text:p>
          </table:table-cell>
          <table:table-cell table:style-name="ce1"/>
          <table:table-cell office:value-type="string" table:style-name="ce3">
            <text:p>1 Year</text:p>
          </table:table-cell>
          <table:table-cell office:value-type="string" table:style-name="ce3">
            <text:p>Yes</text:p>
          </table:table-cell>
          <table:table-cell table:number-columns-repeated="16373"/>
        </table:table-row>
        <table:table-row table:style-name="ro2">
          <table:table-cell/>
          <table:table-cell office:value-type="string" table:style-name="ce1">
            <text:p>OPPO<text:s/></text:p>
          </table:table-cell>
          <table:table-cell office:value-type="string" table:style-name="ce33">
            <text:p>F27</text:p>
          </table:table-cell>
          <table:table-cell office:value-type="string" table:style-name="ce44">
            <text:p>F27 PRO+ 5G 8GB 256GB DUSK PINK</text:p>
          </table:table-cell>
          <table:table-cell office:value-type="float" office:value="34999" table:style-name="ce1">
            <text:p>34999</text:p>
          </table:table-cell>
          <table:table-cell office:value-type="float" office:value="27999" table:style-name="ce1">
            <text:p>27999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https://amzn.in/d/aTDjwgE</text:p>
          </table:table-cell>
          <table:table-cell table:style-name="ce1"/>
          <table:table-cell office:value-type="string" table:style-name="ce3">
            <text:p>1 Year</text:p>
          </table:table-cell>
          <table:table-cell office:value-type="string" table:style-name="ce3">
            <text:p>Yes</text:p>
          </table:table-cell>
          <table:table-cell table:number-columns-repeated="16373"/>
        </table:table-row>
        <table:table-row table:style-name="ro2">
          <table:table-cell/>
          <table:table-cell office:value-type="string" table:style-name="ce1">
            <text:p>OPPO<text:s/></text:p>
          </table:table-cell>
          <table:table-cell office:value-type="string" table:style-name="ce33">
            <text:p>F29</text:p>
          </table:table-cell>
          <table:table-cell office:value-type="string" table:style-name="ce45">
            <text:p>F29 5G 8GB 128GB SOLID PURPLE</text:p>
          </table:table-cell>
          <table:table-cell office:value-type="float" office:value="28999" table:style-name="ce1">
            <text:p>28999</text:p>
          </table:table-cell>
          <table:table-cell office:value-type="float" office:value="23999" table:style-name="ce1">
            <text:p>23999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https://amzn.in/d/9hGCEnz</text:p>
          </table:table-cell>
          <table:table-cell table:style-name="ce1"/>
          <table:table-cell office:value-type="string" table:style-name="ce3">
            <text:p>1 Year</text:p>
          </table:table-cell>
          <table:table-cell office:value-type="string" table:style-name="ce3">
            <text:p>Yes</text:p>
          </table:table-cell>
          <table:table-cell table:number-columns-repeated="16373"/>
        </table:table-row>
        <table:table-row table:style-name="ro2">
          <table:table-cell/>
          <table:table-cell office:value-type="string" table:style-name="ce1">
            <text:p>OPPO<text:s/></text:p>
          </table:table-cell>
          <table:table-cell office:value-type="string" table:style-name="ce33">
            <text:p>F29<text:s/></text:p>
          </table:table-cell>
          <table:table-cell office:value-type="string" table:style-name="ce45">
            <text:p>F29 5G 8GB 128GB GLACIER BLUE</text:p>
          </table:table-cell>
          <table:table-cell office:value-type="float" office:value="28999" table:style-name="ce1">
            <text:p>28999</text:p>
          </table:table-cell>
          <table:table-cell office:value-type="float" office:value="23999" table:style-name="ce1">
            <text:p>23999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https://amzn.in/d/9hGCEnz</text:p>
          </table:table-cell>
          <table:table-cell table:style-name="ce1"/>
          <table:table-cell office:value-type="string" table:style-name="ce3">
            <text:p>1 Year</text:p>
          </table:table-cell>
          <table:table-cell office:value-type="string" table:style-name="ce3">
            <text:p>Yes</text:p>
          </table:table-cell>
          <table:table-cell table:number-columns-repeated="16373"/>
        </table:table-row>
        <table:table-row table:style-name="ro2">
          <table:table-cell/>
          <table:table-cell office:value-type="string" table:style-name="ce1">
            <text:p>OPPO<text:s/></text:p>
          </table:table-cell>
          <table:table-cell office:value-type="string" table:style-name="ce33">
            <text:p>F29</text:p>
          </table:table-cell>
          <table:table-cell office:value-type="string" table:style-name="ce46">
            <text:p>F29 5G 8GB 256GB SOLID PURPLE</text:p>
          </table:table-cell>
          <table:table-cell office:value-type="float" office:value="30999" table:style-name="ce1">
            <text:p>30999</text:p>
          </table:table-cell>
          <table:table-cell office:value-type="float" office:value="25999" table:style-name="ce1">
            <text:p>25999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https://amzn.in/d/2NiO8cp</text:p>
          </table:table-cell>
          <table:table-cell table:style-name="ce1"/>
          <table:table-cell office:value-type="string" table:style-name="ce3">
            <text:p>1 Year</text:p>
          </table:table-cell>
          <table:table-cell office:value-type="string" table:style-name="ce3">
            <text:p>Yes</text:p>
          </table:table-cell>
          <table:table-cell table:number-columns-repeated="16373"/>
        </table:table-row>
        <table:table-row table:style-name="ro2">
          <table:table-cell/>
          <table:table-cell office:value-type="string" table:style-name="ce1">
            <text:p>OPPO<text:s/></text:p>
          </table:table-cell>
          <table:table-cell office:value-type="string" table:style-name="ce33">
            <text:p>F29</text:p>
          </table:table-cell>
          <table:table-cell office:value-type="string" table:style-name="ce46">
            <text:p>F29 5G 8GB 256GB GLACIER BLUE</text:p>
          </table:table-cell>
          <table:table-cell office:value-type="float" office:value="30999" table:style-name="ce1">
            <text:p>30999</text:p>
          </table:table-cell>
          <table:table-cell office:value-type="float" office:value="25999" table:style-name="ce1">
            <text:p>25999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https://amzn.in/d/2NiO8cp</text:p>
          </table:table-cell>
          <table:table-cell table:style-name="ce1"/>
          <table:table-cell office:value-type="string" table:style-name="ce3">
            <text:p>1 Year</text:p>
          </table:table-cell>
          <table:table-cell office:value-type="string" table:style-name="ce3">
            <text:p>Yes</text:p>
          </table:table-cell>
          <table:table-cell table:number-columns-repeated="16373"/>
        </table:table-row>
        <table:table-row table:style-name="ro2">
          <table:table-cell/>
          <table:table-cell office:value-type="string" table:style-name="ce1">
            <text:p>OPPO<text:s/></text:p>
          </table:table-cell>
          <table:table-cell office:value-type="string" table:style-name="ce33">
            <text:p>F29</text:p>
          </table:table-cell>
          <table:table-cell office:value-type="string" table:style-name="ce47">
            <text:p>F29 PRO 5G 8GB 128GB GRANITE BLACK</text:p>
          </table:table-cell>
          <table:table-cell office:value-type="float" office:value="32999" table:style-name="ce1">
            <text:p>32999</text:p>
          </table:table-cell>
          <table:table-cell office:value-type="float" office:value="27999" table:style-name="ce1">
            <text:p>27999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https://amzn.in/d/2VU32WF</text:p>
          </table:table-cell>
          <table:table-cell table:style-name="ce1"/>
          <table:table-cell office:value-type="string" table:style-name="ce3">
            <text:p>1 Year</text:p>
          </table:table-cell>
          <table:table-cell office:value-type="string" table:style-name="ce3">
            <text:p>Yes</text:p>
          </table:table-cell>
          <table:table-cell table:number-columns-repeated="16373"/>
        </table:table-row>
        <table:table-row table:style-name="ro2">
          <table:table-cell/>
          <table:table-cell office:value-type="string" table:style-name="ce1">
            <text:p>OPPO<text:s/></text:p>
          </table:table-cell>
          <table:table-cell office:value-type="string" table:style-name="ce33">
            <text:p>F29</text:p>
          </table:table-cell>
          <table:table-cell office:value-type="string" table:style-name="ce47">
            <text:p>F29 PRO 5G 8GB 128GB MARBLE WHITE</text:p>
          </table:table-cell>
          <table:table-cell office:value-type="float" office:value="32999" table:style-name="ce1">
            <text:p>32999</text:p>
          </table:table-cell>
          <table:table-cell office:value-type="float" office:value="27999" table:style-name="ce1">
            <text:p>27999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https://amzn.in/d/2VU32WF</text:p>
          </table:table-cell>
          <table:table-cell table:style-name="ce1"/>
          <table:table-cell office:value-type="string" table:style-name="ce3">
            <text:p>1 Year</text:p>
          </table:table-cell>
          <table:table-cell office:value-type="string" table:style-name="ce3">
            <text:p>Yes</text:p>
          </table:table-cell>
          <table:table-cell table:number-columns-repeated="16373"/>
        </table:table-row>
        <table:table-row table:style-name="ro2">
          <table:table-cell/>
          <table:table-cell office:value-type="string" table:style-name="ce1">
            <text:p>OPPO<text:s/></text:p>
          </table:table-cell>
          <table:table-cell office:value-type="string" table:style-name="ce33">
            <text:p>F29</text:p>
          </table:table-cell>
          <table:table-cell office:value-type="string" table:style-name="ce48">
            <text:p>F29 PRO 5G 8GB 256GB GRANITE BLACK</text:p>
          </table:table-cell>
          <table:table-cell office:value-type="float" office:value="34999" table:style-name="ce1">
            <text:p>34999</text:p>
          </table:table-cell>
          <table:table-cell office:value-type="float" office:value="29999" table:style-name="ce1">
            <text:p>29999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https://amzn.in/d/6U5seOn</text:p>
          </table:table-cell>
          <table:table-cell table:style-name="ce1"/>
          <table:table-cell office:value-type="string" table:style-name="ce3">
            <text:p>1 Year</text:p>
          </table:table-cell>
          <table:table-cell office:value-type="string" table:style-name="ce3">
            <text:p>Yes</text:p>
          </table:table-cell>
          <table:table-cell table:number-columns-repeated="16373"/>
        </table:table-row>
        <table:table-row table:style-name="ro2">
          <table:table-cell/>
          <table:table-cell office:value-type="string" table:style-name="ce1">
            <text:p>OPPO<text:s/></text:p>
          </table:table-cell>
          <table:table-cell office:value-type="string" table:style-name="ce33">
            <text:p>F29</text:p>
          </table:table-cell>
          <table:table-cell office:value-type="string" table:style-name="ce48">
            <text:p>F29 PRO 5G 8GB 256GB MARBLE WHITE</text:p>
          </table:table-cell>
          <table:table-cell office:value-type="float" office:value="34999" table:style-name="ce1">
            <text:p>34999</text:p>
          </table:table-cell>
          <table:table-cell office:value-type="float" office:value="29999" table:style-name="ce1">
            <text:p>29999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https://amzn.in/d/6U5seOn</text:p>
          </table:table-cell>
          <table:table-cell table:style-name="ce1"/>
          <table:table-cell office:value-type="string" table:style-name="ce3">
            <text:p>1 Year</text:p>
          </table:table-cell>
          <table:table-cell office:value-type="string" table:style-name="ce3">
            <text:p>Yes</text:p>
          </table:table-cell>
          <table:table-cell table:number-columns-repeated="16373"/>
        </table:table-row>
        <table:table-row table:style-name="ro2">
          <table:table-cell/>
          <table:table-cell office:value-type="string" table:style-name="ce1">
            <text:p>OPPO<text:s/></text:p>
          </table:table-cell>
          <table:table-cell office:value-type="string" table:style-name="ce33">
            <text:p>F29<text:s/></text:p>
          </table:table-cell>
          <table:table-cell office:value-type="string" table:style-name="ce34">
            <text:p>F29 PRO 5G 12GB 256GB GRANITE BLACK</text:p>
          </table:table-cell>
          <table:table-cell office:value-type="float" office:value="36999" table:style-name="ce1">
            <text:p>36999</text:p>
          </table:table-cell>
          <table:table-cell office:value-type="float" office:value="31999" table:style-name="ce1">
            <text:p>31999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https://amzn.in/d/0rCw1Dr</text:p>
          </table:table-cell>
          <table:table-cell table:style-name="ce1"/>
          <table:table-cell office:value-type="string" table:style-name="ce3">
            <text:p>1 Year</text:p>
          </table:table-cell>
          <table:table-cell office:value-type="string" table:style-name="ce3">
            <text:p>Yes</text:p>
          </table:table-cell>
          <table:table-cell table:number-columns-repeated="16373"/>
        </table:table-row>
        <table:table-row table:style-name="ro2">
          <table:table-cell/>
          <table:table-cell office:value-type="string" table:style-name="ce1">
            <text:p>OPPO<text:s/></text:p>
          </table:table-cell>
          <table:table-cell office:value-type="string" table:style-name="ce33">
            <text:p>F29</text:p>
          </table:table-cell>
          <table:table-cell office:value-type="string" table:style-name="ce34">
            <text:p>F29 PRO 5G 12GB 256GB MARBLE WHITE</text:p>
          </table:table-cell>
          <table:table-cell office:value-type="float" office:value="36999" table:style-name="ce1">
            <text:p>36999</text:p>
          </table:table-cell>
          <table:table-cell office:value-type="float" office:value="31999" table:style-name="ce1">
            <text:p>31999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https://amzn.in/d/0rCw1Dr</text:p>
          </table:table-cell>
          <table:table-cell table:style-name="ce1"/>
          <table:table-cell office:value-type="string" table:style-name="ce3">
            <text:p>1 Year</text:p>
          </table:table-cell>
          <table:table-cell office:value-type="string" table:style-name="ce3">
            <text:p>Yes</text:p>
          </table:table-cell>
          <table:table-cell table:number-columns-repeated="16373"/>
        </table:table-row>
        <table:table-row table:style-name="ro2">
          <table:table-cell/>
          <table:table-cell office:value-type="string" table:style-name="ce1">
            <text:p>OPPO<text:s/></text:p>
          </table:table-cell>
          <table:table-cell office:value-type="string" table:style-name="ce33">
            <text:p>RENO12</text:p>
          </table:table-cell>
          <table:table-cell office:value-type="string" table:style-name="ce49">
            <text:p>RENO12 5G 8GB 256GB MATTE BROWN</text:p>
          </table:table-cell>
          <table:table-cell office:value-type="float" office:value="43999" table:style-name="ce1">
            <text:p>43999</text:p>
          </table:table-cell>
          <table:table-cell office:value-type="float" office:value="32999" table:style-name="ce1">
            <text:p>32999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https://www.amazon.in/Oppo-Reno-Matte-Brown-256/dp/B0DB6B6NB6/ref=sr_1_2?crid=1UJ8PCRATL089&amp;dib=eyJ2IjoiMSJ9.y2Q0sXcnUDRAgK7QkzLbsGNuYYbgJrwbYJ-X3ZZQSVS1cPhFABptWd3fiEx0ZuML9Da3IsiBQyFLV6m_Cb3OX6x5aHeiFp1ikZKSqiguRWF-z1MM_Flunkw4ycAs8hxsDoHDSuL5iyiHAof-XJFbQU6-bjn5rd2xHi3qQSSQV43IiOSH7zBWykQjDIhy8MvqJBv4gdbKZQQiGbyEtS391UPy72WkOFf7gjmcZ_TEbXM.-Im1Yt63CiFNrpJkmB1ovACbJBluFvMq9E2QtExFlzI&amp;dib_tag=se&amp;keywords=reno+12+5g&amp;qid=1745834723&amp;sprefix=RENO+12%2Caps%2C272&amp;sr=8-2</text:p>
          </table:table-cell>
          <table:table-cell table:style-name="ce1"/>
          <table:table-cell office:value-type="string" table:style-name="ce3">
            <text:p>1 Year</text:p>
          </table:table-cell>
          <table:table-cell office:value-type="string" table:style-name="ce3">
            <text:p>Yes</text:p>
          </table:table-cell>
          <table:table-cell table:number-columns-repeated="16373"/>
        </table:table-row>
        <table:table-row table:style-name="ro2">
          <table:table-cell/>
          <table:table-cell office:value-type="string" table:style-name="ce1">
            <text:p>OPPO<text:s/></text:p>
          </table:table-cell>
          <table:table-cell office:value-type="string" table:style-name="ce33">
            <text:p>RENO12</text:p>
          </table:table-cell>
          <table:table-cell office:value-type="string" table:style-name="ce49">
            <text:p>RENO12 5G 8GB 256GB SUNSET PEACH</text:p>
          </table:table-cell>
          <table:table-cell office:value-type="float" office:value="43999" table:style-name="ce1">
            <text:p>43999</text:p>
          </table:table-cell>
          <table:table-cell office:value-type="float" office:value="32999" table:style-name="ce1">
            <text:p>32999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https://www.amazon.in/Oppo-Reno-Matte-Brown-256/dp/B0DB6B6NB6/ref=sr_1_2?crid=1UJ8PCRATL089&amp;dib=eyJ2IjoiMSJ9.y2Q0sXcnUDRAgK7QkzLbsGNuYYbgJrwbYJ-X3ZZQSVS1cPhFABptWd3fiEx0ZuML9Da3IsiBQyFLV6m_Cb3OX6x5aHeiFp1ikZKSqiguRWF-z1MM_Flunkw4ycAs8hxsDoHDSuL5iyiHAof-XJFbQU6-bjn5rd2xHi3qQSSQV43IiOSH7zBWykQjDIhy8MvqJBv4gdbKZQQiGbyEtS391UPy72WkOFf7gjmcZ_TEbXM.-Im1Yt63CiFNrpJkmB1ovACbJBluFvMq9E2QtExFlzI&amp;dib_tag=se&amp;keywords=reno+12+5g&amp;qid=1745834723&amp;sprefix=RENO+12%2Caps%2C272&amp;sr=8-2</text:p>
          </table:table-cell>
          <table:table-cell table:style-name="ce1"/>
          <table:table-cell office:value-type="string" table:style-name="ce3">
            <text:p>1 Year</text:p>
          </table:table-cell>
          <table:table-cell office:value-type="string" table:style-name="ce3">
            <text:p>Yes</text:p>
          </table:table-cell>
          <table:table-cell table:number-columns-repeated="16373"/>
        </table:table-row>
        <table:table-row table:style-name="ro2">
          <table:table-cell/>
          <table:table-cell office:value-type="string" table:style-name="ce1">
            <text:p>OPPO<text:s/></text:p>
          </table:table-cell>
          <table:table-cell office:value-type="string" table:style-name="ce33">
            <text:p>RENO12</text:p>
          </table:table-cell>
          <table:table-cell office:value-type="string" table:style-name="ce50">
            <text:p>RENO12 PRO 5G 12GB 256GB SPACE BROWN</text:p>
          </table:table-cell>
          <table:table-cell office:value-type="float" office:value="51999" table:style-name="ce1">
            <text:p>51999</text:p>
          </table:table-cell>
          <table:table-cell office:value-type="float" office:value="38999" table:style-name="ce1">
            <text:p>38999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https://www.amazon.in/Oppo-Reno-Pro-Sunset-Gold/dp/B0D9C5JZCT/ref=sr_1_3?crid=2DIJGQTELPXXR&amp;dib=eyJ2IjoiMSJ9.vxzhTWwVy7Jd_L0l_mSVfpRCC2btho_a8N5n_QjCV9lfdSXQjbS1_G8PDUOOduJtTdCeiITtaPKiGJONcpZghv1sEIXOpmxSU6H9aEP9_GMiSdkmFYLgdt25gSUTCq3lggeetr9a0iMacfiKx371YdaBRPjA_JaU_Gfw2cki6EZRn6oVqC7kz7Ugv_XBnXGZu2eIZz3WM45u0moJD3qRy3RALpWsni5k8tO39jm5eII.Z3PzF5Oh3agj6RfQ97_sTpFugZnd0uOijGzKnIYP6BU&amp;dib_tag=se&amp;keywords=reno+12+PRO+5g&amp;qid=1745834771&amp;sprefix=reno+12+pro+5g%2Caps%2C279&amp;sr=8-3</text:p>
          </table:table-cell>
          <table:table-cell table:style-name="ce1"/>
          <table:table-cell office:value-type="string" table:style-name="ce3">
            <text:p>1 Year</text:p>
          </table:table-cell>
          <table:table-cell office:value-type="string" table:style-name="ce3">
            <text:p>Yes</text:p>
          </table:table-cell>
          <table:table-cell table:number-columns-repeated="16373"/>
        </table:table-row>
        <table:table-row table:style-name="ro2">
          <table:table-cell/>
          <table:table-cell office:value-type="string" table:style-name="ce1">
            <text:p>OPPO<text:s/></text:p>
          </table:table-cell>
          <table:table-cell office:value-type="string" table:style-name="ce33">
            <text:p>RENO12</text:p>
          </table:table-cell>
          <table:table-cell office:value-type="string" table:style-name="ce50">
            <text:p>RENO12 PRO 5G 12GB 256GB SUNSET GOLD</text:p>
          </table:table-cell>
          <table:table-cell office:value-type="float" office:value="51999" table:style-name="ce1">
            <text:p>51999</text:p>
          </table:table-cell>
          <table:table-cell office:value-type="float" office:value="38999" table:style-name="ce1">
            <text:p>38999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https://www.amazon.in/Oppo-Reno-Pro-Sunset-Gold/dp/B0D9C5JZCT/ref=sr_1_3?crid=2DIJGQTELPXXR&amp;dib=eyJ2IjoiMSJ9.vxzhTWwVy7Jd_L0l_mSVfpRCC2btho_a8N5n_QjCV9lfdSXQjbS1_G8PDUOOduJtTdCeiITtaPKiGJONcpZghv1sEIXOpmxSU6H9aEP9_GMiSdkmFYLgdt25gSUTCq3lggeetr9a0iMacfiKx371YdaBRPjA_JaU_Gfw2cki6EZRn6oVqC7kz7Ugv_XBnXGZu2eIZz3WM45u0moJD3qRy3RALpWsni5k8tO39jm5eII.Z3PzF5Oh3agj6RfQ97_sTpFugZnd0uOijGzKnIYP6BU&amp;dib_tag=se&amp;keywords=reno+12+PRO+5g&amp;qid=1745834771&amp;sprefix=reno+12+pro+5g%2Caps%2C279&amp;sr=8-3</text:p>
          </table:table-cell>
          <table:table-cell table:style-name="ce1"/>
          <table:table-cell office:value-type="string" table:style-name="ce3">
            <text:p>1 Year</text:p>
          </table:table-cell>
          <table:table-cell office:value-type="string" table:style-name="ce3">
            <text:p>Yes</text:p>
          </table:table-cell>
          <table:table-cell table:number-columns-repeated="16373"/>
        </table:table-row>
        <table:table-row table:style-name="ro2">
          <table:table-cell/>
          <table:table-cell office:value-type="string" table:style-name="ce1">
            <text:p>OPPO<text:s/></text:p>
          </table:table-cell>
          <table:table-cell office:value-type="string" table:style-name="ce33">
            <text:p>RENO12</text:p>
          </table:table-cell>
          <table:table-cell office:value-type="string" table:style-name="ce50">
            <text:p>RENO12 PRO 5G 12GB 256GB MANISH MALHOTRA</text:p>
          </table:table-cell>
          <table:table-cell office:value-type="float" office:value="51999" table:style-name="ce1">
            <text:p>51999</text:p>
          </table:table-cell>
          <table:table-cell office:value-type="float" office:value="38999" table:style-name="ce1">
            <text:p>38999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https://www.amazon.in/Oppo-Reno-Pro-Sunset-Gold/dp/B0D9C5JZCT/ref=sr_1_3?crid=2DIJGQTELPXXR&amp;dib=eyJ2IjoiMSJ9.vxzhTWwVy7Jd_L0l_mSVfpRCC2btho_a8N5n_QjCV9lfdSXQjbS1_G8PDUOOduJtTdCeiITtaPKiGJONcpZghv1sEIXOpmxSU6H9aEP9_GMiSdkmFYLgdt25gSUTCq3lggeetr9a0iMacfiKx371YdaBRPjA_JaU_Gfw2cki6EZRn6oVqC7kz7Ugv_XBnXGZu2eIZz3WM45u0moJD3qRy3RALpWsni5k8tO39jm5eII.Z3PzF5Oh3agj6RfQ97_sTpFugZnd0uOijGzKnIYP6BU&amp;dib_tag=se&amp;keywords=reno+12+PRO+5g&amp;qid=1745834771&amp;sprefix=reno+12+pro+5g%2Caps%2C279&amp;sr=8-3</text:p>
          </table:table-cell>
          <table:table-cell table:style-name="ce1"/>
          <table:table-cell office:value-type="string" table:style-name="ce3">
            <text:p>1 Year</text:p>
          </table:table-cell>
          <table:table-cell office:value-type="string" table:style-name="ce3">
            <text:p>Yes</text:p>
          </table:table-cell>
          <table:table-cell table:number-columns-repeated="16373"/>
        </table:table-row>
        <table:table-row table:style-name="ro2">
          <table:table-cell/>
          <table:table-cell office:value-type="string" table:style-name="ce1">
            <text:p>OPPO<text:s/></text:p>
          </table:table-cell>
          <table:table-cell office:value-type="string" table:style-name="ce33">
            <text:p>RENO12</text:p>
          </table:table-cell>
          <table:table-cell office:value-type="string" table:style-name="ce51">
            <text:p>RENO12 PRO 5G 12GB 512GB SPACE BROWN<text:s/></text:p>
          </table:table-cell>
          <table:table-cell office:value-type="float" office:value="55999" table:style-name="ce1">
            <text:p>55999</text:p>
          </table:table-cell>
          <table:table-cell office:value-type="float" office:value="40999" table:style-name="ce1">
            <text:p>40999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https://www.amazon.in/Oppo-Reno-Pro-Sunset-Gold/dp/B0D9KMH6QN/ref=sr_1_1?crid=2DIJGQTELPXXR&amp;dib=eyJ2IjoiMSJ9.vxzhTWwVy7Jd_L0l_mSVfpRCC2btho_a8N5n_QjCV9lfdSXQjbS1_G8PDUOOduJtTdCeiITtaPKiGJONcpZghv1sEIXOpmxSU6H9aEP9_GMiSdkmFYLgdt25gSUTCq3lggeetr9a0iMacfiKx371YdaBRPjA_JaU_Gfw2cki6EZRn6oVqC7kz7Ugv_XBnXGZu2eIZz3WM45u0moJD3qRy3RALpWsni5k8tO39jm5eII.Z3PzF5Oh3agj6RfQ97_sTpFugZnd0uOijGzKnIYP6BU&amp;dib_tag=se&amp;keywords=reno+12+PRO+5g&amp;qid=1745834771&amp;sprefix=reno+12+pro+5g%2Caps%2C279&amp;sr=8-1</text:p>
          </table:table-cell>
          <table:table-cell table:style-name="ce1"/>
          <table:table-cell office:value-type="string" table:style-name="ce3">
            <text:p>1 Year</text:p>
          </table:table-cell>
          <table:table-cell office:value-type="string" table:style-name="ce3">
            <text:p>Yes</text:p>
          </table:table-cell>
          <table:table-cell table:number-columns-repeated="16373"/>
        </table:table-row>
        <table:table-row table:style-name="ro2">
          <table:table-cell/>
          <table:table-cell office:value-type="string" table:style-name="ce1">
            <text:p>OPPO<text:s/></text:p>
          </table:table-cell>
          <table:table-cell office:value-type="string" table:style-name="ce1">
            <text:p>RENO12</text:p>
          </table:table-cell>
          <table:table-cell office:value-type="string" table:style-name="ce51">
            <text:p>RENO12 PRO 5G 12GB 512GB SUNSET GOLD</text:p>
          </table:table-cell>
          <table:table-cell office:value-type="float" office:value="55999" table:style-name="ce1">
            <text:p>55999</text:p>
          </table:table-cell>
          <table:table-cell office:value-type="float" office:value="40999" table:style-name="ce1">
            <text:p>40999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https://www.amazon.in/Oppo-Reno-Pro-Sunset-Gold/dp/B0D9KMH6QN/ref=sr_1_1?crid=2DIJGQTELPXXR&amp;dib=eyJ2IjoiMSJ9.vxzhTWwVy7Jd_L0l_mSVfpRCC2btho_a8N5n_QjCV9lfdSXQjbS1_G8PDUOOduJtTdCeiITtaPKiGJONcpZghv1sEIXOpmxSU6H9aEP9_GMiSdkmFYLgdt25gSUTCq3lggeetr9a0iMacfiKx371YdaBRPjA_JaU_Gfw2cki6EZRn6oVqC7kz7Ugv_XBnXGZu2eIZz3WM45u0moJD3qRy3RALpWsni5k8tO39jm5eII.Z3PzF5Oh3agj6RfQ97_sTpFugZnd0uOijGzKnIYP6BU&amp;dib_tag=se&amp;keywords=reno+12+PRO+5g&amp;qid=1745834771&amp;sprefix=reno+12+pro+5g%2Caps%2C279&amp;sr=8-1</text:p>
          </table:table-cell>
          <table:table-cell table:style-name="ce1"/>
          <table:table-cell office:value-type="string" table:style-name="ce3">
            <text:p>1 Year</text:p>
          </table:table-cell>
          <table:table-cell office:value-type="string" table:style-name="ce3">
            <text:p>Yes</text:p>
          </table:table-cell>
          <table:table-cell table:number-columns-repeated="16373"/>
        </table:table-row>
        <table:table-row table:style-name="ro2">
          <table:table-cell/>
          <table:table-cell office:value-type="string" table:style-name="ce1">
            <text:p>OPPO<text:s/></text:p>
          </table:table-cell>
          <table:table-cell office:value-type="string" table:style-name="ce1">
            <text:p>RENO12</text:p>
          </table:table-cell>
          <table:table-cell office:value-type="string" table:style-name="ce51">
            <text:p>RENO12 PRO 5G 12GB 256GB MANISH MALHOTRA</text:p>
          </table:table-cell>
          <table:table-cell office:value-type="float" office:value="55999" table:style-name="ce1">
            <text:p>55999</text:p>
          </table:table-cell>
          <table:table-cell office:value-type="float" office:value="40999" table:style-name="ce1">
            <text:p>40999</text:p>
          </table:table-cell>
          <table:table-cell office:value-type="float" office:value="8" table:style-name="ce1">
            <text:p>8</text:p>
          </table:table-cell>
          <table:table-cell office:value-type="string" table:style-name="ce65">
            <text:p><text:a xlink:href="">https://www.amazon.in/Oppo-Reno-Pro-Sunset-Gold/dp/B0D9KMH6QN/ref=sr_1_1?crid=2DIJGQTELPXXR&amp;dib=eyJ2IjoiMSJ9.vxzhTWwVy7Jd_L0l_mSVfpRCC2btho_a8N5n_QjCV9lfdSXQjbS1_G8PDUOOduJtTdCeiITtaPKiGJONcpZghv1sEIXOpmxSU6H9aEP9_GMiSdkmFYLgdt25gSUTCq3lggeetr9a0iMacfiKx371YdaBRPjA_JaU_Gfw2cki6EZRn6oVqC7kz7Ugv_XBnXGZu2eIZz3WM45u0moJD3qRy3RALpWsni5k8tO39jm5eII.Z3PzF5Oh3agj6RfQ97_sTpFugZnd0uOijGzKnIYP6BU&amp;dib_tag=se&amp;keywords=reno+12+PRO+5g&amp;qid=1745834771&amp;sprefix=reno+12+pro+5g%2Caps%2C279&amp;sr=8-1</text:a></text:p>
          </table:table-cell>
          <table:table-cell table:style-name="ce1"/>
          <table:table-cell office:value-type="string" table:style-name="ce3">
            <text:p>1 Year</text:p>
          </table:table-cell>
          <table:table-cell office:value-type="string" table:style-name="ce3">
            <text:p>Yes</text:p>
          </table:table-cell>
          <table:table-cell table:number-columns-repeated="16373"/>
        </table:table-row>
        <table:table-row table:style-name="ro2">
          <table:table-cell/>
          <table:table-cell office:value-type="string" table:style-name="ce1">
            <text:p>OPPO<text:s/></text:p>
          </table:table-cell>
          <table:table-cell office:value-type="string" table:style-name="ce33">
            <text:p>RENO13</text:p>
          </table:table-cell>
          <table:table-cell office:value-type="string" table:style-name="ce45">
            <text:p>RENO13 5G 8GB 128GB LUMINOUS BLUE</text:p>
          </table:table-cell>
          <table:table-cell office:value-type="float" office:value="41999" table:style-name="ce1">
            <text:p>41999</text:p>
          </table:table-cell>
          <table:table-cell office:value-type="float" office:value="37999" table:style-name="ce1">
            <text:p>37999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https://www.amazon.in/OPPO-Reno13-Storage-Additional-Exchange/dp/B0DSQ85794/ref=sr_1_2?crid=1TN2HPEBBSJAX&amp;dib=eyJ2IjoiMSJ9.YEVtOf6-OCin_Qt9vSrfPuOO9exKb2tQUSDqjK7tzNNHccg6-r9yLf_rdRPDFQRsjOJMx0LLEcSEfizCSJBmO6oZ1Wv0kKrgHlmVqNf_bY8_YwoKTG5FAJQ58MLFighqFL-fIqHSarJWQNuHK844gNBCb4oLw4ercso3Ds_60vV7Oaf1N6gacXJDpoQuiKFD5lTmwEzB3FxAtwG-WxiicI_-SiFXXAYW1032DDWGNy4.VzfIWIk2lv7N2_SnsGmbgr2PqPaVDwU1vt1GMbAiuyg&amp;dib_tag=se&amp;keywords=oppo%2Breno%2B13%2Bpro%2B5%2Bg%2B8%2B128&amp;nsdOptOutParam=true&amp;qid=1745834974&amp;sprefix=reno%2B13%2B128%2Caps%2C278&amp;sr=8-2&amp;th=1</text:p>
          </table:table-cell>
          <table:table-cell table:style-name="ce1"/>
          <table:table-cell office:value-type="string" table:style-name="ce3">
            <text:p>1 Year</text:p>
          </table:table-cell>
          <table:table-cell office:value-type="string" table:style-name="ce3">
            <text:p>Yes</text:p>
          </table:table-cell>
          <table:table-cell table:number-columns-repeated="16373"/>
        </table:table-row>
        <table:table-row table:style-name="ro2">
          <table:table-cell/>
          <table:table-cell office:value-type="string" table:style-name="ce1">
            <text:p>OPPO<text:s/></text:p>
          </table:table-cell>
          <table:table-cell office:value-type="string" table:style-name="ce33">
            <text:p>RENO13</text:p>
          </table:table-cell>
          <table:table-cell office:value-type="string" table:style-name="ce45">
            <text:p>RENO13 5G 8GB 128GB IVORY WHITE</text:p>
          </table:table-cell>
          <table:table-cell office:value-type="float" office:value="41999" table:style-name="ce1">
            <text:p>41999</text:p>
          </table:table-cell>
          <table:table-cell office:value-type="float" office:value="37999" table:style-name="ce1">
            <text:p>37999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https://www.amazon.in/OPPO-Reno13-Storage-Additional-Exchange/dp/B0DSQ85794/ref=sr_1_2?crid=1TN2HPEBBSJAX&amp;dib=eyJ2IjoiMSJ9.YEVtOf6-OCin_Qt9vSrfPuOO9exKb2tQUSDqjK7tzNNHccg6-r9yLf_rdRPDFQRsjOJMx0LLEcSEfizCSJBmO6oZ1Wv0kKrgHlmVqNf_bY8_YwoKTG5FAJQ58MLFighqFL-fIqHSarJWQNuHK844gNBCb4oLw4ercso3Ds_60vV7Oaf1N6gacXJDpoQuiKFD5lTmwEzB3FxAtwG-WxiicI_-SiFXXAYW1032DDWGNy4.VzfIWIk2lv7N2_SnsGmbgr2PqPaVDwU1vt1GMbAiuyg&amp;dib_tag=se&amp;keywords=oppo%2Breno%2B13%2Bpro%2B5%2Bg%2B8%2B128&amp;nsdOptOutParam=true&amp;qid=1745834974&amp;sprefix=reno%2B13%2B128%2Caps%2C278&amp;sr=8-2&amp;th=1</text:p>
          </table:table-cell>
          <table:table-cell table:style-name="ce1"/>
          <table:table-cell office:value-type="string" table:style-name="ce3">
            <text:p>1 Year</text:p>
          </table:table-cell>
          <table:table-cell office:value-type="string" table:style-name="ce3">
            <text:p>Yes</text:p>
          </table:table-cell>
          <table:table-cell table:number-columns-repeated="16373"/>
        </table:table-row>
        <table:table-row table:style-name="ro2">
          <table:table-cell/>
          <table:table-cell office:value-type="string" table:style-name="ce1">
            <text:p>OPPO<text:s/></text:p>
          </table:table-cell>
          <table:table-cell office:value-type="string" table:style-name="ce33">
            <text:p>RENO13</text:p>
          </table:table-cell>
          <table:table-cell office:value-type="string" table:style-name="ce45">
            <text:p>RENO13 5G 8GB 128GB SKY BLUE</text:p>
          </table:table-cell>
          <table:table-cell office:value-type="float" office:value="41999" table:style-name="ce1">
            <text:p>41999</text:p>
          </table:table-cell>
          <table:table-cell office:value-type="float" office:value="37999" table:style-name="ce1">
            <text:p>37999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https://www.amazon.in/OPPO-Reno13-Storage-Additional-Exchange/dp/B0DSQ85794/ref=sr_1_2?crid=1TN2HPEBBSJAX&amp;dib=eyJ2IjoiMSJ9.YEVtOf6-OCin_Qt9vSrfPuOO9exKb2tQUSDqjK7tzNNHccg6-r9yLf_rdRPDFQRsjOJMx0LLEcSEfizCSJBmO6oZ1Wv0kKrgHlmVqNf_bY8_YwoKTG5FAJQ58MLFighqFL-fIqHSarJWQNuHK844gNBCb4oLw4ercso3Ds_60vV7Oaf1N6gacXJDpoQuiKFD5lTmwEzB3FxAtwG-WxiicI_-SiFXXAYW1032DDWGNy4.VzfIWIk2lv7N2_SnsGmbgr2PqPaVDwU1vt1GMbAiuyg&amp;dib_tag=se&amp;keywords=oppo%2Breno%2B13%2Bpro%2B5%2Bg%2B8%2B128&amp;nsdOptOutParam=true&amp;qid=1745834974&amp;sprefix=reno%2B13%2B128%2Caps%2C278&amp;sr=8-2&amp;th=1</text:p>
          </table:table-cell>
          <table:table-cell table:style-name="ce1"/>
          <table:table-cell office:value-type="string" table:style-name="ce3">
            <text:p>1 Year</text:p>
          </table:table-cell>
          <table:table-cell office:value-type="string" table:style-name="ce3">
            <text:p>Yes</text:p>
          </table:table-cell>
          <table:table-cell table:number-columns-repeated="16373"/>
        </table:table-row>
        <table:table-row table:style-name="ro2">
          <table:table-cell/>
          <table:table-cell office:value-type="string" table:style-name="ce1">
            <text:p>OPPO<text:s/></text:p>
          </table:table-cell>
          <table:table-cell office:value-type="string" table:style-name="ce33">
            <text:p>RENO13</text:p>
          </table:table-cell>
          <table:table-cell office:value-type="string" table:style-name="ce52">
            <text:p>RENO13 5G 8GB 256GB LUMINOUS BLUE</text:p>
          </table:table-cell>
          <table:table-cell office:value-type="float" office:value="43999" table:style-name="ce1">
            <text:p>43999</text:p>
          </table:table-cell>
          <table:table-cell office:value-type="float" office:value="39999" table:style-name="ce1">
            <text:p>39999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https://www.amazon.in/Oppo-Reno13-Luminous-Blue-256/dp/B0DST7WTKF/ref=sr_1_1_sspa?crid=39902KQBY0FC4&amp;dib=eyJ2IjoiMSJ9.lZP1-1c4-fBbdAktfFFMH3Zx-wQsGnbl-voC0LcQiA2uR13cIxymo_DgnBnwUIZNGjwKKXI4nDQo3rT0qu2S-TPQIt-G2_T9uXalx4iSp2uevaaEzEbIUw_dEADf_NAokg_7SHliFafwICzpsZFqYI97v1AKumq8B9PCxMk6Ty_ApOf51HXqEanUMsf5_G134If66GKlD1t2BFgAaN6xdTm3P1yZsJU3bMmElajwwAo.WF3cto08RZT01sSR8ggaqzwiY_JW8nq6ADvIDC7u1MU&amp;dib_tag=se&amp;keywords=reno%2B13&amp;qid=1745834902&amp;sprefix=reno%2B13%2Caps%2C315&amp;sr=8-1-spons&amp;sp_csd=d2lkZ2V0TmFtZT1zcF9hdGY&amp;th=1</text:p>
          </table:table-cell>
          <table:table-cell table:style-name="ce1"/>
          <table:table-cell office:value-type="string" table:style-name="ce3">
            <text:p>1 Year</text:p>
          </table:table-cell>
          <table:table-cell office:value-type="string" table:style-name="ce3">
            <text:p>Yes</text:p>
          </table:table-cell>
          <table:table-cell table:number-columns-repeated="16373"/>
        </table:table-row>
        <table:table-row table:style-name="ro2">
          <table:table-cell/>
          <table:table-cell office:value-type="string" table:style-name="ce1">
            <text:p>OPPO<text:s/></text:p>
          </table:table-cell>
          <table:table-cell office:value-type="string" table:style-name="ce33">
            <text:p>RENO13</text:p>
          </table:table-cell>
          <table:table-cell office:value-type="string" table:style-name="ce52">
            <text:p>RENO13 5G 8GB 256GB IVORY WHITE</text:p>
          </table:table-cell>
          <table:table-cell office:value-type="float" office:value="43999" table:style-name="ce1">
            <text:p>43999</text:p>
          </table:table-cell>
          <table:table-cell office:value-type="float" office:value="39999" table:style-name="ce1">
            <text:p>39999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https://www.amazon.in/Oppo-Reno13-Luminous-Blue-256/dp/B0DST7WTKF/ref=sr_1_1_sspa?crid=39902KQBY0FC4&amp;dib=eyJ2IjoiMSJ9.lZP1-1c4-fBbdAktfFFMH3Zx-wQsGnbl-voC0LcQiA2uR13cIxymo_DgnBnwUIZNGjwKKXI4nDQo3rT0qu2S-TPQIt-G2_T9uXalx4iSp2uevaaEzEbIUw_dEADf_NAokg_7SHliFafwICzpsZFqYI97v1AKumq8B9PCxMk6Ty_ApOf51HXqEanUMsf5_G134If66GKlD1t2BFgAaN6xdTm3P1yZsJU3bMmElajwwAo.WF3cto08RZT01sSR8ggaqzwiY_JW8nq6ADvIDC7u1MU&amp;dib_tag=se&amp;keywords=reno%2B13&amp;qid=1745834902&amp;sprefix=reno%2B13%2Caps%2C315&amp;sr=8-1-spons&amp;sp_csd=d2lkZ2V0TmFtZT1zcF9hdGY&amp;th=1</text:p>
          </table:table-cell>
          <table:table-cell table:style-name="ce1"/>
          <table:table-cell office:value-type="string" table:style-name="ce3">
            <text:p>1 Year</text:p>
          </table:table-cell>
          <table:table-cell office:value-type="string" table:style-name="ce3">
            <text:p>Yes</text:p>
          </table:table-cell>
          <table:table-cell table:number-columns-repeated="16373"/>
        </table:table-row>
        <table:table-row table:style-name="ro2">
          <table:table-cell/>
          <table:table-cell office:value-type="string" table:style-name="ce1">
            <text:p>OPPO<text:s/></text:p>
          </table:table-cell>
          <table:table-cell office:value-type="string" table:style-name="ce33">
            <text:p>RENO13</text:p>
          </table:table-cell>
          <table:table-cell office:value-type="string" table:style-name="ce52">
            <text:p>RENO13 5G 8GB 256GB SKY BLUE</text:p>
          </table:table-cell>
          <table:table-cell office:value-type="float" office:value="43999" table:style-name="ce1">
            <text:p>43999</text:p>
          </table:table-cell>
          <table:table-cell office:value-type="float" office:value="39999" table:style-name="ce1">
            <text:p>39999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https://www.amazon.in/Oppo-Reno13-Luminous-Blue-256/dp/B0DST7WTKF/ref=sr_1_1_sspa?crid=39902KQBY0FC4&amp;dib=eyJ2IjoiMSJ9.lZP1-1c4-fBbdAktfFFMH3Zx-wQsGnbl-voC0LcQiA2uR13cIxymo_DgnBnwUIZNGjwKKXI4nDQo3rT0qu2S-TPQIt-G2_T9uXalx4iSp2uevaaEzEbIUw_dEADf_NAokg_7SHliFafwICzpsZFqYI97v1AKumq8B9PCxMk6Ty_ApOf51HXqEanUMsf5_G134If66GKlD1t2BFgAaN6xdTm3P1yZsJU3bMmElajwwAo.WF3cto08RZT01sSR8ggaqzwiY_JW8nq6ADvIDC7u1MU&amp;dib_tag=se&amp;keywords=reno%2B13&amp;qid=1745834902&amp;sprefix=reno%2B13%2Caps%2C315&amp;sr=8-1-spons&amp;sp_csd=d2lkZ2V0TmFtZT1zcF9hdGY&amp;th=1</text:p>
          </table:table-cell>
          <table:table-cell table:style-name="ce1"/>
          <table:table-cell office:value-type="string" table:style-name="ce3">
            <text:p>1 Year</text:p>
          </table:table-cell>
          <table:table-cell office:value-type="string" table:style-name="ce3">
            <text:p>Yes</text:p>
          </table:table-cell>
          <table:table-cell table:number-columns-repeated="16373"/>
        </table:table-row>
        <table:table-row table:style-name="ro2">
          <table:table-cell/>
          <table:table-cell office:value-type="string" table:style-name="ce1">
            <text:p>OPPO<text:s/></text:p>
          </table:table-cell>
          <table:table-cell office:value-type="string" table:style-name="ce33">
            <text:p>RENO13</text:p>
          </table:table-cell>
          <table:table-cell office:value-type="string" table:style-name="ce53">
            <text:p>RENO13 5G 12GB 256GB LUMINOUS BLUE</text:p>
          </table:table-cell>
          <table:table-cell office:value-type="float" office:value="47999" table:style-name="ce1">
            <text:p>47999</text:p>
          </table:table-cell>
          <table:table-cell office:value-type="float" office:value="43999" table:style-name="ce1">
            <text:p>43999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https://www.amazon.in/OPPO-Reno13-Pro-Graphite-Grey/dp/B0DSQ7ZJKT/ref=sr_1_1?crid=1YU59HZMGAR7&amp;dib=eyJ2IjoiMSJ9.fYv6UI8ymCqyaHYcMuxzKboPhyQL857NycZ6ZrDMqDlo8DXDtnAmZlf9RK0pRpPYsI-nVTY1DiAAR52iXmZslbrqo9PNV1pORTTGrG2Oo6kJ3cTsmtfEsccKwxZwcGUSubWoAng_SbobmP2Xe2fdk-82x2H3HglN4A7FWJWJzBLCkItImlxT3ltkXx_0qme65mG7kKTfG1_X278UJka9NGW2rrMKBiVVUT6vGlKf8qc.a7wa4IAEle-9AN-iktpnLvAz5KoaEcKGcChxU44bN98&amp;dib_tag=se&amp;keywords=oppo+reno+13+pro+5%2Bg+12+256&amp;nsdOptOutParam=true&amp;qid=1745835021&amp;sprefix=oppo+reno+13+pro+5%2Bg++12%2Caps%2C260&amp;sr=8-1</text:p>
          </table:table-cell>
          <table:table-cell table:style-name="ce1"/>
          <table:table-cell office:value-type="string" table:style-name="ce3">
            <text:p>1 Year</text:p>
          </table:table-cell>
          <table:table-cell office:value-type="string" table:style-name="ce3">
            <text:p>Yes</text:p>
          </table:table-cell>
          <table:table-cell table:number-columns-repeated="16373"/>
        </table:table-row>
        <table:table-row table:style-name="ro2">
          <table:table-cell/>
          <table:table-cell office:value-type="string" table:style-name="ce1">
            <text:p>OPPO<text:s/></text:p>
          </table:table-cell>
          <table:table-cell office:value-type="string" table:style-name="ce33">
            <text:p>REBO13</text:p>
          </table:table-cell>
          <table:table-cell office:value-type="string" table:style-name="ce53">
            <text:p>RENO13 5G 12GB 256GB IVORY WHITE</text:p>
          </table:table-cell>
          <table:table-cell office:value-type="float" office:value="47999" table:style-name="ce1">
            <text:p>47999</text:p>
          </table:table-cell>
          <table:table-cell office:value-type="float" office:value="43999" table:style-name="ce1">
            <text:p>43999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https://www.amazon.in/OPPO-Reno13-Pro-Graphite-Grey/dp/B0DSQ7ZJKT/ref=sr_1_1?crid=1YU59HZMGAR7&amp;dib=eyJ2IjoiMSJ9.fYv6UI8ymCqyaHYcMuxzKboPhyQL857NycZ6ZrDMqDlo8DXDtnAmZlf9RK0pRpPYsI-nVTY1DiAAR52iXmZslbrqo9PNV1pORTTGrG2Oo6kJ3cTsmtfEsccKwxZwcGUSubWoAng_SbobmP2Xe2fdk-82x2H3HglN4A7FWJWJzBLCkItImlxT3ltkXx_0qme65mG7kKTfG1_X278UJka9NGW2rrMKBiVVUT6vGlKf8qc.a7wa4IAEle-9AN-iktpnLvAz5KoaEcKGcChxU44bN98&amp;dib_tag=se&amp;keywords=oppo+reno+13+pro+5%2Bg+12+256&amp;nsdOptOutParam=true&amp;qid=1745835021&amp;sprefix=oppo+reno+13+pro+5%2Bg++12%2Caps%2C260&amp;sr=8-1</text:p>
          </table:table-cell>
          <table:table-cell table:style-name="ce1"/>
          <table:table-cell office:value-type="string" table:style-name="ce3">
            <text:p>1 Year</text:p>
          </table:table-cell>
          <table:table-cell office:value-type="string" table:style-name="ce3">
            <text:p>Yes</text:p>
          </table:table-cell>
          <table:table-cell table:number-columns-repeated="16373"/>
        </table:table-row>
        <table:table-row table:style-name="ro2">
          <table:table-cell/>
          <table:table-cell office:value-type="string" table:style-name="ce1">
            <text:p>OPPO<text:s/></text:p>
          </table:table-cell>
          <table:table-cell office:value-type="string" table:style-name="ce33">
            <text:p>RENO13</text:p>
          </table:table-cell>
          <table:table-cell office:value-type="string" table:style-name="ce53">
            <text:p>RENO13 5G 12GB 256GB SKY BLUE</text:p>
          </table:table-cell>
          <table:table-cell office:value-type="float" office:value="47999" table:style-name="ce1">
            <text:p>47999</text:p>
          </table:table-cell>
          <table:table-cell office:value-type="float" office:value="43999" table:style-name="ce1">
            <text:p>43999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https://www.amazon.in/OPPO-Reno13-Pro-Graphite-Grey/dp/B0DSQ7ZJKT/ref=sr_1_1?crid=1YU59HZMGAR7&amp;dib=eyJ2IjoiMSJ9.fYv6UI8ymCqyaHYcMuxzKboPhyQL857NycZ6ZrDMqDlo8DXDtnAmZlf9RK0pRpPYsI-nVTY1DiAAR52iXmZslbrqo9PNV1pORTTGrG2Oo6kJ3cTsmtfEsccKwxZwcGUSubWoAng_SbobmP2Xe2fdk-82x2H3HglN4A7FWJWJzBLCkItImlxT3ltkXx_0qme65mG7kKTfG1_X278UJka9NGW2rrMKBiVVUT6vGlKf8qc.a7wa4IAEle-9AN-iktpnLvAz5KoaEcKGcChxU44bN98&amp;dib_tag=se&amp;keywords=oppo+reno+13+pro+5%2Bg+12+256&amp;nsdOptOutParam=true&amp;qid=1745835021&amp;sprefix=oppo+reno+13+pro+5%2Bg++12%2Caps%2C260&amp;sr=8-1</text:p>
          </table:table-cell>
          <table:table-cell table:style-name="ce1"/>
          <table:table-cell office:value-type="string" table:style-name="ce3">
            <text:p>1 Year</text:p>
          </table:table-cell>
          <table:table-cell office:value-type="string" table:style-name="ce3">
            <text:p>Yes</text:p>
          </table:table-cell>
          <table:table-cell table:number-columns-repeated="16373"/>
        </table:table-row>
        <table:table-row table:style-name="ro2">
          <table:table-cell/>
          <table:table-cell office:value-type="string" table:style-name="ce1">
            <text:p>OPPO<text:s/></text:p>
          </table:table-cell>
          <table:table-cell office:value-type="string" table:style-name="ce33">
            <text:p>RENO13</text:p>
          </table:table-cell>
          <table:table-cell office:value-type="string" table:style-name="ce54">
            <text:p>RENO13 PRO 5G 12GB 256GB GRAPHITE GREY</text:p>
          </table:table-cell>
          <table:table-cell office:value-type="float" office:value="54999" table:style-name="ce1">
            <text:p>54999</text:p>
          </table:table-cell>
          <table:table-cell office:value-type="float" office:value="49999" table:style-name="ce1">
            <text:p>49999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https://www.amazon.in/OPPO-Reno13-Pro-Graphite-Grey/dp/B0DSQ7ZJKT/ref=sr_1_7?crid=2VDP7ZPPYAQ1W&amp;dib=eyJ2IjoiMSJ9.2qu2XugoNPEtwec2lgM2XbDpBS4KMuFDgMBxGzbtOZkDqbm2GUGcTK2gg711EbPgCQb4dSee59XwHkEI-NmrYfhWDPck9v9EPXATHFkMaRK1a7nmTzi91a3yaLh1j7VKcVq27gCL7cY7snzRC35cC4Ktm1GTjWIiO2_Gu4QSEJBX5dqryjky2IXHwy9YX40qKoKY88TnY6C9EVeMmUmNswq6T4d6mu2LP3BTfPvQXsI.dIU6wc1uLmcBCx8RS6qUVXnW_tceZ77bd41-9xNPvV0&amp;dib_tag=se&amp;keywords=oppo%2Breno%2B13%2B5%2Bg%2B12%2B256&amp;nsdOptOutParam=true&amp;qid=1745835054&amp;sprefix=oppo%2Breno%2B13%2B5%2Bg%2B12%2B256%2Caps%2C253&amp;sr=8-7&amp;th=1</text:p>
          </table:table-cell>
          <table:table-cell table:style-name="ce1"/>
          <table:table-cell office:value-type="string" table:style-name="ce3">
            <text:p>1 Year</text:p>
          </table:table-cell>
          <table:table-cell office:value-type="string" table:style-name="ce3">
            <text:p>Yes</text:p>
          </table:table-cell>
          <table:table-cell table:number-columns-repeated="16373"/>
        </table:table-row>
        <table:table-row table:style-name="ro2">
          <table:table-cell/>
          <table:table-cell office:value-type="string" table:style-name="ce1">
            <text:p>OPPO<text:s/></text:p>
          </table:table-cell>
          <table:table-cell office:value-type="string" table:style-name="ce33">
            <text:p>RENO13</text:p>
          </table:table-cell>
          <table:table-cell office:value-type="string" table:style-name="ce54">
            <text:p>RENO13 PRO 5G 12GB 256GB MIST LAVENDER</text:p>
          </table:table-cell>
          <table:table-cell office:value-type="float" office:value="54999" table:style-name="ce1">
            <text:p>54999</text:p>
          </table:table-cell>
          <table:table-cell office:value-type="float" office:value="49999" table:style-name="ce1">
            <text:p>49999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https://www.amazon.in/OPPO-Reno13-Pro-Graphite-Grey/dp/B0DSQ7ZJKT/ref=sr_1_7?crid=2VDP7ZPPYAQ1W&amp;dib=eyJ2IjoiMSJ9.2qu2XugoNPEtwec2lgM2XbDpBS4KMuFDgMBxGzbtOZkDqbm2GUGcTK2gg711EbPgCQb4dSee59XwHkEI-NmrYfhWDPck9v9EPXATHFkMaRK1a7nmTzi91a3yaLh1j7VKcVq27gCL7cY7snzRC35cC4Ktm1GTjWIiO2_Gu4QSEJBX5dqryjky2IXHwy9YX40qKoKY88TnY6C9EVeMmUmNswq6T4d6mu2LP3BTfPvQXsI.dIU6wc1uLmcBCx8RS6qUVXnW_tceZ77bd41-9xNPvV0&amp;dib_tag=se&amp;keywords=oppo%2Breno%2B13%2B5%2Bg%2B12%2B256&amp;nsdOptOutParam=true&amp;qid=1745835054&amp;sprefix=oppo%2Breno%2B13%2B5%2Bg%2B12%2B256%2Caps%2C253&amp;sr=8-7&amp;th=1</text:p>
          </table:table-cell>
          <table:table-cell table:style-name="ce1"/>
          <table:table-cell office:value-type="string" table:style-name="ce3">
            <text:p>1 Year</text:p>
          </table:table-cell>
          <table:table-cell office:value-type="string" table:style-name="ce3">
            <text:p>Yes</text:p>
          </table:table-cell>
          <table:table-cell table:number-columns-repeated="16373"/>
        </table:table-row>
        <table:table-row table:style-name="ro2">
          <table:table-cell/>
          <table:table-cell office:value-type="string" table:style-name="ce1">
            <text:p>OPPO<text:s/></text:p>
          </table:table-cell>
          <table:table-cell office:value-type="string" table:style-name="ce33">
            <text:p>RENO13</text:p>
          </table:table-cell>
          <table:table-cell office:value-type="string" table:style-name="ce43">
            <text:p>RENO13 PRO 5G 12GB 512GB GRAPHITE GREY</text:p>
          </table:table-cell>
          <table:table-cell office:value-type="float" office:value="60999" table:style-name="ce1">
            <text:p>60999</text:p>
          </table:table-cell>
          <table:table-cell office:value-type="float" office:value="54999" table:style-name="ce1">
            <text:p>54999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https://www.amazon.in/OPPO-Reno13Pro-Graphite-512GB-Storage/dp/B0F1G42K9M/ref=sr_1_2?crid=2Q2DDQ61CZYUA&amp;dib=eyJ2IjoiMSJ9.-KxNQlDd7hGyxFotD4xbNZRvhX2rDf_gdqRd0fdOawkVdc_tIqSrpNaPdrecxNxACE4b17ElijRjh8QpeaKt-kSyIiCerNIiWYDHm1vZCQL-dgDzhxkXjiGcpp-6KqY8S6OR2remDtZLn2v3DFEvmjypnMq9OSvCo3IcsvuDfZwwN1weDnM4LvOstaQlc7sHZHIT4eiUHNh71gGCCZrWBLqkp0eyNUnLj4xpry05GJs.J3unGvTLOxfoVRM7QAI8h9X0U9rAbVoT6CfRqPdWayk&amp;dib_tag=se&amp;keywords=oppo+reno+13+pro+5%2Bg+12+512&amp;nsdOptOutParam=true&amp;qid=1745835097&amp;sprefix=oppo+reno+13+5%2Bg+12+512%2Caps%2C347&amp;sr=8-2</text:p>
          </table:table-cell>
          <table:table-cell table:style-name="ce1"/>
          <table:table-cell office:value-type="string" table:style-name="ce3">
            <text:p>1 Year</text:p>
          </table:table-cell>
          <table:table-cell office:value-type="string" table:style-name="ce3">
            <text:p>Yes</text:p>
          </table:table-cell>
          <table:table-cell table:number-columns-repeated="16373"/>
        </table:table-row>
        <table:table-row table:style-name="ro2">
          <table:table-cell/>
          <table:table-cell office:value-type="string" table:style-name="ce1">
            <text:p>OPPO<text:s/></text:p>
          </table:table-cell>
          <table:table-cell office:value-type="string" table:style-name="ce33">
            <text:p>RENO13</text:p>
          </table:table-cell>
          <table:table-cell office:value-type="string" table:style-name="ce43">
            <text:p>RENO13 PRO 5G 12GB 512GB MIST LAVENDER</text:p>
          </table:table-cell>
          <table:table-cell office:value-type="float" office:value="60999" table:style-name="ce1">
            <text:p>60999</text:p>
          </table:table-cell>
          <table:table-cell office:value-type="float" office:value="54999" table:style-name="ce1">
            <text:p>54999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https://www.amazon.in/OPPO-Reno13Pro-Graphite-512GB-Storage/dp/B0F1G42K9M/ref=sr_1_2?crid=2Q2DDQ61CZYUA&amp;dib=eyJ2IjoiMSJ9.-KxNQlDd7hGyxFotD4xbNZRvhX2rDf_gdqRd0fdOawkVdc_tIqSrpNaPdrecxNxACE4b17ElijRjh8QpeaKt-kSyIiCerNIiWYDHm1vZCQL-dgDzhxkXjiGcpp-6KqY8S6OR2remDtZLn2v3DFEvmjypnMq9OSvCo3IcsvuDfZwwN1weDnM4LvOstaQlc7sHZHIT4eiUHNh71gGCCZrWBLqkp0eyNUnLj4xpry05GJs.J3unGvTLOxfoVRM7QAI8h9X0U9rAbVoT6CfRqPdWayk&amp;dib_tag=se&amp;keywords=oppo+reno+13+pro+5%2Bg+12+512&amp;nsdOptOutParam=true&amp;qid=1745835097&amp;sprefix=oppo+reno+13+5%2Bg+12+512%2Caps%2C347&amp;sr=8-2</text:p>
          </table:table-cell>
          <table:table-cell table:style-name="ce1"/>
          <table:table-cell office:value-type="string" table:style-name="ce3">
            <text:p>1 Year</text:p>
          </table:table-cell>
          <table:table-cell office:value-type="string" table:style-name="ce3">
            <text:p>Yes</text:p>
          </table:table-cell>
          <table:table-cell table:number-columns-repeated="16373"/>
        </table:table-row>
        <table:table-row table:style-name="ro2">
          <table:table-cell/>
          <table:table-cell office:value-type="string" table:style-name="ce1">
            <text:p>OPPO<text:s/></text:p>
          </table:table-cell>
          <table:table-cell office:value-type="string" table:style-name="ce33">
            <text:p>N3 FLIP</text:p>
          </table:table-cell>
          <table:table-cell office:value-type="string" table:style-name="ce55">
            <text:p>FIND N3 FLIP 5G 12GB 256GB CREAM GOLD</text:p>
          </table:table-cell>
          <table:table-cell office:value-type="float" office:value="99999" table:style-name="ce1">
            <text:p>99999</text:p>
          </table:table-cell>
          <table:table-cell office:value-type="float" office:value="85999" table:style-name="ce1">
            <text:p>85999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skip</text:p>
          </table:table-cell>
          <table:table-cell table:style-name="ce1"/>
          <table:table-cell office:value-type="string" table:style-name="ce3">
            <text:p>1 Year</text:p>
          </table:table-cell>
          <table:table-cell office:value-type="string" table:style-name="ce3">
            <text:p>Yes</text:p>
          </table:table-cell>
          <table:table-cell table:number-columns-repeated="16373"/>
        </table:table-row>
        <table:table-row table:style-name="ro2">
          <table:table-cell/>
          <table:table-cell office:value-type="string" table:style-name="ce1">
            <text:p>OPPO<text:s/></text:p>
          </table:table-cell>
          <table:table-cell office:value-type="string" table:style-name="ce33">
            <text:p>K12X</text:p>
          </table:table-cell>
          <table:table-cell office:value-type="string" table:style-name="ce56">
            <text:p>K12X 5G 6GB 128GB MIDNIGHT VIOLET</text:p>
          </table:table-cell>
          <table:table-cell office:value-type="float" office:value="16999" table:style-name="ce1">
            <text:p>16999</text:p>
          </table:table-cell>
          <table:table-cell office:value-type="float" office:value="12999" table:style-name="ce1">
            <text:p>12999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https://www.amazon.in/Oppo-K12x-SUPERVOOC-Charger-Breeze/dp/B0DHCXDHWQ/ref=sr_1_3?crid=29D0C2CIHBTV8&amp;dib=eyJ2IjoiMSJ9.-DWsWAAYVLjnaJhV328r_IZFn0LbyAx9DUD8ZLdtt4CdC1LzTjCnUB2-PB7p3WLjUvW1vEwfDRUnGZzvQ1ePhz56_zMthYjaK3nZQ_Dms_VEHRxyYZwkAkgSUcFIUStv8NBxt129tedzjAUCQId6xMUVbjDks_K6CxZ3Sj4PoiyDpMaYT2uXtj3lRjTdeOX4z4um-aO4M-vzwrIzWoMPJ8l66m3UPE6d4Csfd0FPSOw.qbvFO0Hi6ryXvJsqSMjsFg0_zyCeNP1VS3lfD1ic97M&amp;dib_tag=se&amp;keywords=oppo+k12+x+6+128+5g+mobile+phone+2024+new&amp;nsdOptOutParam=true&amp;qid=1745924126&amp;sprefix=k12+x+oppo+5g+6%2Caps%2C250&amp;sr=8-3</text:p>
          </table:table-cell>
          <table:table-cell table:style-name="ce1"/>
          <table:table-cell office:value-type="string" table:style-name="ce3">
            <text:p>1 Year</text:p>
          </table:table-cell>
          <table:table-cell office:value-type="string" table:style-name="ce3">
            <text:p>Yes</text:p>
          </table:table-cell>
          <table:table-cell table:number-columns-repeated="16373"/>
        </table:table-row>
        <table:table-row table:style-name="ro2">
          <table:table-cell/>
          <table:table-cell office:value-type="string" table:style-name="ce1">
            <text:p>OPPO<text:s/></text:p>
          </table:table-cell>
          <table:table-cell office:value-type="string" table:style-name="ce33">
            <text:p>K12X</text:p>
          </table:table-cell>
          <table:table-cell office:value-type="string" table:style-name="ce56">
            <text:p>K12X 5G 6GB 128GB BOX FEATHER PINK</text:p>
          </table:table-cell>
          <table:table-cell office:value-type="float" office:value="16999" table:style-name="ce1">
            <text:p>16999</text:p>
          </table:table-cell>
          <table:table-cell office:value-type="float" office:value="12999" table:style-name="ce1">
            <text:p>12999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https://www.amazon.in/Oppo-K12x-SUPERVOOC-Charger-Breeze/dp/B0DHCXDHWQ/ref=sr_1_3?crid=29D0C2CIHBTV8&amp;dib=eyJ2IjoiMSJ9.-DWsWAAYVLjnaJhV328r_IZFn0LbyAx9DUD8ZLdtt4CdC1LzTjCnUB2-PB7p3WLjUvW1vEwfDRUnGZzvQ1ePhz56_zMthYjaK3nZQ_Dms_VEHRxyYZwkAkgSUcFIUStv8NBxt129tedzjAUCQId6xMUVbjDks_K6CxZ3Sj4PoiyDpMaYT2uXtj3lRjTdeOX4z4um-aO4M-vzwrIzWoMPJ8l66m3UPE6d4Csfd0FPSOw.qbvFO0Hi6ryXvJsqSMjsFg0_zyCeNP1VS3lfD1ic97M&amp;dib_tag=se&amp;keywords=oppo+k12+x+6+128+5g+mobile+phone+2024+new&amp;nsdOptOutParam=true&amp;qid=1745924126&amp;sprefix=k12+x+oppo+5g+6%2Caps%2C250&amp;sr=8-3</text:p>
          </table:table-cell>
          <table:table-cell table:style-name="ce1"/>
          <table:table-cell office:value-type="string" table:style-name="ce3">
            <text:p>1 Year</text:p>
          </table:table-cell>
          <table:table-cell office:value-type="string" table:style-name="ce3">
            <text:p>Yes</text:p>
          </table:table-cell>
          <table:table-cell table:number-columns-repeated="16373"/>
        </table:table-row>
        <table:table-row table:style-name="ro2">
          <table:table-cell/>
          <table:table-cell office:value-type="string" table:style-name="ce1">
            <text:p>OPPO<text:s/></text:p>
          </table:table-cell>
          <table:table-cell office:value-type="string" table:style-name="ce33">
            <text:p>K12X</text:p>
          </table:table-cell>
          <table:table-cell office:value-type="string" table:style-name="ce56">
            <text:p>K12X 5G 6GB 128GB BREEZE BLUE</text:p>
          </table:table-cell>
          <table:table-cell office:value-type="float" office:value="16999" table:style-name="ce1">
            <text:p>16999</text:p>
          </table:table-cell>
          <table:table-cell office:value-type="float" office:value="12999" table:style-name="ce1">
            <text:p>12999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https://www.amazon.in/Oppo-K12x-SUPERVOOC-Charger-Breeze/dp/B0DHCXDHWQ/ref=sr_1_3?crid=29D0C2CIHBTV8&amp;dib=eyJ2IjoiMSJ9.-DWsWAAYVLjnaJhV328r_IZFn0LbyAx9DUD8ZLdtt4CdC1LzTjCnUB2-PB7p3WLjUvW1vEwfDRUnGZzvQ1ePhz56_zMthYjaK3nZQ_Dms_VEHRxyYZwkAkgSUcFIUStv8NBxt129tedzjAUCQId6xMUVbjDks_K6CxZ3Sj4PoiyDpMaYT2uXtj3lRjTdeOX4z4um-aO4M-vzwrIzWoMPJ8l66m3UPE6d4Csfd0FPSOw.qbvFO0Hi6ryXvJsqSMjsFg0_zyCeNP1VS3lfD1ic97M&amp;dib_tag=se&amp;keywords=oppo+k12+x+6+128+5g+mobile+phone+2024+new&amp;nsdOptOutParam=true&amp;qid=1745924126&amp;sprefix=k12+x+oppo+5g+6%2Caps%2C250&amp;sr=8-3</text:p>
          </table:table-cell>
          <table:table-cell table:style-name="ce1"/>
          <table:table-cell office:value-type="string" table:style-name="ce3">
            <text:p>1 Year</text:p>
          </table:table-cell>
          <table:table-cell office:value-type="string" table:style-name="ce3">
            <text:p>Yes</text:p>
          </table:table-cell>
          <table:table-cell table:number-columns-repeated="16373"/>
        </table:table-row>
        <table:table-row table:style-name="ro2">
          <table:table-cell/>
          <table:table-cell office:value-type="string" table:style-name="ce1">
            <text:p>OPPO<text:s/></text:p>
          </table:table-cell>
          <table:table-cell office:value-type="string" table:style-name="ce33">
            <text:p>K12X</text:p>
          </table:table-cell>
          <table:table-cell office:value-type="string" table:style-name="ce49">
            <text:p>K12X 5G 8GB 256GB MIDNIGHT VIOLET</text:p>
          </table:table-cell>
          <table:table-cell office:value-type="float" office:value="20999" table:style-name="ce1">
            <text:p>20999</text:p>
          </table:table-cell>
          <table:table-cell office:value-type="float" office:value="16999" table:style-name="ce1">
            <text:p>16999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https://www.oppo.com/in/product/oppo-k13-5g.P.P1110064?utm_source=google&amp;utm_medium=cpc&amp;utm_campaign=OPPO-Publicis-IN_EN-OPPO_K13_5G-Sustain-All-CPC-Search_Exact-20250414--Intent-Conversions&amp;gad_source=1&amp;gbraid=0AAAAAptvrE49TTmWXbwsuzt3lKUsPzTkt&amp;gclid=EAIaIQobChMI4fulmr_6jAMVrBCDAx2BWBc6EAAYASAAEgJTR_D_BwE</text:p>
          </table:table-cell>
          <table:table-cell table:style-name="ce1"/>
          <table:table-cell office:value-type="string" table:style-name="ce3">
            <text:p>1 Year</text:p>
          </table:table-cell>
          <table:table-cell office:value-type="string" table:style-name="ce3">
            <text:p>Yes</text:p>
          </table:table-cell>
          <table:table-cell table:number-columns-repeated="16373"/>
        </table:table-row>
        <table:table-row table:style-name="ro2">
          <table:table-cell/>
          <table:table-cell office:value-type="string" table:style-name="ce1">
            <text:p>OPPO<text:s/></text:p>
          </table:table-cell>
          <table:table-cell office:value-type="string" table:style-name="ce33">
            <text:p>K12X</text:p>
          </table:table-cell>
          <table:table-cell office:value-type="string" table:style-name="ce49">
            <text:p>K12X 5G 8GB 256GB BOX FEATHER PINK</text:p>
          </table:table-cell>
          <table:table-cell office:value-type="float" office:value="20999" table:style-name="ce1">
            <text:p>20999</text:p>
          </table:table-cell>
          <table:table-cell office:value-type="float" office:value="16999" table:style-name="ce1">
            <text:p>16999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https://www.oppo.com/in/product/oppo-k13-5g.P.P1110064?utm_source=google&amp;utm_medium=cpc&amp;utm_campaign=OPPO-Publicis-IN_EN-OPPO_K13_5G-Sustain-All-CPC-Search_Exact-20250414--Intent-Conversions&amp;gad_source=1&amp;gbraid=0AAAAAptvrE49TTmWXbwsuzt3lKUsPzTkt&amp;gclid=EAIaIQobChMI4fulmr_6jAMVrBCDAx2BWBc6EAAYASAAEgJTR_D_BwE</text:p>
          </table:table-cell>
          <table:table-cell table:style-name="ce1"/>
          <table:table-cell office:value-type="string" table:style-name="ce3">
            <text:p>1 Year</text:p>
          </table:table-cell>
          <table:table-cell office:value-type="string" table:style-name="ce3">
            <text:p>Yes</text:p>
          </table:table-cell>
          <table:table-cell table:number-columns-repeated="16373"/>
        </table:table-row>
        <table:table-row table:style-name="ro2">
          <table:table-cell/>
          <table:table-cell office:value-type="string" table:style-name="ce1">
            <text:p>OPPO<text:s/></text:p>
          </table:table-cell>
          <table:table-cell office:value-type="string" table:style-name="ce33">
            <text:p>K12X</text:p>
          </table:table-cell>
          <table:table-cell office:value-type="string" table:style-name="ce49">
            <text:p>K12X 5G 8GB 256GB BREEZE BLUE</text:p>
          </table:table-cell>
          <table:table-cell office:value-type="float" office:value="20999" table:style-name="ce1">
            <text:p>20999</text:p>
          </table:table-cell>
          <table:table-cell office:value-type="float" office:value="16999" table:style-name="ce1">
            <text:p>16999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https://www.oppo.com/in/product/oppo-k13-5g.P.P1110064?utm_source=google&amp;utm_medium=cpc&amp;utm_campaign=OPPO-Publicis-IN_EN-OPPO_K13_5G-Sustain-All-CPC-Search_Exact-20250414--Intent-Conversions&amp;gad_source=1&amp;gbraid=0AAAAAptvrE49TTmWXbwsuzt3lKUsPzTkt&amp;gclid=EAIaIQobChMI4fulmr_6jAMVrBCDAx2BWBc6EAAYASAAEgJTR_D_BwE</text:p>
          </table:table-cell>
          <table:table-cell table:style-name="ce1"/>
          <table:table-cell office:value-type="string" table:style-name="ce3">
            <text:p>1 Year</text:p>
          </table:table-cell>
          <table:table-cell office:value-type="string" table:style-name="ce3">
            <text:p>Yes</text:p>
          </table:table-cell>
          <table:table-cell table:number-columns-repeated="16373"/>
        </table:table-row>
        <table:table-row table:style-name="ro2">
          <table:table-cell/>
          <table:table-cell office:value-type="string" table:style-name="ce1">
            <text:p>OPPO<text:s/></text:p>
          </table:table-cell>
          <table:table-cell office:value-type="string" table:style-name="ce33">
            <text:p>FIND X8</text:p>
          </table:table-cell>
          <table:table-cell office:value-type="string" table:style-name="ce34">
            <text:p>FIND X8 5G 12GB 256GB STAR GREY</text:p>
          </table:table-cell>
          <table:table-cell office:value-type="float" office:value="69999" table:style-name="ce1">
            <text:p>69999</text:p>
          </table:table-cell>
          <table:table-cell office:value-type="float" office:value="69999" table:style-name="ce1">
            <text:p>69999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https://www.amazon.in/Oppo-Find-Star-Grey-256/dp/B0DPT96ZMB/ref=sr_1_3?crid=XV0BK65TJZC0&amp;dib=eyJ2IjoiMSJ9.nHLZpbqCinBzx5d216OyXCjl0uhcb93vmXBFt5Lw9x1CcUeGlZ_NyB3ra2xOLk9Or-Xpnx8xJ8fAGTokoK_OsGzVu6eKy76k0YYJ5tNApZE_fYE8ig5U1l-K1zroYZ3Yr32jok9-tsL9TAwNyqwzG4tJhHQjbO605XCoDcsUYAdQEHlcFVTTYEcyv8likId62uaIBtrtScwWER910wuZJpybJ7iDevvjMjvGwQqJtOk.1K2V9MhYQujcXnvxVN3kMe2l9OKCFYy-8gaBG75JSFo&amp;dib_tag=se&amp;keywords=oppo+find+x8&amp;nsdOptOutParam=true&amp;qid=1745923974&amp;sprefix=oppo+find+x8%2Caps%2C260&amp;sr=8-3</text:p>
          </table:table-cell>
          <table:table-cell table:style-name="ce1"/>
          <table:table-cell office:value-type="string" table:style-name="ce3">
            <text:p>1 Year</text:p>
          </table:table-cell>
          <table:table-cell office:value-type="string" table:style-name="ce3">
            <text:p>Yes</text:p>
          </table:table-cell>
          <table:table-cell table:number-columns-repeated="16373"/>
        </table:table-row>
        <table:table-row table:style-name="ro2">
          <table:table-cell/>
          <table:table-cell office:value-type="string" table:style-name="ce1">
            <text:p>OPPO<text:s/></text:p>
          </table:table-cell>
          <table:table-cell office:value-type="string" table:style-name="ce33">
            <text:p>FIND X8</text:p>
          </table:table-cell>
          <table:table-cell office:value-type="string" table:style-name="ce34">
            <text:p>FIND X8 5G 12GB 256GB SPACE BLACK</text:p>
          </table:table-cell>
          <table:table-cell office:value-type="float" office:value="69999" table:style-name="ce1">
            <text:p>69999</text:p>
          </table:table-cell>
          <table:table-cell office:value-type="float" office:value="69999" table:style-name="ce1">
            <text:p>69999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https://www.amazon.in/Oppo-Find-Star-Grey-256/dp/B0DPT96ZMB/ref=sr_1_3?crid=XV0BK65TJZC0&amp;dib=eyJ2IjoiMSJ9.nHLZpbqCinBzx5d216OyXCjl0uhcb93vmXBFt5Lw9x1CcUeGlZ_NyB3ra2xOLk9Or-Xpnx8xJ8fAGTokoK_OsGzVu6eKy76k0YYJ5tNApZE_fYE8ig5U1l-K1zroYZ3Yr32jok9-tsL9TAwNyqwzG4tJhHQjbO605XCoDcsUYAdQEHlcFVTTYEcyv8likId62uaIBtrtScwWER910wuZJpybJ7iDevvjMjvGwQqJtOk.1K2V9MhYQujcXnvxVN3kMe2l9OKCFYy-8gaBG75JSFo&amp;dib_tag=se&amp;keywords=oppo+find+x8&amp;nsdOptOutParam=true&amp;qid=1745923974&amp;sprefix=oppo+find+x8%2Caps%2C260&amp;sr=8-3</text:p>
          </table:table-cell>
          <table:table-cell table:style-name="ce1"/>
          <table:table-cell office:value-type="string" table:style-name="ce3">
            <text:p>1 Year</text:p>
          </table:table-cell>
          <table:table-cell office:value-type="string" table:style-name="ce3">
            <text:p>Yes</text:p>
          </table:table-cell>
          <table:table-cell table:number-columns-repeated="16373"/>
        </table:table-row>
        <table:table-row table:style-name="ro2">
          <table:table-cell/>
          <table:table-cell office:value-type="string" table:style-name="ce1">
            <text:p>OPPO<text:s/></text:p>
          </table:table-cell>
          <table:table-cell office:value-type="string" table:style-name="ce33">
            <text:p>FIND X8</text:p>
          </table:table-cell>
          <table:table-cell office:value-type="string" table:style-name="ce57">
            <text:p>FIND X8 5G 16GB 512GB STAR GREY</text:p>
          </table:table-cell>
          <table:table-cell office:value-type="float" office:value="74999" table:style-name="ce1">
            <text:p>74999</text:p>
          </table:table-cell>
          <table:table-cell office:value-type="float" office:value="79999" table:style-name="ce1">
            <text:p>79999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https://www.amazon.in/Oppo-Find-Star-Grey-256/dp/B0DPT96ZMB/ref=sr_1_3?crid=XV0BK65TJZC0&amp;dib=eyJ2IjoiMSJ9.nHLZpbqCinBzx5d216OyXCjl0uhcb93vmXBFt5Lw9x1CcUeGlZ_NyB3ra2xOLk9Or-Xpnx8xJ8fAGTokoK_OsGzVu6eKy76k0YYJ5tNApZE_fYE8ig5U1l-K1zroYZ3Yr32jok9-tsL9TAwNyqwzG4tJhHQjbO605XCoDcsUYAdQEHlcFVTTYEcyv8likId62uaIBtrtScwWER910wuZJpybJ7iDevvjMjvGwQqJtOk.1K2V9MhYQujcXnvxVN3kMe2l9OKCFYy-8gaBG75JSFo&amp;dib_tag=se&amp;keywords=oppo+find+x8&amp;nsdOptOutParam=true&amp;qid=1745923974&amp;sprefix=oppo+find+x8%2Caps%2C260&amp;sr=8-3</text:p>
          </table:table-cell>
          <table:table-cell table:style-name="ce1"/>
          <table:table-cell office:value-type="string" table:style-name="ce3">
            <text:p>1 Year</text:p>
          </table:table-cell>
          <table:table-cell office:value-type="string" table:style-name="ce3">
            <text:p>Yes</text:p>
          </table:table-cell>
          <table:table-cell table:number-columns-repeated="16373"/>
        </table:table-row>
        <table:table-row table:style-name="ro2">
          <table:table-cell/>
          <table:table-cell office:value-type="string" table:style-name="ce1">
            <text:p>OPPO<text:s/></text:p>
          </table:table-cell>
          <table:table-cell office:value-type="string" table:style-name="ce33">
            <text:p>FIND X8</text:p>
          </table:table-cell>
          <table:table-cell office:value-type="string" table:style-name="ce57">
            <text:p>FIND X8 5G 16GB 512GB SPACE BLACK</text:p>
          </table:table-cell>
          <table:table-cell office:value-type="float" office:value="74999" table:style-name="ce1">
            <text:p>74999</text:p>
          </table:table-cell>
          <table:table-cell office:value-type="float" office:value="79999" table:style-name="ce1">
            <text:p>79999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https://www.amazon.in/Oppo-Find-Star-Grey-256/dp/B0DPT96ZMB/ref=sr_1_3?crid=XV0BK65TJZC0&amp;dib=eyJ2IjoiMSJ9.nHLZpbqCinBzx5d216OyXCjl0uhcb93vmXBFt5Lw9x1CcUeGlZ_NyB3ra2xOLk9Or-Xpnx8xJ8fAGTokoK_OsGzVu6eKy76k0YYJ5tNApZE_fYE8ig5U1l-K1zroYZ3Yr32jok9-tsL9TAwNyqwzG4tJhHQjbO605XCoDcsUYAdQEHlcFVTTYEcyv8likId62uaIBtrtScwWER910wuZJpybJ7iDevvjMjvGwQqJtOk.1K2V9MhYQujcXnvxVN3kMe2l9OKCFYy-8gaBG75JSFo&amp;dib_tag=se&amp;keywords=oppo+find+x8&amp;nsdOptOutParam=true&amp;qid=1745923974&amp;sprefix=oppo+find+x8%2Caps%2C260&amp;sr=8-3</text:p>
          </table:table-cell>
          <table:table-cell table:style-name="ce1"/>
          <table:table-cell office:value-type="string" table:style-name="ce3">
            <text:p>1 Year</text:p>
          </table:table-cell>
          <table:table-cell office:value-type="string" table:style-name="ce3">
            <text:p>Yes</text:p>
          </table:table-cell>
          <table:table-cell table:number-columns-repeated="16373"/>
        </table:table-row>
        <table:table-row table:style-name="ro2">
          <table:table-cell/>
          <table:table-cell office:value-type="string" table:style-name="ce1">
            <text:p>OPPO<text:s/></text:p>
          </table:table-cell>
          <table:table-cell office:value-type="string" table:style-name="ce33">
            <text:p>FIND X8</text:p>
          </table:table-cell>
          <table:table-cell office:value-type="string" table:style-name="ce38">
            <text:p>FIND X8 PRO 5G 16GB 512GB SPACE BLACK</text:p>
          </table:table-cell>
          <table:table-cell office:value-type="float" office:value="109999" table:style-name="ce1">
            <text:p>109999</text:p>
          </table:table-cell>
          <table:table-cell office:value-type="float" office:value="94999" table:style-name="ce1">
            <text:p>94999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https://www.amazon.in/OPPO-Find-X8-Pro-Smartphone/dp/B0DMP3T6QW/ref=sr_1_4?crid=UO8ZQI92KJ4I&amp;dib=eyJ2IjoiMSJ9.nHLZpbqCinBzx5d216OyXCjl0uhcb93vmXBFt5Lw9x1CcUeGlZ_NyB3ra2xOLk9Or-Xpnx8xJ8fAGTokoK_OsGzVu6eKy76k0YYJ5tNApZE_fYE8ig5U1l-K1zroYZ3Yr32jok9-tsL9TAwNyqwzG4tJhHQjbO605XCoDcsUYAdQEHlcFVTTYEcyv8likId62uaIBtrtScwWER910wuZJpybJ7iDevvjMjvGwQqJtOk.1K2V9MhYQujcXnvxVN3kMe2l9OKCFYy-8gaBG75JSFo&amp;dib_tag=se&amp;keywords=oppo+find+x8&amp;nsdOptOutParam=true&amp;qid=1745923941&amp;sprefix=oppo+find+x%2Caps%2C254&amp;sr=8-4</text:p>
          </table:table-cell>
          <table:table-cell table:style-name="ce1"/>
          <table:table-cell office:value-type="string" table:style-name="ce3">
            <text:p>1 Year</text:p>
          </table:table-cell>
          <table:table-cell office:value-type="string" table:style-name="ce3">
            <text:p>Yes</text:p>
          </table:table-cell>
          <table:table-cell table:number-columns-repeated="16373"/>
        </table:table-row>
        <table:table-row table:number-rows-repeated="2" table:style-name="ro2">
          <table:table-cell/>
          <table:table-cell table:number-columns-repeated="9" table:style-name="ce1"/>
          <table:table-cell office:value-type="string" table:style-name="ce3">
            <text:p>Yes</text:p>
          </table:table-cell>
          <table:table-cell table:number-columns-repeated="16373"/>
        </table:table-row>
        <table:table-row table:style-name="ro2">
          <table:table-cell/>
          <table:table-cell office:value-type="string" table:style-name="ce1">
            <text:p>VIVO</text:p>
          </table:table-cell>
          <table:table-cell office:value-type="string" table:style-name="ce33">
            <text:p>Y28</text:p>
          </table:table-cell>
          <table:table-cell office:value-type="string" table:style-name="ce58">
            <text:p>Y28E 5G 4GB 64GB VINTAGE RED</text:p>
          </table:table-cell>
          <table:table-cell office:value-type="float" office:value="14999" table:style-name="ce1">
            <text:p>14999</text:p>
          </table:table-cell>
          <table:table-cell office:value-type="float" office:value="10499" table:style-name="ce1">
            <text:p>10499</text:p>
          </table:table-cell>
          <table:table-cell office:value-type="float" office:value="8" table:style-name="ce1">
            <text:p>8</text:p>
          </table:table-cell>
          <table:table-cell office:value-type="string" table:style-name="ce65">
            <text:p><text:a xlink:href="">https://www.amazon.in/Vintage-Storage-Additional-Exchange-Charger/dp/B0DXKLJMQ3/ref=sr_1_3?crid=1LU9QHNWWXX52&amp;dib=eyJ2IjoiMSJ9.JpotSLR7d0mUdhyXZz5m5ra377_dR4Mx59SUnY8CTXXV7jhnG5qLmmr1HS_S7e5yzxbGk458QSskkXBvtftJHssr6stulMY9t1l_zbkXPc_2oha9vT_iBcDfrbEplMIYuiCzz89AQPf-9DTi6JFxzFVcyHXb5M7oT8UY0tgBDfkzGyhCLq-s2jhlHhzaVFS0sLDsWpEmBUwe7k452llvv82HiJ3w2XEG0__TjCIOZA4.T1CgaMCVhn57Jxz3t9miItHhfzPmsFlhMQ8PyRmS7Vs&amp;dib_tag=se&amp;keywords=y28e&amp;qid=1745924327&amp;sprefix=y28%2Caps%2C246&amp;sr=8-3&amp;th=1</text:a></text:p>
          </table:table-cell>
          <table:table-cell table:style-name="ce1"/>
          <table:table-cell office:value-type="string" table:style-name="ce3">
            <text:p>1 Year</text:p>
          </table:table-cell>
          <table:table-cell office:value-type="string" table:style-name="ce3">
            <text:p>Yes</text:p>
          </table:table-cell>
          <table:table-cell table:number-columns-repeated="16373"/>
        </table:table-row>
        <table:table-row table:style-name="ro2">
          <table:table-cell/>
          <table:table-cell office:value-type="string" table:style-name="ce1">
            <text:p>VIVO</text:p>
          </table:table-cell>
          <table:table-cell office:value-type="string" table:style-name="ce33">
            <text:p>Y28</text:p>
          </table:table-cell>
          <table:table-cell office:value-type="string" table:style-name="ce58">
            <text:p>Y28E 5G 4GB 64GB BREEZE GREEN</text:p>
          </table:table-cell>
          <table:table-cell office:value-type="float" office:value="14999" table:style-name="ce1">
            <text:p>14999</text:p>
          </table:table-cell>
          <table:table-cell office:value-type="float" office:value="10499" table:style-name="ce1">
            <text:p>10499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https://www.amazon.in/Vintage-Storage-Additional-Exchange-Charger/dp/B0DXKLJMQ3/ref=sr_1_3?crid=1LU9QHNWWXX52&amp;dib=eyJ2IjoiMSJ9.JpotSLR7d0mUdhyXZz5m5ra377_dR4Mx59SUnY8CTXXV7jhnG5qLmmr1HS_S7e5yzxbGk458QSskkXBvtftJHssr6stulMY9t1l_zbkXPc_2oha9vT_iBcDfrbEplMIYuiCzz89AQPf-9DTi6JFxzFVcyHXb5M7oT8UY0tgBDfkzGyhCLq-s2jhlHhzaVFS0sLDsWpEmBUwe7k452llvv82HiJ3w2XEG0__TjCIOZA4.T1CgaMCVhn57Jxz3t9miItHhfzPmsFlhMQ8PyRmS7Vs&amp;dib_tag=se&amp;keywords=y28e&amp;qid=1745924327&amp;sprefix=y28%2Caps%2C246&amp;sr=8-3&amp;th=1</text:p>
          </table:table-cell>
          <table:table-cell table:style-name="ce1"/>
          <table:table-cell office:value-type="string" table:style-name="ce3">
            <text:p>1 Year</text:p>
          </table:table-cell>
          <table:table-cell office:value-type="string" table:style-name="ce3">
            <text:p>Yes</text:p>
          </table:table-cell>
          <table:table-cell table:number-columns-repeated="16373"/>
        </table:table-row>
        <table:table-row table:style-name="ro2">
          <table:table-cell/>
          <table:table-cell office:value-type="string" table:style-name="ce1">
            <text:p>VIVO</text:p>
          </table:table-cell>
          <table:table-cell office:value-type="string" table:style-name="ce33">
            <text:p>Y28</text:p>
          </table:table-cell>
          <table:table-cell office:value-type="string" table:style-name="ce59">
            <text:p>Y28E 5G 4GB 128GB VINTAGE RED</text:p>
          </table:table-cell>
          <table:table-cell office:value-type="float" office:value="15999" table:style-name="ce1">
            <text:p>15999</text:p>
          </table:table-cell>
          <table:table-cell office:value-type="float" office:value="11499" table:style-name="ce1">
            <text:p>11499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https://www.amazon.in/Vintage-Storage-Additional-Exchange-Charger/dp/B0DXK9MCQ1/ref=sr_1_3?crid=Q0HOPL0A66WE&amp;dib=eyJ2IjoiMSJ9.DJCibWaOc7C6Rlu9LBAGE1_cCNUbxIlZYY83dfdJr7HFS7nfs1XobN6M5e6z0GBpqn6rYrHhXTkrSiFJNser2Gldhr74xA6gu-5j44xpvxVdzjL0LJRt5SwL7jyMPpK3FcKIzzj7ljYHWGUIb8BjGu3Tm5iMlzGBhHfH1uOd4uOPQadttlLik-cjehSMaL0ehVqy9ZLrLS6Uz6WEzZSRHDM2plpeaINSiSmMCocPtvY.YoJRp9Saezlbr-6vScem2gDEL1O0ekpNiu6R7k7G7x8&amp;dib_tag=se&amp;keywords=y28e+128gb&amp;qid=1745924389&amp;sprefix=y28e+128gb%2Caps%2C270&amp;sr=8-3</text:p>
          </table:table-cell>
          <table:table-cell table:style-name="ce1"/>
          <table:table-cell office:value-type="string" table:style-name="ce3">
            <text:p>1 Year</text:p>
          </table:table-cell>
          <table:table-cell office:value-type="string" table:style-name="ce3">
            <text:p>Yes</text:p>
          </table:table-cell>
          <table:table-cell table:number-columns-repeated="16373"/>
        </table:table-row>
        <table:table-row table:style-name="ro2">
          <table:table-cell/>
          <table:table-cell office:value-type="string" table:style-name="ce1">
            <text:p>VIVO</text:p>
          </table:table-cell>
          <table:table-cell office:value-type="string" table:style-name="ce33">
            <text:p>Y28</text:p>
          </table:table-cell>
          <table:table-cell office:value-type="string" table:style-name="ce59">
            <text:p>Y28E 5G 4GB 128GB BREEZE GREEN</text:p>
          </table:table-cell>
          <table:table-cell office:value-type="float" office:value="15999" table:style-name="ce1">
            <text:p>15999</text:p>
          </table:table-cell>
          <table:table-cell office:value-type="float" office:value="11499" table:style-name="ce1">
            <text:p>11499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https://www.amazon.in/Vintage-Storage-Additional-Exchange-Charger/dp/B0DXK9MCQ1/ref=sr_1_3?crid=Q0HOPL0A66WE&amp;dib=eyJ2IjoiMSJ9.DJCibWaOc7C6Rlu9LBAGE1_cCNUbxIlZYY83dfdJr7HFS7nfs1XobN6M5e6z0GBpqn6rYrHhXTkrSiFJNser2Gldhr74xA6gu-5j44xpvxVdzjL0LJRt5SwL7jyMPpK3FcKIzzj7ljYHWGUIb8BjGu3Tm5iMlzGBhHfH1uOd4uOPQadttlLik-cjehSMaL0ehVqy9ZLrLS6Uz6WEzZSRHDM2plpeaINSiSmMCocPtvY.YoJRp9Saezlbr-6vScem2gDEL1O0ekpNiu6R7k7G7x8&amp;dib_tag=se&amp;keywords=y28e+128gb&amp;qid=1745924389&amp;sprefix=y28e+128gb%2Caps%2C270&amp;sr=8-3</text:p>
          </table:table-cell>
          <table:table-cell table:style-name="ce1"/>
          <table:table-cell office:value-type="string" table:style-name="ce3">
            <text:p>1 Year</text:p>
          </table:table-cell>
          <table:table-cell office:value-type="string" table:style-name="ce3">
            <text:p>Yes</text:p>
          </table:table-cell>
          <table:table-cell table:number-columns-repeated="16373"/>
        </table:table-row>
        <table:table-row table:style-name="ro2">
          <table:table-cell/>
          <table:table-cell office:value-type="string" table:style-name="ce1">
            <text:p>VIVO</text:p>
          </table:table-cell>
          <table:table-cell office:value-type="string" table:style-name="ce33">
            <text:p>Y29</text:p>
          </table:table-cell>
          <table:table-cell office:value-type="string" table:style-name="ce60">
            <text:p>Y29 5G 4GB 128GB GLACIER BLUE</text:p>
          </table:table-cell>
          <table:table-cell office:value-type="float" office:value="16499" table:style-name="ce1">
            <text:p>16499</text:p>
          </table:table-cell>
          <table:table-cell office:value-type="float" office:value="13999" table:style-name="ce1">
            <text:p>13999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https://www.amazon.in/dp/B07WGPJWQL/ref=twister_B0DV5DC7S5?th=1</text:p>
          </table:table-cell>
          <table:table-cell table:style-name="ce1"/>
          <table:table-cell office:value-type="string" table:style-name="ce3">
            <text:p>1 Year</text:p>
          </table:table-cell>
          <table:table-cell office:value-type="string" table:style-name="ce3">
            <text:p>Yes</text:p>
          </table:table-cell>
          <table:table-cell table:number-columns-repeated="16373"/>
        </table:table-row>
        <table:table-row table:style-name="ro2">
          <table:table-cell/>
          <table:table-cell office:value-type="string" table:style-name="ce1">
            <text:p>VIVO</text:p>
          </table:table-cell>
          <table:table-cell office:value-type="string" table:style-name="ce33">
            <text:p>Y29</text:p>
          </table:table-cell>
          <table:table-cell office:value-type="string" table:style-name="ce60">
            <text:p>Y29 5G 4GB 128GB DAIMOND BLACK</text:p>
          </table:table-cell>
          <table:table-cell office:value-type="float" office:value="16499" table:style-name="ce1">
            <text:p>16499</text:p>
          </table:table-cell>
          <table:table-cell office:value-type="float" office:value="13999" table:style-name="ce1">
            <text:p>13999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https://www.amazon.in/dp/B07WHQQW74/ref=twister_B0DV5DC7S5?th=1</text:p>
          </table:table-cell>
          <table:table-cell table:style-name="ce1"/>
          <table:table-cell office:value-type="string" table:style-name="ce3">
            <text:p>1 Year</text:p>
          </table:table-cell>
          <table:table-cell office:value-type="string" table:style-name="ce3">
            <text:p>Yes</text:p>
          </table:table-cell>
          <table:table-cell table:number-columns-repeated="16373"/>
        </table:table-row>
        <table:table-row table:style-name="ro2">
          <table:table-cell/>
          <table:table-cell office:value-type="string" table:style-name="ce1">
            <text:p>VIVO</text:p>
          </table:table-cell>
          <table:table-cell office:value-type="string" table:style-name="ce33">
            <text:p>Y29</text:p>
          </table:table-cell>
          <table:table-cell office:value-type="string" table:style-name="ce60">
            <text:p>Y29 5G 4GB 128GB TITANIUM GOLD</text:p>
          </table:table-cell>
          <table:table-cell office:value-type="float" office:value="16499" table:style-name="ce1">
            <text:p>16499</text:p>
          </table:table-cell>
          <table:table-cell office:value-type="float" office:value="13999" table:style-name="ce1">
            <text:p>13999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https://www.amazon.in/dp/B07WGN696J/ref=twister_B0DV5DC7S5?th=1</text:p>
          </table:table-cell>
          <table:table-cell table:style-name="ce1"/>
          <table:table-cell office:value-type="string" table:style-name="ce3">
            <text:p>1 Year</text:p>
          </table:table-cell>
          <table:table-cell office:value-type="string" table:style-name="ce3">
            <text:p>Yes</text:p>
          </table:table-cell>
          <table:table-cell table:number-columns-repeated="16373"/>
        </table:table-row>
        <table:table-row table:style-name="ro2">
          <table:table-cell/>
          <table:table-cell office:value-type="string" table:style-name="ce1">
            <text:p>VIVO</text:p>
          </table:table-cell>
          <table:table-cell office:value-type="string" table:style-name="ce33">
            <text:p>Y29</text:p>
          </table:table-cell>
          <table:table-cell office:value-type="string" table:style-name="ce61">
            <text:p>Y29 5G 6GB 128GB GLACIER BLUE<text:s/></text:p>
          </table:table-cell>
          <table:table-cell office:value-type="float" office:value="17999" table:style-name="ce1">
            <text:p>17999</text:p>
          </table:table-cell>
          <table:table-cell office:value-type="float" office:value="15499" table:style-name="ce1">
            <text:p>15499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https://www.amazon.in/Y29-Glacier-Storage-Additional-Exchange/dp/B07WGPJWQL?th=1</text:p>
          </table:table-cell>
          <table:table-cell table:style-name="ce1"/>
          <table:table-cell office:value-type="string" table:style-name="ce3">
            <text:p>1 Year</text:p>
          </table:table-cell>
          <table:table-cell office:value-type="string" table:style-name="ce3">
            <text:p>Yes</text:p>
          </table:table-cell>
          <table:table-cell table:number-columns-repeated="16373"/>
        </table:table-row>
        <table:table-row table:style-name="ro2">
          <table:table-cell/>
          <table:table-cell office:value-type="string" table:style-name="ce1">
            <text:p>VIVO</text:p>
          </table:table-cell>
          <table:table-cell office:value-type="string" table:style-name="ce33">
            <text:p>Y29</text:p>
          </table:table-cell>
          <table:table-cell office:value-type="string" table:style-name="ce61">
            <text:p>Y29 5G 6GB 128GB DAIMOND BLUE<text:s/></text:p>
          </table:table-cell>
          <table:table-cell office:value-type="float" office:value="17999" table:style-name="ce1">
            <text:p>17999</text:p>
          </table:table-cell>
          <table:table-cell office:value-type="float" office:value="15499" table:style-name="ce1">
            <text:p>15499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https://www.amazon.in/Y29-Glacier-Storage-Additional-Exchange/dp/B07WHQQW74?th=1</text:p>
          </table:table-cell>
          <table:table-cell table:style-name="ce1"/>
          <table:table-cell office:value-type="string" table:style-name="ce3">
            <text:p>1 Year</text:p>
          </table:table-cell>
          <table:table-cell office:value-type="string" table:style-name="ce3">
            <text:p>Yes</text:p>
          </table:table-cell>
          <table:table-cell table:number-columns-repeated="16373"/>
        </table:table-row>
        <table:table-row table:style-name="ro2">
          <table:table-cell/>
          <table:table-cell office:value-type="string" table:style-name="ce1">
            <text:p>VIVO</text:p>
          </table:table-cell>
          <table:table-cell office:value-type="string" table:style-name="ce33">
            <text:p>Y29</text:p>
          </table:table-cell>
          <table:table-cell office:value-type="string" table:style-name="ce61">
            <text:p>Y29 5G 6GB 128GB TITANIUM GOLD</text:p>
          </table:table-cell>
          <table:table-cell office:value-type="float" office:value="17999" table:style-name="ce1">
            <text:p>17999</text:p>
          </table:table-cell>
          <table:table-cell office:value-type="float" office:value="15499" table:style-name="ce1">
            <text:p>15499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https://www.amazon.in/Y29-Glacier-Storage-Additional-Exchange/dp/B07WGN696J?th=1</text:p>
          </table:table-cell>
          <table:table-cell table:style-name="ce1"/>
          <table:table-cell office:value-type="string" table:style-name="ce3">
            <text:p>1 Year</text:p>
          </table:table-cell>
          <table:table-cell office:value-type="string" table:style-name="ce3">
            <text:p>Yes</text:p>
          </table:table-cell>
          <table:table-cell table:number-columns-repeated="16373"/>
        </table:table-row>
        <table:table-row table:style-name="ro2">
          <table:table-cell/>
          <table:table-cell office:value-type="string" table:style-name="ce1">
            <text:p>VIVO</text:p>
          </table:table-cell>
          <table:table-cell office:value-type="string" table:style-name="ce33">
            <text:p>Y29</text:p>
          </table:table-cell>
          <table:table-cell office:value-type="string" table:style-name="ce62">
            <text:p>Y29 5G 8GB 128GB GLACIER BLUE<text:s/></text:p>
          </table:table-cell>
          <table:table-cell office:value-type="float" office:value="21999" table:style-name="ce1">
            <text:p>21999</text:p>
          </table:table-cell>
          <table:table-cell office:value-type="float" office:value="16999" table:style-name="ce1">
            <text:p>16999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https://www.amazon.in/Y29-Glacier-Storage-Additional-Exchange/dp/B07WGPJWQL?th=1</text:p>
          </table:table-cell>
          <table:table-cell table:style-name="ce1"/>
          <table:table-cell office:value-type="string" table:style-name="ce3">
            <text:p>1 Year</text:p>
          </table:table-cell>
          <table:table-cell office:value-type="string" table:style-name="ce3">
            <text:p>Yes</text:p>
          </table:table-cell>
          <table:table-cell table:number-columns-repeated="16373"/>
        </table:table-row>
        <table:table-row table:style-name="ro2">
          <table:table-cell/>
          <table:table-cell office:value-type="string" table:style-name="ce1">
            <text:p>VIVO</text:p>
          </table:table-cell>
          <table:table-cell office:value-type="string" table:style-name="ce33">
            <text:p>Y29</text:p>
          </table:table-cell>
          <table:table-cell office:value-type="string" table:style-name="ce62">
            <text:p>Y29 5G 8GB 128GB DAIMOND BLACK</text:p>
          </table:table-cell>
          <table:table-cell office:value-type="float" office:value="21999" table:style-name="ce1">
            <text:p>21999</text:p>
          </table:table-cell>
          <table:table-cell office:value-type="float" office:value="16999" table:style-name="ce1">
            <text:p>16999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https://www.amazon.in/Y29-Glacier-Storage-Additional-Exchange/dp/B07WGPJWQL?th=1</text:p>
          </table:table-cell>
          <table:table-cell table:style-name="ce1"/>
          <table:table-cell office:value-type="string" table:style-name="ce3">
            <text:p>1 Year</text:p>
          </table:table-cell>
          <table:table-cell office:value-type="string" table:style-name="ce3">
            <text:p>Yes</text:p>
          </table:table-cell>
          <table:table-cell table:number-columns-repeated="16373"/>
        </table:table-row>
        <table:table-row table:style-name="ro2">
          <table:table-cell/>
          <table:table-cell office:value-type="string" table:style-name="ce1">
            <text:p>VIVO</text:p>
          </table:table-cell>
          <table:table-cell office:value-type="string" table:style-name="ce33">
            <text:p>Y29</text:p>
          </table:table-cell>
          <table:table-cell office:value-type="string" table:style-name="ce62">
            <text:p>Y29 5G 8GB 128GB TITANIUM GOLD<text:s/></text:p>
          </table:table-cell>
          <table:table-cell office:value-type="float" office:value="21999" table:style-name="ce1">
            <text:p>21999</text:p>
          </table:table-cell>
          <table:table-cell office:value-type="float" office:value="16999" table:style-name="ce1">
            <text:p>16999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https://www.amazon.in/Y29-Glacier-Storage-Additional-Exchange/dp/B07WGN696J?th=1</text:p>
          </table:table-cell>
          <table:table-cell table:style-name="ce1"/>
          <table:table-cell office:value-type="string" table:style-name="ce3">
            <text:p>1 Year</text:p>
          </table:table-cell>
          <table:table-cell office:value-type="string" table:style-name="ce3">
            <text:p>Yes</text:p>
          </table:table-cell>
          <table:table-cell table:number-columns-repeated="16373"/>
        </table:table-row>
        <table:table-row table:style-name="ro2">
          <table:table-cell/>
          <table:table-cell office:value-type="string" table:style-name="ce1">
            <text:p>VIVO</text:p>
          </table:table-cell>
          <table:table-cell office:value-type="string" table:style-name="ce33">
            <text:p>Y29</text:p>
          </table:table-cell>
          <table:table-cell office:value-type="string" table:style-name="ce63">
            <text:p>Y29 5G 8GB 256GB GLACIER BLUE</text:p>
          </table:table-cell>
          <table:table-cell office:value-type="float" office:value="25999" table:style-name="ce1">
            <text:p>25999</text:p>
          </table:table-cell>
          <table:table-cell office:value-type="float" office:value="18999" table:style-name="ce1">
            <text:p>18999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https://www.flipkart.com/vivo-y29-5g-glacier-blue-128-gb/p/itm2795be01d3dcc?pid=MOBH7JWEHAMNY6EF&amp;lid=LSTMOBH7JWEHAMNY6EFZHI79Y&amp;marketplace=FLIPKART&amp;sattr[]=color&amp;sattr[]=storage&amp;sattr[]=ram&amp;st=color</text:p>
          </table:table-cell>
          <table:table-cell table:style-name="ce1"/>
          <table:table-cell office:value-type="string" table:style-name="ce3">
            <text:p>1 Year</text:p>
          </table:table-cell>
          <table:table-cell office:value-type="string" table:style-name="ce3">
            <text:p>Yes</text:p>
          </table:table-cell>
          <table:table-cell table:number-columns-repeated="16373"/>
        </table:table-row>
        <table:table-row table:style-name="ro2">
          <table:table-cell/>
          <table:table-cell office:value-type="string" table:style-name="ce1">
            <text:p>VIVO</text:p>
          </table:table-cell>
          <table:table-cell office:value-type="string" table:style-name="ce33">
            <text:p>Y29</text:p>
          </table:table-cell>
          <table:table-cell office:value-type="string" table:style-name="ce63">
            <text:p>Y29 5G 8GB 256GB DAIMOND BLUE</text:p>
          </table:table-cell>
          <table:table-cell office:value-type="float" office:value="25999" table:style-name="ce1">
            <text:p>25999</text:p>
          </table:table-cell>
          <table:table-cell office:value-type="float" office:value="18999" table:style-name="ce1">
            <text:p>18999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https://www.flipkart.com/vivo-y29-5g-diamond-black-256-gb/p/itm2795be01d3dcc?pid=MOBH7JWEGA52DYYD</text:p>
          </table:table-cell>
          <table:table-cell table:style-name="ce1"/>
          <table:table-cell office:value-type="string" table:style-name="ce3">
            <text:p>1 Year</text:p>
          </table:table-cell>
          <table:table-cell office:value-type="string" table:style-name="ce3">
            <text:p>Yes</text:p>
          </table:table-cell>
          <table:table-cell table:number-columns-repeated="16373"/>
        </table:table-row>
        <table:table-row table:style-name="ro2">
          <table:table-cell/>
          <table:table-cell office:value-type="string" table:style-name="ce1">
            <text:p>VIVO</text:p>
          </table:table-cell>
          <table:table-cell office:value-type="string" table:style-name="ce33">
            <text:p>Y29</text:p>
          </table:table-cell>
          <table:table-cell office:value-type="string" table:style-name="ce63">
            <text:p>Y29 5G 8GB 256GB TITANIUM GOLD<text:s/></text:p>
          </table:table-cell>
          <table:table-cell office:value-type="float" office:value="25999" table:style-name="ce1">
            <text:p>25999</text:p>
          </table:table-cell>
          <table:table-cell office:value-type="float" office:value="18999" table:style-name="ce1">
            <text:p>18999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https://www.flipkart.com/vivo-y29-5g-titanium-gold-256-gb/p/itm2795be01d3dcc?pid=MOBH7JWECZBYZMHQ&amp;lid=LSTMOBH7JWECZBYZMHQRD1OG4&amp;marketplace=FLIPKART&amp;sattr[]=color&amp;sattr[]=storage&amp;sattr[]=ram&amp;st=color</text:p>
          </table:table-cell>
          <table:table-cell table:style-name="ce1"/>
          <table:table-cell office:value-type="string" table:style-name="ce3">
            <text:p>1 Year</text:p>
          </table:table-cell>
          <table:table-cell office:value-type="string" table:style-name="ce3">
            <text:p>Yes</text:p>
          </table:table-cell>
          <table:table-cell table:number-columns-repeated="16373"/>
        </table:table-row>
        <table:table-row table:style-name="ro2">
          <table:table-cell/>
          <table:table-cell office:value-type="string" table:style-name="ce1">
            <text:p>VIVO</text:p>
          </table:table-cell>
          <table:table-cell office:value-type="string" table:style-name="ce33">
            <text:p>Y39</text:p>
          </table:table-cell>
          <table:table-cell office:value-type="string" table:style-name="ce64">
            <text:p>Y39 5G 8GB 128GB LOTUS PURPLE</text:p>
          </table:table-cell>
          <table:table-cell office:value-type="float" office:value="21999" table:style-name="ce1">
            <text:p>21999</text:p>
          </table:table-cell>
          <table:table-cell office:value-type="float" office:value="16999" table:style-name="ce1">
            <text:p>16999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https://www.flipkart.com/vivo-y39-5g-lotus-purple-128-gb/p/itm378912b5322d2?pid=MOBHAFRHXZFXDW93&amp;lid=LSTMOBHAFRHXZFXDW93S66GZD&amp;marketplace=FLIPKART&amp;sattr[]=color&amp;sattr[]=storage&amp;st=storage</text:p>
          </table:table-cell>
          <table:table-cell table:style-name="ce1"/>
          <table:table-cell office:value-type="string" table:style-name="ce3">
            <text:p>1 Year</text:p>
          </table:table-cell>
          <table:table-cell office:value-type="string" table:style-name="ce3">
            <text:p>Yes</text:p>
          </table:table-cell>
          <table:table-cell table:number-columns-repeated="16373"/>
        </table:table-row>
        <table:table-row table:style-name="ro2">
          <table:table-cell/>
          <table:table-cell office:value-type="string" table:style-name="ce1">
            <text:p>VIVO</text:p>
          </table:table-cell>
          <table:table-cell office:value-type="string" table:style-name="ce33">
            <text:p>Y39</text:p>
          </table:table-cell>
          <table:table-cell office:value-type="string" table:style-name="ce64">
            <text:p>Y39 5G 8GB 128GB OCEAN BLUE<text:s/></text:p>
          </table:table-cell>
          <table:table-cell office:value-type="float" office:value="21999" table:style-name="ce1">
            <text:p>21999</text:p>
          </table:table-cell>
          <table:table-cell office:value-type="float" office:value="16999" table:style-name="ce1">
            <text:p>16999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https://www.flipkart.com/vivo-y39-5g-ocean-blue-128-gb/p/itm378912b5322d2?pid=MOBHAFRHRRDYUQ5E&amp;lid=LSTMOBHAFRHRRDYUQ5ETUDQUN&amp;marketplace=FLIPKART&amp;sattr[]=color&amp;sattr[]=storage&amp;st=color</text:p>
          </table:table-cell>
          <table:table-cell table:style-name="ce1"/>
          <table:table-cell office:value-type="string" table:style-name="ce3">
            <text:p>1 Year</text:p>
          </table:table-cell>
          <table:table-cell office:value-type="string" table:style-name="ce3">
            <text:p>Yes</text:p>
          </table:table-cell>
          <table:table-cell table:number-columns-repeated="16373"/>
        </table:table-row>
        <table:table-row table:style-name="ro2">
          <table:table-cell/>
          <table:table-cell office:value-type="string" table:style-name="ce1">
            <text:p>VIVO</text:p>
          </table:table-cell>
          <table:table-cell office:value-type="string" table:style-name="ce33">
            <text:p>Y39</text:p>
          </table:table-cell>
          <table:table-cell office:value-type="string" table:style-name="ce59">
            <text:p>Y39 5G 8GB 256GB LOTUS PURPLE</text:p>
          </table:table-cell>
          <table:table-cell office:value-type="float" office:value="23999" table:style-name="ce1">
            <text:p>23999</text:p>
          </table:table-cell>
          <table:table-cell office:value-type="float" office:value="18999" table:style-name="ce1">
            <text:p>18999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https://www.flipkart.com/vivo-y39-5g-lotus-purple-256-gb/p/itm378912b5322d2?pid=MOBHAFRHAZFHYHX6&amp;lid=LSTMOBHAFRHAZFHYHX6T7IVDT&amp;marketplace=FLIPKART&amp;sattr[]=color&amp;sattr[]=storage&amp;st=color</text:p>
          </table:table-cell>
          <table:table-cell table:style-name="ce1"/>
          <table:table-cell office:value-type="string" table:style-name="ce3">
            <text:p>1 Year</text:p>
          </table:table-cell>
          <table:table-cell office:value-type="string" table:style-name="ce3">
            <text:p>Yes</text:p>
          </table:table-cell>
          <table:table-cell table:number-columns-repeated="16373"/>
        </table:table-row>
        <table:table-row table:style-name="ro2">
          <table:table-cell/>
          <table:table-cell office:value-type="string" table:style-name="ce1">
            <text:p>VIVO</text:p>
          </table:table-cell>
          <table:table-cell office:value-type="string" table:style-name="ce33">
            <text:p>Y39</text:p>
          </table:table-cell>
          <table:table-cell office:value-type="string" table:style-name="ce59">
            <text:p>Y39 5G 8GB 256GB OCEAB BLUE<text:s/></text:p>
          </table:table-cell>
          <table:table-cell office:value-type="float" office:value="23999" table:style-name="ce1">
            <text:p>23999</text:p>
          </table:table-cell>
          <table:table-cell office:value-type="float" office:value="18999" table:style-name="ce1">
            <text:p>18999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https://www.flipkart.com/vivo-y39-5g-ocean-blue-256-gb/p/itm378912b5322d2?pid=MOBHAFRH2N5SH35X&amp;lid=LSTMOBHAFRH2N5SH35XAN2S7H&amp;marketplace=FLIPKART</text:p>
          </table:table-cell>
          <table:table-cell table:style-name="ce1"/>
          <table:table-cell office:value-type="string" table:style-name="ce3">
            <text:p>1 Year</text:p>
          </table:table-cell>
          <table:table-cell office:value-type="string" table:style-name="ce3">
            <text:p>Yes</text:p>
          </table:table-cell>
          <table:table-cell table:number-columns-repeated="16373"/>
        </table:table-row>
        <table:table-row table:style-name="ro2">
          <table:table-cell/>
          <table:table-cell office:value-type="string" table:style-name="ce1">
            <text:p>VIVO</text:p>
          </table:table-cell>
          <table:table-cell office:value-type="string" table:style-name="ce33">
            <text:p>X200</text:p>
          </table:table-cell>
          <table:table-cell office:value-type="string" table:style-name="ce71">
            <text:p>X200 5G 12GB 256GB COSMOS BLACK</text:p>
          </table:table-cell>
          <table:table-cell office:value-type="float" office:value="71999" table:style-name="ce1">
            <text:p>71999</text:p>
          </table:table-cell>
          <table:table-cell office:value-type="float" office:value="65999" table:style-name="ce1">
            <text:p>65999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https://www.flipkart.com/vivo-x200-5g-natural-green-256-gb/p/itm8a4d46ac97f57?pid=MOBH7443UHDKDZRJ&amp;lid=LSTMOBH7443UHDKDZRJQ02NKQ&amp;marketplace=FLIPKART&amp;q=vivo+x200&amp;store=tyy%2F4io&amp;srno=s_1_1&amp;otracker=AS_Query_OrganicAutoSuggest_3_4_na_na_ps&amp;otracker1=AS_Query_OrganicAutoSuggest_3_4_na_na_ps&amp;fm=search-autosuggest&amp;iid=fabdbf7e-cd04-4c02-8c60-5c95702556dc.MOBH7443UHDKDZRJ.SEARCH&amp;ppt=sp&amp;ppn=sp&amp;ssid=03n38y2z400000001745925602702&amp;qH=260782e1c82122f0</text:p>
          </table:table-cell>
          <table:table-cell table:style-name="ce1"/>
          <table:table-cell office:value-type="string" table:style-name="ce3">
            <text:p>1 Year</text:p>
          </table:table-cell>
          <table:table-cell office:value-type="string" table:style-name="ce3">
            <text:p>Yes</text:p>
          </table:table-cell>
          <table:table-cell table:number-columns-repeated="16373"/>
        </table:table-row>
        <table:table-row table:style-name="ro2">
          <table:table-cell/>
          <table:table-cell office:value-type="string" table:style-name="ce1">
            <text:p>VIVO</text:p>
          </table:table-cell>
          <table:table-cell office:value-type="string" table:style-name="ce33">
            <text:p>X200</text:p>
          </table:table-cell>
          <table:table-cell office:value-type="string" table:style-name="ce71">
            <text:p>X200 5G 12GB 256GB NATURAL GREEN</text:p>
          </table:table-cell>
          <table:table-cell office:value-type="float" office:value="71999" table:style-name="ce1">
            <text:p>71999</text:p>
          </table:table-cell>
          <table:table-cell office:value-type="float" office:value="65999" table:style-name="ce1">
            <text:p>65999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https://www.flipkart.com/vivo-x200-5g-natural-green-256-gb/p/itm8a4d46ac97f57?pid=MOBH7443UHDKDZRJ&amp;lid=LSTMOBH7443UHDKDZRJQ02NKQ&amp;marketplace=FLIPKART&amp;q=vivo+x200&amp;store=tyy%2F4io&amp;srno=s_1_1&amp;otracker=AS_Query_OrganicAutoSuggest_3_4_na_na_ps&amp;otracker1=AS_Query_OrganicAutoSuggest_3_4_na_na_ps&amp;fm=search-autosuggest&amp;iid=fabdbf7e-cd04-4c02-8c60-5c95702556dc.MOBH7443UHDKDZRJ.SEARCH&amp;ppt=sp&amp;ppn=sp&amp;ssid=03n38y2z400000001745925602702&amp;qH=260782e1c82122f0</text:p>
          </table:table-cell>
          <table:table-cell table:style-name="ce1"/>
          <table:table-cell office:value-type="string" table:style-name="ce3">
            <text:p>1 Year</text:p>
          </table:table-cell>
          <table:table-cell office:value-type="string" table:style-name="ce3">
            <text:p>Yes</text:p>
          </table:table-cell>
          <table:table-cell table:number-columns-repeated="16373"/>
        </table:table-row>
        <table:table-row table:style-name="ro2">
          <table:table-cell/>
          <table:table-cell office:value-type="string" table:style-name="ce1">
            <text:p>VIVO</text:p>
          </table:table-cell>
          <table:table-cell office:value-type="string" table:style-name="ce33">
            <text:p>X200</text:p>
          </table:table-cell>
          <table:table-cell office:value-type="string" table:style-name="ce72">
            <text:p>X200 5G 16GB 512GB COSMOS BLACK</text:p>
          </table:table-cell>
          <table:table-cell office:value-type="float" office:value="71999" table:style-name="ce1">
            <text:p>71999</text:p>
          </table:table-cell>
          <table:table-cell office:value-type="float" office:value="78999" table:style-name="ce1">
            <text:p>78999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https://www.flipkart.com/vivo-x200-5g-cosmos-black-512-gb/p/itm8a4d46ac97f57?pid=MOBH7443NCRZ7TVZ&amp;lid=LSTMOBH7443NCRZ7TVZJ0DZIC&amp;marketplace=FLIPKART&amp;q=vivo%20x200&amp;sattr[]=color&amp;sattr[]=storage&amp;sattr[]=ram&amp;st=storage</text:p>
          </table:table-cell>
          <table:table-cell table:style-name="ce1"/>
          <table:table-cell office:value-type="string" table:style-name="ce3">
            <text:p>1 Year</text:p>
          </table:table-cell>
          <table:table-cell office:value-type="string" table:style-name="ce3">
            <text:p>Yes</text:p>
          </table:table-cell>
          <table:table-cell table:number-columns-repeated="16373"/>
        </table:table-row>
        <table:table-row table:style-name="ro2">
          <table:table-cell/>
          <table:table-cell office:value-type="string" table:style-name="ce1">
            <text:p>VIVO</text:p>
          </table:table-cell>
          <table:table-cell office:value-type="string" table:style-name="ce33">
            <text:p>X200</text:p>
          </table:table-cell>
          <table:table-cell office:value-type="string" table:style-name="ce72">
            <text:p>X200 5G 16GB 512GB NATURAL GREEN<text:s/></text:p>
          </table:table-cell>
          <table:table-cell office:value-type="float" office:value="71999" table:style-name="ce1">
            <text:p>71999</text:p>
          </table:table-cell>
          <table:table-cell office:value-type="float" office:value="78999" table:style-name="ce1">
            <text:p>78999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https://www.flipkart.com/vivo-x200-5g-cosmos-black-512-gb/p/itm8a4d46ac97f57?pid=MOBH7443NCRZ7TVZ&amp;lid=LSTMOBH7443NCRZ7TVZJ0DZIC&amp;marketplace=FLIPKART&amp;q=vivo%20x200&amp;sattr[]=color&amp;sattr[]=storage&amp;sattr[]=ram&amp;st=storage</text:p>
          </table:table-cell>
          <table:table-cell table:style-name="ce1"/>
          <table:table-cell office:value-type="string" table:style-name="ce3">
            <text:p>1 Year</text:p>
          </table:table-cell>
          <table:table-cell office:value-type="string" table:style-name="ce3">
            <text:p>Yes</text:p>
          </table:table-cell>
          <table:table-cell table:number-columns-repeated="16373"/>
        </table:table-row>
        <table:table-row table:style-name="ro2">
          <table:table-cell/>
          <table:table-cell office:value-type="string" table:style-name="ce1">
            <text:p>VIVO</text:p>
          </table:table-cell>
          <table:table-cell office:value-type="string" table:style-name="ce33">
            <text:p>X200</text:p>
          </table:table-cell>
          <table:table-cell office:value-type="string" table:style-name="ce76">
            <text:p>X200 PRO 5G 16GB 512GB TITANIUM GREY</text:p>
          </table:table-cell>
          <table:table-cell office:value-type="float" office:value="94999" table:style-name="ce1">
            <text:p>94999</text:p>
          </table:table-cell>
          <table:table-cell office:value-type="float" office:value="99999" table:style-name="ce1">
            <text:p>99999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https://www.amazon.in/Titanium-Storage-Additional-Exchange-Offers/dp/B07WDJMX16/ref=sr_1_3?adgrpid=60072919918&amp;dib=eyJ2IjoiMSJ9.RW_o5BJcY4Y9WG3FGpJDNVjBJdyUcw7FDDpBFarvvl_CwAOXF32vc0-_TE4SIYqIBeA9rEImuw2LszxnbTV5v_xhRZE8gVeCIiR3V6zFaE6EI5NS0JuQ_wgnUT9ilu4wf2-N-AwEQ5JthbYcmRq91zing97Ce6ZjwbZaLudIfJHU5k_7gMYB_aMmkGxZVBO-4XxxKruXgZDVc3kMjlUF56xoJ0MzHddEj_2uclwenWo.CziC5rnovpcQJEE8dII9493X359qZGNFh-mJhPgGcNM&amp;dib_tag=se&amp;ext_vrnc=hi&amp;hvadid=398121804443&amp;hvdev=c&amp;hvlocphy=9062066&amp;hvnetw=g&amp;hvqmt=e&amp;hvrand=332903811455969308&amp;hvtargid=kwd-26725506&amp;hydadcr=29298_1997155&amp;keywords=x200&amp;mcid=11cb2b0deaba3791986742ae26d5ff51&amp;qid=1745925176&amp;sr=8-3</text:p>
          </table:table-cell>
          <table:table-cell table:style-name="ce1"/>
          <table:table-cell office:value-type="string" table:style-name="ce3">
            <text:p>1 Year</text:p>
          </table:table-cell>
          <table:table-cell office:value-type="string" table:style-name="ce3">
            <text:p>Yes</text:p>
          </table:table-cell>
          <table:table-cell table:number-columns-repeated="16373"/>
        </table:table-row>
        <table:table-row table:style-name="ro2">
          <table:table-cell/>
          <table:table-cell office:value-type="string" table:style-name="ce1">
            <text:p>VIVO</text:p>
          </table:table-cell>
          <table:table-cell office:value-type="string" table:style-name="ce33">
            <text:p>X200</text:p>
          </table:table-cell>
          <table:table-cell office:value-type="string" table:style-name="ce76">
            <text:p>X200 PRO 5G 16GB 516GB COSMOS BLACK</text:p>
          </table:table-cell>
          <table:table-cell office:value-type="float" office:value="94999" table:style-name="ce1">
            <text:p>94999</text:p>
          </table:table-cell>
          <table:table-cell office:value-type="float" office:value="99999" table:style-name="ce1">
            <text:p>99999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https://www.amazon.in/Titanium-Storage-Additional-Exchange-Offers/dp/B07WDJMX16/ref=sr_1_3?adgrpid=60072919918&amp;dib=eyJ2IjoiMSJ9.RW_o5BJcY4Y9WG3FGpJDNVjBJdyUcw7FDDpBFarvvl_CwAOXF32vc0-_TE4SIYqIBeA9rEImuw2LszxnbTV5v_xhRZE8gVeCIiR3V6zFaE6EI5NS0JuQ_wgnUT9ilu4wf2-N-AwEQ5JthbYcmRq91zing97Ce6ZjwbZaLudIfJHU5k_7gMYB_aMmkGxZVBO-4XxxKruXgZDVc3kMjlUF56xoJ0MzHddEj_2uclwenWo.CziC5rnovpcQJEE8dII9493X359qZGNFh-mJhPgGcNM&amp;dib_tag=se&amp;ext_vrnc=hi&amp;hvadid=398121804443&amp;hvdev=c&amp;hvlocphy=9062066&amp;hvnetw=g&amp;hvqmt=e&amp;hvrand=332903811455969308&amp;hvtargid=kwd-26725506&amp;hydadcr=29298_1997155&amp;keywords=x200&amp;mcid=11cb2b0deaba3791986742ae26d5ff51&amp;qid=1745925176&amp;sr=8-3</text:p>
          </table:table-cell>
          <table:table-cell table:style-name="ce1"/>
          <table:table-cell office:value-type="string" table:style-name="ce3">
            <text:p>1 Year</text:p>
          </table:table-cell>
          <table:table-cell office:value-type="string" table:style-name="ce3">
            <text:p>Yes</text:p>
          </table:table-cell>
          <table:table-cell table:number-columns-repeated="16373"/>
        </table:table-row>
        <table:table-row table:number-rows-repeated="2" table:style-name="ro2">
          <table:table-cell/>
          <table:table-cell table:number-columns-repeated="9" table:style-name="ce1"/>
          <table:table-cell office:value-type="string" table:style-name="ce3">
            <text:p>Yes</text:p>
          </table:table-cell>
          <table:table-cell table:number-columns-repeated="16373"/>
        </table:table-row>
        <table:table-row table:style-name="ro2">
          <table:table-cell/>
          <table:table-cell office:value-type="string" table:style-name="ce1">
            <text:p>MI</text:p>
          </table:table-cell>
          <table:table-cell office:value-type="string" table:style-name="ce33">
            <text:p>REDMI A3X</text:p>
          </table:table-cell>
          <table:table-cell office:value-type="string" table:style-name="ce68">
            <text:p>A3X 4G 3GB 64GB MIDNIGHT BLACK</text:p>
          </table:table-cell>
          <table:table-cell office:value-type="float" office:value="7499" table:style-name="ce1">
            <text:p>7499</text:p>
          </table:table-cell>
          <table:table-cell office:value-type="float" office:value="6699" table:style-name="ce1">
            <text:p>6699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https://www.amazon.in/Redmi-Midnight-Storage-Powerful-Processor/dp/B0D78VYHPY/ref=sr_1_3?adgrpid=165138821242&amp;dib=eyJ2IjoiMSJ9.TasSAds_7KXoYgEz6dK6JGEspxstFFNwY04GcYPzPHJyCbSQg3Se9OVdKs7q3XgwvfoAG0mNbSDDqEB2oTPzeI3lrhepIdsW1kOGL01qaGIO3QzVgsB6cbBIJSwA_P_ATDRb5arrV3XlfcFRiZDiuB2pIwT429BBKMNtH8zrybxx1a0cR_Nzou_I4eAwUV0dS5i79XfXZjYOAaIGyOLpwzROpje4ZFee3rUZQLaKrvM.PmyFSNl489quYAW2R38fXAsEThoYJOtZ5fNOxK586G8&amp;dib_tag=se&amp;gad_source=1&amp;hvadid=702463339610&amp;hvdev=c&amp;hvlocphy=9062066&amp;hvnetw=g&amp;hvqmt=e&amp;hvrand=4046545522301404915&amp;hvtargid=kwd-886097154601&amp;hydadcr=26417_2636097&amp;keywords=mi+a3x&amp;mcid=866906ee6dc330c0a482e8a3f2e1d0b1&amp;nsdOptOutParam=true&amp;qid=1745925722&amp;sr=8-3</text:p>
          </table:table-cell>
          <table:table-cell table:style-name="ce1"/>
          <table:table-cell office:value-type="string" table:style-name="ce3">
            <text:p>1 Year</text:p>
          </table:table-cell>
          <table:table-cell office:value-type="string" table:style-name="ce3">
            <text:p>Yes</text:p>
          </table:table-cell>
          <table:table-cell table:number-columns-repeated="16373"/>
        </table:table-row>
        <table:table-row table:style-name="ro2">
          <table:table-cell/>
          <table:table-cell office:value-type="string" table:style-name="ce1">
            <text:p>MI</text:p>
          </table:table-cell>
          <table:table-cell office:value-type="string" table:style-name="ce33">
            <text:p>REDMI A3X</text:p>
          </table:table-cell>
          <table:table-cell office:value-type="string" table:style-name="ce68">
            <text:p>A3X 4G 3GB 64GB MOONLIGHT WHITE</text:p>
          </table:table-cell>
          <table:table-cell office:value-type="float" office:value="7499" table:style-name="ce1">
            <text:p>7499</text:p>
          </table:table-cell>
          <table:table-cell office:value-type="float" office:value="6699" table:style-name="ce1">
            <text:p>6699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https://www.amazon.in/Redmi-Midnight-Storage-Powerful-Processor/dp/B0D78VYHPY/ref=sr_1_3?adgrpid=165138821242&amp;dib=eyJ2IjoiMSJ9.TasSAds_7KXoYgEz6dK6JGEspxstFFNwY04GcYPzPHJyCbSQg3Se9OVdKs7q3XgwvfoAG0mNbSDDqEB2oTPzeI3lrhepIdsW1kOGL01qaGIO3QzVgsB6cbBIJSwA_P_ATDRb5arrV3XlfcFRiZDiuB2pIwT429BBKMNtH8zrybxx1a0cR_Nzou_I4eAwUV0dS5i79XfXZjYOAaIGyOLpwzROpje4ZFee3rUZQLaKrvM.PmyFSNl489quYAW2R38fXAsEThoYJOtZ5fNOxK586G8&amp;dib_tag=se&amp;gad_source=1&amp;hvadid=702463339610&amp;hvdev=c&amp;hvlocphy=9062066&amp;hvnetw=g&amp;hvqmt=e&amp;hvrand=4046545522301404915&amp;hvtargid=kwd-886097154601&amp;hydadcr=26417_2636097&amp;keywords=mi+a3x&amp;mcid=866906ee6dc330c0a482e8a3f2e1d0b1&amp;nsdOptOutParam=true&amp;qid=1745925722&amp;sr=8-3</text:p>
          </table:table-cell>
          <table:table-cell table:style-name="ce1"/>
          <table:table-cell office:value-type="string" table:style-name="ce3">
            <text:p>1 Year</text:p>
          </table:table-cell>
          <table:table-cell office:value-type="string" table:style-name="ce3">
            <text:p>Yes</text:p>
          </table:table-cell>
          <table:table-cell table:number-columns-repeated="16373"/>
        </table:table-row>
        <table:table-row table:style-name="ro2">
          <table:table-cell/>
          <table:table-cell office:value-type="string" table:style-name="ce1">
            <text:p>MI</text:p>
          </table:table-cell>
          <table:table-cell office:value-type="string" table:style-name="ce33">
            <text:p>REDMI A3X</text:p>
          </table:table-cell>
          <table:table-cell office:value-type="string" table:style-name="ce68">
            <text:p>A3X 4G 3GB 64GB AURORA <text:s/>GREEN</text:p>
          </table:table-cell>
          <table:table-cell office:value-type="float" office:value="7499" table:style-name="ce1">
            <text:p>7499</text:p>
          </table:table-cell>
          <table:table-cell office:value-type="float" office:value="6699" table:style-name="ce1">
            <text:p>6699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https://www.amazon.in/Redmi-Midnight-Storage-Powerful-Processor/dp/B0D78VYHPY/ref=sr_1_3?adgrpid=165138821242&amp;dib=eyJ2IjoiMSJ9.TasSAds_7KXoYgEz6dK6JGEspxstFFNwY04GcYPzPHJyCbSQg3Se9OVdKs7q3XgwvfoAG0mNbSDDqEB2oTPzeI3lrhepIdsW1kOGL01qaGIO3QzVgsB6cbBIJSwA_P_ATDRb5arrV3XlfcFRiZDiuB2pIwT429BBKMNtH8zrybxx1a0cR_Nzou_I4eAwUV0dS5i79XfXZjYOAaIGyOLpwzROpje4ZFee3rUZQLaKrvM.PmyFSNl489quYAW2R38fXAsEThoYJOtZ5fNOxK586G8&amp;dib_tag=se&amp;gad_source=1&amp;hvadid=702463339610&amp;hvdev=c&amp;hvlocphy=9062066&amp;hvnetw=g&amp;hvqmt=e&amp;hvrand=4046545522301404915&amp;hvtargid=kwd-886097154601&amp;hydadcr=26417_2636097&amp;keywords=mi+a3x&amp;mcid=866906ee6dc330c0a482e8a3f2e1d0b1&amp;nsdOptOutParam=true&amp;qid=1745925722&amp;sr=8-3</text:p>
          </table:table-cell>
          <table:table-cell table:style-name="ce1"/>
          <table:table-cell office:value-type="string" table:style-name="ce3">
            <text:p>1 Year</text:p>
          </table:table-cell>
          <table:table-cell office:value-type="string" table:style-name="ce3">
            <text:p>Yes</text:p>
          </table:table-cell>
          <table:table-cell table:number-columns-repeated="16373"/>
        </table:table-row>
        <table:table-row table:style-name="ro2">
          <table:table-cell/>
          <table:table-cell office:value-type="string" table:style-name="ce1">
            <text:p>MI</text:p>
          </table:table-cell>
          <table:table-cell office:value-type="string" table:style-name="ce33">
            <text:p>REDMI A3X</text:p>
          </table:table-cell>
          <table:table-cell office:value-type="string" table:style-name="ce77">
            <text:p>A3X 4G 4GB 128GB MIDNIGHT BLACK</text:p>
          </table:table-cell>
          <table:table-cell office:value-type="float" office:value="8499" table:style-name="ce1">
            <text:p>8499</text:p>
          </table:table-cell>
          <table:table-cell office:value-type="float" office:value="7499" table:style-name="ce1">
            <text:p>7499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https://www.amazon.in/Redmi-Midnight-Storage-Powerful-Processor/dp/B0D78VSVGS/ref=sr_1_9?crid=29TCJU09182L1&amp;dib=eyJ2IjoiMSJ9.4wTMmCdYM8R8ZWh1wYev7uE2FsuBZ4V87dT8EsuWBFJ9Ehki-QNdvpUwoVREmg8x0qT4vFIEVJbfmMGOQ05qIESMRjTZUBhFC7EyjtGzH6VHkgiuGtAdDXweq1XdYkAg2_pECSzMFTJs-iHbSsLiQXLIZTA6YxWg2NPw3ntvwLf8XZfhJJIWO-5Mj-DPgRBX6WocuanWgwAsfw5mfmq1BDBFeq-uNH0X7A1I0HfGMnE.IF7lYV4nuMxboNpxs7WNDDClbNRnh-_4RR4x7gRPCxk&amp;dib_tag=se&amp;keywords=mi+a3x+4%2F64&amp;qid=1745925755&amp;sprefix=mi+a3x+%2Caps%2C304&amp;sr=8-9</text:p>
          </table:table-cell>
          <table:table-cell table:style-name="ce1"/>
          <table:table-cell office:value-type="string" table:style-name="ce3">
            <text:p>1 Year</text:p>
          </table:table-cell>
          <table:table-cell office:value-type="string" table:style-name="ce3">
            <text:p>Yes</text:p>
          </table:table-cell>
          <table:table-cell table:number-columns-repeated="16373"/>
        </table:table-row>
        <table:table-row table:style-name="ro2">
          <table:table-cell/>
          <table:table-cell office:value-type="string" table:style-name="ce1">
            <text:p>MI</text:p>
          </table:table-cell>
          <table:table-cell office:value-type="string" table:style-name="ce33">
            <text:p>REDMI A3X</text:p>
          </table:table-cell>
          <table:table-cell office:value-type="string" table:style-name="ce77">
            <text:p>A3X 4G 4GB 128G MOONLIGHT WHITE</text:p>
          </table:table-cell>
          <table:table-cell office:value-type="float" office:value="8499" table:style-name="ce1">
            <text:p>8499</text:p>
          </table:table-cell>
          <table:table-cell office:value-type="float" office:value="7499" table:style-name="ce1">
            <text:p>7499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https://www.amazon.in/Redmi-Midnight-Storage-Powerful-Processor/dp/B0D78VSVGS/ref=sr_1_9?crid=29TCJU09182L1&amp;dib=eyJ2IjoiMSJ9.4wTMmCdYM8R8ZWh1wYev7uE2FsuBZ4V87dT8EsuWBFJ9Ehki-QNdvpUwoVREmg8x0qT4vFIEVJbfmMGOQ05qIESMRjTZUBhFC7EyjtGzH6VHkgiuGtAdDXweq1XdYkAg2_pECSzMFTJs-iHbSsLiQXLIZTA6YxWg2NPw3ntvwLf8XZfhJJIWO-5Mj-DPgRBX6WocuanWgwAsfw5mfmq1BDBFeq-uNH0X7A1I0HfGMnE.IF7lYV4nuMxboNpxs7WNDDClbNRnh-_4RR4x7gRPCxk&amp;dib_tag=se&amp;keywords=mi+a3x+4%2F64&amp;qid=1745925755&amp;sprefix=mi+a3x+%2Caps%2C304&amp;sr=8-9</text:p>
          </table:table-cell>
          <table:table-cell table:style-name="ce1"/>
          <table:table-cell office:value-type="string" table:style-name="ce3">
            <text:p>1 Year</text:p>
          </table:table-cell>
          <table:table-cell office:value-type="string" table:style-name="ce3">
            <text:p>Yes</text:p>
          </table:table-cell>
          <table:table-cell table:number-columns-repeated="16373"/>
        </table:table-row>
        <table:table-row table:style-name="ro2">
          <table:table-cell/>
          <table:table-cell office:value-type="string" table:style-name="ce1">
            <text:p>MI</text:p>
          </table:table-cell>
          <table:table-cell office:value-type="string" table:style-name="ce33">
            <text:p>REDMI A3X</text:p>
          </table:table-cell>
          <table:table-cell office:value-type="string" table:style-name="ce77">
            <text:p>A3X 4G 4GB 128GB AURORA GREEN</text:p>
          </table:table-cell>
          <table:table-cell office:value-type="float" office:value="8499" table:style-name="ce1">
            <text:p>8499</text:p>
          </table:table-cell>
          <table:table-cell office:value-type="float" office:value="7499" table:style-name="ce1">
            <text:p>7499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https://www.amazon.in/Redmi-Midnight-Storage-Powerful-Processor/dp/B0D78VJQ93/ref=sr_1_9?crid=29TCJU09182L1&amp;dib=eyJ2IjoiMSJ9.4wTMmCdYM8R8ZWh1wYev7uE2FsuBZ4V87dT8EsuWBFJ9Ehki-QNdvpUwoVREmg8x0qT4vFIEVJbfmMGOQ05qIESMRjTZUBhFC7EyjtGzH6VHkgiuGtAdDXweq1XdYkAg2_pECSzMFTJs-iHbSsLiQXLIZTA6YxWg2NPw3ntvwLf8XZfhJJIWO-5Mj-DPgRBX6WocuanWgwAsfw5mfmq1BDBFeq-uNH0X7A1I0HfGMnE.IF7lYV4nuMxboNpxs7WNDDClbNRnh-_4RR4x7gRPCxk&amp;dib_tag=se&amp;keywords=mi%2Ba3x%2B4%2F64&amp;qid=1745925755&amp;sprefix=mi%2Ba3x%2B%2Caps%2C304&amp;sr=8-9&amp;th=1</text:p>
          </table:table-cell>
          <table:table-cell table:style-name="ce1"/>
          <table:table-cell office:value-type="string" table:style-name="ce3">
            <text:p>1 Year</text:p>
          </table:table-cell>
          <table:table-cell office:value-type="string" table:style-name="ce3">
            <text:p>Yes</text:p>
          </table:table-cell>
          <table:table-cell table:number-columns-repeated="16373"/>
        </table:table-row>
        <table:table-row table:style-name="ro2">
          <table:table-cell/>
          <table:table-cell office:value-type="string" table:style-name="ce1">
            <text:p>MI</text:p>
          </table:table-cell>
          <table:table-cell office:value-type="string" table:style-name="ce33">
            <text:p>REDMI A4</text:p>
          </table:table-cell>
          <table:table-cell office:value-type="string" table:style-name="ce67">
            <text:p>A4 5G 4GB 64GB SPARKLE PURPLE</text:p>
          </table:table-cell>
          <table:table-cell office:value-type="float" office:value="10999" table:style-name="ce1">
            <text:p>10999</text:p>
          </table:table-cell>
          <table:table-cell office:value-type="float" office:value="8499" table:style-name="ce1">
            <text:p>8499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https://www.amazon.in/Redmi-A4-5G-Sparkle-Charging/dp/B0DLW427YG/ref=sr_1_3?crid=1S39BBKJ9DM0O&amp;dib=eyJ2IjoiMSJ9.jWPCFXSGwJg78ri23mjPIGn26OhR4czZV6tRE-q9fll_NSm6f2mLX5UZBTqoM756cf97uVA3lgpIqq_zzVoZZOo6F3qJdEGJwzW_pEjkDfTZJMXF7vCpNoHvDrhpuX3zF_SKtH_EOvoV16uONVIne-TsTHRA97l-ihUhjrGKxgQyxqknbdemYEgCekCHOB3RErxclI6u7SakhvGbB4_ctn5hs79vtwvc2M1Lzffl_EQ.PgBI-3dmkZJMq8MlqZMFmRya_7jOLL0xKErYikE7l7A&amp;dib_tag=se&amp;keywords=mi%2Ba4&amp;qid=1745925979&amp;sprefix=mi%2Ba%2Caps%2C343&amp;sr=8-3&amp;th=1</text:p>
          </table:table-cell>
          <table:table-cell table:style-name="ce1"/>
          <table:table-cell office:value-type="string" table:style-name="ce3">
            <text:p>1 Year</text:p>
          </table:table-cell>
          <table:table-cell office:value-type="string" table:style-name="ce3">
            <text:p>Yes</text:p>
          </table:table-cell>
          <table:table-cell table:number-columns-repeated="16373"/>
        </table:table-row>
        <table:table-row table:style-name="ro2">
          <table:table-cell/>
          <table:table-cell office:value-type="string" table:style-name="ce1">
            <text:p>MI</text:p>
          </table:table-cell>
          <table:table-cell office:value-type="string" table:style-name="ce33">
            <text:p>REDMI A4</text:p>
          </table:table-cell>
          <table:table-cell office:value-type="string" table:style-name="ce67">
            <text:p>A4 5G 4GB 64GB STARRY BLACK</text:p>
          </table:table-cell>
          <table:table-cell office:value-type="float" office:value="10999" table:style-name="ce1">
            <text:p>10999</text:p>
          </table:table-cell>
          <table:table-cell office:value-type="float" office:value="8499" table:style-name="ce1">
            <text:p>8499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https://www.amazon.in/Redmi-A4-5G-Sparkle-Charging/dp/B0DLW1L5PR/ref=sr_1_3?crid=1S39BBKJ9DM0O&amp;dib=eyJ2IjoiMSJ9.jWPCFXSGwJg78ri23mjPIGn26OhR4czZV6tRE-q9fll_NSm6f2mLX5UZBTqoM756cf97uVA3lgpIqq_zzVoZZOo6F3qJdEGJwzW_pEjkDfTZJMXF7vCpNoHvDrhpuX3zF_SKtH_EOvoV16uONVIne-TsTHRA97l-ihUhjrGKxgQyxqknbdemYEgCekCHOB3RErxclI6u7SakhvGbB4_ctn5hs79vtwvc2M1Lzffl_EQ.PgBI-3dmkZJMq8MlqZMFmRya_7jOLL0xKErYikE7l7A&amp;dib_tag=se&amp;keywords=mi%2Ba4&amp;qid=1745925979&amp;sprefix=mi%2Ba%2Caps%2C343&amp;sr=8-3&amp;th=1</text:p>
          </table:table-cell>
          <table:table-cell table:style-name="ce1"/>
          <table:table-cell office:value-type="string" table:style-name="ce3">
            <text:p>1 Year</text:p>
          </table:table-cell>
          <table:table-cell office:value-type="string" table:style-name="ce3">
            <text:p>Yes</text:p>
          </table:table-cell>
          <table:table-cell table:number-columns-repeated="16373"/>
        </table:table-row>
        <table:table-row table:style-name="ro2">
          <table:table-cell/>
          <table:table-cell office:value-type="string" table:style-name="ce1">
            <text:p>MI</text:p>
          </table:table-cell>
          <table:table-cell office:value-type="string" table:style-name="ce33">
            <text:p>REDMI A4</text:p>
          </table:table-cell>
          <table:table-cell office:value-type="string" table:style-name="ce79">
            <text:p>A4 5G 4GB 128GB SPARKLE PURPLE</text:p>
          </table:table-cell>
          <table:table-cell office:value-type="float" office:value="11999" table:style-name="ce1">
            <text:p>11999</text:p>
          </table:table-cell>
          <table:table-cell office:value-type="float" office:value="9499" table:style-name="ce1">
            <text:p>9499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https://www.amazon.in/Redmi-A4-5G-Sparkle-Charging/dp/B0DLW427YG/ref=sr_1_3?crid=1S39BBKJ9DM0O&amp;dib=eyJ2IjoiMSJ9.jWPCFXSGwJg78ri23mjPIGn26OhR4czZV6tRE-q9fll_NSm6f2mLX5UZBTqoM756cf97uVA3lgpIqq_zzVoZZOo6F3qJdEGJwzW_pEjkDfTZJMXF7vCpNoHvDrhpuX3zF_SKtH_EOvoV16uONVIne-TsTHRA97l-ihUhjrGKxgQyxqknbdemYEgCekCHOB3RErxclI6u7SakhvGbB4_ctn5hs79vtwvc2M1Lzffl_EQ.PgBI-3dmkZJMq8MlqZMFmRya_7jOLL0xKErYikE7l7A&amp;dib_tag=se&amp;keywords=mi%2Ba4&amp;qid=1745925979&amp;sprefix=mi%2Ba%2Caps%2C343&amp;sr=8-3&amp;th=1</text:p>
          </table:table-cell>
          <table:table-cell table:style-name="ce1"/>
          <table:table-cell office:value-type="string" table:style-name="ce3">
            <text:p>1 Year</text:p>
          </table:table-cell>
          <table:table-cell office:value-type="string" table:style-name="ce3">
            <text:p>Yes</text:p>
          </table:table-cell>
          <table:table-cell table:number-columns-repeated="16373"/>
        </table:table-row>
        <table:table-row table:style-name="ro2">
          <table:table-cell/>
          <table:table-cell office:value-type="string" table:style-name="ce1">
            <text:p>MI</text:p>
          </table:table-cell>
          <table:table-cell office:value-type="string" table:style-name="ce33">
            <text:p>REDMI A4</text:p>
          </table:table-cell>
          <table:table-cell office:value-type="string" table:style-name="ce79">
            <text:p>A4 5G 4GB 128GB STARRY BLACK<text:s/></text:p>
          </table:table-cell>
          <table:table-cell office:value-type="float" office:value="11999" table:style-name="ce1">
            <text:p>11999</text:p>
          </table:table-cell>
          <table:table-cell office:value-type="float" office:value="9499" table:style-name="ce1">
            <text:p>9499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https://www.amazon.in/Redmi-A4-5G-Sparkle-Charging/dp/B0DLW427YG/ref=sr_1_3?crid=1S39BBKJ9DM0O&amp;dib=eyJ2IjoiMSJ9.jWPCFXSGwJg78ri23mjPIGn26OhR4czZV6tRE-q9fll_NSm6f2mLX5UZBTqoM756cf97uVA3lgpIqq_zzVoZZOo6F3qJdEGJwzW_pEjkDfTZJMXF7vCpNoHvDrhpuX3zF_SKtH_EOvoV16uONVIne-TsTHRA97l-ihUhjrGKxgQyxqknbdemYEgCekCHOB3RErxclI6u7SakhvGbB4_ctn5hs79vtwvc2M1Lzffl_EQ.PgBI-3dmkZJMq8MlqZMFmRya_7jOLL0xKErYikE7l7A&amp;dib_tag=se&amp;keywords=mi%2Ba4&amp;qid=1745925979&amp;sprefix=mi%2Ba%2Caps%2C343&amp;sr=8-3&amp;th=1</text:p>
          </table:table-cell>
          <table:table-cell table:style-name="ce1"/>
          <table:table-cell office:value-type="string" table:style-name="ce3">
            <text:p>1 Year</text:p>
          </table:table-cell>
          <table:table-cell office:value-type="string" table:style-name="ce3">
            <text:p>Yes</text:p>
          </table:table-cell>
          <table:table-cell table:number-columns-repeated="16373"/>
        </table:table-row>
        <table:table-row table:style-name="ro2">
          <table:table-cell/>
          <table:table-cell office:value-type="string" table:style-name="ce1">
            <text:p>MI</text:p>
          </table:table-cell>
          <table:table-cell office:value-type="string" table:style-name="ce33">
            <text:p>REDMI 13</text:p>
          </table:table-cell>
          <table:table-cell office:value-type="string" table:style-name="ce80">
            <text:p>13C 5G 4GB 128GB BLACK</text:p>
          </table:table-cell>
          <table:table-cell office:value-type="float" office:value="13999" table:style-name="ce1">
            <text:p>13999</text:p>
          </table:table-cell>
          <table:table-cell office:value-type="float" office:value="10499" table:style-name="ce1">
            <text:p>10499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https://www.amazon.in/Redmi-Starlight-Storage-MediaTek-Dimensity/dp/B0CNX6WVG5/ref=sr_1_1?crid=23CXY1OYTIWWL&amp;dib=eyJ2IjoiMSJ9.Gi_Yp1ZQyW9sObjGAzJn4xNCaYnKlw4F78X-2JPSlXmDPs9p1ImYqyd2efYoAGAedq3YbTFMx-u9q52WPl2Rlj1bI-mcm01o3uDyVWz5OrmoglIHR9kxeGFEihCcICkNT7snJRznoeSqaVtifPDRDYpLq--u6_00xj1vuGFgVdXRCnmQ5hJt1nW5ye-BkLbLXWEhypgnDONGajCQL0mXntD_jhutjjDScUfBg5x89J8.bGGbXf0uB8c_mMfNHPXQW2ioEvaGE1Lnnwo58-_-b8k&amp;dib_tag=se&amp;keywords=mi%2B13c%2B5g%2B4%2F128&amp;qid=1745926320&amp;sprefix=mi%2B13c%2Caps%2C244&amp;sr=8-1&amp;th=1</text:p>
          </table:table-cell>
          <table:table-cell table:style-name="ce1"/>
          <table:table-cell office:value-type="string" table:style-name="ce3">
            <text:p>1 Year</text:p>
          </table:table-cell>
          <table:table-cell office:value-type="string" table:style-name="ce3">
            <text:p>Yes</text:p>
          </table:table-cell>
          <table:table-cell table:number-columns-repeated="16373"/>
        </table:table-row>
        <table:table-row table:style-name="ro2">
          <table:table-cell/>
          <table:table-cell office:value-type="string" table:style-name="ce1">
            <text:p>MI</text:p>
          </table:table-cell>
          <table:table-cell office:value-type="string" table:style-name="ce33">
            <text:p>REDMI 13</text:p>
          </table:table-cell>
          <table:table-cell office:value-type="string" table:style-name="ce80">
            <text:p>13C 5G 4GB 128GB GREEN</text:p>
          </table:table-cell>
          <table:table-cell office:value-type="float" office:value="13999" table:style-name="ce1">
            <text:p>13999</text:p>
          </table:table-cell>
          <table:table-cell office:value-type="float" office:value="10499" table:style-name="ce1">
            <text:p>10499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https://www.amazon.in/Redmi-Starlight-Storage-MediaTek-Dimensity/dp/B0CNX6WVG5/ref=sr_1_1?crid=23CXY1OYTIWWL&amp;dib=eyJ2IjoiMSJ9.Gi_Yp1ZQyW9sObjGAzJn4xNCaYnKlw4F78X-2JPSlXmDPs9p1ImYqyd2efYoAGAedq3YbTFMx-u9q52WPl2Rlj1bI-mcm01o3uDyVWz5OrmoglIHR9kxeGFEihCcICkNT7snJRznoeSqaVtifPDRDYpLq--u6_00xj1vuGFgVdXRCnmQ5hJt1nW5ye-BkLbLXWEhypgnDONGajCQL0mXntD_jhutjjDScUfBg5x89J8.bGGbXf0uB8c_mMfNHPXQW2ioEvaGE1Lnnwo58-_-b8k&amp;dib_tag=se&amp;keywords=mi%2B13c%2B5g%2B4%2F128&amp;qid=1745926320&amp;sprefix=mi%2B13c%2Caps%2C244&amp;sr=8-1&amp;th=1</text:p>
          </table:table-cell>
          <table:table-cell table:style-name="ce1"/>
          <table:table-cell office:value-type="string" table:style-name="ce3">
            <text:p>1 Year</text:p>
          </table:table-cell>
          <table:table-cell office:value-type="string" table:style-name="ce3">
            <text:p>Yes</text:p>
          </table:table-cell>
          <table:table-cell table:number-columns-repeated="16373"/>
        </table:table-row>
        <table:table-row table:style-name="ro2">
          <table:table-cell/>
          <table:table-cell office:value-type="string" table:style-name="ce1">
            <text:p>MI</text:p>
          </table:table-cell>
          <table:table-cell office:value-type="string" table:style-name="ce33">
            <text:p>REDMI 13</text:p>
          </table:table-cell>
          <table:table-cell office:value-type="string" table:style-name="ce80">
            <text:p>13C 5G 4GB 128GB SILVER</text:p>
          </table:table-cell>
          <table:table-cell office:value-type="float" office:value="13999" table:style-name="ce1">
            <text:p>13999</text:p>
          </table:table-cell>
          <table:table-cell office:value-type="float" office:value="10499" table:style-name="ce1">
            <text:p>10499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https://www.amazon.in/Redmi-Starlight-Storage-MediaTek-Dimensity/dp/B0CNX6WVG5/ref=sr_1_1?crid=23CXY1OYTIWWL&amp;dib=eyJ2IjoiMSJ9.Gi_Yp1ZQyW9sObjGAzJn4xNCaYnKlw4F78X-2JPSlXmDPs9p1ImYqyd2efYoAGAedq3YbTFMx-u9q52WPl2Rlj1bI-mcm01o3uDyVWz5OrmoglIHR9kxeGFEihCcICkNT7snJRznoeSqaVtifPDRDYpLq--u6_00xj1vuGFgVdXRCnmQ5hJt1nW5ye-BkLbLXWEhypgnDONGajCQL0mXntD_jhutjjDScUfBg5x89J8.bGGbXf0uB8c_mMfNHPXQW2ioEvaGE1Lnnwo58-_-b8k&amp;dib_tag=se&amp;keywords=mi%2B13c%2B5g%2B4%2F128&amp;qid=1745926320&amp;sprefix=mi%2B13c%2Caps%2C244&amp;sr=8-1&amp;th=1</text:p>
          </table:table-cell>
          <table:table-cell table:style-name="ce1"/>
          <table:table-cell office:value-type="string" table:style-name="ce3">
            <text:p>1 Year</text:p>
          </table:table-cell>
          <table:table-cell office:value-type="string" table:style-name="ce3">
            <text:p>Yes</text:p>
          </table:table-cell>
          <table:table-cell table:number-columns-repeated="16373"/>
        </table:table-row>
        <table:table-row table:style-name="ro2">
          <table:table-cell/>
          <table:table-cell office:value-type="string" table:style-name="ce1">
            <text:p>MI</text:p>
          </table:table-cell>
          <table:table-cell office:value-type="string" table:style-name="ce33">
            <text:p>REDMI 13</text:p>
          </table:table-cell>
          <table:table-cell office:value-type="string" table:style-name="ce81">
            <text:p>13C 5G 6GB 128GB BLACK<text:s/></text:p>
          </table:table-cell>
          <table:table-cell office:value-type="float" office:value="15999" table:style-name="ce1">
            <text:p>15999</text:p>
          </table:table-cell>
          <table:table-cell office:value-type="float" office:value="11999" table:style-name="ce1">
            <text:p>11999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https://www.amazon.in/Redmi-Starlight-Storage-MediaTek-Dimensity/dp/B0CNX7BZ7R/ref=sr_1_1?crid=23CXY1OYTIWWL&amp;dib=eyJ2IjoiMSJ9.Gi_Yp1ZQyW9sObjGAzJn4xNCaYnKlw4F78X-2JPSlXmDPs9p1ImYqyd2efYoAGAedq3YbTFMx-u9q52WPl2Rlj1bI-mcm01o3uDyVWz5OrmoglIHR9kxeGFEihCcICkNT7snJRznoeSqaVtifPDRDYpLq--u6_00xj1vuGFgVdXRCnmQ5hJt1nW5ye-BkLbLXWEhypgnDONGajCQL0mXntD_jhutjjDScUfBg5x89J8.bGGbXf0uB8c_mMfNHPXQW2ioEvaGE1Lnnwo58-_-b8k&amp;dib_tag=se&amp;keywords=mi%2B13c%2B5g%2B4%2F128&amp;qid=1745926320&amp;sprefix=mi%2B13c%2Caps%2C244&amp;sr=8-1&amp;th=1</text:p>
          </table:table-cell>
          <table:table-cell table:style-name="ce1"/>
          <table:table-cell office:value-type="string" table:style-name="ce3">
            <text:p>1 Year</text:p>
          </table:table-cell>
          <table:table-cell office:value-type="string" table:style-name="ce3">
            <text:p>Yes</text:p>
          </table:table-cell>
          <table:table-cell table:number-columns-repeated="16373"/>
        </table:table-row>
        <table:table-row table:style-name="ro2">
          <table:table-cell/>
          <table:table-cell office:value-type="string" table:style-name="ce1">
            <text:p>MI</text:p>
          </table:table-cell>
          <table:table-cell office:value-type="string" table:style-name="ce33">
            <text:p>REDMI 13</text:p>
          </table:table-cell>
          <table:table-cell office:value-type="string" table:style-name="ce81">
            <text:p>13C 5G 6GB 128GB GREEN</text:p>
          </table:table-cell>
          <table:table-cell office:value-type="float" office:value="15999" table:style-name="ce1">
            <text:p>15999</text:p>
          </table:table-cell>
          <table:table-cell office:value-type="float" office:value="11999" table:style-name="ce1">
            <text:p>11999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https://www.amazon.in/Redmi-Starlight-Storage-MediaTek-Dimensity/dp/B0CNX6WVZF/ref=sr_1_1?crid=23CXY1OYTIWWL&amp;dib=eyJ2IjoiMSJ9.Gi_Yp1ZQyW9sObjGAzJn4xNCaYnKlw4F78X-2JPSlXmDPs9p1ImYqyd2efYoAGAedq3YbTFMx-u9q52WPl2Rlj1bI-mcm01o3uDyVWz5OrmoglIHR9kxeGFEihCcICkNT7snJRznoeSqaVtifPDRDYpLq--u6_00xj1vuGFgVdXRCnmQ5hJt1nW5ye-BkLbLXWEhypgnDONGajCQL0mXntD_jhutjjDScUfBg5x89J8.bGGbXf0uB8c_mMfNHPXQW2ioEvaGE1Lnnwo58-_-b8k&amp;dib_tag=se&amp;keywords=mi%2B13c%2B5g%2B4%2F128&amp;qid=1745926320&amp;sprefix=mi%2B13c%2Caps%2C244&amp;sr=8-1&amp;th=1</text:p>
          </table:table-cell>
          <table:table-cell table:style-name="ce1"/>
          <table:table-cell office:value-type="string" table:style-name="ce3">
            <text:p>1 Year</text:p>
          </table:table-cell>
          <table:table-cell office:value-type="string" table:style-name="ce3">
            <text:p>Yes</text:p>
          </table:table-cell>
          <table:table-cell table:number-columns-repeated="16373"/>
        </table:table-row>
        <table:table-row table:style-name="ro2">
          <table:table-cell/>
          <table:table-cell office:value-type="string" table:style-name="ce1">
            <text:p>MI</text:p>
          </table:table-cell>
          <table:table-cell office:value-type="string" table:style-name="ce33">
            <text:p>REDMI 13</text:p>
          </table:table-cell>
          <table:table-cell office:value-type="string" table:style-name="ce81">
            <text:p>13C 5G 6GB 128GB SILVER</text:p>
          </table:table-cell>
          <table:table-cell office:value-type="float" office:value="15999" table:style-name="ce1">
            <text:p>15999</text:p>
          </table:table-cell>
          <table:table-cell office:value-type="float" office:value="11999" table:style-name="ce1">
            <text:p>11999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https://www.amazon.in/Redmi-Starlight-Storage-MediaTek-Dimensity/dp/B0CNX6WVZF/ref=sr_1_1?crid=23CXY1OYTIWWL&amp;dib=eyJ2IjoiMSJ9.Gi_Yp1ZQyW9sObjGAzJn4xNCaYnKlw4F78X-2JPSlXmDPs9p1ImYqyd2efYoAGAedq3YbTFMx-u9q52WPl2Rlj1bI-mcm01o3uDyVWz5OrmoglIHR9kxeGFEihCcICkNT7snJRznoeSqaVtifPDRDYpLq--u6_00xj1vuGFgVdXRCnmQ5hJt1nW5ye-BkLbLXWEhypgnDONGajCQL0mXntD_jhutjjDScUfBg5x89J8.bGGbXf0uB8c_mMfNHPXQW2ioEvaGE1Lnnwo58-_-b8k&amp;dib_tag=se&amp;keywords=mi%2B13c%2B5g%2B4%2F128&amp;qid=1745926320&amp;sprefix=mi%2B13c%2Caps%2C244&amp;sr=8-1&amp;th=1</text:p>
          </table:table-cell>
          <table:table-cell table:style-name="ce1"/>
          <table:table-cell office:value-type="string" table:style-name="ce3">
            <text:p>1 Year</text:p>
          </table:table-cell>
          <table:table-cell office:value-type="string" table:style-name="ce3">
            <text:p>Yes</text:p>
          </table:table-cell>
          <table:table-cell table:number-columns-repeated="16373"/>
        </table:table-row>
        <table:table-row table:style-name="ro2">
          <table:table-cell/>
          <table:table-cell office:value-type="string" table:style-name="ce1">
            <text:p>MI</text:p>
          </table:table-cell>
          <table:table-cell office:value-type="string" table:style-name="ce33">
            <text:p>REDMI 13</text:p>
          </table:table-cell>
          <table:table-cell office:value-type="string" table:style-name="ce85">
            <text:p>13C 5G 8GB 256GB BLACK</text:p>
          </table:table-cell>
          <table:table-cell office:value-type="float" office:value="18999" table:style-name="ce1">
            <text:p>18999</text:p>
          </table:table-cell>
          <table:table-cell office:value-type="float" office:value="14999" table:style-name="ce1">
            <text:p>14999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https://www.amazon.in/Redmi-Starlight-Storage-MediaTek-Dimensity/dp/B0CNX6WVZF/ref=sr_1_1?crid=23CXY1OYTIWWL&amp;dib=eyJ2IjoiMSJ9.Gi_Yp1ZQyW9sObjGAzJn4xNCaYnKlw4F78X-2JPSlXmDPs9p1ImYqyd2efYoAGAedq3YbTFMx-u9q52WPl2Rlj1bI-mcm01o3uDyVWz5OrmoglIHR9kxeGFEihCcICkNT7snJRznoeSqaVtifPDRDYpLq--u6_00xj1vuGFgVdXRCnmQ5hJt1nW5ye-BkLbLXWEhypgnDONGajCQL0mXntD_jhutjjDScUfBg5x89J8.bGGbXf0uB8c_mMfNHPXQW2ioEvaGE1Lnnwo58-_-b8k&amp;dib_tag=se&amp;keywords=mi%2B13c%2B5g%2B4%2F128&amp;qid=1745926320&amp;sprefix=mi%2B13c%2Caps%2C244&amp;sr=8-1&amp;th=1</text:p>
          </table:table-cell>
          <table:table-cell table:style-name="ce1"/>
          <table:table-cell office:value-type="string" table:style-name="ce3">
            <text:p>1 Year</text:p>
          </table:table-cell>
          <table:table-cell office:value-type="string" table:style-name="ce3">
            <text:p>Yes</text:p>
          </table:table-cell>
          <table:table-cell table:number-columns-repeated="16373"/>
        </table:table-row>
        <table:table-row table:style-name="ro2">
          <table:table-cell/>
          <table:table-cell office:value-type="string" table:style-name="ce1">
            <text:p>MI</text:p>
          </table:table-cell>
          <table:table-cell office:value-type="string" table:style-name="ce33">
            <text:p>REDMI 13</text:p>
          </table:table-cell>
          <table:table-cell office:value-type="string" table:style-name="ce85">
            <text:p>13C 5G 8GB 256GB GREEN</text:p>
          </table:table-cell>
          <table:table-cell office:value-type="float" office:value="18999" table:style-name="ce1">
            <text:p>18999</text:p>
          </table:table-cell>
          <table:table-cell office:value-type="float" office:value="14999" table:style-name="ce1">
            <text:p>14999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https://www.amazon.in/Redmi-Starlight-Storage-MediaTek-Dimensity/dp/B0CNX6WVZF/ref=sr_1_1?crid=23CXY1OYTIWWL&amp;dib=eyJ2IjoiMSJ9.Gi_Yp1ZQyW9sObjGAzJn4xNCaYnKlw4F78X-2JPSlXmDPs9p1ImYqyd2efYoAGAedq3YbTFMx-u9q52WPl2Rlj1bI-mcm01o3uDyVWz5OrmoglIHR9kxeGFEihCcICkNT7snJRznoeSqaVtifPDRDYpLq--u6_00xj1vuGFgVdXRCnmQ5hJt1nW5ye-BkLbLXWEhypgnDONGajCQL0mXntD_jhutjjDScUfBg5x89J8.bGGbXf0uB8c_mMfNHPXQW2ioEvaGE1Lnnwo58-_-b8k&amp;dib_tag=se&amp;keywords=mi%2B13c%2B5g%2B4%2F128&amp;qid=1745926320&amp;sprefix=mi%2B13c%2Caps%2C244&amp;sr=8-1&amp;th=1</text:p>
          </table:table-cell>
          <table:table-cell table:style-name="ce1"/>
          <table:table-cell office:value-type="string" table:style-name="ce3">
            <text:p>1 Year</text:p>
          </table:table-cell>
          <table:table-cell office:value-type="string" table:style-name="ce3">
            <text:p>Yes</text:p>
          </table:table-cell>
          <table:table-cell table:number-columns-repeated="16373"/>
        </table:table-row>
        <table:table-row table:style-name="ro2">
          <table:table-cell/>
          <table:table-cell office:value-type="string" table:style-name="ce1">
            <text:p>MI</text:p>
          </table:table-cell>
          <table:table-cell office:value-type="string" table:style-name="ce33">
            <text:p>REDMI 13</text:p>
          </table:table-cell>
          <table:table-cell office:value-type="string" table:style-name="ce85">
            <text:p>13C 5G 8GB 256GB SILVER</text:p>
          </table:table-cell>
          <table:table-cell office:value-type="float" office:value="18999" table:style-name="ce1">
            <text:p>18999</text:p>
          </table:table-cell>
          <table:table-cell office:value-type="float" office:value="14999" table:style-name="ce1">
            <text:p>14999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https://www.amazon.in/Redmi-Starlight-Storage-MediaTek-Dimensity/dp/B0CNX6WVZF/ref=sr_1_1?crid=23CXY1OYTIWWL&amp;dib=eyJ2IjoiMSJ9.Gi_Yp1ZQyW9sObjGAzJn4xNCaYnKlw4F78X-2JPSlXmDPs9p1ImYqyd2efYoAGAedq3YbTFMx-u9q52WPl2Rlj1bI-mcm01o3uDyVWz5OrmoglIHR9kxeGFEihCcICkNT7snJRznoeSqaVtifPDRDYpLq--u6_00xj1vuGFgVdXRCnmQ5hJt1nW5ye-BkLbLXWEhypgnDONGajCQL0mXntD_jhutjjDScUfBg5x89J8.bGGbXf0uB8c_mMfNHPXQW2ioEvaGE1Lnnwo58-_-b8k&amp;dib_tag=se&amp;keywords=mi%2B13c%2B5g%2B4%2F128&amp;qid=1745926320&amp;sprefix=mi%2B13c%2Caps%2C244&amp;sr=8-1&amp;th=1</text:p>
          </table:table-cell>
          <table:table-cell table:style-name="ce1"/>
          <table:table-cell office:value-type="string" table:style-name="ce3">
            <text:p>1 Year</text:p>
          </table:table-cell>
          <table:table-cell office:value-type="string" table:style-name="ce3">
            <text:p>Yes</text:p>
          </table:table-cell>
          <table:table-cell table:number-columns-repeated="16373"/>
        </table:table-row>
        <table:table-row table:style-name="ro2">
          <table:table-cell/>
          <table:table-cell office:value-type="string" table:style-name="ce1">
            <text:p>MI</text:p>
          </table:table-cell>
          <table:table-cell office:value-type="string" table:style-name="ce33">
            <text:p>REDMI 13</text:p>
          </table:table-cell>
          <table:table-cell office:value-type="string" table:style-name="ce83">
            <text:p>13 5G 6GB 128GB HAWAIIAN BLACK</text:p>
          </table:table-cell>
          <table:table-cell office:value-type="float" office:value="17999" table:style-name="ce1">
            <text:p>17999</text:p>
          </table:table-cell>
          <table:table-cell office:value-type="float" office:value="12499" table:style-name="ce1">
            <text:p>12499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https://www.amazon.in/Redmi-Orchid-Largest-Display-Segment/dp/B0D78W2HF5/ref=sr_1_1_sspa?crid=TBOQ32SG4OE8&amp;dib=eyJ2IjoiMSJ9.mXRYExX2Y8ml349jgxnJyh7K8l4b6kc8IspYNJqnw_EJTtrHM-73hzrSEn2RhFknE90-z3lII8C_e2YQ3kOm-a65Cb8fe1wcVu8bu6pDjyqlopsPrTtVC5gi7Z_LeK8umYvbagWgeuB8hfD2uHs5Ag2AmdGMWoSE7OXVHWEenl1CjRy3gtlc4DJO9usfr_S4U5LTtLKE39Xhl-1tlfed5EE4s_LspJo14xniB9RaT_M.H5pw-nCe4MhFIUSEdbW4DRVYmhCDwlCIZqPS7D1HqQ8&amp;dib_tag=se&amp;keywords=mi%2B13%2B5g%2B4%2F128&amp;qid=1745926536&amp;sprefix=mi%2B13%2B5g%2B4%2F128%2Caps%2C279&amp;sr=8-1-spons&amp;sp_csd=d2lkZ2V0TmFtZT1zcF9hdGY&amp;th=1</text:p>
          </table:table-cell>
          <table:table-cell table:style-name="ce1"/>
          <table:table-cell office:value-type="string" table:style-name="ce3">
            <text:p>1 Year</text:p>
          </table:table-cell>
          <table:table-cell office:value-type="string" table:style-name="ce3">
            <text:p>Yes</text:p>
          </table:table-cell>
          <table:table-cell table:number-columns-repeated="16373"/>
        </table:table-row>
        <table:table-row table:style-name="ro2">
          <table:table-cell/>
          <table:table-cell office:value-type="string" table:style-name="ce1">
            <text:p>MI</text:p>
          </table:table-cell>
          <table:table-cell office:value-type="string" table:style-name="ce33">
            <text:p>REDMI 13</text:p>
          </table:table-cell>
          <table:table-cell office:value-type="string" table:style-name="ce83">
            <text:p>13 5G 6GB 128GB BLACK DAIMOND</text:p>
          </table:table-cell>
          <table:table-cell office:value-type="float" office:value="17999" table:style-name="ce1">
            <text:p>17999</text:p>
          </table:table-cell>
          <table:table-cell office:value-type="float" office:value="12499" table:style-name="ce1">
            <text:p>12499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https://www.amazon.in/Redmi-Orchid-Largest-Display-Segment/dp/B0D78W2HF5/ref=sr_1_1_sspa?crid=TBOQ32SG4OE8&amp;dib=eyJ2IjoiMSJ9.mXRYExX2Y8ml349jgxnJyh7K8l4b6kc8IspYNJqnw_EJTtrHM-73hzrSEn2RhFknE90-z3lII8C_e2YQ3kOm-a65Cb8fe1wcVu8bu6pDjyqlopsPrTtVC5gi7Z_LeK8umYvbagWgeuB8hfD2uHs5Ag2AmdGMWoSE7OXVHWEenl1CjRy3gtlc4DJO9usfr_S4U5LTtLKE39Xhl-1tlfed5EE4s_LspJo14xniB9RaT_M.H5pw-nCe4MhFIUSEdbW4DRVYmhCDwlCIZqPS7D1HqQ8&amp;dib_tag=se&amp;keywords=mi%2B13%2B5g%2B4%2F128&amp;qid=1745926536&amp;sprefix=mi%2B13%2B5g%2B4%2F128%2Caps%2C279&amp;sr=8-1-spons&amp;sp_csd=d2lkZ2V0TmFtZT1zcF9hdGY&amp;th=1</text:p>
          </table:table-cell>
          <table:table-cell table:style-name="ce1"/>
          <table:table-cell office:value-type="string" table:style-name="ce3">
            <text:p>1 Year</text:p>
          </table:table-cell>
          <table:table-cell office:value-type="string" table:style-name="ce3">
            <text:p>Yes</text:p>
          </table:table-cell>
          <table:table-cell table:number-columns-repeated="16373"/>
        </table:table-row>
        <table:table-row table:style-name="ro2">
          <table:table-cell/>
          <table:table-cell office:value-type="string" table:style-name="ce1">
            <text:p>MI</text:p>
          </table:table-cell>
          <table:table-cell office:value-type="string" table:style-name="ce33">
            <text:p>REDMI 13</text:p>
          </table:table-cell>
          <table:table-cell office:value-type="string" table:style-name="ce83">
            <text:p>13 5G 6GB 128GB ORCHID PINK</text:p>
          </table:table-cell>
          <table:table-cell office:value-type="float" office:value="17999" table:style-name="ce1">
            <text:p>17999</text:p>
          </table:table-cell>
          <table:table-cell office:value-type="float" office:value="12499" table:style-name="ce1">
            <text:p>12499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https://www.amazon.in/Redmi-Orchid-Largest-Display-Segment/dp/B0D78W2HF5/ref=sr_1_1_sspa?crid=TBOQ32SG4OE8&amp;dib=eyJ2IjoiMSJ9.mXRYExX2Y8ml349jgxnJyh7K8l4b6kc8IspYNJqnw_EJTtrHM-73hzrSEn2RhFknE90-z3lII8C_e2YQ3kOm-a65Cb8fe1wcVu8bu6pDjyqlopsPrTtVC5gi7Z_LeK8umYvbagWgeuB8hfD2uHs5Ag2AmdGMWoSE7OXVHWEenl1CjRy3gtlc4DJO9usfr_S4U5LTtLKE39Xhl-1tlfed5EE4s_LspJo14xniB9RaT_M.H5pw-nCe4MhFIUSEdbW4DRVYmhCDwlCIZqPS7D1HqQ8&amp;dib_tag=se&amp;keywords=mi%2B13%2B5g%2B4%2F128&amp;qid=1745926536&amp;sprefix=mi%2B13%2B5g%2B4%2F128%2Caps%2C279&amp;sr=8-1-spons&amp;sp_csd=d2lkZ2V0TmFtZT1zcF9hdGY&amp;th=1</text:p>
          </table:table-cell>
          <table:table-cell table:style-name="ce1"/>
          <table:table-cell office:value-type="string" table:style-name="ce3">
            <text:p>1 Year</text:p>
          </table:table-cell>
          <table:table-cell office:value-type="string" table:style-name="ce3">
            <text:p>Yes</text:p>
          </table:table-cell>
          <table:table-cell table:number-columns-repeated="16373"/>
        </table:table-row>
        <table:table-row table:style-name="ro2">
          <table:table-cell/>
          <table:table-cell office:value-type="string" table:style-name="ce1">
            <text:p>MI</text:p>
          </table:table-cell>
          <table:table-cell office:value-type="string" table:style-name="ce33">
            <text:p>REDMI 13</text:p>
          </table:table-cell>
          <table:table-cell office:value-type="string" table:style-name="ce84">
            <text:p>13 5G 8GB 128GB HAWAIIAH BLACK</text:p>
          </table:table-cell>
          <table:table-cell office:value-type="float" office:value="19999" table:style-name="ce1">
            <text:p>19999</text:p>
          </table:table-cell>
          <table:table-cell office:value-type="float" office:value="13999" table:style-name="ce1">
            <text:p>13999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https://www.amazon.in/Redmi-Orchid-Largest-Display-Segment/dp/B0D78W2HF5/ref=sr_1_1_sspa?crid=TBOQ32SG4OE8&amp;dib=eyJ2IjoiMSJ9.mXRYExX2Y8ml349jgxnJyh7K8l4b6kc8IspYNJqnw_EJTtrHM-73hzrSEn2RhFknE90-z3lII8C_e2YQ3kOm-a65Cb8fe1wcVu8bu6pDjyqlopsPrTtVC5gi7Z_LeK8umYvbagWgeuB8hfD2uHs5Ag2AmdGMWoSE7OXVHWEenl1CjRy3gtlc4DJO9usfr_S4U5LTtLKE39Xhl-1tlfed5EE4s_LspJo14xniB9RaT_M.H5pw-nCe4MhFIUSEdbW4DRVYmhCDwlCIZqPS7D1HqQ8&amp;dib_tag=se&amp;keywords=mi%2B13%2B5g%2B4%2F128&amp;qid=1745926536&amp;sprefix=mi%2B13%2B5g%2B4%2F128%2Caps%2C279&amp;sr=8-1-spons&amp;sp_csd=d2lkZ2V0TmFtZT1zcF9hdGY&amp;th=1</text:p>
          </table:table-cell>
          <table:table-cell table:style-name="ce1"/>
          <table:table-cell office:value-type="string" table:style-name="ce3">
            <text:p>1 Year</text:p>
          </table:table-cell>
          <table:table-cell office:value-type="string" table:style-name="ce3">
            <text:p>Yes</text:p>
          </table:table-cell>
          <table:table-cell table:number-columns-repeated="16373"/>
        </table:table-row>
        <table:table-row table:style-name="ro2">
          <table:table-cell/>
          <table:table-cell office:value-type="string" table:style-name="ce1">
            <text:p>MI</text:p>
          </table:table-cell>
          <table:table-cell office:value-type="string" table:style-name="ce33">
            <text:p>REDMI 13</text:p>
          </table:table-cell>
          <table:table-cell office:value-type="string" table:style-name="ce84">
            <text:p>13 5G 8GB 128GB BLACK DAIMOND</text:p>
          </table:table-cell>
          <table:table-cell office:value-type="float" office:value="19999" table:style-name="ce1">
            <text:p>19999</text:p>
          </table:table-cell>
          <table:table-cell office:value-type="float" office:value="13999" table:style-name="ce1">
            <text:p>13999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https://www.amazon.in/Redmi-Orchid-Largest-Display-Segment/dp/B0D78W2HF5/ref=sr_1_1_sspa?crid=TBOQ32SG4OE8&amp;dib=eyJ2IjoiMSJ9.mXRYExX2Y8ml349jgxnJyh7K8l4b6kc8IspYNJqnw_EJTtrHM-73hzrSEn2RhFknE90-z3lII8C_e2YQ3kOm-a65Cb8fe1wcVu8bu6pDjyqlopsPrTtVC5gi7Z_LeK8umYvbagWgeuB8hfD2uHs5Ag2AmdGMWoSE7OXVHWEenl1CjRy3gtlc4DJO9usfr_S4U5LTtLKE39Xhl-1tlfed5EE4s_LspJo14xniB9RaT_M.H5pw-nCe4MhFIUSEdbW4DRVYmhCDwlCIZqPS7D1HqQ8&amp;dib_tag=se&amp;keywords=mi%2B13%2B5g%2B4%2F128&amp;qid=1745926536&amp;sprefix=mi%2B13%2B5g%2B4%2F128%2Caps%2C279&amp;sr=8-1-spons&amp;sp_csd=d2lkZ2V0TmFtZT1zcF9hdGY&amp;th=1</text:p>
          </table:table-cell>
          <table:table-cell table:style-name="ce1"/>
          <table:table-cell office:value-type="string" table:style-name="ce3">
            <text:p>1 Year</text:p>
          </table:table-cell>
          <table:table-cell office:value-type="string" table:style-name="ce3">
            <text:p>Yes</text:p>
          </table:table-cell>
          <table:table-cell table:number-columns-repeated="16373"/>
        </table:table-row>
        <table:table-row table:style-name="ro2">
          <table:table-cell/>
          <table:table-cell office:value-type="string" table:style-name="ce1">
            <text:p>MI</text:p>
          </table:table-cell>
          <table:table-cell office:value-type="string" table:style-name="ce33">
            <text:p>REDMI 13</text:p>
          </table:table-cell>
          <table:table-cell office:value-type="string" table:style-name="ce84">
            <text:p>13 5G 8GB 128GB ORCHID PINK<text:s/></text:p>
          </table:table-cell>
          <table:table-cell office:value-type="float" office:value="19999" table:style-name="ce1">
            <text:p>19999</text:p>
          </table:table-cell>
          <table:table-cell office:value-type="float" office:value="13999" table:style-name="ce1">
            <text:p>13999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https://www.amazon.in/Redmi-Orchid-Largest-Display-Segment/dp/B0D78W2HF5/ref=sr_1_1_sspa?crid=TBOQ32SG4OE8&amp;dib=eyJ2IjoiMSJ9.mXRYExX2Y8ml349jgxnJyh7K8l4b6kc8IspYNJqnw_EJTtrHM-73hzrSEn2RhFknE90-z3lII8C_e2YQ3kOm-a65Cb8fe1wcVu8bu6pDjyqlopsPrTtVC5gi7Z_LeK8umYvbagWgeuB8hfD2uHs5Ag2AmdGMWoSE7OXVHWEenl1CjRy3gtlc4DJO9usfr_S4U5LTtLKE39Xhl-1tlfed5EE4s_LspJo14xniB9RaT_M.H5pw-nCe4MhFIUSEdbW4DRVYmhCDwlCIZqPS7D1HqQ8&amp;dib_tag=se&amp;keywords=mi%2B13%2B5g%2B4%2F128&amp;qid=1745926536&amp;sprefix=mi%2B13%2B5g%2B4%2F128%2Caps%2C279&amp;sr=8-1-spons&amp;sp_csd=d2lkZ2V0TmFtZT1zcF9hdGY&amp;th=1</text:p>
          </table:table-cell>
          <table:table-cell table:style-name="ce1"/>
          <table:table-cell office:value-type="string" table:style-name="ce3">
            <text:p>1 Year</text:p>
          </table:table-cell>
          <table:table-cell office:value-type="string" table:style-name="ce3">
            <text:p>Yes</text:p>
          </table:table-cell>
          <table:table-cell table:number-columns-repeated="16373"/>
        </table:table-row>
        <table:table-row table:style-name="ro2">
          <table:table-cell/>
          <table:table-cell office:value-type="string" table:style-name="ce1">
            <text:p>MI</text:p>
          </table:table-cell>
          <table:table-cell office:value-type="string" table:style-name="ce33">
            <text:p>REDMI 13</text:p>
          </table:table-cell>
          <table:table-cell office:value-type="string" table:style-name="ce87">
            <text:p>NOTE 13 5G 6GB 128GB ARCTIC WHITE</text:p>
          </table:table-cell>
          <table:table-cell office:value-type="float" office:value="20999" table:style-name="ce1">
            <text:p>20999</text:p>
          </table:table-cell>
          <table:table-cell office:value-type="float" office:value="17999" table:style-name="ce1">
            <text:p>17999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https://www.amazon.in/Redmi-Chromatic-Purple-256GB-Storage/dp/B0D63995Z4/ref=sr_1_3?crid=7BJJ9D7AGZDP&amp;dib=eyJ2IjoiMSJ9.A9ojEG7WDVfUbTpVA5AJx-adjvA4p6YuSmleJygHKgVPylihEMRQ6hXEI8gziWllQxxXhfyqk7d-O7ZSHDOf5G_0yxlRs8hb9FrCMFBuzCKAcj26z2nj9SMi9KV27LDoUx5iLSdvgFLaECafwFeR_fuodigPPY_Nyo_rLHiQchjAwQ9k3vKak5KbT7Nsf7BD6lNqgj2bW0bDUSK5GHd58U53kqcRj3OTJpmSoZqlyVw.uhtCgY2M85DKQkYgrwORei77UTmYhF8ExIKQF8dzY1Y&amp;dib_tag=se&amp;keywords=mi%2Bnote%2B13%2B5g&amp;qid=1745926610&amp;sprefix=mki%2Bnote%2B13%2Caps%2C249&amp;sr=8-3&amp;th=1</text:p>
          </table:table-cell>
          <table:table-cell table:style-name="ce1"/>
          <table:table-cell office:value-type="string" table:style-name="ce3">
            <text:p>1 Year</text:p>
          </table:table-cell>
          <table:table-cell office:value-type="string" table:style-name="ce3">
            <text:p>Yes</text:p>
          </table:table-cell>
          <table:table-cell table:number-columns-repeated="16373"/>
        </table:table-row>
        <table:table-row table:style-name="ro2">
          <table:table-cell/>
          <table:table-cell office:value-type="string" table:style-name="ce1">
            <text:p>MI</text:p>
          </table:table-cell>
          <table:table-cell office:value-type="string" table:style-name="ce33">
            <text:p>REDMI 13</text:p>
          </table:table-cell>
          <table:table-cell office:value-type="string" table:style-name="ce87">
            <text:p>NOTE 13 5G 6GB 128GB CHROMATIC PURPLE</text:p>
          </table:table-cell>
          <table:table-cell office:value-type="float" office:value="20999" table:style-name="ce1">
            <text:p>20999</text:p>
          </table:table-cell>
          <table:table-cell office:value-type="float" office:value="17999" table:style-name="ce1">
            <text:p>17999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https://www.amazon.in/Redmi-Chromatic-Purple-256GB-Storage/dp/B0D63995Z4/ref=sr_1_3?crid=7BJJ9D7AGZDP&amp;dib=eyJ2IjoiMSJ9.A9ojEG7WDVfUbTpVA5AJx-adjvA4p6YuSmleJygHKgVPylihEMRQ6hXEI8gziWllQxxXhfyqk7d-O7ZSHDOf5G_0yxlRs8hb9FrCMFBuzCKAcj26z2nj9SMi9KV27LDoUx5iLSdvgFLaECafwFeR_fuodigPPY_Nyo_rLHiQchjAwQ9k3vKak5KbT7Nsf7BD6lNqgj2bW0bDUSK5GHd58U53kqcRj3OTJpmSoZqlyVw.uhtCgY2M85DKQkYgrwORei77UTmYhF8ExIKQF8dzY1Y&amp;dib_tag=se&amp;keywords=mi%2Bnote%2B13%2B5g&amp;qid=1745926610&amp;sprefix=mki%2Bnote%2B13%2Caps%2C249&amp;sr=8-3&amp;th=1</text:p>
          </table:table-cell>
          <table:table-cell table:style-name="ce1"/>
          <table:table-cell office:value-type="string" table:style-name="ce3">
            <text:p>1 Year</text:p>
          </table:table-cell>
          <table:table-cell office:value-type="string" table:style-name="ce3">
            <text:p>Yes</text:p>
          </table:table-cell>
          <table:table-cell table:number-columns-repeated="16373"/>
        </table:table-row>
        <table:table-row table:style-name="ro2">
          <table:table-cell/>
          <table:table-cell office:value-type="string" table:style-name="ce1">
            <text:p>MI</text:p>
          </table:table-cell>
          <table:table-cell office:value-type="string" table:style-name="ce33">
            <text:p>REDMI 13</text:p>
          </table:table-cell>
          <table:table-cell office:value-type="string" table:style-name="ce87">
            <text:p>NOTE 13 5G 6GB 128GB PRISM GOLD</text:p>
          </table:table-cell>
          <table:table-cell office:value-type="float" office:value="20999" table:style-name="ce1">
            <text:p>20999</text:p>
          </table:table-cell>
          <table:table-cell office:value-type="float" office:value="17999" table:style-name="ce1">
            <text:p>17999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https://www.amazon.in/Redmi-Chromatic-Purple-256GB-Storage/dp/B0D63995Z4/ref=sr_1_3?crid=7BJJ9D7AGZDP&amp;dib=eyJ2IjoiMSJ9.A9ojEG7WDVfUbTpVA5AJx-adjvA4p6YuSmleJygHKgVPylihEMRQ6hXEI8gziWllQxxXhfyqk7d-O7ZSHDOf5G_0yxlRs8hb9FrCMFBuzCKAcj26z2nj9SMi9KV27LDoUx5iLSdvgFLaECafwFeR_fuodigPPY_Nyo_rLHiQchjAwQ9k3vKak5KbT7Nsf7BD6lNqgj2bW0bDUSK5GHd58U53kqcRj3OTJpmSoZqlyVw.uhtCgY2M85DKQkYgrwORei77UTmYhF8ExIKQF8dzY1Y&amp;dib_tag=se&amp;keywords=mi%2Bnote%2B13%2B5g&amp;qid=1745926610&amp;sprefix=mki%2Bnote%2B13%2Caps%2C249&amp;sr=8-3&amp;th=1</text:p>
          </table:table-cell>
          <table:table-cell table:style-name="ce1"/>
          <table:table-cell office:value-type="string" table:style-name="ce3">
            <text:p>1 Year</text:p>
          </table:table-cell>
          <table:table-cell office:value-type="string" table:style-name="ce3">
            <text:p>Yes</text:p>
          </table:table-cell>
          <table:table-cell table:number-columns-repeated="16373"/>
        </table:table-row>
        <table:table-row table:style-name="ro2">
          <table:table-cell/>
          <table:table-cell office:value-type="string" table:style-name="ce1">
            <text:p>MI</text:p>
          </table:table-cell>
          <table:table-cell office:value-type="string" table:style-name="ce33">
            <text:p>REDMI 13</text:p>
          </table:table-cell>
          <table:table-cell office:value-type="string" table:style-name="ce87">
            <text:p>NOTE 13 5G 6GB 128GB STEALTH BLACK</text:p>
          </table:table-cell>
          <table:table-cell office:value-type="float" office:value="20999" table:style-name="ce1">
            <text:p>20999</text:p>
          </table:table-cell>
          <table:table-cell office:value-type="float" office:value="17999" table:style-name="ce1">
            <text:p>17999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https://www.amazon.in/Redmi-Chromatic-Purple-256GB-Storage/dp/B0D63995Z4/ref=sr_1_3?crid=7BJJ9D7AGZDP&amp;dib=eyJ2IjoiMSJ9.A9ojEG7WDVfUbTpVA5AJx-adjvA4p6YuSmleJygHKgVPylihEMRQ6hXEI8gziWllQxxXhfyqk7d-O7ZSHDOf5G_0yxlRs8hb9FrCMFBuzCKAcj26z2nj9SMi9KV27LDoUx5iLSdvgFLaECafwFeR_fuodigPPY_Nyo_rLHiQchjAwQ9k3vKak5KbT7Nsf7BD6lNqgj2bW0bDUSK5GHd58U53kqcRj3OTJpmSoZqlyVw.uhtCgY2M85DKQkYgrwORei77UTmYhF8ExIKQF8dzY1Y&amp;dib_tag=se&amp;keywords=mi%2Bnote%2B13%2B5g&amp;qid=1745926610&amp;sprefix=mki%2Bnote%2B13%2Caps%2C249&amp;sr=8-3&amp;th=1</text:p>
          </table:table-cell>
          <table:table-cell table:style-name="ce1"/>
          <table:table-cell office:value-type="string" table:style-name="ce3">
            <text:p>1 Year</text:p>
          </table:table-cell>
          <table:table-cell office:value-type="string" table:style-name="ce3">
            <text:p>Yes</text:p>
          </table:table-cell>
          <table:table-cell table:number-columns-repeated="16373"/>
        </table:table-row>
        <table:table-row table:style-name="ro2">
          <table:table-cell/>
          <table:table-cell office:value-type="string" table:style-name="ce1">
            <text:p>MI</text:p>
          </table:table-cell>
          <table:table-cell office:value-type="string" table:style-name="ce33">
            <text:p>REDMI 13</text:p>
          </table:table-cell>
          <table:table-cell office:value-type="string" table:style-name="ce89">
            <text:p>NOTE 13 5G 8GB 256GB ARCTIC WHITE</text:p>
          </table:table-cell>
          <table:table-cell office:value-type="float" office:value="22999" table:style-name="ce1">
            <text:p>22999</text:p>
          </table:table-cell>
          <table:table-cell office:value-type="float" office:value="18999" table:style-name="ce1">
            <text:p>18999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https://www.amazon.in/Redmi-Chromatic-Purple-256GB-Storage/dp/B0D6392VSM/ref=sr_1_3?crid=7BJJ9D7AGZDP&amp;dib=eyJ2IjoiMSJ9.A9ojEG7WDVfUbTpVA5AJx-adjvA4p6YuSmleJygHKgVPylihEMRQ6hXEI8gziWllQxxXhfyqk7d-O7ZSHDOf5G_0yxlRs8hb9FrCMFBuzCKAcj26z2nj9SMi9KV27LDoUx5iLSdvgFLaECafwFeR_fuodigPPY_Nyo_rLHiQchjAwQ9k3vKak5KbT7Nsf7BD6lNqgj2bW0bDUSK5GHd58U53kqcRj3OTJpmSoZqlyVw.uhtCgY2M85DKQkYgrwORei77UTmYhF8ExIKQF8dzY1Y&amp;dib_tag=se&amp;keywords=mi%2Bnote%2B13%2B5g&amp;qid=1745926610&amp;sprefix=mki%2Bnote%2B13%2Caps%2C249&amp;sr=8-3&amp;th=1</text:p>
          </table:table-cell>
          <table:table-cell table:style-name="ce1"/>
          <table:table-cell office:value-type="string" table:style-name="ce3">
            <text:p>1 Year</text:p>
          </table:table-cell>
          <table:table-cell office:value-type="string" table:style-name="ce3">
            <text:p>Yes</text:p>
          </table:table-cell>
          <table:table-cell table:number-columns-repeated="16373"/>
        </table:table-row>
        <table:table-row table:style-name="ro2">
          <table:table-cell/>
          <table:table-cell office:value-type="string" table:style-name="ce1">
            <text:p>MI</text:p>
          </table:table-cell>
          <table:table-cell office:value-type="string" table:style-name="ce33">
            <text:p>REDMI 13</text:p>
          </table:table-cell>
          <table:table-cell office:value-type="string" table:style-name="ce89">
            <text:p>NOTE 13 5G 8GB 256GB CHROMATIC PURPLE</text:p>
          </table:table-cell>
          <table:table-cell office:value-type="float" office:value="22999" table:style-name="ce1">
            <text:p>22999</text:p>
          </table:table-cell>
          <table:table-cell office:value-type="float" office:value="18999" table:style-name="ce1">
            <text:p>18999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https://www.amazon.in/Redmi-Chromatic-Purple-256GB-Storage/dp/B0D6392VSM/ref=sr_1_3?crid=7BJJ9D7AGZDP&amp;dib=eyJ2IjoiMSJ9.A9ojEG7WDVfUbTpVA5AJx-adjvA4p6YuSmleJygHKgVPylihEMRQ6hXEI8gziWllQxxXhfyqk7d-O7ZSHDOf5G_0yxlRs8hb9FrCMFBuzCKAcj26z2nj9SMi9KV27LDoUx5iLSdvgFLaECafwFeR_fuodigPPY_Nyo_rLHiQchjAwQ9k3vKak5KbT7Nsf7BD6lNqgj2bW0bDUSK5GHd58U53kqcRj3OTJpmSoZqlyVw.uhtCgY2M85DKQkYgrwORei77UTmYhF8ExIKQF8dzY1Y&amp;dib_tag=se&amp;keywords=mi%2Bnote%2B13%2B5g&amp;qid=1745926610&amp;sprefix=mki%2Bnote%2B13%2Caps%2C249&amp;sr=8-3&amp;th=1</text:p>
          </table:table-cell>
          <table:table-cell table:style-name="ce1"/>
          <table:table-cell office:value-type="string" table:style-name="ce3">
            <text:p>1 Year</text:p>
          </table:table-cell>
          <table:table-cell office:value-type="string" table:style-name="ce3">
            <text:p>Yes</text:p>
          </table:table-cell>
          <table:table-cell table:number-columns-repeated="16373"/>
        </table:table-row>
        <table:table-row table:style-name="ro2">
          <table:table-cell/>
          <table:table-cell office:value-type="string" table:style-name="ce1">
            <text:p>MI</text:p>
          </table:table-cell>
          <table:table-cell office:value-type="string" table:style-name="ce33">
            <text:p>REDMI 13</text:p>
          </table:table-cell>
          <table:table-cell office:value-type="string" table:style-name="ce89">
            <text:p>NOTE 13 5G 8GB 256GB PRISM GOLD</text:p>
          </table:table-cell>
          <table:table-cell office:value-type="float" office:value="22999" table:style-name="ce1">
            <text:p>22999</text:p>
          </table:table-cell>
          <table:table-cell office:value-type="float" office:value="18999" table:style-name="ce1">
            <text:p>18999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https://www.amazon.in/Redmi-Chromatic-Purple-256GB-Storage/dp/B0D6392VSM/ref=sr_1_3?crid=7BJJ9D7AGZDP&amp;dib=eyJ2IjoiMSJ9.A9ojEG7WDVfUbTpVA5AJx-adjvA4p6YuSmleJygHKgVPylihEMRQ6hXEI8gziWllQxxXhfyqk7d-O7ZSHDOf5G_0yxlRs8hb9FrCMFBuzCKAcj26z2nj9SMi9KV27LDoUx5iLSdvgFLaECafwFeR_fuodigPPY_Nyo_rLHiQchjAwQ9k3vKak5KbT7Nsf7BD6lNqgj2bW0bDUSK5GHd58U53kqcRj3OTJpmSoZqlyVw.uhtCgY2M85DKQkYgrwORei77UTmYhF8ExIKQF8dzY1Y&amp;dib_tag=se&amp;keywords=mi%2Bnote%2B13%2B5g&amp;qid=1745926610&amp;sprefix=mki%2Bnote%2B13%2Caps%2C249&amp;sr=8-3&amp;th=1</text:p>
          </table:table-cell>
          <table:table-cell table:style-name="ce1"/>
          <table:table-cell office:value-type="string" table:style-name="ce3">
            <text:p>1 Year</text:p>
          </table:table-cell>
          <table:table-cell office:value-type="string" table:style-name="ce3">
            <text:p>Yes</text:p>
          </table:table-cell>
          <table:table-cell table:number-columns-repeated="16373"/>
        </table:table-row>
        <table:table-row table:style-name="ro2">
          <table:table-cell/>
          <table:table-cell office:value-type="string" table:style-name="ce1">
            <text:p>MI</text:p>
          </table:table-cell>
          <table:table-cell office:value-type="string" table:style-name="ce33">
            <text:p>REDMI 13</text:p>
          </table:table-cell>
          <table:table-cell office:value-type="string" table:style-name="ce89">
            <text:p>NOTE 13 5G 8GB 256GB STEALTH BLACK</text:p>
          </table:table-cell>
          <table:table-cell office:value-type="float" office:value="22999" table:style-name="ce1">
            <text:p>22999</text:p>
          </table:table-cell>
          <table:table-cell office:value-type="float" office:value="18999" table:style-name="ce1">
            <text:p>18999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https://www.amazon.in/Redmi-Chromatic-Purple-256GB-Storage/dp/B0D6392VSM/ref=sr_1_3?crid=7BJJ9D7AGZDP&amp;dib=eyJ2IjoiMSJ9.A9ojEG7WDVfUbTpVA5AJx-adjvA4p6YuSmleJygHKgVPylihEMRQ6hXEI8gziWllQxxXhfyqk7d-O7ZSHDOf5G_0yxlRs8hb9FrCMFBuzCKAcj26z2nj9SMi9KV27LDoUx5iLSdvgFLaECafwFeR_fuodigPPY_Nyo_rLHiQchjAwQ9k3vKak5KbT7Nsf7BD6lNqgj2bW0bDUSK5GHd58U53kqcRj3OTJpmSoZqlyVw.uhtCgY2M85DKQkYgrwORei77UTmYhF8ExIKQF8dzY1Y&amp;dib_tag=se&amp;keywords=mi%2Bnote%2B13%2B5g&amp;qid=1745926610&amp;sprefix=mki%2Bnote%2B13%2Caps%2C249&amp;sr=8-3&amp;th=1</text:p>
          </table:table-cell>
          <table:table-cell table:style-name="ce1"/>
          <table:table-cell office:value-type="string" table:style-name="ce3">
            <text:p>1 Year</text:p>
          </table:table-cell>
          <table:table-cell office:value-type="string" table:style-name="ce3">
            <text:p>Yes</text:p>
          </table:table-cell>
          <table:table-cell table:number-columns-repeated="16373"/>
        </table:table-row>
        <table:table-row table:style-name="ro2">
          <table:table-cell/>
          <table:table-cell office:value-type="string" table:style-name="ce1">
            <text:p>MI</text:p>
          </table:table-cell>
          <table:table-cell office:value-type="string" table:style-name="ce33">
            <text:p>REDMI 13</text:p>
          </table:table-cell>
          <table:table-cell office:value-type="string" table:style-name="ce91">
            <text:p>NOTE 13 5G 12GB 256GB ARCTIC WHITE</text:p>
          </table:table-cell>
          <table:table-cell office:value-type="float" office:value="24999" table:style-name="ce1">
            <text:p>24999</text:p>
          </table:table-cell>
          <table:table-cell office:value-type="float" office:value="21999" table:style-name="ce1">
            <text:p>21999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https://www.amazon.in/Redmi-Chromatic-Purple-256GB-Storage/dp/B0D63F3WCN/ref=sr_1_3?crid=7BJJ9D7AGZDP&amp;dib=eyJ2IjoiMSJ9.A9ojEG7WDVfUbTpVA5AJx-adjvA4p6YuSmleJygHKgVPylihEMRQ6hXEI8gziWllQxxXhfyqk7d-O7ZSHDOf5G_0yxlRs8hb9FrCMFBuzCKAcj26z2nj9SMi9KV27LDoUx5iLSdvgFLaECafwFeR_fuodigPPY_Nyo_rLHiQchjAwQ9k3vKak5KbT7Nsf7BD6lNqgj2bW0bDUSK5GHd58U53kqcRj3OTJpmSoZqlyVw.uhtCgY2M85DKQkYgrwORei77UTmYhF8ExIKQF8dzY1Y&amp;dib_tag=se&amp;keywords=mi%2Bnote%2B13%2B5g&amp;qid=1745926610&amp;sprefix=mki%2Bnote%2B13%2Caps%2C249&amp;sr=8-3&amp;th=1</text:p>
          </table:table-cell>
          <table:table-cell table:style-name="ce1"/>
          <table:table-cell office:value-type="string" table:style-name="ce3">
            <text:p>1 Year</text:p>
          </table:table-cell>
          <table:table-cell office:value-type="string" table:style-name="ce3">
            <text:p>Yes</text:p>
          </table:table-cell>
          <table:table-cell table:number-columns-repeated="16373"/>
        </table:table-row>
        <table:table-row table:style-name="ro2">
          <table:table-cell/>
          <table:table-cell office:value-type="string" table:style-name="ce1">
            <text:p>MI</text:p>
          </table:table-cell>
          <table:table-cell office:value-type="string" table:style-name="ce33">
            <text:p>REDMI 13</text:p>
          </table:table-cell>
          <table:table-cell office:value-type="string" table:style-name="ce91">
            <text:p>NOTE 13 5G 12GB 256GB CHROMATIC PURPLE</text:p>
          </table:table-cell>
          <table:table-cell office:value-type="float" office:value="24999" table:style-name="ce1">
            <text:p>24999</text:p>
          </table:table-cell>
          <table:table-cell office:value-type="float" office:value="21999" table:style-name="ce1">
            <text:p>21999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https://www.amazon.in/Redmi-Chromatic-Purple-256GB-Storage/dp/B0D63F3WCN/ref=sr_1_3?crid=7BJJ9D7AGZDP&amp;dib=eyJ2IjoiMSJ9.A9ojEG7WDVfUbTpVA5AJx-adjvA4p6YuSmleJygHKgVPylihEMRQ6hXEI8gziWllQxxXhfyqk7d-O7ZSHDOf5G_0yxlRs8hb9FrCMFBuzCKAcj26z2nj9SMi9KV27LDoUx5iLSdvgFLaECafwFeR_fuodigPPY_Nyo_rLHiQchjAwQ9k3vKak5KbT7Nsf7BD6lNqgj2bW0bDUSK5GHd58U53kqcRj3OTJpmSoZqlyVw.uhtCgY2M85DKQkYgrwORei77UTmYhF8ExIKQF8dzY1Y&amp;dib_tag=se&amp;keywords=mi%2Bnote%2B13%2B5g&amp;qid=1745926610&amp;sprefix=mki%2Bnote%2B13%2Caps%2C249&amp;sr=8-3&amp;th=1</text:p>
          </table:table-cell>
          <table:table-cell table:style-name="ce1"/>
          <table:table-cell office:value-type="string" table:style-name="ce3">
            <text:p>1 Year</text:p>
          </table:table-cell>
          <table:table-cell office:value-type="string" table:style-name="ce3">
            <text:p>Yes</text:p>
          </table:table-cell>
          <table:table-cell table:number-columns-repeated="16373"/>
        </table:table-row>
        <table:table-row table:style-name="ro2">
          <table:table-cell/>
          <table:table-cell office:value-type="string" table:style-name="ce1">
            <text:p>MI</text:p>
          </table:table-cell>
          <table:table-cell office:value-type="string" table:style-name="ce33">
            <text:p>REDMI 13</text:p>
          </table:table-cell>
          <table:table-cell office:value-type="string" table:style-name="ce91">
            <text:p>NOTE 13 5G 12GB 256GB PRISM GOLD</text:p>
          </table:table-cell>
          <table:table-cell office:value-type="float" office:value="24999" table:style-name="ce1">
            <text:p>24999</text:p>
          </table:table-cell>
          <table:table-cell office:value-type="float" office:value="21999" table:style-name="ce1">
            <text:p>21999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https://www.amazon.in/Redmi-Chromatic-Purple-256GB-Storage/dp/B0D63F3WCN/ref=sr_1_3?crid=7BJJ9D7AGZDP&amp;dib=eyJ2IjoiMSJ9.A9ojEG7WDVfUbTpVA5AJx-adjvA4p6YuSmleJygHKgVPylihEMRQ6hXEI8gziWllQxxXhfyqk7d-O7ZSHDOf5G_0yxlRs8hb9FrCMFBuzCKAcj26z2nj9SMi9KV27LDoUx5iLSdvgFLaECafwFeR_fuodigPPY_Nyo_rLHiQchjAwQ9k3vKak5KbT7Nsf7BD6lNqgj2bW0bDUSK5GHd58U53kqcRj3OTJpmSoZqlyVw.uhtCgY2M85DKQkYgrwORei77UTmYhF8ExIKQF8dzY1Y&amp;dib_tag=se&amp;keywords=mi%2Bnote%2B13%2B5g&amp;qid=1745926610&amp;sprefix=mki%2Bnote%2B13%2Caps%2C249&amp;sr=8-3&amp;th=1</text:p>
          </table:table-cell>
          <table:table-cell table:style-name="ce1"/>
          <table:table-cell office:value-type="string" table:style-name="ce3">
            <text:p>1 Year</text:p>
          </table:table-cell>
          <table:table-cell office:value-type="string" table:style-name="ce3">
            <text:p>Yes</text:p>
          </table:table-cell>
          <table:table-cell table:number-columns-repeated="16373"/>
        </table:table-row>
        <table:table-row table:style-name="ro2">
          <table:table-cell/>
          <table:table-cell office:value-type="string" table:style-name="ce1">
            <text:p>MI</text:p>
          </table:table-cell>
          <table:table-cell office:value-type="string" table:style-name="ce33">
            <text:p>REDMI 13<text:s/></text:p>
          </table:table-cell>
          <table:table-cell office:value-type="string" table:style-name="ce91">
            <text:p>NOTE 13 5G 12GB 256GB STEALTH BLACK</text:p>
          </table:table-cell>
          <table:table-cell office:value-type="float" office:value="24999" table:style-name="ce1">
            <text:p>24999</text:p>
          </table:table-cell>
          <table:table-cell office:value-type="float" office:value="21999" table:style-name="ce1">
            <text:p>21999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https://www.amazon.in/Redmi-Chromatic-Purple-256GB-Storage/dp/B0D63F3WCN/ref=sr_1_3?crid=7BJJ9D7AGZDP&amp;dib=eyJ2IjoiMSJ9.A9ojEG7WDVfUbTpVA5AJx-adjvA4p6YuSmleJygHKgVPylihEMRQ6hXEI8gziWllQxxXhfyqk7d-O7ZSHDOf5G_0yxlRs8hb9FrCMFBuzCKAcj26z2nj9SMi9KV27LDoUx5iLSdvgFLaECafwFeR_fuodigPPY_Nyo_rLHiQchjAwQ9k3vKak5KbT7Nsf7BD6lNqgj2bW0bDUSK5GHd58U53kqcRj3OTJpmSoZqlyVw.uhtCgY2M85DKQkYgrwORei77UTmYhF8ExIKQF8dzY1Y&amp;dib_tag=se&amp;keywords=mi%2Bnote%2B13%2B5g&amp;qid=1745926610&amp;sprefix=mki%2Bnote%2B13%2Caps%2C249&amp;sr=8-3&amp;th=1</text:p>
          </table:table-cell>
          <table:table-cell table:style-name="ce1"/>
          <table:table-cell office:value-type="string" table:style-name="ce3">
            <text:p>1 Year</text:p>
          </table:table-cell>
          <table:table-cell office:value-type="string" table:style-name="ce3">
            <text:p>Yes</text:p>
          </table:table-cell>
          <table:table-cell table:number-columns-repeated="16373"/>
        </table:table-row>
        <table:table-row table:style-name="ro2">
          <table:table-cell/>
          <table:table-cell office:value-type="string" table:style-name="ce1">
            <text:p>MI</text:p>
          </table:table-cell>
          <table:table-cell office:value-type="string" table:style-name="ce33">
            <text:p>REDMI 13</text:p>
          </table:table-cell>
          <table:table-cell office:value-type="string" table:style-name="ce92">
            <text:p>NOTE 13 PRO 5G 8GB 128GB MIDNIGHT BLACK</text:p>
          </table:table-cell>
          <table:table-cell office:value-type="float" office:value="23999" table:style-name="ce1">
            <text:p>23999</text:p>
          </table:table-cell>
          <table:table-cell office:value-type="float" office:value="19999" table:style-name="ce1">
            <text:p>19999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https://www.amazon.in/Redmi-Midnight-Black-Storage-Without/dp/B0CXXH3D5D/ref=sr_1_6?crid=CBUDO85LL940&amp;dib=eyJ2IjoiMSJ9.ilxCKw_hTfixJ6j1kEPmgEj6neNqA1x6zhzF5GkpQ20mbVGwsUhpDxaUKZ6pKEc3gvNTGY4HBq1ruA2nO9_9ebtgHrQhTeKdI-IZQW3xtkLbYmU-Hj9QefUkgFpJCyuTEjRkSYhrvqBQj8GFGgDKOWlUawQYkdZqlPQMnuKoX9qj9SUDkOQE2AQzEcMsBiDQyUbxJABv5TK9-zctiXuywTXNC7YPMZ8O7roFd52rM4o.g0vEmPIjpcMSmmKY_VoT7t6zfsDcrVWcSWMu_AeUl08&amp;dib_tag=se&amp;keywords=mi+note+13pro+8+128+5g&amp;qid=1745929947&amp;sprefix=mi+note+13pro+8+128+5g%2Caps%2C205&amp;sr=8-6</text:p>
          </table:table-cell>
          <table:table-cell table:style-name="ce1"/>
          <table:table-cell office:value-type="string" table:style-name="ce3">
            <text:p>1 Year</text:p>
          </table:table-cell>
          <table:table-cell office:value-type="string" table:style-name="ce3">
            <text:p>Yes</text:p>
          </table:table-cell>
          <table:table-cell table:number-columns-repeated="16373"/>
        </table:table-row>
        <table:table-row table:style-name="ro2">
          <table:table-cell/>
          <table:table-cell office:value-type="string" table:style-name="ce1">
            <text:p>MI</text:p>
          </table:table-cell>
          <table:table-cell office:value-type="string" table:style-name="ce33">
            <text:p>REDMI13</text:p>
          </table:table-cell>
          <table:table-cell office:value-type="string" table:style-name="ce92">
            <text:p>NOTE 13 PRO 5G 8GB 128GB AURORA PURPLE</text:p>
          </table:table-cell>
          <table:table-cell office:value-type="float" office:value="23999" table:style-name="ce1">
            <text:p>23999</text:p>
          </table:table-cell>
          <table:table-cell office:value-type="float" office:value="19999" table:style-name="ce1">
            <text:p>19999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https://www.amazon.in/Redmi-Midnight-Black-Storage-Without/dp/B0CXXH3D5D/ref=sr_1_6?crid=CBUDO85LL940&amp;dib=eyJ2IjoiMSJ9.ilxCKw_hTfixJ6j1kEPmgEj6neNqA1x6zhzF5GkpQ20mbVGwsUhpDxaUKZ6pKEc3gvNTGY4HBq1ruA2nO9_9ebtgHrQhTeKdI-IZQW3xtkLbYmU-Hj9QefUkgFpJCyuTEjRkSYhrvqBQj8GFGgDKOWlUawQYkdZqlPQMnuKoX9qj9SUDkOQE2AQzEcMsBiDQyUbxJABv5TK9-zctiXuywTXNC7YPMZ8O7roFd52rM4o.g0vEmPIjpcMSmmKY_VoT7t6zfsDcrVWcSWMu_AeUl08&amp;dib_tag=se&amp;keywords=mi+note+13pro+8+128+5g&amp;qid=1745929947&amp;sprefix=mi+note+13pro+8+128+5g%2Caps%2C205&amp;sr=8-6</text:p>
          </table:table-cell>
          <table:table-cell table:style-name="ce1"/>
          <table:table-cell office:value-type="string" table:style-name="ce3">
            <text:p>1 Year</text:p>
          </table:table-cell>
          <table:table-cell office:value-type="string" table:style-name="ce3">
            <text:p>Yes</text:p>
          </table:table-cell>
          <table:table-cell table:number-columns-repeated="16373"/>
        </table:table-row>
        <table:table-row table:style-name="ro2">
          <table:table-cell/>
          <table:table-cell office:value-type="string" table:style-name="ce1">
            <text:p>MI</text:p>
          </table:table-cell>
          <table:table-cell office:value-type="string" table:style-name="ce33">
            <text:p>REDMI 13</text:p>
          </table:table-cell>
          <table:table-cell office:value-type="string" table:style-name="ce92">
            <text:p>NOTE 13 PRO 5G 8GB 128GB OCEAN TEAL</text:p>
          </table:table-cell>
          <table:table-cell office:value-type="float" office:value="23999" table:style-name="ce1">
            <text:p>23999</text:p>
          </table:table-cell>
          <table:table-cell office:value-type="float" office:value="19999" table:style-name="ce1">
            <text:p>19999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https://www.amazon.in/Redmi-Midnight-Black-Storage-Without/dp/B0CXXH3D5D/ref=sr_1_6?crid=CBUDO85LL940&amp;dib=eyJ2IjoiMSJ9.ilxCKw_hTfixJ6j1kEPmgEj6neNqA1x6zhzF5GkpQ20mbVGwsUhpDxaUKZ6pKEc3gvNTGY4HBq1ruA2nO9_9ebtgHrQhTeKdI-IZQW3xtkLbYmU-Hj9QefUkgFpJCyuTEjRkSYhrvqBQj8GFGgDKOWlUawQYkdZqlPQMnuKoX9qj9SUDkOQE2AQzEcMsBiDQyUbxJABv5TK9-zctiXuywTXNC7YPMZ8O7roFd52rM4o.g0vEmPIjpcMSmmKY_VoT7t6zfsDcrVWcSWMu_AeUl08&amp;dib_tag=se&amp;keywords=mi+note+13pro+8+128+5g&amp;qid=1745929947&amp;sprefix=mi+note+13pro+8+128+5g%2Caps%2C205&amp;sr=8-6</text:p>
          </table:table-cell>
          <table:table-cell table:style-name="ce1"/>
          <table:table-cell office:value-type="string" table:style-name="ce3">
            <text:p>1 Year</text:p>
          </table:table-cell>
          <table:table-cell office:value-type="string" table:style-name="ce3">
            <text:p>Yes</text:p>
          </table:table-cell>
          <table:table-cell table:number-columns-repeated="16373"/>
        </table:table-row>
        <table:table-row table:style-name="ro2">
          <table:table-cell/>
          <table:table-cell office:value-type="string" table:style-name="ce1">
            <text:p>MI</text:p>
          </table:table-cell>
          <table:table-cell office:value-type="string" table:style-name="ce33">
            <text:p>REDMI 13</text:p>
          </table:table-cell>
          <table:table-cell office:value-type="string" table:style-name="ce92">
            <text:p>NOTE 13 PRO 5G 8GB 128GB OLIVE GREEN</text:p>
          </table:table-cell>
          <table:table-cell office:value-type="float" office:value="23999" table:style-name="ce1">
            <text:p>23999</text:p>
          </table:table-cell>
          <table:table-cell office:value-type="float" office:value="19999" table:style-name="ce1">
            <text:p>19999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https://www.amazon.in/Redmi-Midnight-Black-Storage-Without/dp/B0CXXH3D5D/ref=sr_1_6?crid=CBUDO85LL940&amp;dib=eyJ2IjoiMSJ9.ilxCKw_hTfixJ6j1kEPmgEj6neNqA1x6zhzF5GkpQ20mbVGwsUhpDxaUKZ6pKEc3gvNTGY4HBq1ruA2nO9_9ebtgHrQhTeKdI-IZQW3xtkLbYmU-Hj9QefUkgFpJCyuTEjRkSYhrvqBQj8GFGgDKOWlUawQYkdZqlPQMnuKoX9qj9SUDkOQE2AQzEcMsBiDQyUbxJABv5TK9-zctiXuywTXNC7YPMZ8O7roFd52rM4o.g0vEmPIjpcMSmmKY_VoT7t6zfsDcrVWcSWMu_AeUl08&amp;dib_tag=se&amp;keywords=mi+note+13pro+8+128+5g&amp;qid=1745929947&amp;sprefix=mi+note+13pro+8+128+5g%2Caps%2C205&amp;sr=8-6</text:p>
          </table:table-cell>
          <table:table-cell table:style-name="ce1"/>
          <table:table-cell office:value-type="string" table:style-name="ce3">
            <text:p>1 Year</text:p>
          </table:table-cell>
          <table:table-cell office:value-type="string" table:style-name="ce3">
            <text:p>Yes</text:p>
          </table:table-cell>
          <table:table-cell table:number-columns-repeated="16373"/>
        </table:table-row>
        <table:table-row table:style-name="ro2">
          <table:table-cell/>
          <table:table-cell office:value-type="string" table:style-name="ce1">
            <text:p>MI</text:p>
          </table:table-cell>
          <table:table-cell office:value-type="string" table:style-name="ce33">
            <text:p>REDMI 13</text:p>
          </table:table-cell>
          <table:table-cell office:value-type="string" table:style-name="ce93">
            <text:p>NOTE 13 PRO 5G 8GB 256GB MIDNIGHT BLACK</text:p>
          </table:table-cell>
          <table:table-cell office:value-type="float" office:value="26999" table:style-name="ce1">
            <text:p>26999</text:p>
          </table:table-cell>
          <table:table-cell office:value-type="float" office:value="21999" table:style-name="ce1">
            <text:p>21999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https://www.amazon.in/Redmi-Coral-Purple-Storage-Without/dp/B0CXX7XG6H/ref=sr_1_3?crid=1JFHWAVYB13AM&amp;dib=eyJ2IjoiMSJ9.LA9p0ta8zOtrZNSwfRTulXk57YjxbHi6OYJq6NIfAxbWcp08uMV5z9lUX6sCBoCvWixvX9N6r633iCvvSm8HRIyTRhikr0gCLfWv1B6Jw8mVRqFWsJgVMaGYItgw2TEjF_I7GYOyaieTmBEIqUHeXUtRvFeqgqcEsPJdj_KNrPmSPLu9beVOutZzOTWLn121spprcqc9IMMlwKfPzuQ0dpapXmTb4Y5fnwr4A26iKX4.9MOj2BvjA5e_bVJ8rXXu5jdhIG-Q_J2Cbv6QZtqQN2I&amp;dib_tag=se&amp;keywords=mi+note+13pro+8+256+5g&amp;qid=1745929861&amp;sprefix=mi+note+13pro+8+256+5g%2Caps%2C225&amp;sr=8-3</text:p>
          </table:table-cell>
          <table:table-cell table:style-name="ce1"/>
          <table:table-cell office:value-type="string" table:style-name="ce3">
            <text:p>1 Year</text:p>
          </table:table-cell>
          <table:table-cell office:value-type="string" table:style-name="ce3">
            <text:p>Yes</text:p>
          </table:table-cell>
          <table:table-cell table:number-columns-repeated="16373"/>
        </table:table-row>
        <table:table-row table:style-name="ro2">
          <table:table-cell/>
          <table:table-cell office:value-type="string" table:style-name="ce1">
            <text:p>MI</text:p>
          </table:table-cell>
          <table:table-cell office:value-type="string" table:style-name="ce33">
            <text:p>REDMI 13</text:p>
          </table:table-cell>
          <table:table-cell office:value-type="string" table:style-name="ce93">
            <text:p>NOTE 13 PRO 5G 8GB 256GB AURORA PURPLE</text:p>
          </table:table-cell>
          <table:table-cell office:value-type="float" office:value="26999" table:style-name="ce1">
            <text:p>26999</text:p>
          </table:table-cell>
          <table:table-cell office:value-type="float" office:value="21999" table:style-name="ce1">
            <text:p>21999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https://www.amazon.in/Redmi-Coral-Purple-Storage-Without/dp/B0CXX7XG6H/ref=sr_1_3?crid=1JFHWAVYB13AM&amp;dib=eyJ2IjoiMSJ9.LA9p0ta8zOtrZNSwfRTulXk57YjxbHi6OYJq6NIfAxbWcp08uMV5z9lUX6sCBoCvWixvX9N6r633iCvvSm8HRIyTRhikr0gCLfWv1B6Jw8mVRqFWsJgVMaGYItgw2TEjF_I7GYOyaieTmBEIqUHeXUtRvFeqgqcEsPJdj_KNrPmSPLu9beVOutZzOTWLn121spprcqc9IMMlwKfPzuQ0dpapXmTb4Y5fnwr4A26iKX4.9MOj2BvjA5e_bVJ8rXXu5jdhIG-Q_J2Cbv6QZtqQN2I&amp;dib_tag=se&amp;keywords=mi+note+13pro+8+256+5g&amp;qid=1745929861&amp;sprefix=mi+note+13pro+8+256+5g%2Caps%2C225&amp;sr=8-3</text:p>
          </table:table-cell>
          <table:table-cell table:style-name="ce1"/>
          <table:table-cell office:value-type="string" table:style-name="ce3">
            <text:p>1 Year</text:p>
          </table:table-cell>
          <table:table-cell office:value-type="string" table:style-name="ce3">
            <text:p>Yes</text:p>
          </table:table-cell>
          <table:table-cell table:number-columns-repeated="16373"/>
        </table:table-row>
        <table:table-row table:style-name="ro2">
          <table:table-cell/>
          <table:table-cell office:value-type="string" table:style-name="ce1">
            <text:p>MI</text:p>
          </table:table-cell>
          <table:table-cell office:value-type="string" table:style-name="ce33">
            <text:p>REDMI 13</text:p>
          </table:table-cell>
          <table:table-cell office:value-type="string" table:style-name="ce93">
            <text:p>NOTE 13 PRO 5G 8GB 256GB OCEAN TEAL</text:p>
          </table:table-cell>
          <table:table-cell office:value-type="float" office:value="26999" table:style-name="ce1">
            <text:p>26999</text:p>
          </table:table-cell>
          <table:table-cell office:value-type="float" office:value="21999" table:style-name="ce1">
            <text:p>21999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https://www.amazon.in/Redmi-Coral-Purple-Storage-Without/dp/B0CXX7XG6H/ref=sr_1_3?crid=1JFHWAVYB13AM&amp;dib=eyJ2IjoiMSJ9.LA9p0ta8zOtrZNSwfRTulXk57YjxbHi6OYJq6NIfAxbWcp08uMV5z9lUX6sCBoCvWixvX9N6r633iCvvSm8HRIyTRhikr0gCLfWv1B6Jw8mVRqFWsJgVMaGYItgw2TEjF_I7GYOyaieTmBEIqUHeXUtRvFeqgqcEsPJdj_KNrPmSPLu9beVOutZzOTWLn121spprcqc9IMMlwKfPzuQ0dpapXmTb4Y5fnwr4A26iKX4.9MOj2BvjA5e_bVJ8rXXu5jdhIG-Q_J2Cbv6QZtqQN2I&amp;dib_tag=se&amp;keywords=mi+note+13pro+8+256+5g&amp;qid=1745929861&amp;sprefix=mi+note+13pro+8+256+5g%2Caps%2C225&amp;sr=8-3</text:p>
          </table:table-cell>
          <table:table-cell table:style-name="ce1"/>
          <table:table-cell office:value-type="string" table:style-name="ce3">
            <text:p>1 Year</text:p>
          </table:table-cell>
          <table:table-cell office:value-type="string" table:style-name="ce3">
            <text:p>Yes</text:p>
          </table:table-cell>
          <table:table-cell table:number-columns-repeated="16373"/>
        </table:table-row>
        <table:table-row table:style-name="ro2">
          <table:table-cell/>
          <table:table-cell office:value-type="string" table:style-name="ce1">
            <text:p>MI</text:p>
          </table:table-cell>
          <table:table-cell office:value-type="string" table:style-name="ce33">
            <text:p>REDMI 13</text:p>
          </table:table-cell>
          <table:table-cell office:value-type="string" table:style-name="ce93">
            <text:p>NOTE 13 PRO 5G 8GB 256GB OLIVE GREEN</text:p>
          </table:table-cell>
          <table:table-cell office:value-type="float" office:value="26999" table:style-name="ce1">
            <text:p>26999</text:p>
          </table:table-cell>
          <table:table-cell office:value-type="float" office:value="21999" table:style-name="ce1">
            <text:p>21999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https://www.amazon.in/Redmi-Coral-Purple-Storage-Without/dp/B0CXX7XG6H/ref=sr_1_3?crid=1JFHWAVYB13AM&amp;dib=eyJ2IjoiMSJ9.LA9p0ta8zOtrZNSwfRTulXk57YjxbHi6OYJq6NIfAxbWcp08uMV5z9lUX6sCBoCvWixvX9N6r633iCvvSm8HRIyTRhikr0gCLfWv1B6Jw8mVRqFWsJgVMaGYItgw2TEjF_I7GYOyaieTmBEIqUHeXUtRvFeqgqcEsPJdj_KNrPmSPLu9beVOutZzOTWLn121spprcqc9IMMlwKfPzuQ0dpapXmTb4Y5fnwr4A26iKX4.9MOj2BvjA5e_bVJ8rXXu5jdhIG-Q_J2Cbv6QZtqQN2I&amp;dib_tag=se&amp;keywords=mi+note+13pro+8+256+5g&amp;qid=1745929861&amp;sprefix=mi+note+13pro+8+256+5g%2Caps%2C225&amp;sr=8-3</text:p>
          </table:table-cell>
          <table:table-cell table:style-name="ce1"/>
          <table:table-cell office:value-type="string" table:style-name="ce3">
            <text:p>1 Year</text:p>
          </table:table-cell>
          <table:table-cell office:value-type="string" table:style-name="ce3">
            <text:p>Yes</text:p>
          </table:table-cell>
          <table:table-cell table:number-columns-repeated="16373"/>
        </table:table-row>
        <table:table-row table:style-name="ro2">
          <table:table-cell/>
          <table:table-cell office:value-type="string" table:style-name="ce1">
            <text:p>MI</text:p>
          </table:table-cell>
          <table:table-cell office:value-type="string" table:style-name="ce33">
            <text:p>REDMI 13</text:p>
          </table:table-cell>
          <table:table-cell office:value-type="string" table:style-name="ce94">
            <text:p>NOTE 13 PRO 5G 12GB 512GB MIDNIGHT BLACK</text:p>
          </table:table-cell>
          <table:table-cell office:value-type="float" office:value="29999" table:style-name="ce1">
            <text:p>29999</text:p>
          </table:table-cell>
          <table:table-cell office:value-type="float" office:value="22999" table:style-name="ce1">
            <text:p>22999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https://www.amazon.in/Redmi-Fusion-Black-512GB-Storage/dp/B0CRQ8R766/ref=sr_1_6?crid=PSROO5TB44EM&amp;dib=eyJ2IjoiMSJ9.fjlBrQmWARQ_Gn06M8tI0M3OjctNKtpRcWzBWRf0sVYq-eJ7JEkkeHV36-o95yY98Y9jWDrXOLtJzjLvXZmmkPZgAYGwykBo7tD63aBmUZqxTI6g-favjW7T18wkOMZwrDcpJZRkKc79jI7UCwKc11qEmVD2YEScjpxBmF-xpGAt82-j55nPPYA06e_uNmLiq-tqPkPL2GoZqR24JXw0rwm8mCKltPqIhV8zSoFyMRE.PFFoWAkPmuYk_9BGejAwFEieniiaFGKYN6x88wqJTpw&amp;dib_tag=se&amp;keywords=mi%2Bnote%2B13pro%2B8%2B512&amp;qid=1745930028&amp;sprefix=mi%2Bnote%2B13pro%2B8%2B51%2Caps%2C199&amp;sr=8-6&amp;th=1</text:p>
          </table:table-cell>
          <table:table-cell table:style-name="ce1"/>
          <table:table-cell office:value-type="string" table:style-name="ce3">
            <text:p>1 Year</text:p>
          </table:table-cell>
          <table:table-cell office:value-type="string" table:style-name="ce3">
            <text:p>Yes</text:p>
          </table:table-cell>
          <table:table-cell table:number-columns-repeated="16373"/>
        </table:table-row>
        <table:table-row table:style-name="ro2">
          <table:table-cell/>
          <table:table-cell office:value-type="string" table:style-name="ce1">
            <text:p>MI</text:p>
          </table:table-cell>
          <table:table-cell office:value-type="string" table:style-name="ce33">
            <text:p>REDMI 13</text:p>
          </table:table-cell>
          <table:table-cell office:value-type="string" table:style-name="ce94">
            <text:p>NOTE 13 PRO 5G 12GB 512GB AURORA PURPLE</text:p>
          </table:table-cell>
          <table:table-cell office:value-type="float" office:value="29999" table:style-name="ce1">
            <text:p>29999</text:p>
          </table:table-cell>
          <table:table-cell office:value-type="float" office:value="22999" table:style-name="ce1">
            <text:p>22999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https://www.amazon.in/Redmi-Fusion-Black-512GB-Storage/dp/B0CRQ8R766/ref=sr_1_6?crid=PSROO5TB44EM&amp;dib=eyJ2IjoiMSJ9.fjlBrQmWARQ_Gn06M8tI0M3OjctNKtpRcWzBWRf0sVYq-eJ7JEkkeHV36-o95yY98Y9jWDrXOLtJzjLvXZmmkPZgAYGwykBo7tD63aBmUZqxTI6g-favjW7T18wkOMZwrDcpJZRkKc79jI7UCwKc11qEmVD2YEScjpxBmF-xpGAt82-j55nPPYA06e_uNmLiq-tqPkPL2GoZqR24JXw0rwm8mCKltPqIhV8zSoFyMRE.PFFoWAkPmuYk_9BGejAwFEieniiaFGKYN6x88wqJTpw&amp;dib_tag=se&amp;keywords=mi%2Bnote%2B13pro%2B8%2B512&amp;qid=1745930028&amp;sprefix=mi%2Bnote%2B13pro%2B8%2B51%2Caps%2C199&amp;sr=8-6&amp;th=1</text:p>
          </table:table-cell>
          <table:table-cell table:style-name="ce1"/>
          <table:table-cell office:value-type="string" table:style-name="ce3">
            <text:p>1 Year</text:p>
          </table:table-cell>
          <table:table-cell office:value-type="string" table:style-name="ce3">
            <text:p>Yes</text:p>
          </table:table-cell>
          <table:table-cell table:number-columns-repeated="16373"/>
        </table:table-row>
        <table:table-row table:style-name="ro2">
          <table:table-cell/>
          <table:table-cell office:value-type="string" table:style-name="ce1">
            <text:p>MI</text:p>
          </table:table-cell>
          <table:table-cell office:value-type="string" table:style-name="ce33">
            <text:p>REDMI 13</text:p>
          </table:table-cell>
          <table:table-cell office:value-type="string" table:style-name="ce94">
            <text:p>NOTE 13 PRO 5G 12GB 512GB OCEAN TEAL</text:p>
          </table:table-cell>
          <table:table-cell office:value-type="float" office:value="29999" table:style-name="ce1">
            <text:p>29999</text:p>
          </table:table-cell>
          <table:table-cell office:value-type="float" office:value="22999" table:style-name="ce1">
            <text:p>22999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https://www.amazon.in/Redmi-Fusion-Black-512GB-Storage/dp/B0CRQ8R766/ref=sr_1_6?crid=PSROO5TB44EM&amp;dib=eyJ2IjoiMSJ9.fjlBrQmWARQ_Gn06M8tI0M3OjctNKtpRcWzBWRf0sVYq-eJ7JEkkeHV36-o95yY98Y9jWDrXOLtJzjLvXZmmkPZgAYGwykBo7tD63aBmUZqxTI6g-favjW7T18wkOMZwrDcpJZRkKc79jI7UCwKc11qEmVD2YEScjpxBmF-xpGAt82-j55nPPYA06e_uNmLiq-tqPkPL2GoZqR24JXw0rwm8mCKltPqIhV8zSoFyMRE.PFFoWAkPmuYk_9BGejAwFEieniiaFGKYN6x88wqJTpw&amp;dib_tag=se&amp;keywords=mi%2Bnote%2B13pro%2B8%2B512&amp;qid=1745930028&amp;sprefix=mi%2Bnote%2B13pro%2B8%2B51%2Caps%2C199&amp;sr=8-6&amp;th=1</text:p>
          </table:table-cell>
          <table:table-cell table:style-name="ce1"/>
          <table:table-cell office:value-type="string" table:style-name="ce3">
            <text:p>1 Year</text:p>
          </table:table-cell>
          <table:table-cell office:value-type="string" table:style-name="ce3">
            <text:p>Yes</text:p>
          </table:table-cell>
          <table:table-cell table:number-columns-repeated="16373"/>
        </table:table-row>
        <table:table-row table:style-name="ro2">
          <table:table-cell/>
          <table:table-cell office:value-type="string" table:style-name="ce1">
            <text:p>MI</text:p>
          </table:table-cell>
          <table:table-cell office:value-type="string" table:style-name="ce33">
            <text:p>REDMI 13</text:p>
          </table:table-cell>
          <table:table-cell office:value-type="string" table:style-name="ce94">
            <text:p>NOTE 13 PRO 5G 12GB 512GB OLIVE GREEN</text:p>
          </table:table-cell>
          <table:table-cell office:value-type="float" office:value="29999" table:style-name="ce1">
            <text:p>29999</text:p>
          </table:table-cell>
          <table:table-cell office:value-type="float" office:value="22999" table:style-name="ce1">
            <text:p>22999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https://www.amazon.in/Redmi-Fusion-Black-512GB-Storage/dp/B0CRQ8R766/ref=sr_1_6?crid=PSROO5TB44EM&amp;dib=eyJ2IjoiMSJ9.fjlBrQmWARQ_Gn06M8tI0M3OjctNKtpRcWzBWRf0sVYq-eJ7JEkkeHV36-o95yY98Y9jWDrXOLtJzjLvXZmmkPZgAYGwykBo7tD63aBmUZqxTI6g-favjW7T18wkOMZwrDcpJZRkKc79jI7UCwKc11qEmVD2YEScjpxBmF-xpGAt82-j55nPPYA06e_uNmLiq-tqPkPL2GoZqR24JXw0rwm8mCKltPqIhV8zSoFyMRE.PFFoWAkPmuYk_9BGejAwFEieniiaFGKYN6x88wqJTpw&amp;dib_tag=se&amp;keywords=mi%2Bnote%2B13pro%2B8%2B512&amp;qid=1745930028&amp;sprefix=mi%2Bnote%2B13pro%2B8%2B51%2Caps%2C199&amp;sr=8-6&amp;th=1</text:p>
          </table:table-cell>
          <table:table-cell table:style-name="ce1"/>
          <table:table-cell office:value-type="string" table:style-name="ce3">
            <text:p>1 Year</text:p>
          </table:table-cell>
          <table:table-cell office:value-type="string" table:style-name="ce3">
            <text:p>Yes</text:p>
          </table:table-cell>
          <table:table-cell table:number-columns-repeated="16373"/>
        </table:table-row>
        <table:table-row table:style-name="ro2">
          <table:table-cell/>
          <table:table-cell office:value-type="string" table:style-name="ce1">
            <text:p>MI</text:p>
          </table:table-cell>
          <table:table-cell office:value-type="string" table:style-name="ce33">
            <text:p>REDMI 13</text:p>
          </table:table-cell>
          <table:table-cell office:value-type="string" table:style-name="ce66">
            <text:p>NOTE 13 PRO+ 5G 8GB 256GB MIDNIGHT BLACK</text:p>
          </table:table-cell>
          <table:table-cell office:value-type="float" office:value="32999" table:style-name="ce1">
            <text:p>32999</text:p>
          </table:table-cell>
          <table:table-cell office:value-type="float" office:value="24999" table:style-name="ce1">
            <text:p>24999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https://www.amazon.in/Redmi-Fusion-Black-512GB-Storage/dp/B0CRQ8R766/ref=sr_1_5?crid=1X16BHPXZSTO3&amp;dib=eyJ2IjoiMSJ9.fjlBrQmWARQ_Gn06M8tI0IV1cnkBxege-HQiJPEyWB_pwDjGZg1PLxRYD2OPOhBNDc9DOEc8xwoHtjbtKNv1Gd2Wa9cln9eJAwaSQmd-KpcuKO7T-qMsKQTNbLxv2lMo0ufMUdDLZ-ZDkVY5aW2jvA9Ew9uwHOul6k5ELOrlPm-LQ7exp2s2WemBZbKw2k80phPvPIypCRNdhuU_OdYtewSetBokTgpWCRpjMkyJ2Is.UHUzfoEzczJFnzawQMZLVCo8Ax-KAgSe_0S2ndZeLE4&amp;dib_tag=se&amp;keywords=mi+note+13pro%2B+8+512&amp;qid=1745930098&amp;sprefix=mi+note+13pro%2B+8+512%2Caps%2C207&amp;sr=8-5</text:p>
          </table:table-cell>
          <table:table-cell table:style-name="ce1"/>
          <table:table-cell office:value-type="string" table:style-name="ce3">
            <text:p>1 Year</text:p>
          </table:table-cell>
          <table:table-cell office:value-type="string" table:style-name="ce3">
            <text:p>Yes</text:p>
          </table:table-cell>
          <table:table-cell table:number-columns-repeated="16373"/>
        </table:table-row>
        <table:table-row table:style-name="ro2">
          <table:table-cell/>
          <table:table-cell office:value-type="string" table:style-name="ce1">
            <text:p>MI</text:p>
          </table:table-cell>
          <table:table-cell office:value-type="string" table:style-name="ce33">
            <text:p>REDMI 13</text:p>
          </table:table-cell>
          <table:table-cell office:value-type="string" table:style-name="ce66">
            <text:p>NOTE 13 PRO+ 5G 8GB 256GB MOONLIGHT WHITE</text:p>
          </table:table-cell>
          <table:table-cell office:value-type="float" office:value="32999" table:style-name="ce1">
            <text:p>32999</text:p>
          </table:table-cell>
          <table:table-cell office:value-type="float" office:value="24999" table:style-name="ce1">
            <text:p>24999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https://www.amazon.in/Redmi-Fusion-Black-512GB-Storage/dp/B0CRQ8R766/ref=sr_1_5?crid=1X16BHPXZSTO3&amp;dib=eyJ2IjoiMSJ9.fjlBrQmWARQ_Gn06M8tI0IV1cnkBxege-HQiJPEyWB_pwDjGZg1PLxRYD2OPOhBNDc9DOEc8xwoHtjbtKNv1Gd2Wa9cln9eJAwaSQmd-KpcuKO7T-qMsKQTNbLxv2lMo0ufMUdDLZ-ZDkVY5aW2jvA9Ew9uwHOul6k5ELOrlPm-LQ7exp2s2WemBZbKw2k80phPvPIypCRNdhuU_OdYtewSetBokTgpWCRpjMkyJ2Is.UHUzfoEzczJFnzawQMZLVCo8Ax-KAgSe_0S2ndZeLE4&amp;dib_tag=se&amp;keywords=mi+note+13pro%2B+8+512&amp;qid=1745930098&amp;sprefix=mi+note+13pro%2B+8+512%2Caps%2C207&amp;sr=8-5</text:p>
          </table:table-cell>
          <table:table-cell table:style-name="ce1"/>
          <table:table-cell office:value-type="string" table:style-name="ce3">
            <text:p>1 Year</text:p>
          </table:table-cell>
          <table:table-cell office:value-type="string" table:style-name="ce3">
            <text:p>Yes</text:p>
          </table:table-cell>
          <table:table-cell table:number-columns-repeated="16373"/>
        </table:table-row>
        <table:table-row table:style-name="ro2">
          <table:table-cell/>
          <table:table-cell office:value-type="string" table:style-name="ce1">
            <text:p>MI</text:p>
          </table:table-cell>
          <table:table-cell office:value-type="string" table:style-name="ce33">
            <text:p>REDMI 13</text:p>
          </table:table-cell>
          <table:table-cell office:value-type="string" table:style-name="ce66">
            <text:p>NOTE 13 PRO+ 5G 8GB 256GB AURORA PURPLE</text:p>
          </table:table-cell>
          <table:table-cell office:value-type="float" office:value="32999" table:style-name="ce1">
            <text:p>32999</text:p>
          </table:table-cell>
          <table:table-cell office:value-type="float" office:value="24999" table:style-name="ce1">
            <text:p>24999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https://www.amazon.in/Redmi-Fusion-Black-512GB-Storage/dp/B0CRQ8R766/ref=sr_1_5?crid=1X16BHPXZSTO3&amp;dib=eyJ2IjoiMSJ9.fjlBrQmWARQ_Gn06M8tI0IV1cnkBxege-HQiJPEyWB_pwDjGZg1PLxRYD2OPOhBNDc9DOEc8xwoHtjbtKNv1Gd2Wa9cln9eJAwaSQmd-KpcuKO7T-qMsKQTNbLxv2lMo0ufMUdDLZ-ZDkVY5aW2jvA9Ew9uwHOul6k5ELOrlPm-LQ7exp2s2WemBZbKw2k80phPvPIypCRNdhuU_OdYtewSetBokTgpWCRpjMkyJ2Is.UHUzfoEzczJFnzawQMZLVCo8Ax-KAgSe_0S2ndZeLE4&amp;dib_tag=se&amp;keywords=mi+note+13pro%2B+8+512&amp;qid=1745930098&amp;sprefix=mi+note+13pro%2B+8+512%2Caps%2C207&amp;sr=8-5</text:p>
          </table:table-cell>
          <table:table-cell table:style-name="ce1"/>
          <table:table-cell office:value-type="string" table:style-name="ce3">
            <text:p>1 Year</text:p>
          </table:table-cell>
          <table:table-cell office:value-type="string" table:style-name="ce3">
            <text:p>Yes</text:p>
          </table:table-cell>
          <table:table-cell table:number-columns-repeated="16373"/>
        </table:table-row>
        <table:table-row table:style-name="ro2">
          <table:table-cell/>
          <table:table-cell office:value-type="string" table:style-name="ce1">
            <text:p>MI</text:p>
          </table:table-cell>
          <table:table-cell office:value-type="string" table:style-name="ce33">
            <text:p>REDMI 13</text:p>
          </table:table-cell>
          <table:table-cell office:value-type="string" table:style-name="ce75">
            <text:p>NOTE 13 PRO+ 5G 12GB 256GB MIDNIGHT BLACK</text:p>
          </table:table-cell>
          <table:table-cell office:value-type="float" office:value="34999" table:style-name="ce1">
            <text:p>34999</text:p>
          </table:table-cell>
          <table:table-cell office:value-type="float" office:value="26999" table:style-name="ce1">
            <text:p>26999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https://www.amazon.in/Redmi-Fusion-Black-512GB-Storage/dp/B0CRQ7RH64/ref=sr_1_5?crid=1X16BHPXZSTO3&amp;dib=eyJ2IjoiMSJ9.fjlBrQmWARQ_Gn06M8tI0IV1cnkBxege-HQiJPEyWB_pwDjGZg1PLxRYD2OPOhBNDc9DOEc8xwoHtjbtKNv1Gd2Wa9cln9eJAwaSQmd-KpcuKO7T-qMsKQTNbLxv2lMo0ufMUdDLZ-ZDkVY5aW2jvA9Ew9uwHOul6k5ELOrlPm-LQ7exp2s2WemBZbKw2k80phPvPIypCRNdhuU_OdYtewSetBokTgpWCRpjMkyJ2Is.UHUzfoEzczJFnzawQMZLVCo8Ax-KAgSe_0S2ndZeLE4&amp;dib_tag=se&amp;keywords=mi%2Bnote%2B13pro%2B%2B8%2B512&amp;qid=1745930098&amp;sprefix=mi%2Bnote%2B13pro%2B%2B8%2B512%2Caps%2C207&amp;sr=8-5&amp;th=1</text:p>
          </table:table-cell>
          <table:table-cell table:style-name="ce1"/>
          <table:table-cell office:value-type="string" table:style-name="ce3">
            <text:p>1 Year</text:p>
          </table:table-cell>
          <table:table-cell office:value-type="string" table:style-name="ce3">
            <text:p>Yes</text:p>
          </table:table-cell>
          <table:table-cell table:number-columns-repeated="16373"/>
        </table:table-row>
        <table:table-row table:style-name="ro2">
          <table:table-cell/>
          <table:table-cell office:value-type="string" table:style-name="ce1">
            <text:p>MI</text:p>
          </table:table-cell>
          <table:table-cell office:value-type="string" table:style-name="ce33">
            <text:p>REDMI 13</text:p>
          </table:table-cell>
          <table:table-cell office:value-type="string" table:style-name="ce75">
            <text:p>NOTE 13 PRO+ 5G 12GB 256GB MOONLIGHT WHITE</text:p>
          </table:table-cell>
          <table:table-cell office:value-type="float" office:value="34999" table:style-name="ce1">
            <text:p>34999</text:p>
          </table:table-cell>
          <table:table-cell office:value-type="float" office:value="26999" table:style-name="ce1">
            <text:p>26999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https://www.amazon.in/Redmi-Fusion-Black-512GB-Storage/dp/B0CRQ7RH64/ref=sr_1_5?crid=1X16BHPXZSTO3&amp;dib=eyJ2IjoiMSJ9.fjlBrQmWARQ_Gn06M8tI0IV1cnkBxege-HQiJPEyWB_pwDjGZg1PLxRYD2OPOhBNDc9DOEc8xwoHtjbtKNv1Gd2Wa9cln9eJAwaSQmd-KpcuKO7T-qMsKQTNbLxv2lMo0ufMUdDLZ-ZDkVY5aW2jvA9Ew9uwHOul6k5ELOrlPm-LQ7exp2s2WemBZbKw2k80phPvPIypCRNdhuU_OdYtewSetBokTgpWCRpjMkyJ2Is.UHUzfoEzczJFnzawQMZLVCo8Ax-KAgSe_0S2ndZeLE4&amp;dib_tag=se&amp;keywords=mi%2Bnote%2B13pro%2B%2B8%2B512&amp;qid=1745930098&amp;sprefix=mi%2Bnote%2B13pro%2B%2B8%2B512%2Caps%2C207&amp;sr=8-5&amp;th=1</text:p>
          </table:table-cell>
          <table:table-cell table:style-name="ce1"/>
          <table:table-cell office:value-type="string" table:style-name="ce3">
            <text:p>1 Year</text:p>
          </table:table-cell>
          <table:table-cell office:value-type="string" table:style-name="ce3">
            <text:p>Yes</text:p>
          </table:table-cell>
          <table:table-cell table:number-columns-repeated="16373"/>
        </table:table-row>
        <table:table-row table:style-name="ro2">
          <table:table-cell/>
          <table:table-cell office:value-type="string" table:style-name="ce1">
            <text:p>MI</text:p>
          </table:table-cell>
          <table:table-cell office:value-type="string" table:style-name="ce33">
            <text:p>REDMI 13</text:p>
          </table:table-cell>
          <table:table-cell office:value-type="string" table:style-name="ce75">
            <text:p>NOTE 13 PRO+ 5G 12GB 256GB AURORA PURPLE</text:p>
          </table:table-cell>
          <table:table-cell office:value-type="float" office:value="34999" table:style-name="ce1">
            <text:p>34999</text:p>
          </table:table-cell>
          <table:table-cell office:value-type="float" office:value="26999" table:style-name="ce1">
            <text:p>26999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https://www.amazon.in/Redmi-Fusion-Black-512GB-Storage/dp/B0CRQ7RH64/ref=sr_1_5?crid=1X16BHPXZSTO3&amp;dib=eyJ2IjoiMSJ9.fjlBrQmWARQ_Gn06M8tI0IV1cnkBxege-HQiJPEyWB_pwDjGZg1PLxRYD2OPOhBNDc9DOEc8xwoHtjbtKNv1Gd2Wa9cln9eJAwaSQmd-KpcuKO7T-qMsKQTNbLxv2lMo0ufMUdDLZ-ZDkVY5aW2jvA9Ew9uwHOul6k5ELOrlPm-LQ7exp2s2WemBZbKw2k80phPvPIypCRNdhuU_OdYtewSetBokTgpWCRpjMkyJ2Is.UHUzfoEzczJFnzawQMZLVCo8Ax-KAgSe_0S2ndZeLE4&amp;dib_tag=se&amp;keywords=mi%2Bnote%2B13pro%2B%2B8%2B512&amp;qid=1745930098&amp;sprefix=mi%2Bnote%2B13pro%2B%2B8%2B512%2Caps%2C207&amp;sr=8-5&amp;th=1</text:p>
          </table:table-cell>
          <table:table-cell table:style-name="ce1"/>
          <table:table-cell office:value-type="string" table:style-name="ce3">
            <text:p>1 Year</text:p>
          </table:table-cell>
          <table:table-cell office:value-type="string" table:style-name="ce3">
            <text:p>Yes</text:p>
          </table:table-cell>
          <table:table-cell table:number-columns-repeated="16373"/>
        </table:table-row>
        <table:table-row table:style-name="ro2">
          <table:table-cell/>
          <table:table-cell office:value-type="string" table:style-name="ce1">
            <text:p>MI</text:p>
          </table:table-cell>
          <table:table-cell office:value-type="string" table:style-name="ce33">
            <text:p>REDMI 13</text:p>
          </table:table-cell>
          <table:table-cell office:value-type="string" table:style-name="ce74">
            <text:p>NOTE 13 PRO+ 5G 12GB 512GB MIDNIGHT BLACK</text:p>
          </table:table-cell>
          <table:table-cell office:value-type="float" office:value="36999" table:style-name="ce1">
            <text:p>36999</text:p>
          </table:table-cell>
          <table:table-cell office:value-type="float" office:value="28999" table:style-name="ce1">
            <text:p>28999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https://www.amazon.in/Redmi-Fusion-Black-512GB-Storage/dp/B0CRQ7RH64/ref=sr_1_5?crid=1X16BHPXZSTO3&amp;dib=eyJ2IjoiMSJ9.fjlBrQmWARQ_Gn06M8tI0IV1cnkBxege-HQiJPEyWB_pwDjGZg1PLxRYD2OPOhBNDc9DOEc8xwoHtjbtKNv1Gd2Wa9cln9eJAwaSQmd-KpcuKO7T-qMsKQTNbLxv2lMo0ufMUdDLZ-ZDkVY5aW2jvA9Ew9uwHOul6k5ELOrlPm-LQ7exp2s2WemBZbKw2k80phPvPIypCRNdhuU_OdYtewSetBokTgpWCRpjMkyJ2Is.UHUzfoEzczJFnzawQMZLVCo8Ax-KAgSe_0S2ndZeLE4&amp;dib_tag=se&amp;keywords=mi%2Bnote%2B13pro%2B%2B8%2B512&amp;qid=1745930098&amp;sprefix=mi%2Bnote%2B13pro%2B%2B8%2B512%2Caps%2C207&amp;sr=8-5&amp;th=1</text:p>
          </table:table-cell>
          <table:table-cell table:number-columns-repeated="2" table:style-name="ce1"/>
          <table:table-cell office:value-type="string" table:style-name="ce3">
            <text:p>Yes</text:p>
          </table:table-cell>
          <table:table-cell table:number-columns-repeated="16373"/>
        </table:table-row>
        <table:table-row table:style-name="ro2">
          <table:table-cell/>
          <table:table-cell office:value-type="string" table:style-name="ce1">
            <text:p>MI</text:p>
          </table:table-cell>
          <table:table-cell office:value-type="string" table:style-name="ce33">
            <text:p>REDMI 13</text:p>
          </table:table-cell>
          <table:table-cell office:value-type="string" table:style-name="ce74">
            <text:p>NOTE 13 PRO+ 5G 12GB 512GB MOONLIGHT WHIRE</text:p>
          </table:table-cell>
          <table:table-cell office:value-type="float" office:value="36999" table:style-name="ce1">
            <text:p>36999</text:p>
          </table:table-cell>
          <table:table-cell office:value-type="float" office:value="28999" table:style-name="ce1">
            <text:p>28999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https://www.amazon.in/Redmi-Fusion-Black-512GB-Storage/dp/B0CRQ7RH64/ref=sr_1_5?crid=1X16BHPXZSTO3&amp;dib=eyJ2IjoiMSJ9.fjlBrQmWARQ_Gn06M8tI0IV1cnkBxege-HQiJPEyWB_pwDjGZg1PLxRYD2OPOhBNDc9DOEc8xwoHtjbtKNv1Gd2Wa9cln9eJAwaSQmd-KpcuKO7T-qMsKQTNbLxv2lMo0ufMUdDLZ-ZDkVY5aW2jvA9Ew9uwHOul6k5ELOrlPm-LQ7exp2s2WemBZbKw2k80phPvPIypCRNdhuU_OdYtewSetBokTgpWCRpjMkyJ2Is.UHUzfoEzczJFnzawQMZLVCo8Ax-KAgSe_0S2ndZeLE4&amp;dib_tag=se&amp;keywords=mi%2Bnote%2B13pro%2B%2B8%2B512&amp;qid=1745930098&amp;sprefix=mi%2Bnote%2B13pro%2B%2B8%2B512%2Caps%2C207&amp;sr=8-5&amp;th=1</text:p>
          </table:table-cell>
          <table:table-cell table:number-columns-repeated="2" table:style-name="ce1"/>
          <table:table-cell office:value-type="string" table:style-name="ce3">
            <text:p>Yes</text:p>
          </table:table-cell>
          <table:table-cell table:number-columns-repeated="16373"/>
        </table:table-row>
        <table:table-row table:style-name="ro2">
          <table:table-cell/>
          <table:table-cell office:value-type="string" table:style-name="ce1">
            <text:p>MI</text:p>
          </table:table-cell>
          <table:table-cell office:value-type="string" table:style-name="ce33">
            <text:p>REDMI 13</text:p>
          </table:table-cell>
          <table:table-cell office:value-type="string" table:style-name="ce74">
            <text:p>NOTE 13 PRO+ 5G 12GB 512GB AURORA PURPLE</text:p>
          </table:table-cell>
          <table:table-cell office:value-type="float" office:value="36999" table:style-name="ce1">
            <text:p>36999</text:p>
          </table:table-cell>
          <table:table-cell office:value-type="float" office:value="28999" table:style-name="ce1">
            <text:p>28999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https://www.amazon.in/Redmi-Fusion-Black-512GB-Storage/dp/B0CRQ7RH64/ref=sr_1_5?crid=1X16BHPXZSTO3&amp;dib=eyJ2IjoiMSJ9.fjlBrQmWARQ_Gn06M8tI0IV1cnkBxege-HQiJPEyWB_pwDjGZg1PLxRYD2OPOhBNDc9DOEc8xwoHtjbtKNv1Gd2Wa9cln9eJAwaSQmd-KpcuKO7T-qMsKQTNbLxv2lMo0ufMUdDLZ-ZDkVY5aW2jvA9Ew9uwHOul6k5ELOrlPm-LQ7exp2s2WemBZbKw2k80phPvPIypCRNdhuU_OdYtewSetBokTgpWCRpjMkyJ2Is.UHUzfoEzczJFnzawQMZLVCo8Ax-KAgSe_0S2ndZeLE4&amp;dib_tag=se&amp;keywords=mi%2Bnote%2B13pro%2B%2B8%2B512&amp;qid=1745930098&amp;sprefix=mi%2Bnote%2B13pro%2B%2B8%2B512%2Caps%2C207&amp;sr=8-5&amp;th=1</text:p>
          </table:table-cell>
          <table:table-cell table:number-columns-repeated="2" table:style-name="ce1"/>
          <table:table-cell office:value-type="string" table:style-name="ce3">
            <text:p>Yes</text:p>
          </table:table-cell>
          <table:table-cell table:number-columns-repeated="16373"/>
        </table:table-row>
        <table:table-row table:style-name="ro2">
          <table:table-cell/>
          <table:table-cell office:value-type="string" table:style-name="ce1">
            <text:p>MI</text:p>
          </table:table-cell>
          <table:table-cell office:value-type="string" table:style-name="ce33">
            <text:p>REDMI 13</text:p>
          </table:table-cell>
          <table:table-cell office:value-type="string" table:style-name="ce93">
            <text:p>NOTE 13 PRO+ 5G 12GB 512GB WCE</text:p>
          </table:table-cell>
          <table:table-cell office:value-type="float" office:value="36999" table:style-name="ce1">
            <text:p>36999</text:p>
          </table:table-cell>
          <table:table-cell office:value-type="float" office:value="28999" table:style-name="ce1">
            <text:p>28999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https://www.amazon.in/Redmi-Fusion-Black-512GB-Storage/dp/B0CRQ7RH64/ref=sr_1_5?crid=1X16BHPXZSTO3&amp;dib=eyJ2IjoiMSJ9.fjlBrQmWARQ_Gn06M8tI0IV1cnkBxege-HQiJPEyWB_pwDjGZg1PLxRYD2OPOhBNDc9DOEc8xwoHtjbtKNv1Gd2Wa9cln9eJAwaSQmd-KpcuKO7T-qMsKQTNbLxv2lMo0ufMUdDLZ-ZDkVY5aW2jvA9Ew9uwHOul6k5ELOrlPm-LQ7exp2s2WemBZbKw2k80phPvPIypCRNdhuU_OdYtewSetBokTgpWCRpjMkyJ2Is.UHUzfoEzczJFnzawQMZLVCo8Ax-KAgSe_0S2ndZeLE4&amp;dib_tag=se&amp;keywords=mi%2Bnote%2B13pro%2B%2B8%2B512&amp;qid=1745930098&amp;sprefix=mi%2Bnote%2B13pro%2B%2B8%2B512%2Caps%2C207&amp;sr=8-5&amp;th=1</text:p>
          </table:table-cell>
          <table:table-cell table:number-columns-repeated="2" table:style-name="ce1"/>
          <table:table-cell office:value-type="string" table:style-name="ce3">
            <text:p>Yes</text:p>
          </table:table-cell>
          <table:table-cell table:number-columns-repeated="16373"/>
        </table:table-row>
        <table:table-row table:style-name="ro2">
          <table:table-cell/>
          <table:table-cell office:value-type="string" table:style-name="ce1">
            <text:p>MI</text:p>
          </table:table-cell>
          <table:table-cell office:value-type="string" table:style-name="ce33">
            <text:p>REDMI 14<text:s/></text:p>
          </table:table-cell>
          <table:table-cell office:value-type="string" table:style-name="ce79">
            <text:p>14C 5G 4GB 64GB STARGAZE BLACK</text:p>
          </table:table-cell>
          <table:table-cell office:value-type="float" office:value="12999" table:style-name="ce1">
            <text:p>12999</text:p>
          </table:table-cell>
          <table:table-cell office:value-type="float" office:value="9499" table:style-name="ce1">
            <text:p>9499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https://www.amazon.in/Redmi-Stargaze-Superfast-Snapdragon-Starlight/dp/B0DS65KZ8B/ref=sr_1_5?crid=KTEJY7L3P9D9&amp;dib=eyJ2IjoiMSJ9.m_pslXwZy-RytD9BXCl4rXG7mg9Sg4vapIm_dbFzJ6AFljD3NvgvPya9Lrg9vNEVxfiuAXFEgXeUadEGe1G8Kih2PsdlRW3Di8oJHy6XwmqQ4oBfImsQrWdt1ix48VZkSKQEf4JKM04v39Y8z9ErrBEAXaHVOJsmtQEEYAsPmNeHYoXPdfnnKfRvpno3KFuhOi99jS6l0QkLTw2OrWOy-eEcw6DOlhie9vrGX1t3OQI.FDS4luimDP0QC4V0uWi_kRgYx7ueLXiq3CFGcCve0Ic&amp;dib_tag=se&amp;keywords=mi+14c&amp;qid=1745930255&amp;sprefix=mi+14%2Caps%2C226&amp;sr=8-5</text:p>
          </table:table-cell>
          <table:table-cell table:number-columns-repeated="2" table:style-name="ce1"/>
          <table:table-cell office:value-type="string" table:style-name="ce3">
            <text:p>Yes</text:p>
          </table:table-cell>
          <table:table-cell table:number-columns-repeated="16373"/>
        </table:table-row>
        <table:table-row table:style-name="ro2">
          <table:table-cell/>
          <table:table-cell office:value-type="string" table:style-name="ce1">
            <text:p>MI</text:p>
          </table:table-cell>
          <table:table-cell office:value-type="string" table:style-name="ce33">
            <text:p>REDMI 14<text:s/></text:p>
          </table:table-cell>
          <table:table-cell office:value-type="string" table:style-name="ce79">
            <text:p>14C 5G 4GB 64GB STARDUST PURPLE</text:p>
          </table:table-cell>
          <table:table-cell office:value-type="float" office:value="12999" table:style-name="ce1">
            <text:p>12999</text:p>
          </table:table-cell>
          <table:table-cell office:value-type="float" office:value="9499" table:style-name="ce1">
            <text:p>9499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https://www.amazon.in/Redmi-Stargaze-Superfast-Snapdragon-Starlight/dp/B0DS65KZ8B/ref=sr_1_5?crid=KTEJY7L3P9D9&amp;dib=eyJ2IjoiMSJ9.m_pslXwZy-RytD9BXCl4rXG7mg9Sg4vapIm_dbFzJ6AFljD3NvgvPya9Lrg9vNEVxfiuAXFEgXeUadEGe1G8Kih2PsdlRW3Di8oJHy6XwmqQ4oBfImsQrWdt1ix48VZkSKQEf4JKM04v39Y8z9ErrBEAXaHVOJsmtQEEYAsPmNeHYoXPdfnnKfRvpno3KFuhOi99jS6l0QkLTw2OrWOy-eEcw6DOlhie9vrGX1t3OQI.FDS4luimDP0QC4V0uWi_kRgYx7ueLXiq3CFGcCve0Ic&amp;dib_tag=se&amp;keywords=mi+14c&amp;qid=1745930255&amp;sprefix=mi+14%2Caps%2C226&amp;sr=8-5</text:p>
          </table:table-cell>
          <table:table-cell table:number-columns-repeated="2" table:style-name="ce1"/>
          <table:table-cell office:value-type="string" table:style-name="ce3">
            <text:p>Yes</text:p>
          </table:table-cell>
          <table:table-cell table:number-columns-repeated="16373"/>
        </table:table-row>
        <table:table-row table:style-name="ro2">
          <table:table-cell/>
          <table:table-cell office:value-type="string" table:style-name="ce1">
            <text:p>MI</text:p>
          </table:table-cell>
          <table:table-cell office:value-type="string" table:style-name="ce33">
            <text:p>REDMI 14<text:s/></text:p>
          </table:table-cell>
          <table:table-cell office:value-type="string" table:style-name="ce79">
            <text:p>14C 5G 4GB 64GB STARLIGHT BLUE</text:p>
          </table:table-cell>
          <table:table-cell office:value-type="float" office:value="12999" table:style-name="ce1">
            <text:p>12999</text:p>
          </table:table-cell>
          <table:table-cell office:value-type="float" office:value="9499" table:style-name="ce1">
            <text:p>9499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https://www.amazon.in/Redmi-Stargaze-Superfast-Snapdragon-Starlight/dp/B0DS65KZ8B/ref=sr_1_5?crid=KTEJY7L3P9D9&amp;dib=eyJ2IjoiMSJ9.m_pslXwZy-RytD9BXCl4rXG7mg9Sg4vapIm_dbFzJ6AFljD3NvgvPya9Lrg9vNEVxfiuAXFEgXeUadEGe1G8Kih2PsdlRW3Di8oJHy6XwmqQ4oBfImsQrWdt1ix48VZkSKQEf4JKM04v39Y8z9ErrBEAXaHVOJsmtQEEYAsPmNeHYoXPdfnnKfRvpno3KFuhOi99jS6l0QkLTw2OrWOy-eEcw6DOlhie9vrGX1t3OQI.FDS4luimDP0QC4V0uWi_kRgYx7ueLXiq3CFGcCve0Ic&amp;dib_tag=se&amp;keywords=mi+14c&amp;qid=1745930255&amp;sprefix=mi+14%2Caps%2C226&amp;sr=8-5</text:p>
          </table:table-cell>
          <table:table-cell table:number-columns-repeated="2" table:style-name="ce1"/>
          <table:table-cell office:value-type="string" table:style-name="ce3">
            <text:p>Yes</text:p>
          </table:table-cell>
          <table:table-cell table:number-columns-repeated="16373"/>
        </table:table-row>
        <table:table-row table:style-name="ro2">
          <table:table-cell/>
          <table:table-cell office:value-type="string" table:style-name="ce1">
            <text:p>MI</text:p>
          </table:table-cell>
          <table:table-cell office:value-type="string" table:style-name="ce33">
            <text:p>REDMI 14</text:p>
          </table:table-cell>
          <table:table-cell office:value-type="string" table:style-name="ce70">
            <text:p>14C 5G 4GB 128GB STARGAZE BLACK</text:p>
          </table:table-cell>
          <table:table-cell office:value-type="float" office:value="13999" table:style-name="ce1">
            <text:p>13999</text:p>
          </table:table-cell>
          <table:table-cell office:value-type="float" office:value="10499" table:style-name="ce1">
            <text:p>10499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https://www.amazon.in/Redmi-Stargaze-Superfast-Snapdragon-Starlight/dp/B0DQV8QJRR/ref=sr_1_5?crid=KTEJY7L3P9D9&amp;dib=eyJ2IjoiMSJ9.m_pslXwZy-RytD9BXCl4rXG7mg9Sg4vapIm_dbFzJ6AFljD3NvgvPya9Lrg9vNEVxfiuAXFEgXeUadEGe1G8Kih2PsdlRW3Di8oJHy6XwmqQ4oBfImsQrWdt1ix48VZkSKQEf4JKM04v39Y8z9ErrBEAXaHVOJsmtQEEYAsPmNeHYoXPdfnnKfRvpno3KFuhOi99jS6l0QkLTw2OrWOy-eEcw6DOlhie9vrGX1t3OQI.FDS4luimDP0QC4V0uWi_kRgYx7ueLXiq3CFGcCve0Ic&amp;dib_tag=se&amp;keywords=mi%2B14c&amp;qid=1745930255&amp;sprefix=mi%2B14%2Caps%2C226&amp;sr=8-5&amp;th=1</text:p>
          </table:table-cell>
          <table:table-cell table:number-columns-repeated="2" table:style-name="ce1"/>
          <table:table-cell office:value-type="string" table:style-name="ce3">
            <text:p>Yes</text:p>
          </table:table-cell>
          <table:table-cell table:number-columns-repeated="16373"/>
        </table:table-row>
        <table:table-row table:style-name="ro2">
          <table:table-cell/>
          <table:table-cell office:value-type="string" table:style-name="ce1">
            <text:p>MI</text:p>
          </table:table-cell>
          <table:table-cell office:value-type="string" table:style-name="ce33">
            <text:p>REDMI 14<text:s/></text:p>
          </table:table-cell>
          <table:table-cell office:value-type="string" table:style-name="ce70">
            <text:p>14C 5G 4GB 128GB STARDUST PURPLE</text:p>
          </table:table-cell>
          <table:table-cell office:value-type="float" office:value="13999" table:style-name="ce1">
            <text:p>13999</text:p>
          </table:table-cell>
          <table:table-cell office:value-type="float" office:value="10499" table:style-name="ce1">
            <text:p>10499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https://www.amazon.in/Redmi-Stargaze-Superfast-Snapdragon-Starlight/dp/B0DQV8QJRR/ref=sr_1_5?crid=KTEJY7L3P9D9&amp;dib=eyJ2IjoiMSJ9.m_pslXwZy-RytD9BXCl4rXG7mg9Sg4vapIm_dbFzJ6AFljD3NvgvPya9Lrg9vNEVxfiuAXFEgXeUadEGe1G8Kih2PsdlRW3Di8oJHy6XwmqQ4oBfImsQrWdt1ix48VZkSKQEf4JKM04v39Y8z9ErrBEAXaHVOJsmtQEEYAsPmNeHYoXPdfnnKfRvpno3KFuhOi99jS6l0QkLTw2OrWOy-eEcw6DOlhie9vrGX1t3OQI.FDS4luimDP0QC4V0uWi_kRgYx7ueLXiq3CFGcCve0Ic&amp;dib_tag=se&amp;keywords=mi%2B14c&amp;qid=1745930255&amp;sprefix=mi%2B14%2Caps%2C226&amp;sr=8-5&amp;th=1</text:p>
          </table:table-cell>
          <table:table-cell table:number-columns-repeated="2" table:style-name="ce1"/>
          <table:table-cell office:value-type="string" table:style-name="ce3">
            <text:p>Yes</text:p>
          </table:table-cell>
          <table:table-cell table:number-columns-repeated="16373"/>
        </table:table-row>
        <table:table-row table:style-name="ro2">
          <table:table-cell/>
          <table:table-cell office:value-type="string" table:style-name="ce1">
            <text:p>MI</text:p>
          </table:table-cell>
          <table:table-cell office:value-type="string" table:style-name="ce33">
            <text:p>REDMI 14<text:s/></text:p>
          </table:table-cell>
          <table:table-cell office:value-type="string" table:style-name="ce70">
            <text:p>14C 5G 4GB 128GB STARLIGHT BLUE</text:p>
          </table:table-cell>
          <table:table-cell office:value-type="float" office:value="13999" table:style-name="ce1">
            <text:p>13999</text:p>
          </table:table-cell>
          <table:table-cell office:value-type="float" office:value="10499" table:style-name="ce1">
            <text:p>10499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https://www.amazon.in/Redmi-Stargaze-Superfast-Snapdragon-Starlight/dp/B0DQV8QJRR/ref=sr_1_5?crid=KTEJY7L3P9D9&amp;dib=eyJ2IjoiMSJ9.m_pslXwZy-RytD9BXCl4rXG7mg9Sg4vapIm_dbFzJ6AFljD3NvgvPya9Lrg9vNEVxfiuAXFEgXeUadEGe1G8Kih2PsdlRW3Di8oJHy6XwmqQ4oBfImsQrWdt1ix48VZkSKQEf4JKM04v39Y8z9ErrBEAXaHVOJsmtQEEYAsPmNeHYoXPdfnnKfRvpno3KFuhOi99jS6l0QkLTw2OrWOy-eEcw6DOlhie9vrGX1t3OQI.FDS4luimDP0QC4V0uWi_kRgYx7ueLXiq3CFGcCve0Ic&amp;dib_tag=se&amp;keywords=mi%2B14c&amp;qid=1745930255&amp;sprefix=mi%2B14%2Caps%2C226&amp;sr=8-5&amp;th=1</text:p>
          </table:table-cell>
          <table:table-cell table:number-columns-repeated="2" table:style-name="ce1"/>
          <table:table-cell office:value-type="string" table:style-name="ce3">
            <text:p>Yes</text:p>
          </table:table-cell>
          <table:table-cell table:number-columns-repeated="16373"/>
        </table:table-row>
        <table:table-row table:style-name="ro2">
          <table:table-cell/>
          <table:table-cell office:value-type="string" table:style-name="ce1">
            <text:p>MI</text:p>
          </table:table-cell>
          <table:table-cell office:value-type="string" table:style-name="ce33">
            <text:p>REDMI 14<text:s/></text:p>
          </table:table-cell>
          <table:table-cell office:value-type="string" table:style-name="ce96">
            <text:p>14C 5G 6GB 128GB STARGAZE BLACK</text:p>
          </table:table-cell>
          <table:table-cell office:value-type="float" office:value="14999" table:style-name="ce1">
            <text:p>14999</text:p>
          </table:table-cell>
          <table:table-cell office:value-type="float" office:value="11499" table:style-name="ce1">
            <text:p>11499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https://www.amazon.in/Redmi-Stargaze-Superfast-Snapdragon-Starlight/dp/B0DQV9T66N/ref=sr_1_5?crid=KTEJY7L3P9D9&amp;dib=eyJ2IjoiMSJ9.m_pslXwZy-RytD9BXCl4rXG7mg9Sg4vapIm_dbFzJ6AFljD3NvgvPya9Lrg9vNEVxfiuAXFEgXeUadEGe1G8Kih2PsdlRW3Di8oJHy6XwmqQ4oBfImsQrWdt1ix48VZkSKQEf4JKM04v39Y8z9ErrBEAXaHVOJsmtQEEYAsPmNeHYoXPdfnnKfRvpno3KFuhOi99jS6l0QkLTw2OrWOy-eEcw6DOlhie9vrGX1t3OQI.FDS4luimDP0QC4V0uWi_kRgYx7ueLXiq3CFGcCve0Ic&amp;dib_tag=se&amp;keywords=mi%2B14c&amp;qid=1745930255&amp;sprefix=mi%2B14%2Caps%2C226&amp;sr=8-5&amp;th=1</text:p>
          </table:table-cell>
          <table:table-cell table:number-columns-repeated="2" table:style-name="ce1"/>
          <table:table-cell office:value-type="string" table:style-name="ce3">
            <text:p>Yes</text:p>
          </table:table-cell>
          <table:table-cell table:number-columns-repeated="16373"/>
        </table:table-row>
        <table:table-row table:style-name="ro2">
          <table:table-cell/>
          <table:table-cell office:value-type="string" table:style-name="ce1">
            <text:p>MI</text:p>
          </table:table-cell>
          <table:table-cell office:value-type="string" table:style-name="ce33">
            <text:p>REDMI 14</text:p>
          </table:table-cell>
          <table:table-cell office:value-type="string" table:style-name="ce96">
            <text:p>14C 5G 6GB 128GB STARDUST PURPLE</text:p>
          </table:table-cell>
          <table:table-cell office:value-type="float" office:value="14999" table:style-name="ce1">
            <text:p>14999</text:p>
          </table:table-cell>
          <table:table-cell office:value-type="float" office:value="11499" table:style-name="ce1">
            <text:p>11499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https://www.amazon.in/Redmi-Stargaze-Superfast-Snapdragon-Starlight/dp/B0DQV9T66N/ref=sr_1_5?crid=KTEJY7L3P9D9&amp;dib=eyJ2IjoiMSJ9.m_pslXwZy-RytD9BXCl4rXG7mg9Sg4vapIm_dbFzJ6AFljD3NvgvPya9Lrg9vNEVxfiuAXFEgXeUadEGe1G8Kih2PsdlRW3Di8oJHy6XwmqQ4oBfImsQrWdt1ix48VZkSKQEf4JKM04v39Y8z9ErrBEAXaHVOJsmtQEEYAsPmNeHYoXPdfnnKfRvpno3KFuhOi99jS6l0QkLTw2OrWOy-eEcw6DOlhie9vrGX1t3OQI.FDS4luimDP0QC4V0uWi_kRgYx7ueLXiq3CFGcCve0Ic&amp;dib_tag=se&amp;keywords=mi%2B14c&amp;qid=1745930255&amp;sprefix=mi%2B14%2Caps%2C226&amp;sr=8-5&amp;th=1</text:p>
          </table:table-cell>
          <table:table-cell table:number-columns-repeated="2" table:style-name="ce1"/>
          <table:table-cell office:value-type="string" table:style-name="ce3">
            <text:p>Yes</text:p>
          </table:table-cell>
          <table:table-cell table:number-columns-repeated="16373"/>
        </table:table-row>
        <table:table-row table:style-name="ro2">
          <table:table-cell/>
          <table:table-cell office:value-type="string" table:style-name="ce1">
            <text:p>MI</text:p>
          </table:table-cell>
          <table:table-cell office:value-type="string" table:style-name="ce33">
            <text:p>REDMI 14</text:p>
          </table:table-cell>
          <table:table-cell office:value-type="string" table:style-name="ce96">
            <text:p>14C 5G 6GB 128GB STARLIGHT BLUE</text:p>
          </table:table-cell>
          <table:table-cell office:value-type="float" office:value="14999" table:style-name="ce1">
            <text:p>14999</text:p>
          </table:table-cell>
          <table:table-cell office:value-type="float" office:value="11499" table:style-name="ce1">
            <text:p>11499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https://www.amazon.in/Redmi-Stargaze-Superfast-Snapdragon-Starlight/dp/B0DQV9T66N/ref=sr_1_5?crid=KTEJY7L3P9D9&amp;dib=eyJ2IjoiMSJ9.m_pslXwZy-RytD9BXCl4rXG7mg9Sg4vapIm_dbFzJ6AFljD3NvgvPya9Lrg9vNEVxfiuAXFEgXeUadEGe1G8Kih2PsdlRW3Di8oJHy6XwmqQ4oBfImsQrWdt1ix48VZkSKQEf4JKM04v39Y8z9ErrBEAXaHVOJsmtQEEYAsPmNeHYoXPdfnnKfRvpno3KFuhOi99jS6l0QkLTw2OrWOy-eEcw6DOlhie9vrGX1t3OQI.FDS4luimDP0QC4V0uWi_kRgYx7ueLXiq3CFGcCve0Ic&amp;dib_tag=se&amp;keywords=mi%2B14c&amp;qid=1745930255&amp;sprefix=mi%2B14%2Caps%2C226&amp;sr=8-5&amp;th=1</text:p>
          </table:table-cell>
          <table:table-cell table:number-columns-repeated="2" table:style-name="ce1"/>
          <table:table-cell office:value-type="string" table:style-name="ce3">
            <text:p>Yes</text:p>
          </table:table-cell>
          <table:table-cell table:number-columns-repeated="16373"/>
        </table:table-row>
        <table:table-row table:style-name="ro2">
          <table:table-cell/>
          <table:table-cell office:value-type="string" table:style-name="ce1">
            <text:p>MI</text:p>
          </table:table-cell>
          <table:table-cell office:value-type="string" table:style-name="ce33">
            <text:p>REDMI 14</text:p>
          </table:table-cell>
          <table:table-cell office:value-type="string" table:style-name="ce86">
            <text:p>NOTE 14 5G 6GB 128GB MYSTIQUE WHITE</text:p>
          </table:table-cell>
          <table:table-cell office:value-type="float" office:value="21999" table:style-name="ce1">
            <text:p>21999</text:p>
          </table:table-cell>
          <table:table-cell office:value-type="float" office:value="17999" table:style-name="ce1">
            <text:p>17999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https://www.amazon.in/s?k=mi+note+14&amp;adgrpid=62202479476&amp;ext_vrnc=hi&amp;hvadid=590652575689&amp;hvdev=c&amp;hvlocphy=9062066&amp;hvnetw=g&amp;hvqmt=e&amp;hvrand=2935369478108929447&amp;hvtargid=kwd-798405960169&amp;hydadcr=24573_2265459&amp;mcid=d7d348ceab83360ea16b7ddd46afa99a&amp;tag=googinhydr1-21&amp;ref=pd_sl_5x5x47wlx7_e</text:p>
          </table:table-cell>
          <table:table-cell table:number-columns-repeated="2" table:style-name="ce1"/>
          <table:table-cell office:value-type="string" table:style-name="ce3">
            <text:p>Yes</text:p>
          </table:table-cell>
          <table:table-cell table:number-columns-repeated="16373"/>
        </table:table-row>
        <table:table-row table:style-name="ro2">
          <table:table-cell/>
          <table:table-cell office:value-type="string" table:style-name="ce1">
            <text:p>MI</text:p>
          </table:table-cell>
          <table:table-cell office:value-type="string" table:style-name="ce33">
            <text:p>REDMI 14</text:p>
          </table:table-cell>
          <table:table-cell office:value-type="string" table:style-name="ce86">
            <text:p>NOTE 14 5G 6GB 128GB PHANTOM PURPLE</text:p>
          </table:table-cell>
          <table:table-cell office:value-type="float" office:value="21999" table:style-name="ce1">
            <text:p>21999</text:p>
          </table:table-cell>
          <table:table-cell office:value-type="float" office:value="17999" table:style-name="ce1">
            <text:p>17999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https://www.amazon.in/s?k=mi+note+14&amp;adgrpid=62202479476&amp;ext_vrnc=hi&amp;hvadid=590652575689&amp;hvdev=c&amp;hvlocphy=9062066&amp;hvnetw=g&amp;hvqmt=e&amp;hvrand=2935369478108929447&amp;hvtargid=kwd-798405960169&amp;hydadcr=24573_2265459&amp;mcid=d7d348ceab83360ea16b7ddd46afa99a&amp;tag=googinhydr1-21&amp;ref=pd_sl_5x5x47wlx7_e</text:p>
          </table:table-cell>
          <table:table-cell table:number-columns-repeated="2" table:style-name="ce1"/>
          <table:table-cell office:value-type="string" table:style-name="ce3">
            <text:p>Yes</text:p>
          </table:table-cell>
          <table:table-cell table:number-columns-repeated="16373"/>
        </table:table-row>
        <table:table-row table:style-name="ro2">
          <table:table-cell/>
          <table:table-cell office:value-type="string" table:style-name="ce1">
            <text:p>MI</text:p>
          </table:table-cell>
          <table:table-cell office:value-type="string" table:style-name="ce33">
            <text:p>REDMI 14</text:p>
          </table:table-cell>
          <table:table-cell office:value-type="string" table:style-name="ce86">
            <text:p>NOTE 14 5G 6GB 128GB TITAN BLACK</text:p>
          </table:table-cell>
          <table:table-cell office:value-type="float" office:value="21999" table:style-name="ce1">
            <text:p>21999</text:p>
          </table:table-cell>
          <table:table-cell office:value-type="float" office:value="17999" table:style-name="ce1">
            <text:p>17999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https://www.amazon.in/s?k=mi+note+14&amp;adgrpid=62202479476&amp;ext_vrnc=hi&amp;hvadid=590652575689&amp;hvdev=c&amp;hvlocphy=9062066&amp;hvnetw=g&amp;hvqmt=e&amp;hvrand=2935369478108929447&amp;hvtargid=kwd-798405960169&amp;hydadcr=24573_2265459&amp;mcid=d7d348ceab83360ea16b7ddd46afa99a&amp;tag=googinhydr1-21&amp;ref=pd_sl_5x5x47wlx7_e</text:p>
          </table:table-cell>
          <table:table-cell table:number-columns-repeated="2" table:style-name="ce1"/>
          <table:table-cell office:value-type="string" table:style-name="ce3">
            <text:p>Yes</text:p>
          </table:table-cell>
          <table:table-cell table:number-columns-repeated="16373"/>
        </table:table-row>
        <table:table-row table:style-name="ro2">
          <table:table-cell/>
          <table:table-cell office:value-type="string" table:style-name="ce1">
            <text:p>MI</text:p>
          </table:table-cell>
          <table:table-cell office:value-type="string" table:style-name="ce33">
            <text:p>REDMI 14</text:p>
          </table:table-cell>
          <table:table-cell office:value-type="string" table:style-name="ce75">
            <text:p>NOTE 14 5G 8GB 128GB MYSTIQUE WHITE</text:p>
          </table:table-cell>
          <table:table-cell office:value-type="float" office:value="22999" table:style-name="ce1">
            <text:p>22999</text:p>
          </table:table-cell>
          <table:table-cell office:value-type="float" office:value="18999" table:style-name="ce1">
            <text:p>18999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https://www.amazon.in/Redmi-Note-14-5G-Dimensity/dp/B0DPFTHDBX/ref=sr_1_3?adgrpid=62202479476&amp;dib=eyJ2IjoiMSJ9.W0mP-4mRHAFSFChkhNzTq0es7HRjifUruaq6TpZyC1NDZI1mQbIFvW8Jk8ayHH9Cqrin_c36A7RPQqh-s6Wq4E_QaVqXm2-mc-aYsfd_a-XcSe-QamsHjLXBJqqIdqn5KCyHZ8RDoFy4OwF5_omFjrBPSOw_k1x0mJc1cINyLfT9Sh02xvErljNynwWiKJevsQbg92-qFa1X80OKPzw-53oOEUgnTmYA4QIw1-OzkQg.MuRXzaeACfGaqxPa4DoSk-KJSXH-aoGszKCKoRzRa-E&amp;dib_tag=se&amp;ext_vrnc=hi&amp;hvadid=590652575689&amp;hvdev=c&amp;hvlocphy=9062066&amp;hvnetw=g&amp;hvqmt=e&amp;hvrand=2935369478108929447&amp;hvtargid=kwd-798405960169&amp;hydadcr=24573_2265459&amp;keywords=mi+note+14&amp;mcid=d7d348ceab83360ea16b7ddd46afa99a&amp;qid=1745930388&amp;sr=8-3</text:p>
          </table:table-cell>
          <table:table-cell table:number-columns-repeated="2" table:style-name="ce1"/>
          <table:table-cell office:value-type="string" table:style-name="ce3">
            <text:p>Yes</text:p>
          </table:table-cell>
          <table:table-cell table:number-columns-repeated="16373"/>
        </table:table-row>
        <table:table-row table:style-name="ro2">
          <table:table-cell/>
          <table:table-cell office:value-type="string" table:style-name="ce1">
            <text:p>MI</text:p>
          </table:table-cell>
          <table:table-cell office:value-type="string" table:style-name="ce33">
            <text:p>REDMI 14</text:p>
          </table:table-cell>
          <table:table-cell office:value-type="string" table:style-name="ce75">
            <text:p>NOTE 14 5G 8GB 128GB PHANTOM PURPLE</text:p>
          </table:table-cell>
          <table:table-cell office:value-type="float" office:value="22999" table:style-name="ce1">
            <text:p>22999</text:p>
          </table:table-cell>
          <table:table-cell office:value-type="float" office:value="18999" table:style-name="ce1">
            <text:p>18999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https://www.amazon.in/Redmi-Note-14-5G-Dimensity/dp/B0DPFTHDBX/ref=sr_1_3?adgrpid=62202479476&amp;dib=eyJ2IjoiMSJ9.W0mP-4mRHAFSFChkhNzTq0es7HRjifUruaq6TpZyC1NDZI1mQbIFvW8Jk8ayHH9Cqrin_c36A7RPQqh-s6Wq4E_QaVqXm2-mc-aYsfd_a-XcSe-QamsHjLXBJqqIdqn5KCyHZ8RDoFy4OwF5_omFjrBPSOw_k1x0mJc1cINyLfT9Sh02xvErljNynwWiKJevsQbg92-qFa1X80OKPzw-53oOEUgnTmYA4QIw1-OzkQg.MuRXzaeACfGaqxPa4DoSk-KJSXH-aoGszKCKoRzRa-E&amp;dib_tag=se&amp;ext_vrnc=hi&amp;hvadid=590652575689&amp;hvdev=c&amp;hvlocphy=9062066&amp;hvnetw=g&amp;hvqmt=e&amp;hvrand=2935369478108929447&amp;hvtargid=kwd-798405960169&amp;hydadcr=24573_2265459&amp;keywords=mi+note+14&amp;mcid=d7d348ceab83360ea16b7ddd46afa99a&amp;qid=1745930388&amp;sr=8-3</text:p>
          </table:table-cell>
          <table:table-cell table:number-columns-repeated="2" table:style-name="ce1"/>
          <table:table-cell office:value-type="string" table:style-name="ce3">
            <text:p>Yes</text:p>
          </table:table-cell>
          <table:table-cell table:number-columns-repeated="16373"/>
        </table:table-row>
        <table:table-row table:style-name="ro2">
          <table:table-cell/>
          <table:table-cell office:value-type="string" table:style-name="ce1">
            <text:p>MI</text:p>
          </table:table-cell>
          <table:table-cell office:value-type="string" table:style-name="ce33">
            <text:p>REDMI 14</text:p>
          </table:table-cell>
          <table:table-cell office:value-type="string" table:style-name="ce75">
            <text:p>NOTE 14 5G 8GB 128GB TITAN BLACK</text:p>
          </table:table-cell>
          <table:table-cell office:value-type="float" office:value="22999" table:style-name="ce1">
            <text:p>22999</text:p>
          </table:table-cell>
          <table:table-cell office:value-type="float" office:value="18999" table:style-name="ce1">
            <text:p>18999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https://www.amazon.in/Redmi-Note-14-5G-Dimensity/dp/B0DPFTHDBX/ref=sr_1_3?adgrpid=62202479476&amp;dib=eyJ2IjoiMSJ9.W0mP-4mRHAFSFChkhNzTq0es7HRjifUruaq6TpZyC1NDZI1mQbIFvW8Jk8ayHH9Cqrin_c36A7RPQqh-s6Wq4E_QaVqXm2-mc-aYsfd_a-XcSe-QamsHjLXBJqqIdqn5KCyHZ8RDoFy4OwF5_omFjrBPSOw_k1x0mJc1cINyLfT9Sh02xvErljNynwWiKJevsQbg92-qFa1X80OKPzw-53oOEUgnTmYA4QIw1-OzkQg.MuRXzaeACfGaqxPa4DoSk-KJSXH-aoGszKCKoRzRa-E&amp;dib_tag=se&amp;ext_vrnc=hi&amp;hvadid=590652575689&amp;hvdev=c&amp;hvlocphy=9062066&amp;hvnetw=g&amp;hvqmt=e&amp;hvrand=2935369478108929447&amp;hvtargid=kwd-798405960169&amp;hydadcr=24573_2265459&amp;keywords=mi+note+14&amp;mcid=d7d348ceab83360ea16b7ddd46afa99a&amp;qid=1745930388&amp;sr=8-3</text:p>
          </table:table-cell>
          <table:table-cell table:number-columns-repeated="2" table:style-name="ce1"/>
          <table:table-cell office:value-type="string" table:style-name="ce3">
            <text:p>Yes</text:p>
          </table:table-cell>
          <table:table-cell table:number-columns-repeated="16373"/>
        </table:table-row>
        <table:table-row table:style-name="ro2">
          <table:table-cell/>
          <table:table-cell office:value-type="string" table:style-name="ce1">
            <text:p>MI</text:p>
          </table:table-cell>
          <table:table-cell office:value-type="string" table:style-name="ce33">
            <text:p>REDMI 14</text:p>
          </table:table-cell>
          <table:table-cell office:value-type="string" table:style-name="ce90">
            <text:p>NOTE 14 5G 8GB 256GB MYSTIQUE WHITE<text:s/></text:p>
          </table:table-cell>
          <table:table-cell office:value-type="float" office:value="24999" table:style-name="ce1">
            <text:p>24999</text:p>
          </table:table-cell>
          <table:table-cell office:value-type="float" office:value="20999" table:style-name="ce1">
            <text:p>20999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https://www.amazon.in/Redmi-Note-14-5G-Dimensity/dp/B0DPFVDFT3/ref=sr_1_3?adgrpid=62202479476&amp;dib=eyJ2IjoiMSJ9.W0mP-4mRHAFSFChkhNzTq0es7HRjifUruaq6TpZyC1NDZI1mQbIFvW8Jk8ayHH9Cqrin_c36A7RPQqh-s6Wq4E_QaVqXm2-mc-aYsfd_a-XcSe-QamsHjLXBJqqIdqn5KCyHZ8RDoFy4OwF5_omFjrBPSOw_k1x0mJc1cINyLfT9Sh02xvErljNynwWiKJevsQbg92-qFa1X80OKPzw-53oOEUgnTmYA4QIw1-OzkQg.MuRXzaeACfGaqxPa4DoSk-KJSXH-aoGszKCKoRzRa-E&amp;dib_tag=se&amp;ext_vrnc=hi&amp;hvadid=590652575689&amp;hvdev=c&amp;hvlocphy=9062066&amp;hvnetw=g&amp;hvqmt=e&amp;hvrand=2935369478108929447&amp;hvtargid=kwd-798405960169&amp;hydadcr=24573_2265459&amp;keywords=mi%2Bnote%2B14&amp;mcid=d7d348ceab83360ea16b7ddd46afa99a&amp;qid=1745930388&amp;sr=8-3&amp;th=1</text:p>
          </table:table-cell>
          <table:table-cell table:number-columns-repeated="2" table:style-name="ce1"/>
          <table:table-cell office:value-type="string" table:style-name="ce3">
            <text:p>Yes</text:p>
          </table:table-cell>
          <table:table-cell table:number-columns-repeated="16373"/>
        </table:table-row>
        <table:table-row table:style-name="ro2">
          <table:table-cell/>
          <table:table-cell office:value-type="string" table:style-name="ce1">
            <text:p>MI</text:p>
          </table:table-cell>
          <table:table-cell office:value-type="string" table:style-name="ce33">
            <text:p>REDMI 14</text:p>
          </table:table-cell>
          <table:table-cell office:value-type="string" table:style-name="ce90">
            <text:p>NOTE 14 5G 8GB 256GB PHANTOM PURPLE</text:p>
          </table:table-cell>
          <table:table-cell office:value-type="float" office:value="24999" table:style-name="ce1">
            <text:p>24999</text:p>
          </table:table-cell>
          <table:table-cell office:value-type="float" office:value="20999" table:style-name="ce1">
            <text:p>20999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https://www.amazon.in/Redmi-Note-14-5G-Dimensity/dp/B0DPFVDFT3/ref=sr_1_3?adgrpid=62202479476&amp;dib=eyJ2IjoiMSJ9.W0mP-4mRHAFSFChkhNzTq0es7HRjifUruaq6TpZyC1NDZI1mQbIFvW8Jk8ayHH9Cqrin_c36A7RPQqh-s6Wq4E_QaVqXm2-mc-aYsfd_a-XcSe-QamsHjLXBJqqIdqn5KCyHZ8RDoFy4OwF5_omFjrBPSOw_k1x0mJc1cINyLfT9Sh02xvErljNynwWiKJevsQbg92-qFa1X80OKPzw-53oOEUgnTmYA4QIw1-OzkQg.MuRXzaeACfGaqxPa4DoSk-KJSXH-aoGszKCKoRzRa-E&amp;dib_tag=se&amp;ext_vrnc=hi&amp;hvadid=590652575689&amp;hvdev=c&amp;hvlocphy=9062066&amp;hvnetw=g&amp;hvqmt=e&amp;hvrand=2935369478108929447&amp;hvtargid=kwd-798405960169&amp;hydadcr=24573_2265459&amp;keywords=mi%2Bnote%2B14&amp;mcid=d7d348ceab83360ea16b7ddd46afa99a&amp;qid=1745930388&amp;sr=8-3&amp;th=1</text:p>
          </table:table-cell>
          <table:table-cell table:number-columns-repeated="2" table:style-name="ce1"/>
          <table:table-cell office:value-type="string" table:style-name="ce3">
            <text:p>Yes</text:p>
          </table:table-cell>
          <table:table-cell table:number-columns-repeated="16373"/>
        </table:table-row>
        <table:table-row table:style-name="ro2">
          <table:table-cell/>
          <table:table-cell office:value-type="string" table:style-name="ce1">
            <text:p>MI</text:p>
          </table:table-cell>
          <table:table-cell office:value-type="string" table:style-name="ce33">
            <text:p>REDMI 14</text:p>
          </table:table-cell>
          <table:table-cell office:value-type="string" table:style-name="ce90">
            <text:p>NOTE 14 5G 8GB 256GB TITAN BLACK</text:p>
          </table:table-cell>
          <table:table-cell office:value-type="float" office:value="24999" table:style-name="ce1">
            <text:p>24999</text:p>
          </table:table-cell>
          <table:table-cell office:value-type="float" office:value="20999" table:style-name="ce1">
            <text:p>20999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https://www.amazon.in/Redmi-Note-14-5G-Dimensity/dp/B0DPFVDFT3/ref=sr_1_3?adgrpid=62202479476&amp;dib=eyJ2IjoiMSJ9.W0mP-4mRHAFSFChkhNzTq0es7HRjifUruaq6TpZyC1NDZI1mQbIFvW8Jk8ayHH9Cqrin_c36A7RPQqh-s6Wq4E_QaVqXm2-mc-aYsfd_a-XcSe-QamsHjLXBJqqIdqn5KCyHZ8RDoFy4OwF5_omFjrBPSOw_k1x0mJc1cINyLfT9Sh02xvErljNynwWiKJevsQbg92-qFa1X80OKPzw-53oOEUgnTmYA4QIw1-OzkQg.MuRXzaeACfGaqxPa4DoSk-KJSXH-aoGszKCKoRzRa-E&amp;dib_tag=se&amp;ext_vrnc=hi&amp;hvadid=590652575689&amp;hvdev=c&amp;hvlocphy=9062066&amp;hvnetw=g&amp;hvqmt=e&amp;hvrand=2935369478108929447&amp;hvtargid=kwd-798405960169&amp;hydadcr=24573_2265459&amp;keywords=mi%2Bnote%2B14&amp;mcid=d7d348ceab83360ea16b7ddd46afa99a&amp;qid=1745930388&amp;sr=8-3&amp;th=1</text:p>
          </table:table-cell>
          <table:table-cell table:number-columns-repeated="2" table:style-name="ce1"/>
          <table:table-cell office:value-type="string" table:style-name="ce3">
            <text:p>Yes</text:p>
          </table:table-cell>
          <table:table-cell table:number-columns-repeated="16373"/>
        </table:table-row>
        <table:table-row table:style-name="ro2">
          <table:table-cell/>
          <table:table-cell office:value-type="string" table:style-name="ce1">
            <text:p>MI</text:p>
          </table:table-cell>
          <table:table-cell office:value-type="string" table:style-name="ce33">
            <text:p>REDMI 14</text:p>
          </table:table-cell>
          <table:table-cell office:value-type="string" table:style-name="ce70">
            <text:p>NOTE 14 PRO 5G 8GB 128GB IVY GREEN</text:p>
          </table:table-cell>
          <table:table-cell office:value-type="float" office:value="28999" table:style-name="ce1">
            <text:p>28999</text:p>
          </table:table-cell>
          <table:table-cell office:value-type="float" office:value="21999" table:style-name="ce1">
            <text:p>21999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https://www.amazon.in/Redmi-Note-14-Pro-5G/dp/B0DQVH9QGQ/ref=sr_1_3?crid=3LIZVDA9HFOCP&amp;dib=eyJ2IjoiMSJ9.qXOdJax9pgX8kw83XK3BjMS2P-LhJM8xtkYpO0cRkojK5pocAaOg6AQJm1NjZ3dRtd4bU0UnH3-pq2n7slu2uTo-IzDAptdSMAH46utjtN80-OOajMPy4Wa7SBk-gq66gWBUj86n7vVp11KYjfEs0jPA9b4CTLMWSSJhTtGPMONZb0WJyr6FMmMIPY7Y6wsidWXQH4SkAUMXM9rZbU6AphaeAAihDrRs6SWFzRtB0mw.KAPGojplfIub-3IW2TBoR3sDt8XbQuHn3Cj-5dp1HIw&amp;dib_tag=se&amp;keywords=mi+note+14+pro+8%2F128&amp;qid=1745930557&amp;sprefix=mi+note+14+pro+128%2Caps%2C223&amp;sr=8-3</text:p>
          </table:table-cell>
          <table:table-cell table:number-columns-repeated="2" table:style-name="ce1"/>
          <table:table-cell office:value-type="string" table:style-name="ce3">
            <text:p>Yes</text:p>
          </table:table-cell>
          <table:table-cell table:number-columns-repeated="16373"/>
        </table:table-row>
        <table:table-row table:style-name="ro2">
          <table:table-cell/>
          <table:table-cell office:value-type="string" table:style-name="ce1">
            <text:p>MI</text:p>
          </table:table-cell>
          <table:table-cell office:value-type="string" table:style-name="ce33">
            <text:p>REDMI 14</text:p>
          </table:table-cell>
          <table:table-cell office:value-type="string" table:style-name="ce70">
            <text:p>NOTE 14 PRO 5G 8GB 128GB TITAN BLACK</text:p>
          </table:table-cell>
          <table:table-cell office:value-type="float" office:value="28999" table:style-name="ce1">
            <text:p>28999</text:p>
          </table:table-cell>
          <table:table-cell office:value-type="float" office:value="21999" table:style-name="ce1">
            <text:p>21999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https://www.amazon.in/Redmi-Note-14-Pro-5G/dp/B0DQVH9QGQ/ref=sr_1_3?crid=3LIZVDA9HFOCP&amp;dib=eyJ2IjoiMSJ9.qXOdJax9pgX8kw83XK3BjMS2P-LhJM8xtkYpO0cRkojK5pocAaOg6AQJm1NjZ3dRtd4bU0UnH3-pq2n7slu2uTo-IzDAptdSMAH46utjtN80-OOajMPy4Wa7SBk-gq66gWBUj86n7vVp11KYjfEs0jPA9b4CTLMWSSJhTtGPMONZb0WJyr6FMmMIPY7Y6wsidWXQH4SkAUMXM9rZbU6AphaeAAihDrRs6SWFzRtB0mw.KAPGojplfIub-3IW2TBoR3sDt8XbQuHn3Cj-5dp1HIw&amp;dib_tag=se&amp;keywords=mi+note+14+pro+8%2F128&amp;qid=1745930557&amp;sprefix=mi+note+14+pro+128%2Caps%2C223&amp;sr=8-3</text:p>
          </table:table-cell>
          <table:table-cell table:number-columns-repeated="2" table:style-name="ce1"/>
          <table:table-cell office:value-type="string" table:style-name="ce3">
            <text:p>Yes</text:p>
          </table:table-cell>
          <table:table-cell table:number-columns-repeated="16373"/>
        </table:table-row>
        <table:table-row table:style-name="ro2">
          <table:table-cell/>
          <table:table-cell office:value-type="string" table:style-name="ce1">
            <text:p>MI</text:p>
          </table:table-cell>
          <table:table-cell office:value-type="string" table:style-name="ce33">
            <text:p>REDMI 14</text:p>
          </table:table-cell>
          <table:table-cell office:value-type="string" table:style-name="ce70">
            <text:p>NOTE 14 PRO 5G 8GB 128GB PHANTOM PURPLE<text:s/></text:p>
          </table:table-cell>
          <table:table-cell office:value-type="float" office:value="28999" table:style-name="ce1">
            <text:p>28999</text:p>
          </table:table-cell>
          <table:table-cell office:value-type="float" office:value="21999" table:style-name="ce1">
            <text:p>21999</text:p>
          </table:table-cell>
          <table:table-cell office:value-type="float" office:value="8" table:style-name="ce1">
            <text:p>8</text:p>
          </table:table-cell>
          <table:table-cell office:value-type="string" table:style-name="ce100">
            <text:p>https://www.amazon.in/Redmi-Note-14-Pro-5G/dp/B0DQVH9QGQ/ref=sr_1_3?crid=3LIZVDA9HFOCP&amp;dib=eyJ2IjoiMSJ9.qXOdJax9pgX8kw83XK3BjMS2P-LhJM8xtkYpO0cRkojK5pocAaOg6AQJm1NjZ3dRtd4bU0UnH3-pq2n7slu2uTo-IzDAptdSMAH46utjtN80-OOajMPy4Wa7SBk-gq66gWBUj86n7vVp11KYjfEs0jPA9b4CTLMWSSJhTtGPMONZb0WJyr6FMmMIPY7Y6wsidWXQH4SkAUMXM9rZbU6AphaeAAihDrRs6SWFzRtB0mw.KAPGojplfIub-3IW2TBoR3sDt8XbQuHn3Cj-5dp1HIw&amp;dib_tag=se&amp;keywords=mi+note+14+pro+8%2F128&amp;qid=1745930557&amp;sprefix=mi+note+14+pro+128%2Caps%2C223&amp;sr=8-3</text:p>
          </table:table-cell>
          <table:table-cell table:number-columns-repeated="2" table:style-name="ce1"/>
          <table:table-cell office:value-type="string" table:style-name="ce3">
            <text:p>Yes</text:p>
          </table:table-cell>
          <table:table-cell table:number-columns-repeated="16373"/>
        </table:table-row>
        <table:table-row table:style-name="ro2">
          <table:table-cell/>
          <table:table-cell office:value-type="string" table:style-name="ce1">
            <text:p>MI</text:p>
          </table:table-cell>
          <table:table-cell office:value-type="string" table:style-name="ce33">
            <text:p>REDMI 14</text:p>
          </table:table-cell>
          <table:table-cell office:value-type="string" table:style-name="ce76">
            <text:p>NOTE 14 PRO 5G 8GB 256GB IVY GREEN<text:s/></text:p>
          </table:table-cell>
          <table:table-cell office:value-type="float" office:value="30999" table:style-name="ce1">
            <text:p>30999</text:p>
          </table:table-cell>
          <table:table-cell office:value-type="float" office:value="24499" table:style-name="ce1">
            <text:p>24499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https://www.amazon.in/Redmi-Note-pro-Green-256gb/dp/B0DQFG2MX4/ref=sr_1_2?crid=PLP6WSWC8SXP&amp;dib=eyJ2IjoiMSJ9.LN7SXUjxmPheA6uF0zghim8vJRyrRPCdqp8u2oXvWkuTNOFXAzoFqTyF5aNROzo36NXCYb8GN8FhsInfkdUlQ71xipcR73xtn8wMQ1tK_hNVpRV95Z3C1EHrN9oqxnoZQi1DDSEEtMWMN0ZxFM_vvMYKMvV2WszPyMAqxiWVuXis-x5G2V5q26y9ogrWsytfYLj1WEEb-Ca4FFU-vwAu3wLVDZyPoeKxPhaT4TGfMAE.i4-Gs6amoagklLVNPq9mTm7jIxvxcuqjHGSIyzMd6uY&amp;dib_tag=se&amp;keywords=NOTE+14+PRO+5G+8GB+256GB+IVY+GREEN&amp;nsdOptOutParam=true&amp;qid=1745930841&amp;sprefix=note+14+pro+5g+8gb+256gb+ivy+green+%2Caps%2C261&amp;sr=8-2</text:p>
          </table:table-cell>
          <table:table-cell table:number-columns-repeated="2" table:style-name="ce1"/>
          <table:table-cell office:value-type="string" table:style-name="ce3">
            <text:p>Yes</text:p>
          </table:table-cell>
          <table:table-cell table:number-columns-repeated="16373"/>
        </table:table-row>
        <table:table-row table:style-name="ro2">
          <table:table-cell/>
          <table:table-cell office:value-type="string" table:style-name="ce1">
            <text:p>MI</text:p>
          </table:table-cell>
          <table:table-cell office:value-type="string" table:style-name="ce33">
            <text:p>REDMI 14</text:p>
          </table:table-cell>
          <table:table-cell office:value-type="string" table:style-name="ce76">
            <text:p>NOTE 14 PRO 5G 8GB 256GB TITAN BLACK</text:p>
          </table:table-cell>
          <table:table-cell office:value-type="float" office:value="30999" table:style-name="ce1">
            <text:p>30999</text:p>
          </table:table-cell>
          <table:table-cell office:value-type="float" office:value="24499" table:style-name="ce1">
            <text:p>24499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https://www.amazon.in/Redmi-Note-pro-Green-256gb/dp/B0DQFG2MX4/ref=sr_1_2?crid=PLP6WSWC8SXP&amp;dib=eyJ2IjoiMSJ9.LN7SXUjxmPheA6uF0zghim8vJRyrRPCdqp8u2oXvWkuTNOFXAzoFqTyF5aNROzo36NXCYb8GN8FhsInfkdUlQ71xipcR73xtn8wMQ1tK_hNVpRV95Z3C1EHrN9oqxnoZQi1DDSEEtMWMN0ZxFM_vvMYKMvV2WszPyMAqxiWVuXis-x5G2V5q26y9ogrWsytfYLj1WEEb-Ca4FFU-vwAu3wLVDZyPoeKxPhaT4TGfMAE.i4-Gs6amoagklLVNPq9mTm7jIxvxcuqjHGSIyzMd6uY&amp;dib_tag=se&amp;keywords=NOTE+14+PRO+5G+8GB+256GB+IVY+GREEN&amp;nsdOptOutParam=true&amp;qid=1745930841&amp;sprefix=note+14+pro+5g+8gb+256gb+ivy+green+%2Caps%2C261&amp;sr=8-2</text:p>
          </table:table-cell>
          <table:table-cell table:number-columns-repeated="2" table:style-name="ce1"/>
          <table:table-cell office:value-type="string" table:style-name="ce3">
            <text:p>Yes</text:p>
          </table:table-cell>
          <table:table-cell table:number-columns-repeated="16373"/>
        </table:table-row>
        <table:table-row table:style-name="ro2">
          <table:table-cell/>
          <table:table-cell office:value-type="string" table:style-name="ce1">
            <text:p>MI</text:p>
          </table:table-cell>
          <table:table-cell office:value-type="string" table:style-name="ce33">
            <text:p>REDMI 14</text:p>
          </table:table-cell>
          <table:table-cell office:value-type="string" table:style-name="ce76">
            <text:p>NOTE 14 PRO 5G 8GB 256GB PHANTOM PURPLE</text:p>
          </table:table-cell>
          <table:table-cell office:value-type="float" office:value="30999" table:style-name="ce1">
            <text:p>30999</text:p>
          </table:table-cell>
          <table:table-cell office:value-type="float" office:value="24499" table:style-name="ce1">
            <text:p>24499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https://www.amazon.in/Redmi-Note-pro-Green-256gb/dp/B0DQFG2MX4/ref=sr_1_2?crid=PLP6WSWC8SXP&amp;dib=eyJ2IjoiMSJ9.LN7SXUjxmPheA6uF0zghim8vJRyrRPCdqp8u2oXvWkuTNOFXAzoFqTyF5aNROzo36NXCYb8GN8FhsInfkdUlQ71xipcR73xtn8wMQ1tK_hNVpRV95Z3C1EHrN9oqxnoZQi1DDSEEtMWMN0ZxFM_vvMYKMvV2WszPyMAqxiWVuXis-x5G2V5q26y9ogrWsytfYLj1WEEb-Ca4FFU-vwAu3wLVDZyPoeKxPhaT4TGfMAE.i4-Gs6amoagklLVNPq9mTm7jIxvxcuqjHGSIyzMd6uY&amp;dib_tag=se&amp;keywords=NOTE+14+PRO+5G+8GB+256GB+IVY+GREEN&amp;nsdOptOutParam=true&amp;qid=1745930841&amp;sprefix=note+14+pro+5g+8gb+256gb+ivy+green+%2Caps%2C261&amp;sr=8-2</text:p>
          </table:table-cell>
          <table:table-cell table:number-columns-repeated="2" table:style-name="ce1"/>
          <table:table-cell office:value-type="string" table:style-name="ce3">
            <text:p>Yes</text:p>
          </table:table-cell>
          <table:table-cell table:number-columns-repeated="16373"/>
        </table:table-row>
        <table:table-row table:style-name="ro2">
          <table:table-cell/>
          <table:table-cell office:value-type="string" table:style-name="ce1">
            <text:p>MI</text:p>
          </table:table-cell>
          <table:table-cell office:value-type="string" table:style-name="ce33">
            <text:p>REDMI 14</text:p>
          </table:table-cell>
          <table:table-cell office:value-type="string" table:style-name="ce88">
            <text:p>NOTE 14 PRO+ 5G 8GB 128GB PHANTOM PURPLE</text:p>
          </table:table-cell>
          <table:table-cell office:value-type="float" office:value="34999" table:style-name="ce1">
            <text:p>34999</text:p>
          </table:table-cell>
          <table:table-cell office:value-type="float" office:value="29999" table:style-name="ce1">
            <text:p>29999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https://www.amazon.in/Note-14-Pro-5G-Snapdragon/dp/B0DQPYTJSV/ref=sr_1_5?crid=1AMQHN6A9VWXR&amp;dib=eyJ2IjoiMSJ9.qXOdJax9pgX8kw83XK3BjCSPSZyll-7wpJ3WRbkNyKrhV0uawBEjRd1N_UEqAH_MEZPciKhqw9aNcEu0HCJubJXsDfCmPiANvcK7wILSe6IxNGrnqpUSCcvnHR-E0oXWTP3r_Jt0QLYgYAHKtB1Yzu89CG21Of-GT-H9ZqBZhik404W88GURN_nvjcV3piYo2DhNGTJViWdJ-F-mfiSOWLZUnIaRwm4YS4yJBuggPuQ.THPa_jYJYKqHltKAyfYju6fgaXaWVAI4Yi6Q3hiVQKE&amp;dib_tag=se&amp;keywords=NOTE%2B14%2BPRO%2B%2B%2B5G%2B8GB%2B128gb&amp;qid=1745930984&amp;sprefix=note%2B14%2Bpro%2B%2B%2B5g%2B8gb%2B1328gb%2Caps%2C492&amp;sr=8-5&amp;th=1</text:p>
          </table:table-cell>
          <table:table-cell table:number-columns-repeated="2" table:style-name="ce1"/>
          <table:table-cell office:value-type="string" table:style-name="ce3">
            <text:p>Yes</text:p>
          </table:table-cell>
          <table:table-cell table:number-columns-repeated="16373"/>
        </table:table-row>
        <table:table-row table:style-name="ro2">
          <table:table-cell/>
          <table:table-cell office:value-type="string" table:style-name="ce1">
            <text:p>MI</text:p>
          </table:table-cell>
          <table:table-cell office:value-type="string" table:style-name="ce33">
            <text:p>REDMI 14</text:p>
          </table:table-cell>
          <table:table-cell office:value-type="string" table:style-name="ce88">
            <text:p>NOTE 14 PRO+ 5G 8GB 128GB SPECTRE BLUE<text:s/></text:p>
          </table:table-cell>
          <table:table-cell office:value-type="float" office:value="34999" table:style-name="ce1">
            <text:p>34999</text:p>
          </table:table-cell>
          <table:table-cell office:value-type="float" office:value="29999" table:style-name="ce1">
            <text:p>29999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https://www.amazon.in/Note-14-Pro-5G-Snapdragon/dp/B0DQPYTJSV/ref=sr_1_5?crid=1AMQHN6A9VWXR&amp;dib=eyJ2IjoiMSJ9.qXOdJax9pgX8kw83XK3BjCSPSZyll-7wpJ3WRbkNyKrhV0uawBEjRd1N_UEqAH_MEZPciKhqw9aNcEu0HCJubJXsDfCmPiANvcK7wILSe6IxNGrnqpUSCcvnHR-E0oXWTP3r_Jt0QLYgYAHKtB1Yzu89CG21Of-GT-H9ZqBZhik404W88GURN_nvjcV3piYo2DhNGTJViWdJ-F-mfiSOWLZUnIaRwm4YS4yJBuggPuQ.THPa_jYJYKqHltKAyfYju6fgaXaWVAI4Yi6Q3hiVQKE&amp;dib_tag=se&amp;keywords=NOTE%2B14%2BPRO%2B%2B%2B5G%2B8GB%2B128gb&amp;qid=1745930984&amp;sprefix=note%2B14%2Bpro%2B%2B%2B5g%2B8gb%2B1328gb%2Caps%2C492&amp;sr=8-5&amp;th=1</text:p>
          </table:table-cell>
          <table:table-cell table:number-columns-repeated="2" table:style-name="ce1"/>
          <table:table-cell office:value-type="string" table:style-name="ce3">
            <text:p>Yes</text:p>
          </table:table-cell>
          <table:table-cell table:number-columns-repeated="16373"/>
        </table:table-row>
        <table:table-row table:style-name="ro2">
          <table:table-cell/>
          <table:table-cell office:value-type="string" table:style-name="ce1">
            <text:p>MI</text:p>
          </table:table-cell>
          <table:table-cell office:value-type="string" table:style-name="ce33">
            <text:p>REDMI 14</text:p>
          </table:table-cell>
          <table:table-cell office:value-type="string" table:style-name="ce88">
            <text:p>NOTE 14 PRO+ 5G 8GB 128GB TITAN BLACK</text:p>
          </table:table-cell>
          <table:table-cell office:value-type="float" office:value="34999" table:style-name="ce1">
            <text:p>34999</text:p>
          </table:table-cell>
          <table:table-cell office:value-type="float" office:value="29999" table:style-name="ce1">
            <text:p>29999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https://www.amazon.in/Note-14-Pro-5G-Snapdragon/dp/B0DQPYTJSV/ref=sr_1_5?crid=1AMQHN6A9VWXR&amp;dib=eyJ2IjoiMSJ9.qXOdJax9pgX8kw83XK3BjCSPSZyll-7wpJ3WRbkNyKrhV0uawBEjRd1N_UEqAH_MEZPciKhqw9aNcEu0HCJubJXsDfCmPiANvcK7wILSe6IxNGrnqpUSCcvnHR-E0oXWTP3r_Jt0QLYgYAHKtB1Yzu89CG21Of-GT-H9ZqBZhik404W88GURN_nvjcV3piYo2DhNGTJViWdJ-F-mfiSOWLZUnIaRwm4YS4yJBuggPuQ.THPa_jYJYKqHltKAyfYju6fgaXaWVAI4Yi6Q3hiVQKE&amp;dib_tag=se&amp;keywords=NOTE%2B14%2BPRO%2B%2B%2B5G%2B8GB%2B128gb&amp;qid=1745930984&amp;sprefix=note%2B14%2Bpro%2B%2B%2B5g%2B8gb%2B1328gb%2Caps%2C492&amp;sr=8-5&amp;th=1</text:p>
          </table:table-cell>
          <table:table-cell table:number-columns-repeated="2" table:style-name="ce1"/>
          <table:table-cell office:value-type="string" table:style-name="ce3">
            <text:p>Yes</text:p>
          </table:table-cell>
          <table:table-cell table:number-columns-repeated="16373"/>
        </table:table-row>
        <table:table-row table:style-name="ro2">
          <table:table-cell/>
          <table:table-cell office:value-type="string" table:style-name="ce1">
            <text:p>MI</text:p>
          </table:table-cell>
          <table:table-cell office:value-type="string" table:style-name="ce33">
            <text:p>REDMI 14</text:p>
          </table:table-cell>
          <table:table-cell office:value-type="string" table:style-name="ce91">
            <text:p>NOTE 14 PRO+ 5G 8GB 256GB PHANTOM PURPLE</text:p>
          </table:table-cell>
          <table:table-cell office:value-type="float" office:value="36999" table:style-name="ce1">
            <text:p>36999</text:p>
          </table:table-cell>
          <table:table-cell office:value-type="float" office:value="32999" table:style-name="ce1">
            <text:p>32999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https://www.amazon.in/Redmi-Note-Pro-Spectre-Blue/dp/B0DQQCXTYT/ref=sr_1_8?crid=1RG7MF65OHEQ2&amp;dib=eyJ2IjoiMSJ9.LN7SXUjxmPheA6uF0zghim8vJRyrRPCdqp8u2oXvWkuTNOFXAzoFqTyF5aNROzo3NdBPrlWRpzqw_L1E6w-TWfB_s_0GSKq12TQ3qNzOkeNVpRV95Z3C1EHrN9oqxnoZQi1DDSEEtMWMN0ZxFM_vvKCgRsuEfSZHHG1IR1yJ9-LIUaVQq1zLxiwUOys5v9JFYLj1WEEb-Ca4FFU-vwAu3wLVDZyPoeKxPhaT4TGfMAE.lH7PS_xhgIkRg-b7tBleasVmaQx6YLEZxnM4YSOAjgQ&amp;dib_tag=se&amp;keywords=NOTE+14+PRO+%2B+5G+8GB+256GB+IVY+GREEN&amp;nsdOptOutParam=true&amp;qid=1745930910&amp;sprefix=note+14+pro+%2B+5g+8gb+256gb+ivy+green%2Caps%2C220&amp;sr=8-8</text:p>
          </table:table-cell>
          <table:table-cell table:number-columns-repeated="2" table:style-name="ce1"/>
          <table:table-cell office:value-type="string" table:style-name="ce3">
            <text:p>Yes</text:p>
          </table:table-cell>
          <table:table-cell table:number-columns-repeated="16373"/>
        </table:table-row>
        <table:table-row table:style-name="ro2">
          <table:table-cell/>
          <table:table-cell office:value-type="string" table:style-name="ce1">
            <text:p>MI</text:p>
          </table:table-cell>
          <table:table-cell office:value-type="string" table:style-name="ce33">
            <text:p>REDMI 14</text:p>
          </table:table-cell>
          <table:table-cell office:value-type="string" table:style-name="ce91">
            <text:p>NOTE 14 PRO+ 5G 8GB 256GB SPECTRE BLUE</text:p>
          </table:table-cell>
          <table:table-cell office:value-type="float" office:value="36999" table:style-name="ce1">
            <text:p>36999</text:p>
          </table:table-cell>
          <table:table-cell office:value-type="float" office:value="32999" table:style-name="ce1">
            <text:p>32999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https://www.amazon.in/Redmi-Note-Pro-Spectre-Blue/dp/B0DQQCXTYT/ref=sr_1_8?crid=1RG7MF65OHEQ2&amp;dib=eyJ2IjoiMSJ9.LN7SXUjxmPheA6uF0zghim8vJRyrRPCdqp8u2oXvWkuTNOFXAzoFqTyF5aNROzo3NdBPrlWRpzqw_L1E6w-TWfB_s_0GSKq12TQ3qNzOkeNVpRV95Z3C1EHrN9oqxnoZQi1DDSEEtMWMN0ZxFM_vvKCgRsuEfSZHHG1IR1yJ9-LIUaVQq1zLxiwUOys5v9JFYLj1WEEb-Ca4FFU-vwAu3wLVDZyPoeKxPhaT4TGfMAE.lH7PS_xhgIkRg-b7tBleasVmaQx6YLEZxnM4YSOAjgQ&amp;dib_tag=se&amp;keywords=NOTE+14+PRO+%2B+5G+8GB+256GB+IVY+GREEN&amp;nsdOptOutParam=true&amp;qid=1745930910&amp;sprefix=note+14+pro+%2B+5g+8gb+256gb+ivy+green%2Caps%2C220&amp;sr=8-8</text:p>
          </table:table-cell>
          <table:table-cell table:number-columns-repeated="2" table:style-name="ce1"/>
          <table:table-cell office:value-type="string" table:style-name="ce3">
            <text:p>Yes</text:p>
          </table:table-cell>
          <table:table-cell table:number-columns-repeated="16373"/>
        </table:table-row>
        <table:table-row table:style-name="ro2">
          <table:table-cell/>
          <table:table-cell office:value-type="string" table:style-name="ce1">
            <text:p>MI</text:p>
          </table:table-cell>
          <table:table-cell office:value-type="string" table:style-name="ce33">
            <text:p>REDMI 14</text:p>
          </table:table-cell>
          <table:table-cell office:value-type="string" table:style-name="ce91">
            <text:p>NOTE 14 PRO+ 5G 8GB 256GB TITAN BLACK</text:p>
          </table:table-cell>
          <table:table-cell office:value-type="float" office:value="36999" table:style-name="ce1">
            <text:p>36999</text:p>
          </table:table-cell>
          <table:table-cell office:value-type="float" office:value="32999" table:style-name="ce1">
            <text:p>32999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https://www.amazon.in/Redmi-Note-Pro-Spectre-Blue/dp/B0DQQCXTYT/ref=sr_1_8?crid=1RG7MF65OHEQ2&amp;dib=eyJ2IjoiMSJ9.LN7SXUjxmPheA6uF0zghim8vJRyrRPCdqp8u2oXvWkuTNOFXAzoFqTyF5aNROzo3NdBPrlWRpzqw_L1E6w-TWfB_s_0GSKq12TQ3qNzOkeNVpRV95Z3C1EHrN9oqxnoZQi1DDSEEtMWMN0ZxFM_vvKCgRsuEfSZHHG1IR1yJ9-LIUaVQq1zLxiwUOys5v9JFYLj1WEEb-Ca4FFU-vwAu3wLVDZyPoeKxPhaT4TGfMAE.lH7PS_xhgIkRg-b7tBleasVmaQx6YLEZxnM4YSOAjgQ&amp;dib_tag=se&amp;keywords=NOTE+14+PRO+%2B+5G+8GB+256GB+IVY+GREEN&amp;nsdOptOutParam=true&amp;qid=1745930910&amp;sprefix=note+14+pro+%2B+5g+8gb+256gb+ivy+green%2Caps%2C220&amp;sr=8-8</text:p>
          </table:table-cell>
          <table:table-cell table:number-columns-repeated="2" table:style-name="ce1"/>
          <table:table-cell office:value-type="string" table:style-name="ce3">
            <text:p>Yes</text:p>
          </table:table-cell>
          <table:table-cell table:number-columns-repeated="16373"/>
        </table:table-row>
        <table:table-row table:style-name="ro2">
          <table:table-cell/>
          <table:table-cell office:value-type="string" table:style-name="ce1">
            <text:p>MI</text:p>
          </table:table-cell>
          <table:table-cell office:value-type="string" table:style-name="ce33">
            <text:p>REDMI 14</text:p>
          </table:table-cell>
          <table:table-cell office:value-type="string" table:style-name="ce75">
            <text:p>NOTE 14 PRO+ 5G 12GB 512GB PHANTOM PURPLE</text:p>
          </table:table-cell>
          <table:table-cell office:value-type="float" office:value="39999" table:style-name="ce1">
            <text:p>39999</text:p>
          </table:table-cell>
          <table:table-cell office:value-type="float" office:value="36999" table:style-name="ce1">
            <text:p>36999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https://www.amazon.in/Redmi-Note-14-Pro-5G/dp/B0DQRH4J62/ref=sr_1_3?crid=2YQELFFQUXU9Z&amp;dib=eyJ2IjoiMSJ9.OVCMA1L5IHj2SPdohntgdVu499QIOLSHV0MjWtR15U4aBzOy80K_9kytOWz-fyHQRJAdv2wyyoN_ZlKpap4phL41sOusYFPCVeLp9Zx9DlRKec6Pju6hz2IAM66r7b01t8UrsLgJwx1V0Vu9JZo5fnot46ojX1g3VBj6ng_TM1aAIyPwM-rZ9Ecva9yJg0q3XApFmH5xPQwobAj_tKrg6z2vtZxW9MFWELcqmIYlKRM.ldLKFL_nHWOPHqy4Z7DumZzCoqTqGiWSdMBQmg8kFrA&amp;dib_tag=se&amp;keywords=redmi+note+14+pro+%2B5g+12gb+ram+and+256+gb+rom&amp;nsdOptOutParam=true&amp;qid=1745931038&amp;sprefix=redmi+note+14+pro+%2B5g+12gb+ram+and+256+gb+rom%2Caps%2C202&amp;sr=8-3</text:p>
          </table:table-cell>
          <table:table-cell table:number-columns-repeated="2" table:style-name="ce1"/>
          <table:table-cell office:value-type="string" table:style-name="ce3">
            <text:p>Yes</text:p>
          </table:table-cell>
          <table:table-cell table:number-columns-repeated="16373"/>
        </table:table-row>
        <table:table-row table:style-name="ro2">
          <table:table-cell/>
          <table:table-cell office:value-type="string" table:style-name="ce1">
            <text:p>MI</text:p>
          </table:table-cell>
          <table:table-cell office:value-type="string" table:style-name="ce33">
            <text:p>REDMI 14<text:s/></text:p>
          </table:table-cell>
          <table:table-cell office:value-type="string" table:style-name="ce75">
            <text:p>NOTE 14 PRO+ 5G 12GB 512GB SPECTRE BLUE</text:p>
          </table:table-cell>
          <table:table-cell office:value-type="float" office:value="39999" table:style-name="ce1">
            <text:p>39999</text:p>
          </table:table-cell>
          <table:table-cell office:value-type="float" office:value="36999" table:style-name="ce1">
            <text:p>36999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https://www.amazon.in/Redmi-Note-14-Pro-5G/dp/B0DQRH4J62/ref=sr_1_3?crid=2YQELFFQUXU9Z&amp;dib=eyJ2IjoiMSJ9.OVCMA1L5IHj2SPdohntgdVu499QIOLSHV0MjWtR15U4aBzOy80K_9kytOWz-fyHQRJAdv2wyyoN_ZlKpap4phL41sOusYFPCVeLp9Zx9DlRKec6Pju6hz2IAM66r7b01t8UrsLgJwx1V0Vu9JZo5fnot46ojX1g3VBj6ng_TM1aAIyPwM-rZ9Ecva9yJg0q3XApFmH5xPQwobAj_tKrg6z2vtZxW9MFWELcqmIYlKRM.ldLKFL_nHWOPHqy4Z7DumZzCoqTqGiWSdMBQmg8kFrA&amp;dib_tag=se&amp;keywords=redmi+note+14+pro+%2B5g+12gb+ram+and+256+gb+rom&amp;nsdOptOutParam=true&amp;qid=1745931038&amp;sprefix=redmi+note+14+pro+%2B5g+12gb+ram+and+256+gb+rom%2Caps%2C202&amp;sr=8-3</text:p>
          </table:table-cell>
          <table:table-cell table:number-columns-repeated="2" table:style-name="ce1"/>
          <table:table-cell office:value-type="string" table:style-name="ce3">
            <text:p>Yes</text:p>
          </table:table-cell>
          <table:table-cell table:number-columns-repeated="16373"/>
        </table:table-row>
        <table:table-row table:style-name="ro2">
          <table:table-cell/>
          <table:table-cell office:value-type="string" table:style-name="ce1">
            <text:p>MI</text:p>
          </table:table-cell>
          <table:table-cell office:value-type="string" table:style-name="ce33">
            <text:p>REDMI 14</text:p>
          </table:table-cell>
          <table:table-cell office:value-type="string" table:style-name="ce75">
            <text:p>NOTE 14 PRO+ 5G 12GB 512GB TITAN BLACK</text:p>
          </table:table-cell>
          <table:table-cell office:value-type="float" office:value="39999" table:style-name="ce1">
            <text:p>39999</text:p>
          </table:table-cell>
          <table:table-cell office:value-type="float" office:value="36999" table:style-name="ce1">
            <text:p>36999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https://www.amazon.in/Redmi-Note-14-Pro-5G/dp/B0DQRH4J62/ref=sr_1_3?crid=2YQELFFQUXU9Z&amp;dib=eyJ2IjoiMSJ9.OVCMA1L5IHj2SPdohntgdVu499QIOLSHV0MjWtR15U4aBzOy80K_9kytOWz-fyHQRJAdv2wyyoN_ZlKpap4phL41sOusYFPCVeLp9Zx9DlRKec6Pju6hz2IAM66r7b01t8UrsLgJwx1V0Vu9JZo5fnot46ojX1g3VBj6ng_TM1aAIyPwM-rZ9Ecva9yJg0q3XApFmH5xPQwobAj_tKrg6z2vtZxW9MFWELcqmIYlKRM.ldLKFL_nHWOPHqy4Z7DumZzCoqTqGiWSdMBQmg8kFrA&amp;dib_tag=se&amp;keywords=redmi+note+14+pro+%2B5g+12gb+ram+and+256+gb+rom&amp;nsdOptOutParam=true&amp;qid=1745931038&amp;sprefix=redmi+note+14+pro+%2B5g+12gb+ram+and+256+gb+rom%2Caps%2C202&amp;sr=8-3</text:p>
          </table:table-cell>
          <table:table-cell table:number-columns-repeated="2" table:style-name="ce1"/>
          <table:table-cell office:value-type="string" table:style-name="ce3">
            <text:p>Yes</text:p>
          </table:table-cell>
          <table:table-cell table:number-columns-repeated="16373"/>
        </table:table-row>
        <table:table-row table:style-name="ro2">
          <table:table-cell/>
          <table:table-cell office:value-type="string" table:style-name="ce1">
            <text:p>MI</text:p>
          </table:table-cell>
          <table:table-cell office:value-type="string" table:style-name="ce33">
            <text:p>XIAOMI 14</text:p>
          </table:table-cell>
          <table:table-cell office:value-type="string" table:style-name="ce67">
            <text:p>XIAOMI 14 CIVI 5G 8GB 256GB SHADOW BLACK</text:p>
          </table:table-cell>
          <table:table-cell office:value-type="float" office:value="54999" table:style-name="ce1">
            <text:p>54999</text:p>
          </table:table-cell>
          <table:table-cell office:value-type="float" office:value="39999" table:style-name="ce1">
            <text:p>39999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https://www.amazon.in/Xiaomi-Shadow-Black-256GB-Storage/dp/B0D81JPDKX/ref=sr_1_3?crid=32M03HEMO5BTP&amp;dib=eyJ2IjoiMSJ9.cWK1W3Dzgewlp7InydO95H6lYI8XsOmdjZHwvyx1aPke8ehIun0EXv94C4lTlvRO6WZfaZLWn4DiOmFQFRwid_TxDjGkbkwYw3Dvu89_zvRTIzyBCojWdcDSvVMqWNh7f_ebAniJPTNfR2X75r_6b0H1PRICcl0Vu1dSSaML6fuVhDDBiUcq5Nc5M4hG2dJ6MRMZAR-6GV1kSGhxVfeMwPHRAdD5DwVurkeTOrw13us.1-780xGCwoEFgZbCrdV5Nb6u1-fUljAPINQL6aym2Ls&amp;dib_tag=se&amp;keywords=redmi+14+civi&amp;qid=1745931179&amp;sprefix=redmi+14+civi%2Caps%2C511&amp;sr=8-3</text:p>
          </table:table-cell>
          <table:table-cell table:number-columns-repeated="2" table:style-name="ce1"/>
          <table:table-cell office:value-type="string" table:style-name="ce3">
            <text:p>Yes</text:p>
          </table:table-cell>
          <table:table-cell table:number-columns-repeated="16373"/>
        </table:table-row>
        <table:table-row table:style-name="ro2">
          <table:table-cell/>
          <table:table-cell office:value-type="string" table:style-name="ce1">
            <text:p>MI</text:p>
          </table:table-cell>
          <table:table-cell office:value-type="string" table:style-name="ce33">
            <text:p>XIAOMI 14</text:p>
          </table:table-cell>
          <table:table-cell office:value-type="string" table:style-name="ce67">
            <text:p>XIAOMI 14 CIVI 5G 8GB 256GB MATCHA GREEN</text:p>
          </table:table-cell>
          <table:table-cell office:value-type="float" office:value="54999" table:style-name="ce1">
            <text:p>54999</text:p>
          </table:table-cell>
          <table:table-cell office:value-type="float" office:value="39999" table:style-name="ce1">
            <text:p>39999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https://www.amazon.in/Xiaomi-Shadow-Black-256GB-Storage/dp/B0D81JPDKX/ref=sr_1_3?crid=32M03HEMO5BTP&amp;dib=eyJ2IjoiMSJ9.cWK1W3Dzgewlp7InydO95H6lYI8XsOmdjZHwvyx1aPke8ehIun0EXv94C4lTlvRO6WZfaZLWn4DiOmFQFRwid_TxDjGkbkwYw3Dvu89_zvRTIzyBCojWdcDSvVMqWNh7f_ebAniJPTNfR2X75r_6b0H1PRICcl0Vu1dSSaML6fuVhDDBiUcq5Nc5M4hG2dJ6MRMZAR-6GV1kSGhxVfeMwPHRAdD5DwVurkeTOrw13us.1-780xGCwoEFgZbCrdV5Nb6u1-fUljAPINQL6aym2Ls&amp;dib_tag=se&amp;keywords=redmi+14+civi&amp;qid=1745931179&amp;sprefix=redmi+14+civi%2Caps%2C511&amp;sr=8-3</text:p>
          </table:table-cell>
          <table:table-cell table:number-columns-repeated="2" table:style-name="ce1"/>
          <table:table-cell office:value-type="string" table:style-name="ce3">
            <text:p>Yes</text:p>
          </table:table-cell>
          <table:table-cell table:number-columns-repeated="16373"/>
        </table:table-row>
        <table:table-row table:style-name="ro2">
          <table:table-cell/>
          <table:table-cell office:value-type="string" table:style-name="ce1">
            <text:p>MI</text:p>
          </table:table-cell>
          <table:table-cell office:value-type="string" table:style-name="ce33">
            <text:p>XIAOMI 14</text:p>
          </table:table-cell>
          <table:table-cell office:value-type="string" table:style-name="ce67">
            <text:p>XIAOMI 14 CIVI 5G 8GB 256GB CRUISE BLUE</text:p>
          </table:table-cell>
          <table:table-cell office:value-type="float" office:value="54999" table:style-name="ce1">
            <text:p>54999</text:p>
          </table:table-cell>
          <table:table-cell office:value-type="float" office:value="39999" table:style-name="ce1">
            <text:p>39999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https://www.amazon.in/Xiaomi-Shadow-Black-256GB-Storage/dp/B0D81JPDKX/ref=sr_1_3?crid=32M03HEMO5BTP&amp;dib=eyJ2IjoiMSJ9.cWK1W3Dzgewlp7InydO95H6lYI8XsOmdjZHwvyx1aPke8ehIun0EXv94C4lTlvRO6WZfaZLWn4DiOmFQFRwid_TxDjGkbkwYw3Dvu89_zvRTIzyBCojWdcDSvVMqWNh7f_ebAniJPTNfR2X75r_6b0H1PRICcl0Vu1dSSaML6fuVhDDBiUcq5Nc5M4hG2dJ6MRMZAR-6GV1kSGhxVfeMwPHRAdD5DwVurkeTOrw13us.1-780xGCwoEFgZbCrdV5Nb6u1-fUljAPINQL6aym2Ls&amp;dib_tag=se&amp;keywords=redmi+14+civi&amp;qid=1745931179&amp;sprefix=redmi+14+civi%2Caps%2C511&amp;sr=8-3</text:p>
          </table:table-cell>
          <table:table-cell table:number-columns-repeated="2" table:style-name="ce1"/>
          <table:table-cell office:value-type="string" table:style-name="ce3">
            <text:p>Yes</text:p>
          </table:table-cell>
          <table:table-cell table:number-columns-repeated="16373"/>
        </table:table-row>
        <table:table-row table:style-name="ro2">
          <table:table-cell/>
          <table:table-cell office:value-type="string" table:style-name="ce1">
            <text:p>MI</text:p>
          </table:table-cell>
          <table:table-cell office:value-type="string" table:style-name="ce33">
            <text:p>XIAOMI 14</text:p>
          </table:table-cell>
          <table:table-cell office:value-type="string" table:style-name="ce79">
            <text:p>XIAOMI 14 CIVI 5G 12GB 512GB SHADOW BLACK</text:p>
          </table:table-cell>
          <table:table-cell office:value-type="float" office:value="59999" table:style-name="ce1">
            <text:p>59999</text:p>
          </table:table-cell>
          <table:table-cell office:value-type="float" office:value="49999" table:style-name="ce1">
            <text:p>49999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https://www.amazon.in/Xiaomi-Shadow-Black-256GB-Storage/dp/B0D83Q3DT9/ref=sr_1_3?crid=32M03HEMO5BTP&amp;dib=eyJ2IjoiMSJ9.cWK1W3Dzgewlp7InydO95H6lYI8XsOmdjZHwvyx1aPke8ehIun0EXv94C4lTlvRO6WZfaZLWn4DiOmFQFRwid_TxDjGkbkwYw3Dvu89_zvRTIzyBCojWdcDSvVMqWNh7f_ebAniJPTNfR2X75r_6b0H1PRICcl0Vu1dSSaML6fuVhDDBiUcq5Nc5M4hG2dJ6MRMZAR-6GV1kSGhxVfeMwPHRAdD5DwVurkeTOrw13us.1-780xGCwoEFgZbCrdV5Nb6u1-fUljAPINQL6aym2Ls&amp;dib_tag=se&amp;keywords=redmi%2B14%2Bcivi&amp;qid=1745931179&amp;sprefix=redmi%2B14%2Bcivi%2Caps%2C511&amp;sr=8-3&amp;th=1</text:p>
          </table:table-cell>
          <table:table-cell table:number-columns-repeated="2" table:style-name="ce1"/>
          <table:table-cell office:value-type="string" table:style-name="ce3">
            <text:p>Yes</text:p>
          </table:table-cell>
          <table:table-cell table:number-columns-repeated="16373"/>
        </table:table-row>
        <table:table-row table:style-name="ro2">
          <table:table-cell/>
          <table:table-cell office:value-type="string" table:style-name="ce1">
            <text:p>MI</text:p>
          </table:table-cell>
          <table:table-cell office:value-type="string" table:style-name="ce33">
            <text:p>XIAOMI 14</text:p>
          </table:table-cell>
          <table:table-cell office:value-type="string" table:style-name="ce79">
            <text:p>XIAOMI 14 CIVI 5G 12GB 512GB MATCHA GREEN</text:p>
          </table:table-cell>
          <table:table-cell office:value-type="float" office:value="59999" table:style-name="ce1">
            <text:p>59999</text:p>
          </table:table-cell>
          <table:table-cell office:value-type="float" office:value="49999" table:style-name="ce1">
            <text:p>49999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https://www.amazon.in/Xiaomi-Shadow-Black-256GB-Storage/dp/B0D83Q3DT9/ref=sr_1_3?crid=32M03HEMO5BTP&amp;dib=eyJ2IjoiMSJ9.cWK1W3Dzgewlp7InydO95H6lYI8XsOmdjZHwvyx1aPke8ehIun0EXv94C4lTlvRO6WZfaZLWn4DiOmFQFRwid_TxDjGkbkwYw3Dvu89_zvRTIzyBCojWdcDSvVMqWNh7f_ebAniJPTNfR2X75r_6b0H1PRICcl0Vu1dSSaML6fuVhDDBiUcq5Nc5M4hG2dJ6MRMZAR-6GV1kSGhxVfeMwPHRAdD5DwVurkeTOrw13us.1-780xGCwoEFgZbCrdV5Nb6u1-fUljAPINQL6aym2Ls&amp;dib_tag=se&amp;keywords=redmi%2B14%2Bcivi&amp;qid=1745931179&amp;sprefix=redmi%2B14%2Bcivi%2Caps%2C511&amp;sr=8-3&amp;th=1</text:p>
          </table:table-cell>
          <table:table-cell table:number-columns-repeated="2" table:style-name="ce1"/>
          <table:table-cell office:value-type="string" table:style-name="ce3">
            <text:p>Yes</text:p>
          </table:table-cell>
          <table:table-cell table:number-columns-repeated="16373"/>
        </table:table-row>
        <table:table-row table:style-name="ro2">
          <table:table-cell/>
          <table:table-cell office:value-type="string" table:style-name="ce1">
            <text:p>MI</text:p>
          </table:table-cell>
          <table:table-cell office:value-type="string" table:style-name="ce33">
            <text:p>XIAOMI 14</text:p>
          </table:table-cell>
          <table:table-cell office:value-type="string" table:style-name="ce79">
            <text:p>XIAOMI 14 CIVI 5G 12GB 512GB CRUISE BLUE</text:p>
          </table:table-cell>
          <table:table-cell office:value-type="float" office:value="59999" table:style-name="ce1">
            <text:p>59999</text:p>
          </table:table-cell>
          <table:table-cell office:value-type="float" office:value="49999" table:style-name="ce1">
            <text:p>49999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https://www.amazon.in/Xiaomi-Shadow-Black-256GB-Storage/dp/B0D83Q3DT9/ref=sr_1_3?crid=32M03HEMO5BTP&amp;dib=eyJ2IjoiMSJ9.cWK1W3Dzgewlp7InydO95H6lYI8XsOmdjZHwvyx1aPke8ehIun0EXv94C4lTlvRO6WZfaZLWn4DiOmFQFRwid_TxDjGkbkwYw3Dvu89_zvRTIzyBCojWdcDSvVMqWNh7f_ebAniJPTNfR2X75r_6b0H1PRICcl0Vu1dSSaML6fuVhDDBiUcq5Nc5M4hG2dJ6MRMZAR-6GV1kSGhxVfeMwPHRAdD5DwVurkeTOrw13us.1-780xGCwoEFgZbCrdV5Nb6u1-fUljAPINQL6aym2Ls&amp;dib_tag=se&amp;keywords=redmi%2B14%2Bcivi&amp;qid=1745931179&amp;sprefix=redmi%2B14%2Bcivi%2Caps%2C511&amp;sr=8-3&amp;th=1</text:p>
          </table:table-cell>
          <table:table-cell table:number-columns-repeated="2" table:style-name="ce1"/>
          <table:table-cell office:value-type="string" table:style-name="ce3">
            <text:p>Yes</text:p>
          </table:table-cell>
          <table:table-cell table:number-columns-repeated="16373"/>
        </table:table-row>
        <table:table-row table:style-name="ro2">
          <table:table-cell/>
          <table:table-cell office:value-type="string" table:style-name="ce1">
            <text:p>MI</text:p>
          </table:table-cell>
          <table:table-cell office:value-type="string" table:style-name="ce33">
            <text:p>XIAOMI 14</text:p>
          </table:table-cell>
          <table:table-cell office:value-type="string" table:style-name="ce97">
            <text:p>XIAOMI 14 CIVI 5G 12GB 512GB PANDA WHITE</text:p>
          </table:table-cell>
          <table:table-cell office:value-type="float" office:value="54999" table:style-name="ce1">
            <text:p>54999</text:p>
          </table:table-cell>
          <table:table-cell office:value-type="float" office:value="44999" table:style-name="ce1">
            <text:p>44999</text:p>
          </table:table-cell>
          <table:table-cell office:value-type="float" office:value="8" table:style-name="ce1">
            <text:p>8</text:p>
          </table:table-cell>
          <table:table-cell table:number-columns-repeated="3" table:style-name="ce1"/>
          <table:table-cell office:value-type="string" table:style-name="ce3">
            <text:p>Yes</text:p>
          </table:table-cell>
          <table:table-cell table:number-columns-repeated="16373"/>
        </table:table-row>
        <table:table-row table:style-name="ro2">
          <table:table-cell/>
          <table:table-cell office:value-type="string" table:style-name="ce1">
            <text:p>MI</text:p>
          </table:table-cell>
          <table:table-cell office:value-type="string" table:style-name="ce33">
            <text:p>XIAOMI 14</text:p>
          </table:table-cell>
          <table:table-cell office:value-type="string" table:style-name="ce97">
            <text:p>XIAOMI 14 CIVI 5G 12GB 512GB AQUA BLUE</text:p>
          </table:table-cell>
          <table:table-cell office:value-type="float" office:value="54999" table:style-name="ce1">
            <text:p>54999</text:p>
          </table:table-cell>
          <table:table-cell office:value-type="float" office:value="44999" table:style-name="ce1">
            <text:p>44999</text:p>
          </table:table-cell>
          <table:table-cell office:value-type="float" office:value="8" table:style-name="ce1">
            <text:p>8</text:p>
          </table:table-cell>
          <table:table-cell table:number-columns-repeated="3" table:style-name="ce1"/>
          <table:table-cell office:value-type="string" table:style-name="ce3">
            <text:p>Yes</text:p>
          </table:table-cell>
          <table:table-cell table:number-columns-repeated="16373"/>
        </table:table-row>
        <table:table-row table:style-name="ro2">
          <table:table-cell/>
          <table:table-cell office:value-type="string" table:style-name="ce1">
            <text:p>MI</text:p>
          </table:table-cell>
          <table:table-cell office:value-type="string" table:style-name="ce33">
            <text:p>XIAOMI 14</text:p>
          </table:table-cell>
          <table:table-cell office:value-type="string" table:style-name="ce97">
            <text:p>XIAOMI 14 CIVI 5G 12GB 512GB HOT PINK</text:p>
          </table:table-cell>
          <table:table-cell office:value-type="float" office:value="54999" table:style-name="ce1">
            <text:p>54999</text:p>
          </table:table-cell>
          <table:table-cell office:value-type="float" office:value="44999" table:style-name="ce1">
            <text:p>44999</text:p>
          </table:table-cell>
          <table:table-cell office:value-type="float" office:value="8" table:style-name="ce1">
            <text:p>8</text:p>
          </table:table-cell>
          <table:table-cell table:number-columns-repeated="3" table:style-name="ce1"/>
          <table:table-cell office:value-type="string" table:style-name="ce3">
            <text:p>Yes</text:p>
          </table:table-cell>
          <table:table-cell table:number-columns-repeated="16373"/>
        </table:table-row>
        <table:table-row table:style-name="ro2">
          <table:table-cell/>
          <table:table-cell office:value-type="string" table:style-name="ce1">
            <text:p>MI</text:p>
          </table:table-cell>
          <table:table-cell office:value-type="string" table:style-name="ce33">
            <text:p>XIAOMI 15</text:p>
          </table:table-cell>
          <table:table-cell office:value-type="string" table:style-name="ce98">
            <text:p>XIAOMI 15 5G 12GB 512GB BLACK</text:p>
          </table:table-cell>
          <table:table-cell office:value-type="float" office:value="79999" table:style-name="ce1">
            <text:p>79999</text:p>
          </table:table-cell>
          <table:table-cell office:value-type="float" office:value="64999" table:style-name="ce1">
            <text:p>64999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https://www.amazon.in/Xiaomi-Triple-Camera-CrystalRes-Dynamic/dp/B0DY7JX8V2/ref=sr_1_11_sspa?crid=QO6NXI5ZQLZ7&amp;dib=eyJ2IjoiMSJ9.ZJOsLsKCEeNXyPA4KDcQ16pgyFPC4rRgs_iWi3tuGt--L2sYmoIxXBWr9S8dqUtlBbZQ-I0TPI-fE444m_H6YiT8Hk0AItcS4OcY0N-4DZMLkVYPDdwHqpZjvP91FkN6Sz0CkX_mISuAr54pSbl7NRTD5tD0zg67qDLEHV-FhGVpiaqnspOzegpXC2HcXWsea_LgjOWx1U2N1WMd-9LiHCVsT2CPywdXA9VMD2xMbag.GRw17XrUvRx9NVg8AA4qK56C2CyPNIdEw1kT7IY0J-8&amp;dib_tag=se&amp;keywords=redmi%2B14%2Bcivi%2Bspecial%2Bedition&amp;qid=1745931273&amp;sprefix=redmi%2B14%2Bcivi%2Bspecial%2Bedition%2Caps%2C371&amp;sr=8-11-spons&amp;sp_csd=d2lkZ2V0TmFtZT1zcF9tdGY&amp;th=1</text:p>
          </table:table-cell>
          <table:table-cell table:number-columns-repeated="2" table:style-name="ce1"/>
          <table:table-cell office:value-type="string" table:style-name="ce3">
            <text:p>Yes</text:p>
          </table:table-cell>
          <table:table-cell table:number-columns-repeated="16373"/>
        </table:table-row>
        <table:table-row table:style-name="ro2">
          <table:table-cell/>
          <table:table-cell office:value-type="string" table:style-name="ce1">
            <text:p>MI</text:p>
          </table:table-cell>
          <table:table-cell office:value-type="string" table:style-name="ce33">
            <text:p>XIAOMI 15</text:p>
          </table:table-cell>
          <table:table-cell office:value-type="string" table:style-name="ce98">
            <text:p>XIAOMI 15 5G 12GB 512GB GREEN</text:p>
          </table:table-cell>
          <table:table-cell office:value-type="float" office:value="79999" table:style-name="ce1">
            <text:p>79999</text:p>
          </table:table-cell>
          <table:table-cell office:value-type="float" office:value="64999" table:style-name="ce1">
            <text:p>64999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https://www.amazon.in/Xiaomi-Triple-Camera-CrystalRes-Dynamic/dp/B0DY7JX8V2/ref=sr_1_11_sspa?crid=QO6NXI5ZQLZ7&amp;dib=eyJ2IjoiMSJ9.ZJOsLsKCEeNXyPA4KDcQ16pgyFPC4rRgs_iWi3tuGt--L2sYmoIxXBWr9S8dqUtlBbZQ-I0TPI-fE444m_H6YiT8Hk0AItcS4OcY0N-4DZMLkVYPDdwHqpZjvP91FkN6Sz0CkX_mISuAr54pSbl7NRTD5tD0zg67qDLEHV-FhGVpiaqnspOzegpXC2HcXWsea_LgjOWx1U2N1WMd-9LiHCVsT2CPywdXA9VMD2xMbag.GRw17XrUvRx9NVg8AA4qK56C2CyPNIdEw1kT7IY0J-8&amp;dib_tag=se&amp;keywords=redmi%2B14%2Bcivi%2Bspecial%2Bedition&amp;qid=1745931273&amp;sprefix=redmi%2B14%2Bcivi%2Bspecial%2Bedition%2Caps%2C371&amp;sr=8-11-spons&amp;sp_csd=d2lkZ2V0TmFtZT1zcF9tdGY&amp;th=1</text:p>
          </table:table-cell>
          <table:table-cell table:number-columns-repeated="2" table:style-name="ce1"/>
          <table:table-cell office:value-type="string" table:style-name="ce3">
            <text:p>Yes</text:p>
          </table:table-cell>
          <table:table-cell table:number-columns-repeated="16373"/>
        </table:table-row>
        <table:table-row table:style-name="ro2">
          <table:table-cell/>
          <table:table-cell office:value-type="string" table:style-name="ce1">
            <text:p>MI</text:p>
          </table:table-cell>
          <table:table-cell office:value-type="string" table:style-name="ce33">
            <text:p>XIAOMI 15</text:p>
          </table:table-cell>
          <table:table-cell office:value-type="string" table:style-name="ce98">
            <text:p>XIAOMI 15 5G 12GB 512GB WHITE</text:p>
          </table:table-cell>
          <table:table-cell office:value-type="float" office:value="79999" table:style-name="ce1">
            <text:p>79999</text:p>
          </table:table-cell>
          <table:table-cell office:value-type="float" office:value="64999" table:style-name="ce1">
            <text:p>64999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https://www.amazon.in/Xiaomi-Triple-Camera-CrystalRes-Dynamic/dp/B0DY7JX8V2/ref=sr_1_11_sspa?crid=QO6NXI5ZQLZ7&amp;dib=eyJ2IjoiMSJ9.ZJOsLsKCEeNXyPA4KDcQ16pgyFPC4rRgs_iWi3tuGt--L2sYmoIxXBWr9S8dqUtlBbZQ-I0TPI-fE444m_H6YiT8Hk0AItcS4OcY0N-4DZMLkVYPDdwHqpZjvP91FkN6Sz0CkX_mISuAr54pSbl7NRTD5tD0zg67qDLEHV-FhGVpiaqnspOzegpXC2HcXWsea_LgjOWx1U2N1WMd-9LiHCVsT2CPywdXA9VMD2xMbag.GRw17XrUvRx9NVg8AA4qK56C2CyPNIdEw1kT7IY0J-8&amp;dib_tag=se&amp;keywords=redmi%2B14%2Bcivi%2Bspecial%2Bedition&amp;qid=1745931273&amp;sprefix=redmi%2B14%2Bcivi%2Bspecial%2Bedition%2Caps%2C371&amp;sr=8-11-spons&amp;sp_csd=d2lkZ2V0TmFtZT1zcF9tdGY&amp;th=1</text:p>
          </table:table-cell>
          <table:table-cell table:number-columns-repeated="2" table:style-name="ce1"/>
          <table:table-cell office:value-type="string" table:style-name="ce3">
            <text:p>Yes</text:p>
          </table:table-cell>
          <table:table-cell table:number-columns-repeated="16373"/>
        </table:table-row>
        <table:table-row table:style-name="ro2">
          <table:table-cell/>
          <table:table-cell office:value-type="string" table:style-name="ce1">
            <text:p>MI</text:p>
          </table:table-cell>
          <table:table-cell office:value-type="string" table:style-name="ce33">
            <text:p>XIAOMI 15</text:p>
          </table:table-cell>
          <table:table-cell office:value-type="string" table:style-name="ce99">
            <text:p>XIAOMI 15 ULTRA 5G 16GB 512GB SILVER CHROME</text:p>
          </table:table-cell>
          <table:table-cell office:value-type="float" office:value="109999" table:style-name="ce1">
            <text:p>109999</text:p>
          </table:table-cell>
          <table:table-cell office:value-type="float" office:value="109999" table:style-name="ce1">
            <text:p>109999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https://www.amazon.in/Xiaomi-Silver-Chrome-Leica-Quad-Camera/dp/B0DYV4177R/ref=sr_1_1?crid=27LH747RKSZBR&amp;dib=eyJ2IjoiMSJ9.SIwGDtLsGB9zcjOAi-WPna8OoNbV1ZjtaKLSccrPQif6k-a7td03dhP3WOhN008KS4vh8hANmvookUS0cUg5iV6-PCLkL4rpdJuiEEYiWVHQMPCsCXM-ZnoKYlF_OAQYHwZgSJdqvVGPSdJG15BiboOqwQQVZlXVv2h9tgcvd3ZxSnbj90B5n29NYrkBqwOzS8XT7imDJIbw8dlxLHnWIBaeAAihDrRs6SWFzRtB0mw.VQaPPgmdfe9bipPhcwGiyxfsZTRklcLngChmCZm3Tq8&amp;dib_tag=se&amp;keywords=redmi+15+civi+ultra&amp;qid=1745931336&amp;sprefix=redmi+15+civi+ultra%2Caps%2C204&amp;sr=8-1</text:p>
          </table:table-cell>
          <table:table-cell table:number-columns-repeated="2" table:style-name="ce1"/>
          <table:table-cell office:value-type="string" table:style-name="ce3">
            <text:p>Yes</text:p>
          </table:table-cell>
          <table:table-cell table:number-columns-repeated="16373"/>
        </table:table-row>
        <table:table-row table:number-rows-repeated="2" table:style-name="ro2">
          <table:table-cell/>
          <table:table-cell table:style-name="ce1"/>
          <table:table-cell table:style-name="ce33"/>
          <table:table-cell table:number-columns-repeated="7" table:style-name="ce1"/>
          <table:table-cell office:value-type="string" table:style-name="ce3">
            <text:p>Yes</text:p>
          </table:table-cell>
          <table:table-cell table:number-columns-repeated="16373"/>
        </table:table-row>
        <table:table-row table:style-name="ro2">
          <table:table-cell/>
          <table:table-cell office:value-type="string" table:style-name="ce1">
            <text:p>CMF</text:p>
          </table:table-cell>
          <table:table-cell office:value-type="string" table:style-name="ce33">
            <text:p>PHONE 1</text:p>
          </table:table-cell>
          <table:table-cell office:value-type="string" table:style-name="ce75">
            <text:p>CMF PHONE 1 5G 6GB 128GB BLACK</text:p>
          </table:table-cell>
          <table:table-cell office:value-type="float" office:value="19999" table:style-name="ce1">
            <text:p>19999</text:p>
          </table:table-cell>
          <table:table-cell office:value-type="float" office:value="1999" table:style-name="ce1">
            <text:p>1999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https://www.amazon.in/CMF-NOTHING-Phone-128-Black/dp/B0D935PW3P/ref=sr_1_4?crid=2H7PPN3AR4EKM&amp;dib=eyJ2IjoiMSJ9.XpjftAlN_Dnum0QMiGRsXgzDbQZ4Jfo-noqrQGV4k3xCjq43xriGmscdbzMD55vYGj4cdqSiH3fQ4WYcokLe8KfWotU2RH_ELoGjNQrAy3uMEllYp8ZYbuvURV4XnsAM3ihxhtZ6VX1FAdQKm2TIjXwOvGXYckEWTZwjwpwgkpv6Rku7RBMnP1dY8tgU1CM-rcG3lE5ti9L20PLOIcNfAxb5JhN_eSXw8q6rI_hrUo8.SppjOdrDtBPsKN7kem5xdfyabSzBPK4LZ85cT9iVACU&amp;dib_tag=se&amp;keywords=phone+1+5g&amp;qid=1745931403&amp;sprefix=phone+1+%2Caps%2C243&amp;sr=8-4</text:p>
          </table:table-cell>
          <table:table-cell table:number-columns-repeated="2" table:style-name="ce1"/>
          <table:table-cell office:value-type="string" table:style-name="ce3">
            <text:p>Yes</text:p>
          </table:table-cell>
          <table:table-cell table:number-columns-repeated="16373"/>
        </table:table-row>
        <table:table-row table:style-name="ro2">
          <table:table-cell/>
          <table:table-cell office:value-type="string" table:style-name="ce1">
            <text:p>CMF</text:p>
          </table:table-cell>
          <table:table-cell office:value-type="string" table:style-name="ce33">
            <text:p>PHONE 1</text:p>
          </table:table-cell>
          <table:table-cell office:value-type="string" table:style-name="ce75">
            <text:p>CMF PHONE 1 5G 6GB 128GB LIGHT GREEN</text:p>
          </table:table-cell>
          <table:table-cell office:value-type="float" office:value="19999" table:style-name="ce1">
            <text:p>19999</text:p>
          </table:table-cell>
          <table:table-cell office:value-type="float" office:value="15999" table:style-name="ce1">
            <text:p>15999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https://www.amazon.in/CMF-NOTHING-Phone-128-Black/dp/B0D935PW3P/ref=sr_1_4?crid=2H7PPN3AR4EKM&amp;dib=eyJ2IjoiMSJ9.XpjftAlN_Dnum0QMiGRsXgzDbQZ4Jfo-noqrQGV4k3xCjq43xriGmscdbzMD55vYGj4cdqSiH3fQ4WYcokLe8KfWotU2RH_ELoGjNQrAy3uMEllYp8ZYbuvURV4XnsAM3ihxhtZ6VX1FAdQKm2TIjXwOvGXYckEWTZwjwpwgkpv6Rku7RBMnP1dY8tgU1CM-rcG3lE5ti9L20PLOIcNfAxb5JhN_eSXw8q6rI_hrUo8.SppjOdrDtBPsKN7kem5xdfyabSzBPK4LZ85cT9iVACU&amp;dib_tag=se&amp;keywords=phone+1+5g&amp;qid=1745931403&amp;sprefix=phone+1+%2Caps%2C243&amp;sr=8-4</text:p>
          </table:table-cell>
          <table:table-cell table:number-columns-repeated="2" table:style-name="ce1"/>
          <table:table-cell office:value-type="string" table:style-name="ce3">
            <text:p>Yes</text:p>
          </table:table-cell>
          <table:table-cell table:number-columns-repeated="16373"/>
        </table:table-row>
        <table:table-row table:style-name="ro2">
          <table:table-cell/>
          <table:table-cell office:value-type="string" table:style-name="ce1">
            <text:p>CMF</text:p>
          </table:table-cell>
          <table:table-cell office:value-type="string" table:style-name="ce33">
            <text:p>PHONE 1</text:p>
          </table:table-cell>
          <table:table-cell office:value-type="string" table:style-name="ce75">
            <text:p>CMF PHONE 1 5G 6GB 128GB BLUE</text:p>
          </table:table-cell>
          <table:table-cell office:value-type="float" office:value="19999" table:style-name="ce1">
            <text:p>19999</text:p>
          </table:table-cell>
          <table:table-cell office:value-type="float" office:value="15999" table:style-name="ce1">
            <text:p>15999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https://www.amazon.in/CMF-NOTHING-Phone-128-Black/dp/B0D935PW3P/ref=sr_1_4?crid=2H7PPN3AR4EKM&amp;dib=eyJ2IjoiMSJ9.XpjftAlN_Dnum0QMiGRsXgzDbQZ4Jfo-noqrQGV4k3xCjq43xriGmscdbzMD55vYGj4cdqSiH3fQ4WYcokLe8KfWotU2RH_ELoGjNQrAy3uMEllYp8ZYbuvURV4XnsAM3ihxhtZ6VX1FAdQKm2TIjXwOvGXYckEWTZwjwpwgkpv6Rku7RBMnP1dY8tgU1CM-rcG3lE5ti9L20PLOIcNfAxb5JhN_eSXw8q6rI_hrUo8.SppjOdrDtBPsKN7kem5xdfyabSzBPK4LZ85cT9iVACU&amp;dib_tag=se&amp;keywords=phone+1+5g&amp;qid=1745931403&amp;sprefix=phone+1+%2Caps%2C243&amp;sr=8-4</text:p>
          </table:table-cell>
          <table:table-cell table:number-columns-repeated="2" table:style-name="ce1"/>
          <table:table-cell office:value-type="string" table:style-name="ce3">
            <text:p>Yes</text:p>
          </table:table-cell>
          <table:table-cell table:number-columns-repeated="16373"/>
        </table:table-row>
        <table:table-row table:style-name="ro2">
          <table:table-cell/>
          <table:table-cell office:value-type="string" table:style-name="ce1">
            <text:p>CMF</text:p>
          </table:table-cell>
          <table:table-cell office:value-type="string" table:style-name="ce33">
            <text:p>PHONE 1</text:p>
          </table:table-cell>
          <table:table-cell office:value-type="string" table:style-name="ce75">
            <text:p>CMF PHONE 1 5G 6GB 128GB ORANGE</text:p>
          </table:table-cell>
          <table:table-cell office:value-type="float" office:value="19999" table:style-name="ce1">
            <text:p>19999</text:p>
          </table:table-cell>
          <table:table-cell office:value-type="float" office:value="15999" table:style-name="ce1">
            <text:p>15999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https://www.amazon.in/CMF-NOTHING-Phone-128-Black/dp/B0D935PW3P/ref=sr_1_4?crid=2H7PPN3AR4EKM&amp;dib=eyJ2IjoiMSJ9.XpjftAlN_Dnum0QMiGRsXgzDbQZ4Jfo-noqrQGV4k3xCjq43xriGmscdbzMD55vYGj4cdqSiH3fQ4WYcokLe8KfWotU2RH_ELoGjNQrAy3uMEllYp8ZYbuvURV4XnsAM3ihxhtZ6VX1FAdQKm2TIjXwOvGXYckEWTZwjwpwgkpv6Rku7RBMnP1dY8tgU1CM-rcG3lE5ti9L20PLOIcNfAxb5JhN_eSXw8q6rI_hrUo8.SppjOdrDtBPsKN7kem5xdfyabSzBPK4LZ85cT9iVACU&amp;dib_tag=se&amp;keywords=phone+1+5g&amp;qid=1745931403&amp;sprefix=phone+1+%2Caps%2C243&amp;sr=8-4</text:p>
          </table:table-cell>
          <table:table-cell table:number-columns-repeated="2" table:style-name="ce1"/>
          <table:table-cell office:value-type="string" table:style-name="ce3">
            <text:p>Yes</text:p>
          </table:table-cell>
          <table:table-cell table:number-columns-repeated="16373"/>
        </table:table-row>
        <table:table-row table:style-name="ro2">
          <table:table-cell/>
          <table:table-cell office:value-type="string" table:style-name="ce1">
            <text:p>CMF</text:p>
          </table:table-cell>
          <table:table-cell office:value-type="string" table:style-name="ce33">
            <text:p>PHONE 1</text:p>
          </table:table-cell>
          <table:table-cell office:value-type="string" table:style-name="ce95">
            <text:p>CMF PHONE 1 5G 8GB 128GB BLACK</text:p>
          </table:table-cell>
          <table:table-cell office:value-type="float" office:value="21999" table:style-name="ce1">
            <text:p>21999</text:p>
          </table:table-cell>
          <table:table-cell office:value-type="float" office:value="17999" table:style-name="ce1">
            <text:p>17999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https://www.amazon.in/CMF-NOTHING-Phone-128-Black/dp/B0D93396RT/ref=sr_1_3?crid=2H7PPN3AR4EKM&amp;dib=eyJ2IjoiMSJ9.XpjftAlN_Dnum0QMiGRsXgzDbQZ4Jfo-noqrQGV4k3xCjq43xriGmscdbzMD55vYGj4cdqSiH3fQ4WYcokLe8KfWotU2RH_ELoGjNQrAy3uMEllYp8ZYbuvURV4XnsAM3ihxhtZ6VX1FAdQKm2TIjXwOvGXYckEWTZwjwpwgkpv6Rku7RBMnP1dY8tgU1CM-rcG3lE5ti9L20PLOIcNfAxb5JhN_eSXw8q6rI_hrUo8.SppjOdrDtBPsKN7kem5xdfyabSzBPK4LZ85cT9iVACU&amp;dib_tag=se&amp;keywords=phone+1+5g&amp;qid=1745931403&amp;sprefix=phone+1+%2Caps%2C243&amp;sr=8-3</text:p>
          </table:table-cell>
          <table:table-cell table:number-columns-repeated="2" table:style-name="ce1"/>
          <table:table-cell office:value-type="string" table:style-name="ce3">
            <text:p>Yes</text:p>
          </table:table-cell>
          <table:table-cell table:number-columns-repeated="16373"/>
        </table:table-row>
        <table:table-row table:style-name="ro2">
          <table:table-cell/>
          <table:table-cell office:value-type="string" table:style-name="ce1">
            <text:p>CMF</text:p>
          </table:table-cell>
          <table:table-cell office:value-type="string" table:style-name="ce33">
            <text:p>PHONE 1</text:p>
          </table:table-cell>
          <table:table-cell office:value-type="string" table:style-name="ce95">
            <text:p>CMF PHONE 1 5G 8GB 128GB LIGHT GREEN</text:p>
          </table:table-cell>
          <table:table-cell office:value-type="float" office:value="21999" table:style-name="ce1">
            <text:p>21999</text:p>
          </table:table-cell>
          <table:table-cell office:value-type="float" office:value="17999" table:style-name="ce1">
            <text:p>17999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https://www.amazon.in/CMF-NOTHING-Phone-128-Black/dp/B0D93396RT/ref=sr_1_3?crid=2H7PPN3AR4EKM&amp;dib=eyJ2IjoiMSJ9.XpjftAlN_Dnum0QMiGRsXgzDbQZ4Jfo-noqrQGV4k3xCjq43xriGmscdbzMD55vYGj4cdqSiH3fQ4WYcokLe8KfWotU2RH_ELoGjNQrAy3uMEllYp8ZYbuvURV4XnsAM3ihxhtZ6VX1FAdQKm2TIjXwOvGXYckEWTZwjwpwgkpv6Rku7RBMnP1dY8tgU1CM-rcG3lE5ti9L20PLOIcNfAxb5JhN_eSXw8q6rI_hrUo8.SppjOdrDtBPsKN7kem5xdfyabSzBPK4LZ85cT9iVACU&amp;dib_tag=se&amp;keywords=phone+1+5g&amp;qid=1745931403&amp;sprefix=phone+1+%2Caps%2C243&amp;sr=8-3</text:p>
          </table:table-cell>
          <table:table-cell table:number-columns-repeated="2" table:style-name="ce1"/>
          <table:table-cell office:value-type="string" table:style-name="ce3">
            <text:p>Yes</text:p>
          </table:table-cell>
          <table:table-cell table:number-columns-repeated="16373"/>
        </table:table-row>
        <table:table-row table:style-name="ro2">
          <table:table-cell/>
          <table:table-cell office:value-type="string" table:style-name="ce1">
            <text:p>CMF</text:p>
          </table:table-cell>
          <table:table-cell office:value-type="string" table:style-name="ce33">
            <text:p>PHONE 1</text:p>
          </table:table-cell>
          <table:table-cell office:value-type="string" table:style-name="ce95">
            <text:p>CMF PHONE 1 5G 8GB 128GB BLUE</text:p>
          </table:table-cell>
          <table:table-cell office:value-type="float" office:value="21999" table:style-name="ce1">
            <text:p>21999</text:p>
          </table:table-cell>
          <table:table-cell office:value-type="float" office:value="17999" table:style-name="ce1">
            <text:p>17999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https://www.amazon.in/CMF-NOTHING-Phone-128-Black/dp/B0D93396RT/ref=sr_1_3?crid=2H7PPN3AR4EKM&amp;dib=eyJ2IjoiMSJ9.XpjftAlN_Dnum0QMiGRsXgzDbQZ4Jfo-noqrQGV4k3xCjq43xriGmscdbzMD55vYGj4cdqSiH3fQ4WYcokLe8KfWotU2RH_ELoGjNQrAy3uMEllYp8ZYbuvURV4XnsAM3ihxhtZ6VX1FAdQKm2TIjXwOvGXYckEWTZwjwpwgkpv6Rku7RBMnP1dY8tgU1CM-rcG3lE5ti9L20PLOIcNfAxb5JhN_eSXw8q6rI_hrUo8.SppjOdrDtBPsKN7kem5xdfyabSzBPK4LZ85cT9iVACU&amp;dib_tag=se&amp;keywords=phone+1+5g&amp;qid=1745931403&amp;sprefix=phone+1+%2Caps%2C243&amp;sr=8-3</text:p>
          </table:table-cell>
          <table:table-cell table:number-columns-repeated="2" table:style-name="ce1"/>
          <table:table-cell office:value-type="string" table:style-name="ce3">
            <text:p>Yes</text:p>
          </table:table-cell>
          <table:table-cell table:number-columns-repeated="16373"/>
        </table:table-row>
        <table:table-row table:style-name="ro2">
          <table:table-cell/>
          <table:table-cell office:value-type="string" table:style-name="ce1">
            <text:p>CMF</text:p>
          </table:table-cell>
          <table:table-cell office:value-type="string" table:style-name="ce33">
            <text:p>PHONE 1</text:p>
          </table:table-cell>
          <table:table-cell office:value-type="string" table:style-name="ce95">
            <text:p>CMF PHONE 1 5G 8GB 128GB ORANGE</text:p>
          </table:table-cell>
          <table:table-cell office:value-type="float" office:value="21999" table:style-name="ce1">
            <text:p>21999</text:p>
          </table:table-cell>
          <table:table-cell office:value-type="float" office:value="17999" table:style-name="ce1">
            <text:p>17999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https://www.amazon.in/CMF-NOTHING-Phone-128-Black/dp/B0D93396RT/ref=sr_1_3?crid=2H7PPN3AR4EKM&amp;dib=eyJ2IjoiMSJ9.XpjftAlN_Dnum0QMiGRsXgzDbQZ4Jfo-noqrQGV4k3xCjq43xriGmscdbzMD55vYGj4cdqSiH3fQ4WYcokLe8KfWotU2RH_ELoGjNQrAy3uMEllYp8ZYbuvURV4XnsAM3ihxhtZ6VX1FAdQKm2TIjXwOvGXYckEWTZwjwpwgkpv6Rku7RBMnP1dY8tgU1CM-rcG3lE5ti9L20PLOIcNfAxb5JhN_eSXw8q6rI_hrUo8.SppjOdrDtBPsKN7kem5xdfyabSzBPK4LZ85cT9iVACU&amp;dib_tag=se&amp;keywords=phone+1+5g&amp;qid=1745931403&amp;sprefix=phone+1+%2Caps%2C243&amp;sr=8-3</text:p>
          </table:table-cell>
          <table:table-cell table:number-columns-repeated="2" table:style-name="ce1"/>
          <table:table-cell office:value-type="string" table:style-name="ce3">
            <text:p>Yes</text:p>
          </table:table-cell>
          <table:table-cell table:number-columns-repeated="16373"/>
        </table:table-row>
        <table:table-row table:style-name="ro2">
          <table:table-cell/>
          <table:table-cell table:style-name="ce1"/>
          <table:table-cell table:style-name="ce33"/>
          <table:table-cell table:number-columns-repeated="7" table:style-name="ce1"/>
          <table:table-cell office:value-type="string" table:style-name="ce3">
            <text:p>Yes</text:p>
          </table:table-cell>
          <table:table-cell table:number-columns-repeated="16373"/>
        </table:table-row>
        <table:table-row table:style-name="ro2">
          <table:table-cell/>
          <table:table-cell office:value-type="string" table:style-name="ce1">
            <text:p>NOTHING</text:p>
          </table:table-cell>
          <table:table-cell office:value-type="string" table:style-name="ce33">
            <text:p>2A<text:s/></text:p>
          </table:table-cell>
          <table:table-cell office:value-type="string" table:style-name="ce85">
            <text:p>PHONE (2A) 5G 8GB 128GB BLACK</text:p>
          </table:table-cell>
          <table:table-cell office:value-type="float" office:value="25999" table:style-name="ce1">
            <text:p>25999</text:p>
          </table:table-cell>
          <table:table-cell office:value-type="float" office:value="23999" table:style-name="ce1">
            <text:p>23999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https://www.amazon.in/Nothing-Phone-Black-128GB-Storage/dp/B0CX7G9PZ4/ref=sr_1_3?crid=1X9MCES4BBJTH&amp;dib=eyJ2IjoiMSJ9.YNHx5RSkOHUil0XwT8dHbBOPrDrmG0njdJascKpqa5Cfz8G3zbOODh5sLgZn8NaUrGBBwZ8HgDPcUbE4lM9A0t2Y5OQsV8SmKzxQZfJj-tEx1-BFgp77T07VSXEsPkncnIp_f_Q5mNGAfZxKWALPpG8Mn_XRXVUxCx_Jl8TXsfkGeeJEap0rqQ8ARmxCEWchoEw0mwRmD5pQkUJltkmgDs-99NrE-epZdHYgj6UCe5E.EFegSr1e652iAfeC7Sp8gnHdwXaoyNo8pZy14WlupYw&amp;dib_tag=se&amp;keywords=nothing+2a+phone&amp;qid=1745931511&amp;sprefix=nothing+2a%2Caps%2C245&amp;sr=8-3</text:p>
          </table:table-cell>
          <table:table-cell table:number-columns-repeated="2" table:style-name="ce1"/>
          <table:table-cell office:value-type="string" table:style-name="ce3">
            <text:p>Yes</text:p>
          </table:table-cell>
          <table:table-cell table:number-columns-repeated="16373"/>
        </table:table-row>
        <table:table-row table:style-name="ro2">
          <table:table-cell/>
          <table:table-cell office:value-type="string" table:style-name="ce1">
            <text:p>NOTHING</text:p>
          </table:table-cell>
          <table:table-cell office:value-type="string" table:style-name="ce33">
            <text:p>2A<text:s/></text:p>
          </table:table-cell>
          <table:table-cell office:value-type="string" table:style-name="ce85">
            <text:p>PHONE (2A) 5G 8GB 128GB WHITE</text:p>
          </table:table-cell>
          <table:table-cell office:value-type="float" office:value="25999" table:style-name="ce1">
            <text:p>25999</text:p>
          </table:table-cell>
          <table:table-cell office:value-type="float" office:value="23999" table:style-name="ce1">
            <text:p>23999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https://www.amazon.in/Nothing-Phone-Black-128GB-Storage/dp/B0CX7G9PZ4/ref=sr_1_3?crid=1X9MCES4BBJTH&amp;dib=eyJ2IjoiMSJ9.YNHx5RSkOHUil0XwT8dHbBOPrDrmG0njdJascKpqa5Cfz8G3zbOODh5sLgZn8NaUrGBBwZ8HgDPcUbE4lM9A0t2Y5OQsV8SmKzxQZfJj-tEx1-BFgp77T07VSXEsPkncnIp_f_Q5mNGAfZxKWALPpG8Mn_XRXVUxCx_Jl8TXsfkGeeJEap0rqQ8ARmxCEWchoEw0mwRmD5pQkUJltkmgDs-99NrE-epZdHYgj6UCe5E.EFegSr1e652iAfeC7Sp8gnHdwXaoyNo8pZy14WlupYw&amp;dib_tag=se&amp;keywords=nothing+2a+phone&amp;qid=1745931511&amp;sprefix=nothing+2a%2Caps%2C245&amp;sr=8-3</text:p>
          </table:table-cell>
          <table:table-cell table:number-columns-repeated="2" table:style-name="ce1"/>
          <table:table-cell office:value-type="string" table:style-name="ce3">
            <text:p>Yes</text:p>
          </table:table-cell>
          <table:table-cell table:number-columns-repeated="16373"/>
        </table:table-row>
        <table:table-row table:style-name="ro2">
          <table:table-cell/>
          <table:table-cell office:value-type="string" table:style-name="ce1">
            <text:p>NOTHING</text:p>
          </table:table-cell>
          <table:table-cell office:value-type="string" table:style-name="ce33">
            <text:p>2A<text:s/></text:p>
          </table:table-cell>
          <table:table-cell office:value-type="string" table:style-name="ce85">
            <text:p>PHONE (2A) 5G 8GB 128GB BLUE</text:p>
          </table:table-cell>
          <table:table-cell office:value-type="float" office:value="25999" table:style-name="ce1">
            <text:p>25999</text:p>
          </table:table-cell>
          <table:table-cell office:value-type="float" office:value="23999" table:style-name="ce1">
            <text:p>23999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https://www.amazon.in/Nothing-Phone-Black-128GB-Storage/dp/B0CX7G9PZ4/ref=sr_1_3?crid=1X9MCES4BBJTH&amp;dib=eyJ2IjoiMSJ9.YNHx5RSkOHUil0XwT8dHbBOPrDrmG0njdJascKpqa5Cfz8G3zbOODh5sLgZn8NaUrGBBwZ8HgDPcUbE4lM9A0t2Y5OQsV8SmKzxQZfJj-tEx1-BFgp77T07VSXEsPkncnIp_f_Q5mNGAfZxKWALPpG8Mn_XRXVUxCx_Jl8TXsfkGeeJEap0rqQ8ARmxCEWchoEw0mwRmD5pQkUJltkmgDs-99NrE-epZdHYgj6UCe5E.EFegSr1e652iAfeC7Sp8gnHdwXaoyNo8pZy14WlupYw&amp;dib_tag=se&amp;keywords=nothing+2a+phone&amp;qid=1745931511&amp;sprefix=nothing+2a%2Caps%2C245&amp;sr=8-3</text:p>
          </table:table-cell>
          <table:table-cell table:number-columns-repeated="2" table:style-name="ce1"/>
          <table:table-cell office:value-type="string" table:style-name="ce3">
            <text:p>Yes</text:p>
          </table:table-cell>
          <table:table-cell table:number-columns-repeated="16373"/>
        </table:table-row>
        <table:table-row table:style-name="ro2">
          <table:table-cell/>
          <table:table-cell office:value-type="string" table:style-name="ce1">
            <text:p>NOTHING</text:p>
          </table:table-cell>
          <table:table-cell office:value-type="string" table:style-name="ce33">
            <text:p>2A<text:s/></text:p>
          </table:table-cell>
          <table:table-cell office:value-type="string" table:style-name="ce83">
            <text:p>PHONE (2A) 5G 8GB 256GB BLACK</text:p>
          </table:table-cell>
          <table:table-cell office:value-type="float" office:value="27999" table:style-name="ce1">
            <text:p>27999</text:p>
          </table:table-cell>
          <table:table-cell office:value-type="float" office:value="25999" table:style-name="ce1">
            <text:p>25999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https://www.amazon.in/Nothing-Phone-Black-256GB-Storage/dp/B0CX74JKLL/ref=sr_1_3?crid=14DVKFX79IGP2&amp;dib=eyJ2IjoiMSJ9.sRta9l_HVE128q88Gb9RlREug2TtH68iobHQDSyO8C3WUh5s0VP9S_3vtbtrp78yR3PEGIgTfgKMUCWgSmksHzDLlAdYT_A-YhpXhWx4q5ujcWTUUuo_FONLPfCnv2q4Gp6_bAiQg1bbqytbfoj9DAEcqITTQrYEPg9JFxVXPrvB4XUAXlb83AfstMOCO6S40-__4T9iXwdQHH4j8gzP-yMtM6Y5stKCQKocDgG2dq8.g7N21YilD5ew7_S2GPCCQQRQy4tPfzYp8ZG3tjxJaqY&amp;dib_tag=se&amp;keywords=nothing+2a+phone+8gb+256gb&amp;qid=1745931543&amp;sprefix=nothing+2a+phone+8gb+256gb+%2Caps%2C223&amp;sr=8-3</text:p>
          </table:table-cell>
          <table:table-cell table:number-columns-repeated="2" table:style-name="ce1"/>
          <table:table-cell office:value-type="string" table:style-name="ce3">
            <text:p>Yes</text:p>
          </table:table-cell>
          <table:table-cell table:number-columns-repeated="16373"/>
        </table:table-row>
        <table:table-row table:style-name="ro2">
          <table:table-cell/>
          <table:table-cell office:value-type="string" table:style-name="ce1">
            <text:p>NOTHING</text:p>
          </table:table-cell>
          <table:table-cell office:value-type="string" table:style-name="ce33">
            <text:p>2A<text:s/></text:p>
          </table:table-cell>
          <table:table-cell office:value-type="string" table:style-name="ce83">
            <text:p>PHONE (2A) 5G 8GB 256GB WHITE</text:p>
          </table:table-cell>
          <table:table-cell office:value-type="float" office:value="27999" table:style-name="ce1">
            <text:p>27999</text:p>
          </table:table-cell>
          <table:table-cell office:value-type="float" office:value="25999" table:style-name="ce1">
            <text:p>25999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https://www.amazon.in/Nothing-Phone-Black-256GB-Storage/dp/B0CX74JKLL/ref=sr_1_3?crid=14DVKFX79IGP2&amp;dib=eyJ2IjoiMSJ9.sRta9l_HVE128q88Gb9RlREug2TtH68iobHQDSyO8C3WUh5s0VP9S_3vtbtrp78yR3PEGIgTfgKMUCWgSmksHzDLlAdYT_A-YhpXhWx4q5ujcWTUUuo_FONLPfCnv2q4Gp6_bAiQg1bbqytbfoj9DAEcqITTQrYEPg9JFxVXPrvB4XUAXlb83AfstMOCO6S40-__4T9iXwdQHH4j8gzP-yMtM6Y5stKCQKocDgG2dq8.g7N21YilD5ew7_S2GPCCQQRQy4tPfzYp8ZG3tjxJaqY&amp;dib_tag=se&amp;keywords=nothing+2a+phone+8gb+256gb&amp;qid=1745931543&amp;sprefix=nothing+2a+phone+8gb+256gb+%2Caps%2C223&amp;sr=8-3</text:p>
          </table:table-cell>
          <table:table-cell table:number-columns-repeated="2" table:style-name="ce1"/>
          <table:table-cell office:value-type="string" table:style-name="ce3">
            <text:p>Yes</text:p>
          </table:table-cell>
          <table:table-cell table:number-columns-repeated="16373"/>
        </table:table-row>
        <table:table-row table:style-name="ro2">
          <table:table-cell/>
          <table:table-cell office:value-type="string" table:style-name="ce1">
            <text:p>NOTHING</text:p>
          </table:table-cell>
          <table:table-cell office:value-type="string" table:style-name="ce33">
            <text:p>2A<text:s/></text:p>
          </table:table-cell>
          <table:table-cell office:value-type="string" table:style-name="ce83">
            <text:p>PHONE (2A) 5G 8GB 256GB BLUE</text:p>
          </table:table-cell>
          <table:table-cell office:value-type="float" office:value="27999" table:style-name="ce1">
            <text:p>27999</text:p>
          </table:table-cell>
          <table:table-cell office:value-type="float" office:value="25999" table:style-name="ce1">
            <text:p>25999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https://www.amazon.in/Nothing-Phone-Black-256GB-Storage/dp/B0CX74JKLL/ref=sr_1_3?crid=14DVKFX79IGP2&amp;dib=eyJ2IjoiMSJ9.sRta9l_HVE128q88Gb9RlREug2TtH68iobHQDSyO8C3WUh5s0VP9S_3vtbtrp78yR3PEGIgTfgKMUCWgSmksHzDLlAdYT_A-YhpXhWx4q5ujcWTUUuo_FONLPfCnv2q4Gp6_bAiQg1bbqytbfoj9DAEcqITTQrYEPg9JFxVXPrvB4XUAXlb83AfstMOCO6S40-__4T9iXwdQHH4j8gzP-yMtM6Y5stKCQKocDgG2dq8.g7N21YilD5ew7_S2GPCCQQRQy4tPfzYp8ZG3tjxJaqY&amp;dib_tag=se&amp;keywords=nothing+2a+phone+8gb+256gb&amp;qid=1745931543&amp;sprefix=nothing+2a+phone+8gb+256gb+%2Caps%2C223&amp;sr=8-3</text:p>
          </table:table-cell>
          <table:table-cell table:number-columns-repeated="2" table:style-name="ce1"/>
          <table:table-cell office:value-type="string" table:style-name="ce3">
            <text:p>Yes</text:p>
          </table:table-cell>
          <table:table-cell table:number-columns-repeated="16373"/>
        </table:table-row>
        <table:table-row table:style-name="ro2">
          <table:table-cell/>
          <table:table-cell office:value-type="string" table:style-name="ce1">
            <text:p>NOTHING</text:p>
          </table:table-cell>
          <table:table-cell office:value-type="string" table:style-name="ce33">
            <text:p>2A<text:s/></text:p>
          </table:table-cell>
          <table:table-cell office:value-type="string" table:style-name="ce84">
            <text:p>PHONE (2A) 5G 12GB 256GB BLACK</text:p>
          </table:table-cell>
          <table:table-cell office:value-type="float" office:value="29999" table:style-name="ce1">
            <text:p>29999</text:p>
          </table:table-cell>
          <table:table-cell office:value-type="float" office:value="27999" table:style-name="ce1">
            <text:p>27999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https://www.amazon.in/Nothing-Mediatek-Dimensity-Processor-Charging/dp/B0CX745DBN/ref=sr_1_3?crid=2RHN8UISIZEBS&amp;dib=eyJ2IjoiMSJ9.4aa6srt9PGzlNAWQZ4AO2lo6o2E86NxhVsGYIDRe2k2zsPRrFZLdVnG_1TPlWb9afgcjPMTzTcihJCbDLaz7BL2U2otWe9ZLygXgBXiiZ_KOoXw42pWfHG45YwqlECadeYS39CGfeUnAAnqgunClbwqHEPtKCs7svWt-ikOO4zWSHVeiaYEVAbV3QQ2mnTHw9H7D2rzx2iakKWB8AL7lQOby8F01nygnNHG1Fc3Xzds.j_FVIdffxpHRFo5Vy0ZsNakXxqaOvmeHCoAOH2wajTc&amp;dib_tag=se&amp;keywords=nothing+2a+phone+12gb+256gb&amp;qid=1745931577&amp;sprefix=nothing+2a+phone+12gb+256gb%2Caps%2C213&amp;sr=8-3</text:p>
          </table:table-cell>
          <table:table-cell table:number-columns-repeated="2" table:style-name="ce1"/>
          <table:table-cell office:value-type="string" table:style-name="ce3">
            <text:p>Yes</text:p>
          </table:table-cell>
          <table:table-cell table:number-columns-repeated="16373"/>
        </table:table-row>
        <table:table-row table:style-name="ro2">
          <table:table-cell/>
          <table:table-cell office:value-type="string" table:style-name="ce1">
            <text:p>NOTHING</text:p>
          </table:table-cell>
          <table:table-cell office:value-type="string" table:style-name="ce33">
            <text:p>2A<text:s/></text:p>
          </table:table-cell>
          <table:table-cell office:value-type="string" table:style-name="ce84">
            <text:p>PHONE (2A) 5G 12GB 256GB WHITE</text:p>
          </table:table-cell>
          <table:table-cell office:value-type="float" office:value="29999" table:style-name="ce1">
            <text:p>29999</text:p>
          </table:table-cell>
          <table:table-cell office:value-type="float" office:value="27999" table:style-name="ce1">
            <text:p>27999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https://www.amazon.in/Nothing-Mediatek-Dimensity-Processor-Charging/dp/B0CX745DBN/ref=sr_1_3?crid=2RHN8UISIZEBS&amp;dib=eyJ2IjoiMSJ9.4aa6srt9PGzlNAWQZ4AO2lo6o2E86NxhVsGYIDRe2k2zsPRrFZLdVnG_1TPlWb9afgcjPMTzTcihJCbDLaz7BL2U2otWe9ZLygXgBXiiZ_KOoXw42pWfHG45YwqlECadeYS39CGfeUnAAnqgunClbwqHEPtKCs7svWt-ikOO4zWSHVeiaYEVAbV3QQ2mnTHw9H7D2rzx2iakKWB8AL7lQOby8F01nygnNHG1Fc3Xzds.j_FVIdffxpHRFo5Vy0ZsNakXxqaOvmeHCoAOH2wajTc&amp;dib_tag=se&amp;keywords=nothing+2a+phone+12gb+256gb&amp;qid=1745931577&amp;sprefix=nothing+2a+phone+12gb+256gb%2Caps%2C213&amp;sr=8-3</text:p>
          </table:table-cell>
          <table:table-cell table:number-columns-repeated="2" table:style-name="ce1"/>
          <table:table-cell office:value-type="string" table:style-name="ce3">
            <text:p>Yes</text:p>
          </table:table-cell>
          <table:table-cell table:number-columns-repeated="16373"/>
        </table:table-row>
        <table:table-row table:style-name="ro2">
          <table:table-cell/>
          <table:table-cell office:value-type="string" table:style-name="ce1">
            <text:p>NOTHING</text:p>
          </table:table-cell>
          <table:table-cell office:value-type="string" table:style-name="ce33">
            <text:p>2A<text:s/></text:p>
          </table:table-cell>
          <table:table-cell office:value-type="string" table:style-name="ce84">
            <text:p>PHONE (2A) 5G 12GB 256GB BLUE</text:p>
          </table:table-cell>
          <table:table-cell office:value-type="float" office:value="29999" table:style-name="ce1">
            <text:p>29999</text:p>
          </table:table-cell>
          <table:table-cell office:value-type="float" office:value="27999" table:style-name="ce1">
            <text:p>27999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https://www.amazon.in/Nothing-Mediatek-Dimensity-Processor-Charging/dp/B0CX745DBN/ref=sr_1_3?crid=2RHN8UISIZEBS&amp;dib=eyJ2IjoiMSJ9.4aa6srt9PGzlNAWQZ4AO2lo6o2E86NxhVsGYIDRe2k2zsPRrFZLdVnG_1TPlWb9afgcjPMTzTcihJCbDLaz7BL2U2otWe9ZLygXgBXiiZ_KOoXw42pWfHG45YwqlECadeYS39CGfeUnAAnqgunClbwqHEPtKCs7svWt-ikOO4zWSHVeiaYEVAbV3QQ2mnTHw9H7D2rzx2iakKWB8AL7lQOby8F01nygnNHG1Fc3Xzds.j_FVIdffxpHRFo5Vy0ZsNakXxqaOvmeHCoAOH2wajTc&amp;dib_tag=se&amp;keywords=nothing+2a+phone+12gb+256gb&amp;qid=1745931577&amp;sprefix=nothing+2a+phone+12gb+256gb%2Caps%2C213&amp;sr=8-3</text:p>
          </table:table-cell>
          <table:table-cell table:number-columns-repeated="2" table:style-name="ce1"/>
          <table:table-cell office:value-type="string" table:style-name="ce3">
            <text:p>Yes</text:p>
          </table:table-cell>
          <table:table-cell table:number-columns-repeated="16373"/>
        </table:table-row>
        <table:table-row table:style-name="ro2">
          <table:table-cell/>
          <table:table-cell office:value-type="string" table:style-name="ce1">
            <text:p>NOTHING</text:p>
          </table:table-cell>
          <table:table-cell office:value-type="string" table:style-name="ce33">
            <text:p>2A<text:s/></text:p>
          </table:table-cell>
          <table:table-cell office:value-type="string" table:style-name="ce82">
            <text:p>PHONE (2A) PLUS 5G 8GB 256GB BLACK</text:p>
          </table:table-cell>
          <table:table-cell office:value-type="float" office:value="25999" table:style-name="ce1">
            <text:p>25999</text:p>
          </table:table-cell>
          <table:table-cell office:value-type="float" office:value="23999" table:style-name="ce1">
            <text:p>23999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https://www.amazon.in/Nothing-Storage-Dimensity-Processor-Display/dp/B0DC8F2X6T/ref=sr_1_3?crid=KOE3SUWYIDYT&amp;dib=eyJ2IjoiMSJ9.Tpn5Njn9GFpNybo9ccg_g82xFHGR2XAQy3DHQy8KkH4rVc8o-EmMhOlQcHe1Mt68rprcuTRJEXLzdiJ1AOfTvnC2t8Y_4wIscEjoYec43cSeFKA6gQoNQ7mHh46Hm0jJCe6V4-qFK0OKO-HuUqSkMUlk52TuAHywK6F-nMUenVYLTijsMAQ6Iry7A15CVxFv8OftLWtPAv9DrBsycQhyTSniE8-A8gGF0zwXfQ7Rfr4.qUm136bU50fqtqo2Df7qRz4Lu62OVPjisW8bj9gJXyY&amp;dib_tag=se&amp;keywords=nothing+phone+2a+plus+8gb+256gb&amp;qid=1745931637&amp;sprefix=nothing+2a+plus+phone+8gb+256gb%2Caps%2C218&amp;sr=8-3</text:p>
          </table:table-cell>
          <table:table-cell table:number-columns-repeated="2" table:style-name="ce1"/>
          <table:table-cell office:value-type="string" table:style-name="ce3">
            <text:p>Yes</text:p>
          </table:table-cell>
          <table:table-cell table:number-columns-repeated="16373"/>
        </table:table-row>
        <table:table-row table:style-name="ro2">
          <table:table-cell/>
          <table:table-cell office:value-type="string" table:style-name="ce1">
            <text:p>NOTHING</text:p>
          </table:table-cell>
          <table:table-cell office:value-type="string" table:style-name="ce33">
            <text:p>2A<text:s/></text:p>
          </table:table-cell>
          <table:table-cell office:value-type="string" table:style-name="ce82">
            <text:p>PHONE (2A) PLUS 5G 8GB 256GB GREY</text:p>
          </table:table-cell>
          <table:table-cell office:value-type="float" office:value="25999" table:style-name="ce1">
            <text:p>25999</text:p>
          </table:table-cell>
          <table:table-cell office:value-type="float" office:value="23999" table:style-name="ce1">
            <text:p>23999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https://www.amazon.in/Nothing-Storage-Dimensity-Processor-Display/dp/B0DC8F2X6T/ref=sr_1_3?crid=KOE3SUWYIDYT&amp;dib=eyJ2IjoiMSJ9.Tpn5Njn9GFpNybo9ccg_g82xFHGR2XAQy3DHQy8KkH4rVc8o-EmMhOlQcHe1Mt68rprcuTRJEXLzdiJ1AOfTvnC2t8Y_4wIscEjoYec43cSeFKA6gQoNQ7mHh46Hm0jJCe6V4-qFK0OKO-HuUqSkMUlk52TuAHywK6F-nMUenVYLTijsMAQ6Iry7A15CVxFv8OftLWtPAv9DrBsycQhyTSniE8-A8gGF0zwXfQ7Rfr4.qUm136bU50fqtqo2Df7qRz4Lu62OVPjisW8bj9gJXyY&amp;dib_tag=se&amp;keywords=nothing+phone+2a+plus+8gb+256gb&amp;qid=1745931637&amp;sprefix=nothing+2a+plus+phone+8gb+256gb%2Caps%2C218&amp;sr=8-3</text:p>
          </table:table-cell>
          <table:table-cell table:number-columns-repeated="2" table:style-name="ce1"/>
          <table:table-cell office:value-type="string" table:style-name="ce3">
            <text:p>Yes</text:p>
          </table:table-cell>
          <table:table-cell table:number-columns-repeated="16373"/>
        </table:table-row>
        <table:table-row table:style-name="ro2">
          <table:table-cell/>
          <table:table-cell office:value-type="string" table:style-name="ce1">
            <text:p>NOTHING</text:p>
          </table:table-cell>
          <table:table-cell office:value-type="string" table:style-name="ce33">
            <text:p>2A<text:s/></text:p>
          </table:table-cell>
          <table:table-cell office:value-type="string" table:style-name="ce78">
            <text:p>PHONE (2A) PLUS 5G 12GB 256GB BLACK</text:p>
          </table:table-cell>
          <table:table-cell office:value-type="float" office:value="31999" table:style-name="ce1">
            <text:p>31999</text:p>
          </table:table-cell>
          <table:table-cell office:value-type="float" office:value="29999" table:style-name="ce1">
            <text:p>29999</text:p>
          </table:table-cell>
          <table:table-cell office:value-type="float" office:value="8" table:style-name="ce1">
            <text:p>8</text:p>
          </table:table-cell>
          <table:table-cell table:number-columns-repeated="3" table:style-name="ce1"/>
          <table:table-cell office:value-type="string" table:style-name="ce3">
            <text:p>Yes</text:p>
          </table:table-cell>
          <table:table-cell table:number-columns-repeated="16373"/>
        </table:table-row>
        <table:table-row table:style-name="ro2">
          <table:table-cell/>
          <table:table-cell office:value-type="string" table:style-name="ce1">
            <text:p>NOTHING</text:p>
          </table:table-cell>
          <table:table-cell office:value-type="string" table:style-name="ce33">
            <text:p>2A<text:s/></text:p>
          </table:table-cell>
          <table:table-cell office:value-type="string" table:style-name="ce78">
            <text:p>PHONE (2A) PLUS 5G 12GB 256GB GREY</text:p>
          </table:table-cell>
          <table:table-cell office:value-type="float" office:value="31999" table:style-name="ce1">
            <text:p>31999</text:p>
          </table:table-cell>
          <table:table-cell office:value-type="float" office:value="29999" table:style-name="ce1">
            <text:p>29999</text:p>
          </table:table-cell>
          <table:table-cell office:value-type="float" office:value="8" table:style-name="ce1">
            <text:p>8</text:p>
          </table:table-cell>
          <table:table-cell table:number-columns-repeated="3" table:style-name="ce1"/>
          <table:table-cell office:value-type="string" table:style-name="ce3">
            <text:p>Yes</text:p>
          </table:table-cell>
          <table:table-cell table:number-columns-repeated="16373"/>
        </table:table-row>
        <table:table-row table:style-name="ro2">
          <table:table-cell/>
          <table:table-cell office:value-type="string" table:style-name="ce1">
            <text:p>NOTHING</text:p>
          </table:table-cell>
          <table:table-cell office:value-type="string" table:style-name="ce33">
            <text:p>3A</text:p>
          </table:table-cell>
          <table:table-cell office:value-type="string" table:style-name="ce69">
            <text:p>PHONE (3A) 5G 8GB 128GB BLACK</text:p>
          </table:table-cell>
          <table:table-cell office:value-type="float" office:value="27999" table:style-name="ce1">
            <text:p>27999</text:p>
          </table:table-cell>
          <table:table-cell office:value-type="float" office:value="24999" table:style-name="ce1">
            <text:p>24999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https://www.amazon.in/Nothing-Phone-128GB-Storage-White/dp/B0DZTMFWDB/ref=sr_1_4?crid=3CDOP5DPH1L5&amp;dib=eyJ2IjoiMSJ9.fcsMhNnv17_jVcK0xQV8XkBhZOjZmJFpWZ83GAqiu7X7HNalqFilP990vdekj9k4vd4Xr1zabPvZ0F2GP9Ad_bA_5fwUpGqFc8q0pvCz6gP14_JhIuIwS_ZeDl9ZDozySL_bQPF5Q0pf8iQ9aewdpi4W5iq5mos0BLCR9aImqcAxZ0F31TK1sv16kGN9zeCpD-H1jvD8M4aQE71vimWHyoVMeD7Zrg8sjdfb1XYPQsg.R85BdFvD3LiLsI92LZDs4ZXUpl35-4uan1ol8fXISSg&amp;dib_tag=se&amp;keywords=nothing+phone+3a+128gb&amp;qid=1745931765&amp;sprefix=nothing+phone+3a+128%2Caps%2C235&amp;sr=8-4</text:p>
          </table:table-cell>
          <table:table-cell table:number-columns-repeated="2" table:style-name="ce1"/>
          <table:table-cell office:value-type="string" table:style-name="ce3">
            <text:p>Yes</text:p>
          </table:table-cell>
          <table:table-cell table:number-columns-repeated="16373"/>
        </table:table-row>
        <table:table-row table:style-name="ro2">
          <table:table-cell/>
          <table:table-cell office:value-type="string" table:style-name="ce1">
            <text:p>NOTHING</text:p>
          </table:table-cell>
          <table:table-cell office:value-type="string" table:style-name="ce33">
            <text:p>3A</text:p>
          </table:table-cell>
          <table:table-cell office:value-type="string" table:style-name="ce69">
            <text:p>PHONE (3A) 5G 8GB 128GB WHITE</text:p>
          </table:table-cell>
          <table:table-cell office:value-type="float" office:value="27999" table:style-name="ce1">
            <text:p>27999</text:p>
          </table:table-cell>
          <table:table-cell office:value-type="float" office:value="24999" table:style-name="ce1">
            <text:p>24999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https://www.amazon.in/Nothing-Phone-128GB-Storage-White/dp/B0DZTMFWDB/ref=sr_1_4?crid=3CDOP5DPH1L5&amp;dib=eyJ2IjoiMSJ9.fcsMhNnv17_jVcK0xQV8XkBhZOjZmJFpWZ83GAqiu7X7HNalqFilP990vdekj9k4vd4Xr1zabPvZ0F2GP9Ad_bA_5fwUpGqFc8q0pvCz6gP14_JhIuIwS_ZeDl9ZDozySL_bQPF5Q0pf8iQ9aewdpi4W5iq5mos0BLCR9aImqcAxZ0F31TK1sv16kGN9zeCpD-H1jvD8M4aQE71vimWHyoVMeD7Zrg8sjdfb1XYPQsg.R85BdFvD3LiLsI92LZDs4ZXUpl35-4uan1ol8fXISSg&amp;dib_tag=se&amp;keywords=nothing+phone+3a+128gb&amp;qid=1745931765&amp;sprefix=nothing+phone+3a+128%2Caps%2C235&amp;sr=8-4</text:p>
          </table:table-cell>
          <table:table-cell table:number-columns-repeated="2" table:style-name="ce1"/>
          <table:table-cell office:value-type="string" table:style-name="ce3">
            <text:p>Yes</text:p>
          </table:table-cell>
          <table:table-cell table:number-columns-repeated="16373"/>
        </table:table-row>
        <table:table-row table:style-name="ro2">
          <table:table-cell/>
          <table:table-cell office:value-type="string" table:style-name="ce1">
            <text:p>NOTHING</text:p>
          </table:table-cell>
          <table:table-cell office:value-type="string" table:style-name="ce33">
            <text:p>3A</text:p>
          </table:table-cell>
          <table:table-cell office:value-type="string" table:style-name="ce69">
            <text:p>PHONE (3A) 5G 8GB 128GB BLUE</text:p>
          </table:table-cell>
          <table:table-cell office:value-type="float" office:value="27999" table:style-name="ce1">
            <text:p>27999</text:p>
          </table:table-cell>
          <table:table-cell office:value-type="float" office:value="24999" table:style-name="ce1">
            <text:p>24999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https://www.amazon.in/Nothing-Phone-128GB-Storage-White/dp/B0DZTMFWDB/ref=sr_1_4?crid=3CDOP5DPH1L5&amp;dib=eyJ2IjoiMSJ9.fcsMhNnv17_jVcK0xQV8XkBhZOjZmJFpWZ83GAqiu7X7HNalqFilP990vdekj9k4vd4Xr1zabPvZ0F2GP9Ad_bA_5fwUpGqFc8q0pvCz6gP14_JhIuIwS_ZeDl9ZDozySL_bQPF5Q0pf8iQ9aewdpi4W5iq5mos0BLCR9aImqcAxZ0F31TK1sv16kGN9zeCpD-H1jvD8M4aQE71vimWHyoVMeD7Zrg8sjdfb1XYPQsg.R85BdFvD3LiLsI92LZDs4ZXUpl35-4uan1ol8fXISSg&amp;dib_tag=se&amp;keywords=nothing+phone+3a+128gb&amp;qid=1745931765&amp;sprefix=nothing+phone+3a+128%2Caps%2C235&amp;sr=8-4</text:p>
          </table:table-cell>
          <table:table-cell table:number-columns-repeated="2" table:style-name="ce1"/>
          <table:table-cell office:value-type="string" table:style-name="ce3">
            <text:p>Yes</text:p>
          </table:table-cell>
          <table:table-cell table:number-columns-repeated="16373"/>
        </table:table-row>
        <table:table-row table:style-name="ro2">
          <table:table-cell/>
          <table:table-cell office:value-type="string" table:style-name="ce1">
            <text:p>NOTHING</text:p>
          </table:table-cell>
          <table:table-cell office:value-type="string" table:style-name="ce33">
            <text:p>3A</text:p>
          </table:table-cell>
          <table:table-cell office:value-type="string" table:style-name="ce73">
            <text:p>PHONE (3A) 5G 8GB 256G BLACK</text:p>
          </table:table-cell>
          <table:table-cell office:value-type="float" office:value="29999" table:style-name="ce1">
            <text:p>29999</text:p>
          </table:table-cell>
          <table:table-cell office:value-type="float" office:value="26999" table:style-name="ce1">
            <text:p>26999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https://www.amazon.in/Nothing-Phone-White-256GB-Storage/dp/B0DZNP1MN3/ref=sr_1_3?crid=358FXWQLKG1NC&amp;dib=eyJ2IjoiMSJ9.k4LDU1LEvT_DhwCVqJxo_Fp1t1pei-sbxX6HSN4wlJTRv-v_-6pvAiViU6_puBym7jeMNPVkX6CN0WJVWl-XM8cy2yde2fL9B3VCoHqtKJttOIr48rRXtYAh-XocoiJFr_NxuEdeAq38NGWyY8zK3WzBMh0nfWQj_anYcaucAb7qSADLfTAvjfSlXqTsvrumFUaKCBno4vmd2L8jvjYJB5G-KDMkxGHyjVYDuKOUIEI.f8p6H3dihCBnD5bGseWYW9-hus65yzY47jLBMhY8mgQ&amp;dib_tag=se&amp;keywords=nothing+phone+3a&amp;qid=1745931735&amp;sprefix=nothing+phone+3a%2Caps%2C309&amp;sr=8-3</text:p>
          </table:table-cell>
          <table:table-cell table:number-columns-repeated="2" table:style-name="ce1"/>
          <table:table-cell office:value-type="string" table:style-name="ce3">
            <text:p>Yes</text:p>
          </table:table-cell>
          <table:table-cell table:number-columns-repeated="16373"/>
        </table:table-row>
        <table:table-row table:style-name="ro2">
          <table:table-cell/>
          <table:table-cell office:value-type="string" table:style-name="ce1">
            <text:p>NOTHING</text:p>
          </table:table-cell>
          <table:table-cell office:value-type="string" table:style-name="ce33">
            <text:p>3A</text:p>
          </table:table-cell>
          <table:table-cell office:value-type="string" table:style-name="ce73">
            <text:p>PHONE (3A) 5G 8GB 256GB WHITE</text:p>
          </table:table-cell>
          <table:table-cell office:value-type="float" office:value="29999" table:style-name="ce1">
            <text:p>29999</text:p>
          </table:table-cell>
          <table:table-cell office:value-type="float" office:value="26999" table:style-name="ce1">
            <text:p>26999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https://www.amazon.in/Nothing-Phone-White-256GB-Storage/dp/B0DZNP1MN3/ref=sr_1_3?crid=358FXWQLKG1NC&amp;dib=eyJ2IjoiMSJ9.k4LDU1LEvT_DhwCVqJxo_Fp1t1pei-sbxX6HSN4wlJTRv-v_-6pvAiViU6_puBym7jeMNPVkX6CN0WJVWl-XM8cy2yde2fL9B3VCoHqtKJttOIr48rRXtYAh-XocoiJFr_NxuEdeAq38NGWyY8zK3WzBMh0nfWQj_anYcaucAb7qSADLfTAvjfSlXqTsvrumFUaKCBno4vmd2L8jvjYJB5G-KDMkxGHyjVYDuKOUIEI.f8p6H3dihCBnD5bGseWYW9-hus65yzY47jLBMhY8mgQ&amp;dib_tag=se&amp;keywords=nothing+phone+3a&amp;qid=1745931735&amp;sprefix=nothing+phone+3a%2Caps%2C309&amp;sr=8-3</text:p>
          </table:table-cell>
          <table:table-cell table:number-columns-repeated="2" table:style-name="ce1"/>
          <table:table-cell office:value-type="string" table:style-name="ce3">
            <text:p>Yes</text:p>
          </table:table-cell>
          <table:table-cell table:number-columns-repeated="16373"/>
        </table:table-row>
        <table:table-row table:style-name="ro2">
          <table:table-cell/>
          <table:table-cell office:value-type="string" table:style-name="ce1">
            <text:p>NOTHING</text:p>
          </table:table-cell>
          <table:table-cell office:value-type="string" table:style-name="ce33">
            <text:p>3A</text:p>
          </table:table-cell>
          <table:table-cell office:value-type="string" table:style-name="ce73">
            <text:p>PHONE (3A) 5G 8GB 256GB BLUE</text:p>
          </table:table-cell>
          <table:table-cell office:value-type="float" office:value="29999" table:style-name="ce1">
            <text:p>29999</text:p>
          </table:table-cell>
          <table:table-cell office:value-type="float" office:value="26999" table:style-name="ce1">
            <text:p>26999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https://www.amazon.in/Nothing-Phone-White-256GB-Storage/dp/B0DZNP1MN3/ref=sr_1_3?crid=358FXWQLKG1NC&amp;dib=eyJ2IjoiMSJ9.k4LDU1LEvT_DhwCVqJxo_Fp1t1pei-sbxX6HSN4wlJTRv-v_-6pvAiViU6_puBym7jeMNPVkX6CN0WJVWl-XM8cy2yde2fL9B3VCoHqtKJttOIr48rRXtYAh-XocoiJFr_NxuEdeAq38NGWyY8zK3WzBMh0nfWQj_anYcaucAb7qSADLfTAvjfSlXqTsvrumFUaKCBno4vmd2L8jvjYJB5G-KDMkxGHyjVYDuKOUIEI.f8p6H3dihCBnD5bGseWYW9-hus65yzY47jLBMhY8mgQ&amp;dib_tag=se&amp;keywords=nothing+phone+3a&amp;qid=1745931735&amp;sprefix=nothing+phone+3a%2Caps%2C309&amp;sr=8-3</text:p>
          </table:table-cell>
          <table:table-cell table:number-columns-repeated="2" table:style-name="ce1"/>
          <table:table-cell office:value-type="string" table:style-name="ce3">
            <text:p>Yes</text:p>
          </table:table-cell>
          <table:table-cell table:number-columns-repeated="16373"/>
        </table:table-row>
        <table:table-row table:style-name="ro2">
          <table:table-cell/>
          <table:table-cell office:value-type="string" table:style-name="ce1">
            <text:p>NOTHING</text:p>
          </table:table-cell>
          <table:table-cell office:value-type="string" table:style-name="ce33">
            <text:p>3A</text:p>
          </table:table-cell>
          <table:table-cell office:value-type="string" table:style-name="ce87">
            <text:p>PHONE (3A) PRO 5G 8GB 128GB BLACK</text:p>
          </table:table-cell>
          <table:table-cell office:value-type="float" office:value="32999" table:style-name="ce1">
            <text:p>32999</text:p>
          </table:table-cell>
          <table:table-cell office:value-type="float" office:value="29999" table:style-name="ce1">
            <text:p>29999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https://www.amazon.in/Nothing-Phone-Black-128GB-Storage/dp/B0DZTNQKX7/ref=sr_1_3?crid=33SWKWSZ9GTQJ&amp;dib=eyJ2IjoiMSJ9.TxcznIk0GGFd6LoTuw117uqeBtHBzE5TVnLQgqpxugOOjradX5lWQd6M_ulfQT-j7dPRjImSYss0BYOTeHCAlk6luPpDRF90QhVAzgDCVZ-4pDREGFUoIzFjaLE4F1PpWfo5b1scqdiFpPnw4vEFz2_Mt1YejoJbi4SPw8RYLQuJyxM_67B9pmfkrmiPNAU5Tnm740mORECGVeWWtv3z1-5aFgRvhmu2hW86Fdmk2a4.FXvyVABvxZNlV3wmxLDTKmmLbURN6raHSzHTXaVTe2g&amp;dib_tag=se&amp;keywords=nothing+phone+3a+pro+128gb&amp;nsdOptOutParam=true&amp;qid=1745931832&amp;sprefix=nothing+phone+3a+pro+128gb%2Caps%2C214&amp;sr=8-3</text:p>
          </table:table-cell>
          <table:table-cell table:number-columns-repeated="2" table:style-name="ce1"/>
          <table:table-cell office:value-type="string" table:style-name="ce3">
            <text:p>Yes</text:p>
          </table:table-cell>
          <table:table-cell table:number-columns-repeated="16373"/>
        </table:table-row>
        <table:table-row table:style-name="ro2">
          <table:table-cell/>
          <table:table-cell office:value-type="string" table:style-name="ce1">
            <text:p>NOTHING</text:p>
          </table:table-cell>
          <table:table-cell office:value-type="string" table:style-name="ce33">
            <text:p>3A</text:p>
          </table:table-cell>
          <table:table-cell office:value-type="string" table:style-name="ce87">
            <text:p>PHONE (3A) PRO 5G 8GB 128GB GREY</text:p>
          </table:table-cell>
          <table:table-cell office:value-type="float" office:value="32999" table:style-name="ce1">
            <text:p>32999</text:p>
          </table:table-cell>
          <table:table-cell office:value-type="float" office:value="29999" table:style-name="ce1">
            <text:p>29999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https://www.amazon.in/Nothing-Phone-Black-128GB-Storage/dp/B0DZTNQKX7/ref=sr_1_3?crid=33SWKWSZ9GTQJ&amp;dib=eyJ2IjoiMSJ9.TxcznIk0GGFd6LoTuw117uqeBtHBzE5TVnLQgqpxugOOjradX5lWQd6M_ulfQT-j7dPRjImSYss0BYOTeHCAlk6luPpDRF90QhVAzgDCVZ-4pDREGFUoIzFjaLE4F1PpWfo5b1scqdiFpPnw4vEFz2_Mt1YejoJbi4SPw8RYLQuJyxM_67B9pmfkrmiPNAU5Tnm740mORECGVeWWtv3z1-5aFgRvhmu2hW86Fdmk2a4.FXvyVABvxZNlV3wmxLDTKmmLbURN6raHSzHTXaVTe2g&amp;dib_tag=se&amp;keywords=nothing+phone+3a+pro+128gb&amp;nsdOptOutParam=true&amp;qid=1745931832&amp;sprefix=nothing+phone+3a+pro+128gb%2Caps%2C214&amp;sr=8-3</text:p>
          </table:table-cell>
          <table:table-cell table:number-columns-repeated="2" table:style-name="ce1"/>
          <table:table-cell office:value-type="string" table:style-name="ce3">
            <text:p>Yes</text:p>
          </table:table-cell>
          <table:table-cell table:number-columns-repeated="16373"/>
        </table:table-row>
        <table:table-row table:style-name="ro2">
          <table:table-cell/>
          <table:table-cell office:value-type="string" table:style-name="ce1">
            <text:p>NOTHING</text:p>
          </table:table-cell>
          <table:table-cell office:value-type="string" table:style-name="ce33">
            <text:p>3A</text:p>
          </table:table-cell>
          <table:table-cell office:value-type="string" table:style-name="ce89">
            <text:p>PHONE (3A) PRO 5G 8GB 256GB BLACK</text:p>
          </table:table-cell>
          <table:table-cell office:value-type="float" office:value="34999" table:style-name="ce1">
            <text:p>34999</text:p>
          </table:table-cell>
          <table:table-cell office:value-type="float" office:value="31999" table:style-name="ce1">
            <text:p>31999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https://www.amazon.in/Nothing-Phone-Black-256GB-Storage/dp/B0DZTQ44FC/ref=sr_1_3?crid=1JSACW6YXGL4&amp;dib=eyJ2IjoiMSJ9.YG0c3Rre36d_u73AroztUyXT1EtHjc2en2OBGY-uxgXOokQ4x4fPensGGE7slufnhmqLjfrpeIcOmJgDmWfcZbwMWwRNHvvXcBQwMkt2H1ijT3WKygSRXEz_jyr3EkTSBwAzU3orRj5Bv15Tm7O85p421wi7ZYniTu8OQCJBY-8Oqo8EItGXILUfZ3mCslkD4xVHyAS6rHiHDOgtFK1Jlg186LTQt59sWzS39nQ1nrE.tfOofDAsUy-JJj9YOA8H-TMhPzD2hJNFQCTr2EW8Xto&amp;dib_tag=se&amp;keywords=nothing+phone+3a+pro+8+256&amp;qid=1745931887&amp;sprefix=nothing+phone+3a+pro+8+256%2Caps%2C211&amp;sr=8-3</text:p>
          </table:table-cell>
          <table:table-cell table:number-columns-repeated="2" table:style-name="ce1"/>
          <table:table-cell office:value-type="string" table:style-name="ce3">
            <text:p>Yes</text:p>
          </table:table-cell>
          <table:table-cell table:number-columns-repeated="16373"/>
        </table:table-row>
        <table:table-row table:style-name="ro2">
          <table:table-cell/>
          <table:table-cell office:value-type="string" table:style-name="ce1">
            <text:p>NOTHING</text:p>
          </table:table-cell>
          <table:table-cell office:value-type="string" table:style-name="ce33">
            <text:p>3A</text:p>
          </table:table-cell>
          <table:table-cell office:value-type="string" table:style-name="ce89">
            <text:p>PHONE (3A) PRO 5G 8GB 256GB GREY</text:p>
          </table:table-cell>
          <table:table-cell office:value-type="float" office:value="34999" table:style-name="ce1">
            <text:p>34999</text:p>
          </table:table-cell>
          <table:table-cell office:value-type="float" office:value="31999" table:style-name="ce1">
            <text:p>31999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https://www.amazon.in/Nothing-Phone-Black-256GB-Storage/dp/B0DZTQ44FC/ref=sr_1_3?crid=1JSACW6YXGL4&amp;dib=eyJ2IjoiMSJ9.YG0c3Rre36d_u73AroztUyXT1EtHjc2en2OBGY-uxgXOokQ4x4fPensGGE7slufnhmqLjfrpeIcOmJgDmWfcZbwMWwRNHvvXcBQwMkt2H1ijT3WKygSRXEz_jyr3EkTSBwAzU3orRj5Bv15Tm7O85p421wi7ZYniTu8OQCJBY-8Oqo8EItGXILUfZ3mCslkD4xVHyAS6rHiHDOgtFK1Jlg186LTQt59sWzS39nQ1nrE.tfOofDAsUy-JJj9YOA8H-TMhPzD2hJNFQCTr2EW8Xto&amp;dib_tag=se&amp;keywords=nothing+phone+3a+pro+8+256&amp;qid=1745931887&amp;sprefix=nothing+phone+3a+pro+8+256%2Caps%2C211&amp;sr=8-3</text:p>
          </table:table-cell>
          <table:table-cell table:number-columns-repeated="2" table:style-name="ce1"/>
          <table:table-cell office:value-type="string" table:style-name="ce3">
            <text:p>Yes</text:p>
          </table:table-cell>
          <table:table-cell table:number-columns-repeated="16373"/>
        </table:table-row>
        <table:table-row table:style-name="ro2">
          <table:table-cell/>
          <table:table-cell office:value-type="string" table:style-name="ce1">
            <text:p>NOTHING</text:p>
          </table:table-cell>
          <table:table-cell office:value-type="string" table:style-name="ce33">
            <text:p>3A</text:p>
          </table:table-cell>
          <table:table-cell office:value-type="string" table:style-name="ce91">
            <text:p>PHONE (3A) PRO 5G 12GB 256GB BLACK</text:p>
          </table:table-cell>
          <table:table-cell office:value-type="float" office:value="36999" table:style-name="ce1">
            <text:p>36999</text:p>
          </table:table-cell>
          <table:table-cell office:value-type="float" office:value="33999" table:style-name="ce1">
            <text:p>33999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https://www.amazon.in/Nothing-Phone-Black-256GB-Storage/dp/B0DZTQBWXB/ref=sr_1_3?crid=2GYPVCWG1HT3S&amp;dib=eyJ2IjoiMSJ9.s83CYwh5SkXZculdp5pAGGgT93i4NebU4u954L6NSO4_iSHnh9d-uuS5yoMSgMGYGbl_nG1fQbtY8BdUxfb--ExV68k8P1WJlJJnDvPlIRFTVFnNVmL5_kNUPz9giHOutZy8bV_i7HuMHDOor9pfD56EOcyf4TlkHuxbvRxytugvLNp3IFV1Hr3qQPRN-JU2Cf1bl4YVJ_qgVZrcB3f7imto_krTTGa3xHQw2gQqA8E.5uQ_Yfj0q0-LcDhMdukmh77cJWrFatzHQGwxFDzgKhc&amp;dib_tag=se&amp;keywords=nothing+phone+3a+pro+12+256&amp;qid=1745931863&amp;sprefix=nothing+phone+3a+pro+%2Caps%2C220&amp;sr=8-3</text:p>
          </table:table-cell>
          <table:table-cell table:number-columns-repeated="2" table:style-name="ce1"/>
          <table:table-cell office:value-type="string" table:style-name="ce3">
            <text:p>Yes</text:p>
          </table:table-cell>
          <table:table-cell table:number-columns-repeated="16373"/>
        </table:table-row>
        <table:table-row table:style-name="ro2">
          <table:table-cell/>
          <table:table-cell office:value-type="string" table:style-name="ce1">
            <text:p>NOTHING</text:p>
          </table:table-cell>
          <table:table-cell office:value-type="string" table:style-name="ce33">
            <text:p>3A</text:p>
          </table:table-cell>
          <table:table-cell office:value-type="string" table:style-name="ce91">
            <text:p>PHONE (3A) PRO 5G 12GB 256GB GREY</text:p>
          </table:table-cell>
          <table:table-cell office:value-type="float" office:value="36999" table:style-name="ce1">
            <text:p>36999</text:p>
          </table:table-cell>
          <table:table-cell office:value-type="float" office:value="33999" table:style-name="ce1">
            <text:p>33999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https://www.amazon.in/Nothing-Phone-Black-256GB-Storage/dp/B0DZTQBWXB/ref=sr_1_3?crid=2GYPVCWG1HT3S&amp;dib=eyJ2IjoiMSJ9.s83CYwh5SkXZculdp5pAGGgT93i4NebU4u954L6NSO4_iSHnh9d-uuS5yoMSgMGYGbl_nG1fQbtY8BdUxfb--ExV68k8P1WJlJJnDvPlIRFTVFnNVmL5_kNUPz9giHOutZy8bV_i7HuMHDOor9pfD56EOcyf4TlkHuxbvRxytugvLNp3IFV1Hr3qQPRN-JU2Cf1bl4YVJ_qgVZrcB3f7imto_krTTGa3xHQw2gQqA8E.5uQ_Yfj0q0-LcDhMdukmh77cJWrFatzHQGwxFDzgKhc&amp;dib_tag=se&amp;keywords=nothing+phone+3a+pro+12+256&amp;qid=1745931863&amp;sprefix=nothing+phone+3a+pro+%2Caps%2C220&amp;sr=8-3</text:p>
          </table:table-cell>
          <table:table-cell table:number-columns-repeated="2" table:style-name="ce1"/>
          <table:table-cell office:value-type="string" table:style-name="ce3">
            <text:p>Yes</text:p>
          </table:table-cell>
          <table:table-cell table:number-columns-repeated="16373"/>
        </table:table-row>
        <table:table-row table:number-rows-repeated="4" table:style-name="ro2">
          <table:table-cell/>
          <table:table-cell table:style-name="ce1"/>
          <table:table-cell table:style-name="ce33"/>
          <table:table-cell table:number-columns-repeated="7" table:style-name="ce1"/>
          <table:table-cell table:style-name="ce3"/>
          <table:table-cell table:number-columns-repeated="16373"/>
        </table:table-row>
        <table:table-row table:number-rows-repeated="3" table:style-name="ro2">
          <table:table-cell/>
          <table:table-cell table:number-columns-repeated="9" table:style-name="ce1"/>
          <table:table-cell table:style-name="ce3"/>
          <table:table-cell table:number-columns-repeated="16373"/>
        </table:table-row>
        <table:table-row table:number-rows-repeated="31" table:style-name="ro2">
          <table:table-cell table:number-columns-repeated="10"/>
          <table:table-cell table:style-name="ce3"/>
          <table:table-cell table:number-columns-repeated="16373"/>
        </table:table-row>
        <table:table-row table:number-rows-repeated="1048192" table:style-name="ro2">
          <table:table-cell table:number-columns-repeated="16384"/>
        </table:table-row>
        <table:table-row table:style-name="ro2">
          <table:table-cell table:number-columns-repeated="9"/>
          <table:table-cell table:style-name="ce3"/>
          <table:table-cell table:number-columns-repeated="1637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983888888888889in" fo:margin-bottom="0.983888888888889in" fo:margin-left="0.748055555555556in" fo:margin-right="0.748055555555556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91855</meta:initial-creator>
    <dc:creator>91855</dc:creator>
    <meta:creation-date>2025-04-27T11:11:51Z</meta:creation-date>
    <dc:date>2025-04-29T13:23:23Z</dc:date>
  </office:meta>
</office:document-meta>
</file>